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854in"/>
    </style:style>
    <style:style style:name="co17" style:family="table-column">
      <style:table-column-properties fo:break-before="auto" style:column-width="0.4283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2354in"/>
    </style:style>
    <style:style style:name="co20" style:family="table-column">
      <style:table-column-properties fo:break-before="auto" style:column-width="0.3638in"/>
    </style:style>
    <style:style style:name="co21" style:family="table-column">
      <style:table-column-properties fo:break-before="auto" style:column-width="0.3102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2035in"/>
    </style:style>
    <style:style style:name="co25" style:family="table-column">
      <style:table-column-properties fo:break-before="auto" style:column-width="0.4819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5" table:default-cell-style-name="ce2"/>
        <table:table-column table:style-name="co2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Default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5" table:default-cell-style-name="ce2"/>
        <table:table-column table:style-name="co14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era</text:p>
          </table:table-cell>
          <table:covered-table-cell office:value-type="string" calcext:value-type="string">
            <text:p>Camera</text:p>
          </table:covered-table-cell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amera 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Initial Point</text:p>
          </table:table-cell>
          <table:covered-table-cell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Straigh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light right</text:p>
          </table:table-cell>
          <table:covered-table-cell table:number-columns-repeated="4" table:style-name="ce1"/>
          <table:table-cell table:style-name="ce3"/>
          <table:table-cell table:style-name="ce1" office:value-type="string" calcext:value-type="string" table:number-columns-spanned="5" table:number-rows-spanned="1">
            <text:p>Slight left</text:p>
          </table:table-cell>
          <table:covered-table-cell office:value-type="string" calcext:value-type="string">
            <text:p>Slight left</text:p>
          </table:covered-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Sharp right</text:p>
          </table:table-cell>
          <table:covered-table-cell table:style-name="ce1" office:value-type="string" calcext:value-type="string">
            <text:p>Sharp right</text:p>
          </table:covered-table-cell>
          <table:covered-table-cell table:number-columns-repeated="3"/>
          <table:table-cell/>
          <table:table-cell table:style-name="ce4" office:value-type="string" calcext:value-type="string" table:number-columns-spanned="5" table:number-rows-spanned="1">
            <text:p>Sharp left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Front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1" office:value-type="string" calcext:value-type="string" table:number-columns-spanned="2" table:number-rows-spanned="1">
            <text:p>Back</text:p>
          </table:table-cell>
          <table:covered-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:.B44])" office:value-type="float" office:value="74.28" calcext:value-type="float">
            <text:p>74.28</text:p>
          </table:table-cell>
          <table:table-cell table:formula="of:=AVERAGE([.C5:.C44])" office:value-type="float" office:value="-2.71375" calcext:value-type="float">
            <text:p>-2.71375</text:p>
          </table:table-cell>
          <table:table-cell table:formula="of:=AVERAGE([.D5:.D44])" office:value-type="float" office:value="54.005" calcext:value-type="float">
            <text:p>54.005</text:p>
          </table:table-cell>
          <table:table-cell table:formula="of:=AVERAGE([.E5:.E44])" office:value-type="float" office:value="-1.37625" calcext:value-type="float">
            <text:p>-1.37625</text:p>
          </table:table-cell>
          <table:table-cell/>
          <table:table-cell office:value-type="string" calcext:value-type="string">
            <text:p>M</text:p>
          </table:table-cell>
          <table:table-cell table:formula="of:=AVERAGE([.H5:.H44])" office:value-type="float" office:value="68.64375" calcext:value-type="float">
            <text:p>68.64375</text:p>
          </table:table-cell>
          <table:table-cell table:formula="of:=AVERAGE([.I5:.I44])" office:value-type="float" office:value="16.74875" calcext:value-type="float">
            <text:p>16.74875</text:p>
          </table:table-cell>
          <table:table-cell table:formula="of:=AVERAGE([.J5:.J44])" office:value-type="float" office:value="50.56875" calcext:value-type="float">
            <text:p>50.56875</text:p>
          </table:table-cell>
          <table:table-cell table:formula="of:=AVERAGE([.K5:.K44])" office:value-type="float" office:value="7.13" calcext:value-type="float">
            <text:p>7.13</text:p>
          </table:table-cell>
          <table:table-cell/>
          <table:table-cell office:value-type="string" calcext:value-type="string">
            <text:p>M</text:p>
          </table:table-cell>
          <table:table-cell table:formula="of:=AVERAGE([.N5:.N44])" office:value-type="float" office:value="67.87725" calcext:value-type="float">
            <text:p>67.87725</text:p>
          </table:table-cell>
          <table:table-cell table:formula="of:=AVERAGE([.O5:.O44])" office:value-type="float" office:value="-20.3775" calcext:value-type="float">
            <text:p>-20.3775</text:p>
          </table:table-cell>
          <table:table-cell table:formula="of:=AVERAGE([.P5:.P44])" office:value-type="float" office:value="50.3925" calcext:value-type="float">
            <text:p>50.3925</text:p>
          </table:table-cell>
          <table:table-cell table:formula="of:=AVERAGE([.Q5:.Q44])" office:value-type="float" office:value="-9.005" calcext:value-type="float">
            <text:p>-9.005</text:p>
          </table:table-cell>
          <table:table-cell/>
          <table:table-cell office:value-type="string" calcext:value-type="string">
            <text:p>M</text:p>
          </table:table-cell>
          <table:table-cell table:formula="of:=AVERAGE([.T5:.T44])" office:value-type="float" office:value="24.5825" calcext:value-type="float">
            <text:p>24.5825</text:p>
          </table:table-cell>
          <table:table-cell table:formula="of:=AVERAGE([.U5:.U44])" office:value-type="float" office:value="25.8275" calcext:value-type="float">
            <text:p>25.8275</text:p>
          </table:table-cell>
          <table:table-cell table:formula="of:=AVERAGE([.V5:.V44])" office:value-type="float" office:value="26.165" calcext:value-type="float">
            <text:p>26.165</text:p>
          </table:table-cell>
          <table:table-cell table:formula="of:=AVERAGE([.W5:.W44])" office:value-type="float" office:value="5.5325" calcext:value-type="float">
            <text:p>5.5325</text:p>
          </table:table-cell>
          <table:table-cell/>
          <table:table-cell office:value-type="string" calcext:value-type="string">
            <text:p>M</text:p>
          </table:table-cell>
          <table:table-cell table:formula="of:=AVERAGE([.Z5:.Z44])" office:value-type="float" office:value="23" calcext:value-type="float">
            <text:p>23</text:p>
          </table:table-cell>
          <table:table-cell table:formula="of:=AVERAGE([.AA5:.AA44])" office:value-type="float" office:value="-26.3325" calcext:value-type="float">
            <text:p>-26.3325</text:p>
          </table:table-cell>
          <table:table-cell table:formula="of:=AVERAGE([.AB5:.AB44])" office:value-type="float" office:value="26.0925" calcext:value-type="float">
            <text:p>26.0925</text:p>
          </table:table-cell>
          <table:table-cell table:formula="of:=AVERAGE([.AC5:.AC44])" office:value-type="float" office:value="-5.9575" calcext:value-type="float">
            <text:p>-5.9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VAR([.B5:.B44])" office:value-type="float" office:value="0.0213846153846157" calcext:value-type="float">
            <text:p>0.0213846154</text:p>
          </table:table-cell>
          <table:table-cell table:formula="of:=VAR([.C5:.C44])" office:value-type="float" office:value="0.404485576923077" calcext:value-type="float">
            <text:p>0.4044855769</text:p>
          </table:table-cell>
          <table:table-cell table:formula="of:=VAR([.D5:.D44])" office:value-type="float" office:value="0.0231794871794872" calcext:value-type="float">
            <text:p>0.0231794872</text:p>
          </table:table-cell>
          <table:table-cell table:formula="of:=VAR([.E5:.E44])" office:value-type="float" office:value="0.191665064102564" calcext:value-type="float">
            <text:p>0.1916650641</text:p>
          </table:table-cell>
          <table:table-cell/>
          <table:table-cell office:value-type="string" calcext:value-type="string">
            <text:p>V</text:p>
          </table:table-cell>
          <table:table-cell table:formula="of:=VAR([.H5:.H44])" office:value-type="float" office:value="0.0446394230769227" calcext:value-type="float">
            <text:p>0.0446394231</text:p>
          </table:table-cell>
          <table:table-cell table:formula="of:=VAR([.I5:.I44])" office:value-type="float" office:value="0.338395833333333" calcext:value-type="float">
            <text:p>0.3383958333</text:p>
          </table:table-cell>
          <table:table-cell table:formula="of:=VAR([.J5:.J44])" office:value-type="float" office:value="0.0230368589743591" calcext:value-type="float">
            <text:p>0.023036859</text:p>
          </table:table-cell>
          <table:table-cell table:formula="of:=VAR([.K5:.K44])" office:value-type="float" office:value="0.171897435897436" calcext:value-type="float">
            <text:p>0.1718974359</text:p>
          </table:table-cell>
          <table:table-cell/>
          <table:table-cell office:value-type="string" calcext:value-type="string">
            <text:p>V</text:p>
          </table:table-cell>
          <table:table-cell table:formula="of:=VAR([.N5:.N44])" office:value-type="float" office:value="0.271292243589742" calcext:value-type="float">
            <text:p>0.2712922436</text:p>
          </table:table-cell>
          <table:table-cell table:formula="of:=VAR([.O5:.O44])" office:value-type="float" office:value="0.585378205128205" calcext:value-type="float">
            <text:p>0.5853782051</text:p>
          </table:table-cell>
          <table:table-cell table:formula="of:=VAR([.P5:.P44])" office:value-type="float" office:value="0.0530192307692307" calcext:value-type="float">
            <text:p>0.0530192308</text:p>
          </table:table-cell>
          <table:table-cell table:formula="of:=VAR([.Q5:.Q44])" office:value-type="float" office:value="0.296384615384615" calcext:value-type="float">
            <text:p>0.2963846154</text:p>
          </table:table-cell>
          <table:table-cell/>
          <table:table-cell office:value-type="string" calcext:value-type="string">
            <text:p>V</text:p>
          </table:table-cell>
          <table:table-cell table:formula="of:=VAR([.T5:.T44])" office:value-type="float" office:value="0.200455128205128" calcext:value-type="float">
            <text:p>0.2004551282</text:p>
          </table:table-cell>
          <table:table-cell table:formula="of:=VAR([.U5:.U44])" office:value-type="float" office:value="0.122044871794872" calcext:value-type="float">
            <text:p>0.1220448718</text:p>
          </table:table-cell>
          <table:table-cell table:formula="of:=VAR([.V5:.V44])" office:value-type="float" office:value="0.167461538461538" calcext:value-type="float">
            <text:p>0.1674615385</text:p>
          </table:table-cell>
          <table:table-cell table:formula="of:=VAR([.W5:.W44])" office:value-type="float" office:value="0.0894294871794872" calcext:value-type="float">
            <text:p>0.0894294872</text:p>
          </table:table-cell>
          <table:table-cell/>
          <table:table-cell office:value-type="string" calcext:value-type="string">
            <text:p>V</text:p>
          </table:table-cell>
          <table:table-cell table:formula="of:=VAR([.Z5:.Z44])" office:value-type="float" office:value="0.24051282051282" calcext:value-type="float">
            <text:p>0.2405128205</text:p>
          </table:table-cell>
          <table:table-cell table:formula="of:=VAR([.AA5:.AA44])" office:value-type="float" office:value="0.133532051282051" calcext:value-type="float">
            <text:p>0.1335320513</text:p>
          </table:table-cell>
          <table:table-cell table:formula="of:=VAR([.AB5:.AB44])" office:value-type="float" office:value="0.047378205128205" calcext:value-type="float">
            <text:p>0.0473782051</text:p>
          </table:table-cell>
          <table:table-cell table:formula="of:=VAR([.AC5:.AC44])" office:value-type="float" office:value="0.163532051282051" calcext:value-type="float">
            <text:p>0.1635320513</text:p>
          </table:table-cell>
          <table:table-cell table:number-columns-repeated="3"/>
        </table:table-row>
      </table:table>
      <table:table table:name="Transformed" table:style-name="ta1"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4" table:default-cell-style-name="ce2"/>
        <table:table-column table:style-name="co21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Default"/>
        <table:table-column table:style-name="co24" table:default-cell-style-name="ce2"/>
        <table:table-column table:style-name="co15" table:default-cell-style-name="ce2"/>
        <table:table-column table:style-name="co25" table:default-cell-style-name="ce2"/>
        <table:table-column table:style-name="co10" table:default-cell-style-name="ce2"/>
        <table:table-column table:style-name="co5" table:default-cell-style-name="ce2"/>
        <table:table-column table:style-name="co20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6" table:default-cell-style-name="ce2"/>
        <table:table-column table:style-name="co26" table:default-cell-style-name="Default"/>
        <table:table-column table:style-name="co22" table:default-cell-style-name="ce2"/>
        <table:table-column table:style-name="co7" table:default-cell-style-name="ce2"/>
        <table:table-column table:style-name="co4" table:default-cell-style-name="ce2"/>
        <table:table-column table:style-name="co10" table:default-cell-style-name="ce2"/>
        <table:table-column table:style-name="co3" table:default-cell-style-name="ce2"/>
        <table:table-column table:style-name="co20" table:default-cell-style-name="ce2"/>
        <table:table-column table:style-name="co13" table:default-cell-style-name="ce2"/>
        <table:table-column table:style-name="co7" table:default-cell-style-name="ce2"/>
        <table:table-column table:style-name="co10" table:default-cell-style-name="ce2"/>
        <table:table-column table:style-name="co14" table:default-cell-style-name="ce2"/>
        <table:table-column table:style-name="co14" table:default-cell-style-name="Default"/>
        <table:table-column table:style-name="co3" table:default-cell-style-name="ce2"/>
        <table:table-column table:style-name="co10" table:default-cell-style-name="ce2"/>
        <table:table-column table:style-name="co7" table:default-cell-style-name="ce2"/>
        <table:table-column table:style-name="co22" table:default-cell-style-name="ce2"/>
        <table:table-column table:style-name="co27" table:default-cell-style-name="ce2"/>
        <table:table-column table:style-name="co3" table:number-columns-repeated="4" table:default-cell-style-name="ce2"/>
        <table:table-column table:style-name="co14" table:default-cell-style-name="ce2"/>
        <table:table-column table:style-name="co14" table:default-cell-style-name="Default"/>
        <table:table-column table:style-name="co3" table:default-cell-style-name="ce2"/>
        <table:table-column table:style-name="co4" table:default-cell-style-name="ce2"/>
        <table:table-column table:style-name="co20" table:default-cell-style-name="ce2"/>
        <table:table-column table:style-name="co22" table:number-columns-repeated="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era</text:p>
          </table:table-cell>
          <table:covered-table-cell office:value-type="string" calcext:value-type="string">
            <text:p>Camera</text:p>
          </table:covered-table-cell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 table:number-columns-repeated="6"/>
          <table:table-cell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 table:number-columns-repeated="6"/>
          <table:table-cell office:value-type="string" calcext:value-type="string" table:number-columns-spanned="2" table:number-rows-spanned="1">
            <text:p>Camera 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 table:number-columns-repeated="6"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 table:number-columns-repeated="6"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</text:p>
          </table:table-cell>
          <table:covered-table-cell table:number-columns-repeated="2"/>
          <table:table-cell table:number-columns-repeated="6"/>
          <table:table-cell table:style-name="ce1" office:value-type="string" calcext:value-type="string" table:number-columns-spanned="2" table:number-rows-spanned="1">
            <text:p>Initial Point</text:p>
          </table:table-cell>
          <table:covered-table-cell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Straight</text:p>
          </table:table-cell>
          <table:covered-table-cell table:number-columns-repeated="4"/>
          <table:table-cell table:number-columns-repeated="6"/>
          <table:table-cell table:style-name="ce1" office:value-type="string" calcext:value-type="string" table:number-columns-spanned="5" table:number-rows-spanned="1">
            <text:p>Slight right</text:p>
          </table:table-cell>
          <table:covered-table-cell table:number-columns-repeated="4" table:style-name="ce1"/>
          <table:table-cell table:style-name="ce1" table:number-columns-repeated="5"/>
          <table:table-cell table:style-name="ce3"/>
          <table:table-cell table:style-name="ce1" office:value-type="string" calcext:value-type="string" table:number-columns-spanned="5" table:number-rows-spanned="1">
            <text:p>Slight left</text:p>
          </table:table-cell>
          <table:covered-table-cell office:value-type="string" calcext:value-type="string">
            <text:p>Slight left</text:p>
          </table:covered-table-cell>
          <table:covered-table-cell table:number-columns-repeated="3"/>
          <table:table-cell table:number-columns-repeated="6"/>
          <table:table-cell table:style-name="ce1" office:value-type="string" calcext:value-type="string" table:number-columns-spanned="5" table:number-rows-spanned="1">
            <text:p>Sharp right</text:p>
          </table:table-cell>
          <table:covered-table-cell table:style-name="ce1" office:value-type="string" calcext:value-type="string">
            <text:p>Sharp right</text:p>
          </table:covered-table-cell>
          <table:covered-table-cell table:number-columns-repeated="3"/>
          <table:table-cell table:number-columns-repeated="6"/>
          <table:table-cell table:style-name="ce4" office:value-type="string" calcext:value-type="string" table:number-columns-spanned="5" table:number-rows-spanned="1">
            <text:p>Sharp left</text:p>
          </table:table-cell>
          <table:covered-table-cell table:style-name="Default"/>
          <table:covered-table-cell table:number-columns-repeated="3"/>
          <table:table-cell table:number-columns-repeated="6"/>
          <table:table-cell table:style-name="ce1" office:value-type="string" calcext:value-type="string" table:number-columns-spanned="2" table:number-rows-spanned="1">
            <text:p>Front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7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8"/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7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 table:formula="of:=[.B5]-[.D5]" office:value-type="float" office:value="20.3" calcext:value-type="float">
            <text:p>20.3</text:p>
          </table:table-cell>
          <table:table-cell table:formula="of:=[.C5]-[.E5]" office:value-type="float" office:value="-1.6" calcext:value-type="float">
            <text:p>-1.6</text:p>
          </table:table-cell>
          <table:table-cell table:formula="of:=(([.B5]-[.D5])/2)+[.D5]" office:value-type="float" office:value="64.25" calcext:value-type="float">
            <text:p>64.25</text:p>
          </table:table-cell>
          <table:table-cell table:formula="of:=(([.C5]-[.E5])/2)+[.E5]" office:value-type="float" office:value="-2.15" calcext:value-type="float">
            <text:p>-2.15</text:p>
          </table:table-cell>
          <table:table-cell table:formula="of:=DEGREES(ATAN2([.B5]-[.D5];[.C5]-[.E5]))" office:value-type="float" office:value="-4.50660688376832" calcext:value-type="float">
            <text:p>-4.5066068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 table:formula="of:=[.M5]-[.O5]" office:value-type="float" office:value="18.2" calcext:value-type="float">
            <text:p>18.2</text:p>
          </table:table-cell>
          <table:table-cell table:formula="of:=[.N5]-[.P5]" office:value-type="float" office:value="9.55" calcext:value-type="float">
            <text:p>9.55</text:p>
          </table:table-cell>
          <table:table-cell table:formula="of:=(([.M5]-[.O5])/2)+[.O5]" office:value-type="float" office:value="59.7" calcext:value-type="float">
            <text:p>59.7</text:p>
          </table:table-cell>
          <table:table-cell table:formula="of:=(([.N5]-[.P5])/2)+[.P5]" office:value-type="float" office:value="11.925" calcext:value-type="float">
            <text:p>11.925</text:p>
          </table:table-cell>
          <table:table-cell table:formula="of:=DEGREES(ATAN2([.M5]-[.O5];[.N5]-[.P5]))" office:value-type="float" office:value="27.6871318940219" calcext:value-type="float">
            <text:p>27.687131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 table:formula="of:=[.X5]-[.Z5]" office:value-type="float" office:value="17.45" calcext:value-type="float">
            <text:p>17.45</text:p>
          </table:table-cell>
          <table:table-cell table:formula="of:=[.Y5]-[.AA5]" office:value-type="float" office:value="-11.9" calcext:value-type="float">
            <text:p>-11.9</text:p>
          </table:table-cell>
          <table:table-cell table:formula="of:=(([.X5]-[.Z5])/2)+[.Z5]" office:value-type="float" office:value="58.225" calcext:value-type="float">
            <text:p>58.225</text:p>
          </table:table-cell>
          <table:table-cell table:formula="of:=(([.Y5]-[.AA5])/2)+[.AA5]" office:value-type="float" office:value="-15.65" calcext:value-type="float">
            <text:p>-15.65</text:p>
          </table:table-cell>
          <table:table-cell table:formula="of:=DEGREES(ATAN2([.X5]-[.Z5];[.Y5]-[.AA5]))" office:value-type="float" office:value="-34.2919708409503" calcext:value-type="float">
            <text:p>-34.2919708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 table:formula="of:=[.AI5]-[.AK5]" office:value-type="float" office:value="2" calcext:value-type="float">
            <text:p>2</text:p>
          </table:table-cell>
          <table:table-cell table:formula="of:=[.AJ5]-[.AL5]" office:value-type="float" office:value="20.3" calcext:value-type="float">
            <text:p>20.3</text:p>
          </table:table-cell>
          <table:table-cell table:formula="of:=(([.AI5]-[.AK5])/2)+[.AK5]" office:value-type="float" office:value="24.9" calcext:value-type="float">
            <text:p>24.9</text:p>
          </table:table-cell>
          <table:table-cell table:formula="of:=(([.AJ5]-[.AL5])/2)+[.AL5]" office:value-type="float" office:value="14.95" calcext:value-type="float">
            <text:p>14.95</text:p>
          </table:table-cell>
          <table:table-cell table:formula="of:=DEGREES(ATAN2([.AI5]-[.AK5];[.AJ5]-[.AL5]))" office:value-type="float" office:value="84.3732542848593" calcext:value-type="float">
            <text:p>84.3732542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  <table:table-cell table:formula="of:=[.AT5]-[.AV5]" office:value-type="float" office:value="-1.7" calcext:value-type="float">
            <text:p>-1.7</text:p>
          </table:table-cell>
          <table:table-cell table:formula="of:=[.AU5]-[.AW5]" office:value-type="float" office:value="-20.6" calcext:value-type="float">
            <text:p>-20.6</text:p>
          </table:table-cell>
          <table:table-cell table:formula="of:=(([.AT5]-[.AV5])/2)+[.AV5]" office:value-type="float" office:value="24.75" calcext:value-type="float">
            <text:p>24.75</text:p>
          </table:table-cell>
          <table:table-cell table:formula="of:=(([.AU5]-[.AW5])/2)+[.AW5]" office:value-type="float" office:value="-15.7" calcext:value-type="float">
            <text:p>-15.7</text:p>
          </table:table-cell>
          <table:table-cell table:formula="of:=DEGREES(ATAN2([.AT5]-[.AV5];[.AU5]-[.AW5]))" office:value-type="float" office:value="-94.7176025045617" calcext:value-type="float">
            <text:p>-94.7176025046</text:p>
          </table:table-cell>
          <table:table-cell/>
          <table:table-cell table:style-name="ce1" office:value-type="string" calcext:value-type="string" table:number-columns-spanned="2" table:number-rows-spanned="1">
            <text:p>Back</text:p>
          </table:table-cell>
          <table:covered-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 table:formula="of:=[.B6]-[.D6]" office:value-type="float" office:value="20.25" calcext:value-type="float">
            <text:p>20.25</text:p>
          </table:table-cell>
          <table:table-cell table:formula="of:=[.C6]-[.E6]" office:value-type="float" office:value="-1.3" calcext:value-type="float">
            <text:p>-1.3</text:p>
          </table:table-cell>
          <table:table-cell table:formula="of:=(([.B6]-[.D6])/2)+[.D6]" office:value-type="float" office:value="64.275" calcext:value-type="float">
            <text:p>64.275</text:p>
          </table:table-cell>
          <table:table-cell table:formula="of:=(([.C6]-[.E6])/2)+[.E6]" office:value-type="float" office:value="-1.45" calcext:value-type="float">
            <text:p>-1.45</text:p>
          </table:table-cell>
          <table:table-cell table:formula="of:=DEGREES(ATAN2([.B6]-[.D6];[.C6]-[.E6]))" office:value-type="float" office:value="-3.67320695017288" calcext:value-type="float">
            <text:p>-3.67320695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 table:formula="of:=[.M6]-[.O6]" office:value-type="float" office:value="18.15" calcext:value-type="float">
            <text:p>18.15</text:p>
          </table:table-cell>
          <table:table-cell table:formula="of:=[.N6]-[.P6]" office:value-type="float" office:value="9.7" calcext:value-type="float">
            <text:p>9.7</text:p>
          </table:table-cell>
          <table:table-cell table:formula="of:=(([.M6]-[.O6])/2)+[.O6]" office:value-type="float" office:value="59.425" calcext:value-type="float">
            <text:p>59.425</text:p>
          </table:table-cell>
          <table:table-cell table:formula="of:=(([.N6]-[.P6])/2)+[.P6]" office:value-type="float" office:value="12.45" calcext:value-type="float">
            <text:p>12.45</text:p>
          </table:table-cell>
          <table:table-cell table:formula="of:=DEGREES(ATAN2([.M6]-[.O6];[.N6]-[.P6]))" office:value-type="float" office:value="28.1216186484179" calcext:value-type="float">
            <text:p>28.12161864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 table:formula="of:=[.X6]-[.Z6]" office:value-type="float" office:value="17" calcext:value-type="float">
            <text:p>17</text:p>
          </table:table-cell>
          <table:table-cell table:formula="of:=[.Y6]-[.AA6]" office:value-type="float" office:value="-11.2" calcext:value-type="float">
            <text:p>-11.2</text:p>
          </table:table-cell>
          <table:table-cell table:formula="of:=(([.X6]-[.Z6])/2)+[.Z6]" office:value-type="float" office:value="58.9" calcext:value-type="float">
            <text:p>58.9</text:p>
          </table:table-cell>
          <table:table-cell table:formula="of:=(([.Y6]-[.AA6])/2)+[.AA6]" office:value-type="float" office:value="-13.8" calcext:value-type="float">
            <text:p>-13.8</text:p>
          </table:table-cell>
          <table:table-cell table:formula="of:=DEGREES(ATAN2([.X6]-[.Z6];[.Y6]-[.AA6]))" office:value-type="float" office:value="-33.3778320364304" calcext:value-type="float">
            <text:p>-33.3778320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I6]-[.AK6]" office:value-type="float" office:value="-2.1" calcext:value-type="float">
            <text:p>-2.1</text:p>
          </table:table-cell>
          <table:table-cell table:formula="of:=[.AJ6]-[.AL6]" office:value-type="float" office:value="20.4" calcext:value-type="float">
            <text:p>20.4</text:p>
          </table:table-cell>
          <table:table-cell table:formula="of:=(([.AI6]-[.AK6])/2)+[.AK6]" office:value-type="float" office:value="25.35" calcext:value-type="float">
            <text:p>25.35</text:p>
          </table:table-cell>
          <table:table-cell table:formula="of:=(([.AJ6]-[.AL6])/2)+[.AL6]" office:value-type="float" office:value="15.6" calcext:value-type="float">
            <text:p>15.6</text:p>
          </table:table-cell>
          <table:table-cell table:formula="of:=DEGREES(ATAN2([.AI6]-[.AK6];[.AJ6]-[.AL6]))" office:value-type="float" office:value="95.8773926066431" calcext:value-type="float">
            <text:p>95.8773926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  <table:table-cell table:formula="of:=[.AT6]-[.AV6]" office:value-type="float" office:value="-2.7" calcext:value-type="float">
            <text:p>-2.7</text:p>
          </table:table-cell>
          <table:table-cell table:formula="of:=[.AU6]-[.AW6]" office:value-type="float" office:value="-20.5" calcext:value-type="float">
            <text:p>-20.5</text:p>
          </table:table-cell>
          <table:table-cell table:formula="of:=(([.AT6]-[.AV6])/2)+[.AV6]" office:value-type="float" office:value="24.25" calcext:value-type="float">
            <text:p>24.25</text:p>
          </table:table-cell>
          <table:table-cell table:formula="of:=(([.AU6]-[.AW6])/2)+[.AW6]" office:value-type="float" office:value="-16.55" calcext:value-type="float">
            <text:p>-16.55</text:p>
          </table:table-cell>
          <table:table-cell table:formula="of:=DEGREES(ATAN2([.AT6]-[.AV6];[.AU6]-[.AW6]))" office:value-type="float" office:value="-97.5030873910496" calcext:value-type="float">
            <text:p>-97.50308739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 table:formula="of:=[.B7]-[.D7]" office:value-type="float" office:value="20.1" calcext:value-type="float">
            <text:p>20.1</text:p>
          </table:table-cell>
          <table:table-cell table:formula="of:=[.C7]-[.E7]" office:value-type="float" office:value="-1.25" calcext:value-type="float">
            <text:p>-1.25</text:p>
          </table:table-cell>
          <table:table-cell table:formula="of:=(([.B7]-[.D7])/2)+[.D7]" office:value-type="float" office:value="64.2" calcext:value-type="float">
            <text:p>64.2</text:p>
          </table:table-cell>
          <table:table-cell table:formula="of:=(([.C7]-[.E7])/2)+[.E7]" office:value-type="float" office:value="-2.525" calcext:value-type="float">
            <text:p>-2.525</text:p>
          </table:table-cell>
          <table:table-cell table:formula="of:=DEGREES(ATAN2([.B7]-[.D7];[.C7]-[.E7]))" office:value-type="float" office:value="-3.5585875025548" calcext:value-type="float">
            <text:p>-3.55858750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 table:formula="of:=[.M7]-[.O7]" office:value-type="float" office:value="18" calcext:value-type="float">
            <text:p>18</text:p>
          </table:table-cell>
          <table:table-cell table:formula="of:=[.N7]-[.P7]" office:value-type="float" office:value="9.85" calcext:value-type="float">
            <text:p>9.85</text:p>
          </table:table-cell>
          <table:table-cell table:formula="of:=(([.M7]-[.O7])/2)+[.O7]" office:value-type="float" office:value="59.7" calcext:value-type="float">
            <text:p>59.7</text:p>
          </table:table-cell>
          <table:table-cell table:formula="of:=(([.N7]-[.P7])/2)+[.P7]" office:value-type="float" office:value="12.425" calcext:value-type="float">
            <text:p>12.425</text:p>
          </table:table-cell>
          <table:table-cell table:formula="of:=DEGREES(ATAN2([.M7]-[.O7];[.N7]-[.P7]))" office:value-type="float" office:value="28.688458539717" calcext:value-type="float">
            <text:p>28.68845853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 table:formula="of:=[.X7]-[.Z7]" office:value-type="float" office:value="16.65" calcext:value-type="float">
            <text:p>16.65</text:p>
          </table:table-cell>
          <table:table-cell table:formula="of:=[.Y7]-[.AA7]" office:value-type="float" office:value="-11.5" calcext:value-type="float">
            <text:p>-11.5</text:p>
          </table:table-cell>
          <table:table-cell table:formula="of:=(([.X7]-[.Z7])/2)+[.Z7]" office:value-type="float" office:value="58.675" calcext:value-type="float">
            <text:p>58.675</text:p>
          </table:table-cell>
          <table:table-cell table:formula="of:=(([.Y7]-[.AA7])/2)+[.AA7]" office:value-type="float" office:value="-14.95" calcext:value-type="float">
            <text:p>-14.95</text:p>
          </table:table-cell>
          <table:table-cell table:formula="of:=DEGREES(ATAN2([.X7]-[.Z7];[.Y7]-[.AA7]))" office:value-type="float" office:value="-34.6324765041032" calcext:value-type="float">
            <text:p>-34.63247650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formula="of:=[.AI7]-[.AK7]" office:value-type="float" office:value="-1.2" calcext:value-type="float">
            <text:p>-1.2</text:p>
          </table:table-cell>
          <table:table-cell table:formula="of:=[.AJ7]-[.AL7]" office:value-type="float" office:value="20.3" calcext:value-type="float">
            <text:p>20.3</text:p>
          </table:table-cell>
          <table:table-cell table:formula="of:=(([.AI7]-[.AK7])/2)+[.AK7]" office:value-type="float" office:value="25.4" calcext:value-type="float">
            <text:p>25.4</text:p>
          </table:table-cell>
          <table:table-cell table:formula="of:=(([.AJ7]-[.AL7])/2)+[.AL7]" office:value-type="float" office:value="15.95" calcext:value-type="float">
            <text:p>15.95</text:p>
          </table:table-cell>
          <table:table-cell table:formula="of:=DEGREES(ATAN2([.AI7]-[.AK7];[.AJ7]-[.AL7]))" office:value-type="float" office:value="93.3830057913306" calcext:value-type="float">
            <text:p>93.3830057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  <table:table-cell table:formula="of:=[.AT7]-[.AV7]" office:value-type="float" office:value="-2.9" calcext:value-type="float">
            <text:p>-2.9</text:p>
          </table:table-cell>
          <table:table-cell table:formula="of:=[.AU7]-[.AW7]" office:value-type="float" office:value="-20.4" calcext:value-type="float">
            <text:p>-20.4</text:p>
          </table:table-cell>
          <table:table-cell table:formula="of:=(([.AT7]-[.AV7])/2)+[.AV7]" office:value-type="float" office:value="24.85" calcext:value-type="float">
            <text:p>24.85</text:p>
          </table:table-cell>
          <table:table-cell table:formula="of:=(([.AU7]-[.AW7])/2)+[.AW7]" office:value-type="float" office:value="-15.7" calcext:value-type="float">
            <text:p>-15.7</text:p>
          </table:table-cell>
          <table:table-cell table:formula="of:=DEGREES(ATAN2([.AT7]-[.AV7];[.AU7]-[.AW7]))" office:value-type="float" office:value="-98.0907778719896" calcext:value-type="float">
            <text:p>-98.090777872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 table:formula="of:=[.B8]-[.D8]" office:value-type="float" office:value="20.35" calcext:value-type="float">
            <text:p>20.35</text:p>
          </table:table-cell>
          <table:table-cell table:formula="of:=[.C8]-[.E8]" office:value-type="float" office:value="-1.1" calcext:value-type="float">
            <text:p>-1.1</text:p>
          </table:table-cell>
          <table:table-cell table:formula="of:=(([.B8]-[.D8])/2)+[.D8]" office:value-type="float" office:value="64.225" calcext:value-type="float">
            <text:p>64.225</text:p>
          </table:table-cell>
          <table:table-cell table:formula="of:=(([.C8]-[.E8])/2)+[.E8]" office:value-type="float" office:value="-1.5" calcext:value-type="float">
            <text:p>-1.5</text:p>
          </table:table-cell>
          <table:table-cell table:formula="of:=DEGREES(ATAN2([.B8]-[.D8];[.C8]-[.E8]))" office:value-type="float" office:value="-3.09405805891711" calcext:value-type="float">
            <text:p>-3.09405805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 table:formula="of:=[.M8]-[.O8]" office:value-type="float" office:value="17.95" calcext:value-type="float">
            <text:p>17.95</text:p>
          </table:table-cell>
          <table:table-cell table:formula="of:=[.N8]-[.P8]" office:value-type="float" office:value="9.8" calcext:value-type="float">
            <text:p>9.8</text:p>
          </table:table-cell>
          <table:table-cell table:formula="of:=(([.M8]-[.O8])/2)+[.O8]" office:value-type="float" office:value="59.475" calcext:value-type="float">
            <text:p>59.475</text:p>
          </table:table-cell>
          <table:table-cell table:formula="of:=(([.N8]-[.P8])/2)+[.P8]" office:value-type="float" office:value="12.2" calcext:value-type="float">
            <text:p>12.2</text:p>
          </table:table-cell>
          <table:table-cell table:formula="of:=DEGREES(ATAN2([.M8]-[.O8];[.N8]-[.P8]))" office:value-type="float" office:value="28.6328189934206" calcext:value-type="float">
            <text:p>28.63281899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 table:formula="of:=[.X8]-[.Z8]" office:value-type="float" office:value="17.25" calcext:value-type="float">
            <text:p>17.25</text:p>
          </table:table-cell>
          <table:table-cell table:formula="of:=[.Y8]-[.AA8]" office:value-type="float" office:value="-10.8" calcext:value-type="float">
            <text:p>-10.8</text:p>
          </table:table-cell>
          <table:table-cell table:formula="of:=(([.X8]-[.Z8])/2)+[.Z8]" office:value-type="float" office:value="59.075" calcext:value-type="float">
            <text:p>59.075</text:p>
          </table:table-cell>
          <table:table-cell table:formula="of:=(([.Y8]-[.AA8])/2)+[.AA8]" office:value-type="float" office:value="-13" calcext:value-type="float">
            <text:p>-13</text:p>
          </table:table-cell>
          <table:table-cell table:formula="of:=DEGREES(ATAN2([.X8]-[.Z8];[.Y8]-[.AA8]))" office:value-type="float" office:value="-32.0501455267212" calcext:value-type="float">
            <text:p>-32.05014552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 table:formula="of:=[.AI8]-[.AK8]" office:value-type="float" office:value="-1.4" calcext:value-type="float">
            <text:p>-1.4</text:p>
          </table:table-cell>
          <table:table-cell table:formula="of:=[.AJ8]-[.AL8]" office:value-type="float" office:value="20.3" calcext:value-type="float">
            <text:p>20.3</text:p>
          </table:table-cell>
          <table:table-cell table:formula="of:=(([.AI8]-[.AK8])/2)+[.AK8]" office:value-type="float" office:value="25.4" calcext:value-type="float">
            <text:p>25.4</text:p>
          </table:table-cell>
          <table:table-cell table:formula="of:=(([.AJ8]-[.AL8])/2)+[.AL8]" office:value-type="float" office:value="15.75" calcext:value-type="float">
            <text:p>15.75</text:p>
          </table:table-cell>
          <table:table-cell table:formula="of:=DEGREES(ATAN2([.AI8]-[.AK8];[.AJ8]-[.AL8]))" office:value-type="float" office:value="93.9451862290376" calcext:value-type="float">
            <text:p>93.945186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formula="of:=[.AT8]-[.AV8]" office:value-type="float" office:value="-3.3" calcext:value-type="float">
            <text:p>-3.3</text:p>
          </table:table-cell>
          <table:table-cell table:formula="of:=[.AU8]-[.AW8]" office:value-type="float" office:value="-20.2" calcext:value-type="float">
            <text:p>-20.2</text:p>
          </table:table-cell>
          <table:table-cell table:formula="of:=(([.AT8]-[.AV8])/2)+[.AV8]" office:value-type="float" office:value="24.55" calcext:value-type="float">
            <text:p>24.55</text:p>
          </table:table-cell>
          <table:table-cell table:formula="of:=(([.AU8]-[.AW8])/2)+[.AW8]" office:value-type="float" office:value="-16.5" calcext:value-type="float">
            <text:p>-16.5</text:p>
          </table:table-cell>
          <table:table-cell table:formula="of:=DEGREES(ATAN2([.AT8]-[.AV8];[.AU8]-[.AW8]))" office:value-type="float" office:value="-99.2782400156699" calcext:value-type="float">
            <text:p>-99.27824001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 table:formula="of:=[.B9]-[.D9]" office:value-type="float" office:value="20.25" calcext:value-type="float">
            <text:p>20.25</text:p>
          </table:table-cell>
          <table:table-cell table:formula="of:=[.C9]-[.E9]" office:value-type="float" office:value="-1.95" calcext:value-type="float">
            <text:p>-1.95</text:p>
          </table:table-cell>
          <table:table-cell table:formula="of:=(([.B9]-[.D9])/2)+[.D9]" office:value-type="float" office:value="63.975" calcext:value-type="float">
            <text:p>63.975</text:p>
          </table:table-cell>
          <table:table-cell table:formula="of:=(([.C9]-[.E9])/2)+[.E9]" office:value-type="float" office:value="-2.175" calcext:value-type="float">
            <text:p>-2.175</text:p>
          </table:table-cell>
          <table:table-cell table:formula="of:=DEGREES(ATAN2([.B9]-[.D9];[.C9]-[.E9]))" office:value-type="float" office:value="-5.50041147020191" calcext:value-type="float">
            <text:p>-5.50041147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 table:formula="of:=[.M9]-[.O9]" office:value-type="float" office:value="18.15" calcext:value-type="float">
            <text:p>18.15</text:p>
          </table:table-cell>
          <table:table-cell table:formula="of:=[.N9]-[.P9]" office:value-type="float" office:value="9.75" calcext:value-type="float">
            <text:p>9.75</text:p>
          </table:table-cell>
          <table:table-cell table:formula="of:=(([.M9]-[.O9])/2)+[.O9]" office:value-type="float" office:value="59.425" calcext:value-type="float">
            <text:p>59.425</text:p>
          </table:table-cell>
          <table:table-cell table:formula="of:=(([.N9]-[.P9])/2)+[.P9]" office:value-type="float" office:value="11.575" calcext:value-type="float">
            <text:p>11.575</text:p>
          </table:table-cell>
          <table:table-cell table:formula="of:=DEGREES(ATAN2([.M9]-[.O9];[.N9]-[.P9]))" office:value-type="float" office:value="28.244251070801" calcext:value-type="float">
            <text:p>28.2442510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 table:formula="of:=[.X9]-[.Z9]" office:value-type="float" office:value="16.55" calcext:value-type="float">
            <text:p>16.55</text:p>
          </table:table-cell>
          <table:table-cell table:formula="of:=[.Y9]-[.AA9]" office:value-type="float" office:value="-11.5" calcext:value-type="float">
            <text:p>-11.5</text:p>
          </table:table-cell>
          <table:table-cell table:formula="of:=(([.X9]-[.Z9])/2)+[.Z9]" office:value-type="float" office:value="58.625" calcext:value-type="float">
            <text:p>58.625</text:p>
          </table:table-cell>
          <table:table-cell table:formula="of:=(([.Y9]-[.AA9])/2)+[.AA9]" office:value-type="float" office:value="-14.85" calcext:value-type="float">
            <text:p>-14.85</text:p>
          </table:table-cell>
          <table:table-cell table:formula="of:=DEGREES(ATAN2([.X9]-[.Z9];[.Y9]-[.AA9]))" office:value-type="float" office:value="-34.7940477645251" calcext:value-type="float">
            <text:p>-34.79404776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 table:formula="of:=[.AI9]-[.AK9]" office:value-type="float" office:value="-1.7" calcext:value-type="float">
            <text:p>-1.7</text:p>
          </table:table-cell>
          <table:table-cell table:formula="of:=[.AJ9]-[.AL9]" office:value-type="float" office:value="20.2" calcext:value-type="float">
            <text:p>20.2</text:p>
          </table:table-cell>
          <table:table-cell table:formula="of:=(([.AI9]-[.AK9])/2)+[.AK9]" office:value-type="float" office:value="25.45" calcext:value-type="float">
            <text:p>25.45</text:p>
          </table:table-cell>
          <table:table-cell table:formula="of:=(([.AJ9]-[.AL9])/2)+[.AL9]" office:value-type="float" office:value="15.9" calcext:value-type="float">
            <text:p>15.9</text:p>
          </table:table-cell>
          <table:table-cell table:formula="of:=DEGREES(ATAN2([.AI9]-[.AK9];[.AJ9]-[.AL9]))" office:value-type="float" office:value="94.8105861943656" calcext:value-type="float">
            <text:p>94.81058619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  <table:table-cell table:formula="of:=[.AT9]-[.AV9]" office:value-type="float" office:value="-3.5" calcext:value-type="float">
            <text:p>-3.5</text:p>
          </table:table-cell>
          <table:table-cell table:formula="of:=[.AU9]-[.AW9]" office:value-type="float" office:value="-20.4" calcext:value-type="float">
            <text:p>-20.4</text:p>
          </table:table-cell>
          <table:table-cell table:formula="of:=(([.AT9]-[.AV9])/2)+[.AV9]" office:value-type="float" office:value="24.15" calcext:value-type="float">
            <text:p>24.15</text:p>
          </table:table-cell>
          <table:table-cell table:formula="of:=(([.AU9]-[.AW9])/2)+[.AW9]" office:value-type="float" office:value="-16.6" calcext:value-type="float">
            <text:p>-16.6</text:p>
          </table:table-cell>
          <table:table-cell table:formula="of:=DEGREES(ATAN2([.AT9]-[.AV9];[.AU9]-[.AW9]))" office:value-type="float" office:value="-99.735373895505" calcext:value-type="float">
            <text:p>-99.73537389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 table:formula="of:=[.B10]-[.D10]" office:value-type="float" office:value="20.35" calcext:value-type="float">
            <text:p>20.35</text:p>
          </table:table-cell>
          <table:table-cell table:formula="of:=[.C10]-[.E10]" office:value-type="float" office:value="-1.4" calcext:value-type="float">
            <text:p>-1.4</text:p>
          </table:table-cell>
          <table:table-cell table:formula="of:=(([.B10]-[.D10])/2)+[.D10]" office:value-type="float" office:value="63.875" calcext:value-type="float">
            <text:p>63.875</text:p>
          </table:table-cell>
          <table:table-cell table:formula="of:=(([.C10]-[.E10])/2)+[.E10]" office:value-type="float" office:value="-2.45" calcext:value-type="float">
            <text:p>-2.45</text:p>
          </table:table-cell>
          <table:table-cell table:formula="of:=DEGREES(ATAN2([.B10]-[.D10];[.C10]-[.E10]))" office:value-type="float" office:value="-3.93552339423364" calcext:value-type="float">
            <text:p>-3.93552339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 table:formula="of:=[.M10]-[.O10]" office:value-type="float" office:value="18.2" calcext:value-type="float">
            <text:p>18.2</text:p>
          </table:table-cell>
          <table:table-cell table:formula="of:=[.N10]-[.P10]" office:value-type="float" office:value="9.4" calcext:value-type="float">
            <text:p>9.4</text:p>
          </table:table-cell>
          <table:table-cell table:formula="of:=(([.M10]-[.O10])/2)+[.O10]" office:value-type="float" office:value="59.7" calcext:value-type="float">
            <text:p>59.7</text:p>
          </table:table-cell>
          <table:table-cell table:formula="of:=(([.N10]-[.P10])/2)+[.P10]" office:value-type="float" office:value="11.2" calcext:value-type="float">
            <text:p>11.2</text:p>
          </table:table-cell>
          <table:table-cell table:formula="of:=DEGREES(ATAN2([.M10]-[.O10];[.N10]-[.P10]))" office:value-type="float" office:value="27.3156079734423" calcext:value-type="float">
            <text:p>27.31560797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 table:formula="of:=[.X10]-[.Z10]" office:value-type="float" office:value="17.7" calcext:value-type="float">
            <text:p>17.7</text:p>
          </table:table-cell>
          <table:table-cell table:formula="of:=[.Y10]-[.AA10]" office:value-type="float" office:value="-11.5" calcext:value-type="float">
            <text:p>-11.5</text:p>
          </table:table-cell>
          <table:table-cell table:formula="of:=(([.X10]-[.Z10])/2)+[.Z10]" office:value-type="float" office:value="59.25" calcext:value-type="float">
            <text:p>59.25</text:p>
          </table:table-cell>
          <table:table-cell table:formula="of:=(([.Y10]-[.AA10])/2)+[.AA10]" office:value-type="float" office:value="-14.75" calcext:value-type="float">
            <text:p>-14.75</text:p>
          </table:table-cell>
          <table:table-cell table:formula="of:=DEGREES(ATAN2([.X10]-[.Z10];[.Y10]-[.AA10]))" office:value-type="float" office:value="-33.0124880565395" calcext:value-type="float">
            <text:p>-33.01248805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 table:formula="of:=[.AI10]-[.AK10]" office:value-type="float" office:value="-1.6" calcext:value-type="float">
            <text:p>-1.6</text:p>
          </table:table-cell>
          <table:table-cell table:formula="of:=[.AJ10]-[.AL10]" office:value-type="float" office:value="20.2" calcext:value-type="float">
            <text:p>20.2</text:p>
          </table:table-cell>
          <table:table-cell table:formula="of:=(([.AI10]-[.AK10])/2)+[.AK10]" office:value-type="float" office:value="25.6" calcext:value-type="float">
            <text:p>25.6</text:p>
          </table:table-cell>
          <table:table-cell table:formula="of:=(([.AJ10]-[.AL10])/2)+[.AL10]" office:value-type="float" office:value="15.4" calcext:value-type="float">
            <text:p>15.4</text:p>
          </table:table-cell>
          <table:table-cell table:formula="of:=DEGREES(ATAN2([.AI10]-[.AK10];[.AJ10]-[.AL10]))" office:value-type="float" office:value="94.5288242369325" calcext:value-type="float">
            <text:p>94.5288242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  <table:table-cell table:formula="of:=[.AT10]-[.AV10]" office:value-type="float" office:value="-3.8" calcext:value-type="float">
            <text:p>-3.8</text:p>
          </table:table-cell>
          <table:table-cell table:formula="of:=[.AU10]-[.AW10]" office:value-type="float" office:value="-20.5" calcext:value-type="float">
            <text:p>-20.5</text:p>
          </table:table-cell>
          <table:table-cell table:formula="of:=(([.AT10]-[.AV10])/2)+[.AV10]" office:value-type="float" office:value="24.2" calcext:value-type="float">
            <text:p>24.2</text:p>
          </table:table-cell>
          <table:table-cell table:formula="of:=(([.AU10]-[.AW10])/2)+[.AW10]" office:value-type="float" office:value="-16.15" calcext:value-type="float">
            <text:p>-16.15</text:p>
          </table:table-cell>
          <table:table-cell table:formula="of:=DEGREES(ATAN2([.AT10]-[.AV10];[.AU10]-[.AW10]))" office:value-type="float" office:value="-100.501485008651" calcext:value-type="float">
            <text:p>-100.50148500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 table:formula="of:=[.B11]-[.D11]" office:value-type="float" office:value="20.3" calcext:value-type="float">
            <text:p>20.3</text:p>
          </table:table-cell>
          <table:table-cell table:formula="of:=[.C11]-[.E11]" office:value-type="float" office:value="-2" calcext:value-type="float">
            <text:p>-2</text:p>
          </table:table-cell>
          <table:table-cell table:formula="of:=(([.B11]-[.D11])/2)+[.D11]" office:value-type="float" office:value="64.1" calcext:value-type="float">
            <text:p>64.1</text:p>
          </table:table-cell>
          <table:table-cell table:formula="of:=(([.C11]-[.E11])/2)+[.E11]" office:value-type="float" office:value="-3.3" calcext:value-type="float">
            <text:p>-3.3</text:p>
          </table:table-cell>
          <table:table-cell table:formula="of:=DEGREES(ATAN2([.B11]-[.D11];[.C11]-[.E11]))" office:value-type="float" office:value="-5.62674571514073" calcext:value-type="float">
            <text:p>-5.6267457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 table:formula="of:=[.M11]-[.O11]" office:value-type="float" office:value="18.25" calcext:value-type="float">
            <text:p>18.25</text:p>
          </table:table-cell>
          <table:table-cell table:formula="of:=[.N11]-[.P11]" office:value-type="float" office:value="9.5" calcext:value-type="float">
            <text:p>9.5</text:p>
          </table:table-cell>
          <table:table-cell table:formula="of:=(([.M11]-[.O11])/2)+[.O11]" office:value-type="float" office:value="59.725" calcext:value-type="float">
            <text:p>59.725</text:p>
          </table:table-cell>
          <table:table-cell table:formula="of:=(([.N11]-[.P11])/2)+[.P11]" office:value-type="float" office:value="11.75" calcext:value-type="float">
            <text:p>11.75</text:p>
          </table:table-cell>
          <table:table-cell table:formula="of:=DEGREES(ATAN2([.M11]-[.O11];[.N11]-[.P11]))" office:value-type="float" office:value="27.4991387310472" calcext:value-type="float">
            <text:p>27.4991387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 table:formula="of:=[.X11]-[.Z11]" office:value-type="float" office:value="17.8" calcext:value-type="float">
            <text:p>17.8</text:p>
          </table:table-cell>
          <table:table-cell table:formula="of:=[.Y11]-[.AA11]" office:value-type="float" office:value="-11.4" calcext:value-type="float">
            <text:p>-11.4</text:p>
          </table:table-cell>
          <table:table-cell table:formula="of:=(([.X11]-[.Z11])/2)+[.Z11]" office:value-type="float" office:value="59.25" calcext:value-type="float">
            <text:p>59.25</text:p>
          </table:table-cell>
          <table:table-cell table:formula="of:=(([.Y11]-[.AA11])/2)+[.AA11]" office:value-type="float" office:value="-14.4" calcext:value-type="float">
            <text:p>-14.4</text:p>
          </table:table-cell>
          <table:table-cell table:formula="of:=DEGREES(ATAN2([.X11]-[.Z11];[.Y11]-[.AA11]))" office:value-type="float" office:value="-32.6375075842857" calcext:value-type="float">
            <text:p>-32.63750758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formula="of:=[.AI11]-[.AK11]" office:value-type="float" office:value="-1.6" calcext:value-type="float">
            <text:p>-1.6</text:p>
          </table:table-cell>
          <table:table-cell table:formula="of:=[.AJ11]-[.AL11]" office:value-type="float" office:value="20.3" calcext:value-type="float">
            <text:p>20.3</text:p>
          </table:table-cell>
          <table:table-cell table:formula="of:=(([.AI11]-[.AK11])/2)+[.AK11]" office:value-type="float" office:value="25.2" calcext:value-type="float">
            <text:p>25.2</text:p>
          </table:table-cell>
          <table:table-cell table:formula="of:=(([.AJ11]-[.AL11])/2)+[.AL11]" office:value-type="float" office:value="15.65" calcext:value-type="float">
            <text:p>15.65</text:p>
          </table:table-cell>
          <table:table-cell table:formula="of:=DEGREES(ATAN2([.AI11]-[.AK11];[.AJ11]-[.AL11]))" office:value-type="float" office:value="94.5066068837683" calcext:value-type="float">
            <text:p>94.50660688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  <table:table-cell table:formula="of:=[.AT11]-[.AV11]" office:value-type="float" office:value="-2.6" calcext:value-type="float">
            <text:p>-2.6</text:p>
          </table:table-cell>
          <table:table-cell table:formula="of:=[.AU11]-[.AW11]" office:value-type="float" office:value="-20.6" calcext:value-type="float">
            <text:p>-20.6</text:p>
          </table:table-cell>
          <table:table-cell table:formula="of:=(([.AT11]-[.AV11])/2)+[.AV11]" office:value-type="float" office:value="24.8" calcext:value-type="float">
            <text:p>24.8</text:p>
          </table:table-cell>
          <table:table-cell table:formula="of:=(([.AU11]-[.AW11])/2)+[.AW11]" office:value-type="float" office:value="-15.7" calcext:value-type="float">
            <text:p>-15.7</text:p>
          </table:table-cell>
          <table:table-cell table:formula="of:=DEGREES(ATAN2([.AT11]-[.AV11];[.AU11]-[.AW11]))" office:value-type="float" office:value="-97.1934700552955" calcext:value-type="float">
            <text:p>-97.19347005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 table:formula="of:=[.B12]-[.D12]" office:value-type="float" office:value="20.35" calcext:value-type="float">
            <text:p>20.35</text:p>
          </table:table-cell>
          <table:table-cell table:formula="of:=[.C12]-[.E12]" office:value-type="float" office:value="-1.2" calcext:value-type="float">
            <text:p>-1.2</text:p>
          </table:table-cell>
          <table:table-cell table:formula="of:=(([.B12]-[.D12])/2)+[.D12]" office:value-type="float" office:value="63.925" calcext:value-type="float">
            <text:p>63.925</text:p>
          </table:table-cell>
          <table:table-cell table:formula="of:=(([.C12]-[.E12])/2)+[.E12]" office:value-type="float" office:value="-1.4" calcext:value-type="float">
            <text:p>-1.4</text:p>
          </table:table-cell>
          <table:table-cell table:formula="of:=DEGREES(ATAN2([.B12]-[.D12];[.C12]-[.E12]))" office:value-type="float" office:value="-3.37471297210284" calcext:value-type="float">
            <text:p>-3.3747129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 table:formula="of:=[.M12]-[.O12]" office:value-type="float" office:value="18.2" calcext:value-type="float">
            <text:p>18.2</text:p>
          </table:table-cell>
          <table:table-cell table:formula="of:=[.N12]-[.P12]" office:value-type="float" office:value="9.75" calcext:value-type="float">
            <text:p>9.75</text:p>
          </table:table-cell>
          <table:table-cell table:formula="of:=(([.M12]-[.O12])/2)+[.O12]" office:value-type="float" office:value="59.4" calcext:value-type="float">
            <text:p>59.4</text:p>
          </table:table-cell>
          <table:table-cell table:formula="of:=(([.N12]-[.P12])/2)+[.P12]" office:value-type="float" office:value="12.075" calcext:value-type="float">
            <text:p>12.075</text:p>
          </table:table-cell>
          <table:table-cell table:formula="of:=DEGREES(ATAN2([.M12]-[.O12];[.N12]-[.P12]))" office:value-type="float" office:value="28.1785901099592" calcext:value-type="float">
            <text:p>28.178590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 table:formula="of:=[.X12]-[.Z12]" office:value-type="float" office:value="17.8" calcext:value-type="float">
            <text:p>17.8</text:p>
          </table:table-cell>
          <table:table-cell table:formula="of:=[.Y12]-[.AA12]" office:value-type="float" office:value="-11.6" calcext:value-type="float">
            <text:p>-11.6</text:p>
          </table:table-cell>
          <table:table-cell table:formula="of:=(([.X12]-[.Z12])/2)+[.Z12]" office:value-type="float" office:value="59.3" calcext:value-type="float">
            <text:p>59.3</text:p>
          </table:table-cell>
          <table:table-cell table:formula="of:=(([.Y12]-[.AA12])/2)+[.AA12]" office:value-type="float" office:value="-15.2" calcext:value-type="float">
            <text:p>-15.2</text:p>
          </table:table-cell>
          <table:table-cell table:formula="of:=DEGREES(ATAN2([.X12]-[.Z12];[.Y12]-[.AA12]))" office:value-type="float" office:value="-33.0916999386824" calcext:value-type="float">
            <text:p>-33.09169993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I12]-[.AK12]" office:value-type="float" office:value="-1.8" calcext:value-type="float">
            <text:p>-1.8</text:p>
          </table:table-cell>
          <table:table-cell table:formula="of:=[.AJ12]-[.AL12]" office:value-type="float" office:value="20.3" calcext:value-type="float">
            <text:p>20.3</text:p>
          </table:table-cell>
          <table:table-cell table:formula="of:=(([.AI12]-[.AK12])/2)+[.AK12]" office:value-type="float" office:value="25.5" calcext:value-type="float">
            <text:p>25.5</text:p>
          </table:table-cell>
          <table:table-cell table:formula="of:=(([.AJ12]-[.AL12])/2)+[.AL12]" office:value-type="float" office:value="15.55" calcext:value-type="float">
            <text:p>15.55</text:p>
          </table:table-cell>
          <table:table-cell table:formula="of:=DEGREES(ATAN2([.AI12]-[.AK12];[.AJ12]-[.AL12]))" office:value-type="float" office:value="95.0671617258532" calcext:value-type="float">
            <text:p>95.06716172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T12]-[.AV12]" office:value-type="float" office:value="-2.6" calcext:value-type="float">
            <text:p>-2.6</text:p>
          </table:table-cell>
          <table:table-cell table:formula="of:=[.AU12]-[.AW12]" office:value-type="float" office:value="-20.5" calcext:value-type="float">
            <text:p>-20.5</text:p>
          </table:table-cell>
          <table:table-cell table:formula="of:=(([.AT12]-[.AV12])/2)+[.AV12]" office:value-type="float" office:value="24.6" calcext:value-type="float">
            <text:p>24.6</text:p>
          </table:table-cell>
          <table:table-cell table:formula="of:=(([.AU12]-[.AW12])/2)+[.AW12]" office:value-type="float" office:value="-16.15" calcext:value-type="float">
            <text:p>-16.15</text:p>
          </table:table-cell>
          <table:table-cell table:formula="of:=DEGREES(ATAN2([.AT12]-[.AV12];[.AU12]-[.AW12]))" office:value-type="float" office:value="-97.2281899099778" calcext:value-type="float">
            <text:p>-97.228189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 table:formula="of:=[.B13]-[.D13]" office:value-type="float" office:value="20.3" calcext:value-type="float">
            <text:p>20.3</text:p>
          </table:table-cell>
          <table:table-cell table:formula="of:=[.C13]-[.E13]" office:value-type="float" office:value="-1.2" calcext:value-type="float">
            <text:p>-1.2</text:p>
          </table:table-cell>
          <table:table-cell table:formula="of:=(([.B13]-[.D13])/2)+[.D13]" office:value-type="float" office:value="64.25" calcext:value-type="float">
            <text:p>64.25</text:p>
          </table:table-cell>
          <table:table-cell table:formula="of:=(([.C13]-[.E13])/2)+[.E13]" office:value-type="float" office:value="-1.3" calcext:value-type="float">
            <text:p>-1.3</text:p>
          </table:table-cell>
          <table:table-cell table:formula="of:=DEGREES(ATAN2([.B13]-[.D13];[.C13]-[.E13]))" office:value-type="float" office:value="-3.38300579133061" calcext:value-type="float">
            <text:p>-3.38300579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 table:formula="of:=[.M13]-[.O13]" office:value-type="float" office:value="17.9" calcext:value-type="float">
            <text:p>17.9</text:p>
          </table:table-cell>
          <table:table-cell table:formula="of:=[.N13]-[.P13]" office:value-type="float" office:value="10.1" calcext:value-type="float">
            <text:p>10.1</text:p>
          </table:table-cell>
          <table:table-cell table:formula="of:=(([.M13]-[.O13])/2)+[.O13]" office:value-type="float" office:value="59.45" calcext:value-type="float">
            <text:p>59.45</text:p>
          </table:table-cell>
          <table:table-cell table:formula="of:=(([.N13]-[.P13])/2)+[.P13]" office:value-type="float" office:value="12.75" calcext:value-type="float">
            <text:p>12.75</text:p>
          </table:table-cell>
          <table:table-cell table:formula="of:=DEGREES(ATAN2([.M13]-[.O13];[.N13]-[.P13]))" office:value-type="float" office:value="29.4336821751432" calcext:value-type="float">
            <text:p>29.43368217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 table:formula="of:=[.X13]-[.Z13]" office:value-type="float" office:value="17.59" calcext:value-type="float">
            <text:p>17.59</text:p>
          </table:table-cell>
          <table:table-cell table:formula="of:=[.Y13]-[.AA13]" office:value-type="float" office:value="-11.6" calcext:value-type="float">
            <text:p>-11.6</text:p>
          </table:table-cell>
          <table:table-cell table:formula="of:=(([.X13]-[.Z13])/2)+[.Z13]" office:value-type="float" office:value="59.295" calcext:value-type="float">
            <text:p>59.295</text:p>
          </table:table-cell>
          <table:table-cell table:formula="of:=(([.Y13]-[.AA13])/2)+[.AA13]" office:value-type="float" office:value="-15.1" calcext:value-type="float">
            <text:p>-15.1</text:p>
          </table:table-cell>
          <table:table-cell table:formula="of:=DEGREES(ATAN2([.X13]-[.Z13];[.Y13]-[.AA13]))" office:value-type="float" office:value="-33.4034778901006" calcext:value-type="float">
            <text:p>-33.40347789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 table:formula="of:=[.AI13]-[.AK13]" office:value-type="float" office:value="-2.6" calcext:value-type="float">
            <text:p>-2.6</text:p>
          </table:table-cell>
          <table:table-cell table:formula="of:=[.AJ13]-[.AL13]" office:value-type="float" office:value="20.2" calcext:value-type="float">
            <text:p>20.2</text:p>
          </table:table-cell>
          <table:table-cell table:formula="of:=(([.AI13]-[.AK13])/2)+[.AK13]" office:value-type="float" office:value="24.9" calcext:value-type="float">
            <text:p>24.9</text:p>
          </table:table-cell>
          <table:table-cell table:formula="of:=(([.AJ13]-[.AL13])/2)+[.AL13]" office:value-type="float" office:value="16.5" calcext:value-type="float">
            <text:p>16.5</text:p>
          </table:table-cell>
          <table:table-cell table:formula="of:=DEGREES(ATAN2([.AI13]-[.AK13];[.AJ13]-[.AL13]))" office:value-type="float" office:value="97.3343788014167" calcext:value-type="float">
            <text:p>97.3343788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  <table:table-cell table:formula="of:=[.AT13]-[.AV13]" office:value-type="float" office:value="-2.9" calcext:value-type="float">
            <text:p>-2.9</text:p>
          </table:table-cell>
          <table:table-cell table:formula="of:=[.AU13]-[.AW13]" office:value-type="float" office:value="-20.6" calcext:value-type="float">
            <text:p>-20.6</text:p>
          </table:table-cell>
          <table:table-cell table:formula="of:=(([.AT13]-[.AV13])/2)+[.AV13]" office:value-type="float" office:value="24.45" calcext:value-type="float">
            <text:p>24.45</text:p>
          </table:table-cell>
          <table:table-cell table:formula="of:=(([.AU13]-[.AW13])/2)+[.AW13]" office:value-type="float" office:value="-16.4" calcext:value-type="float">
            <text:p>-16.4</text:p>
          </table:table-cell>
          <table:table-cell table:formula="of:=DEGREES(ATAN2([.AT13]-[.AV13];[.AU13]-[.AW13]))" office:value-type="float" office:value="-98.0132518441416" calcext:value-type="float">
            <text:p>-98.01325184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 table:formula="of:=[.B14]-[.D14]" office:value-type="float" office:value="20.3" calcext:value-type="float">
            <text:p>20.3</text:p>
          </table:table-cell>
          <table:table-cell table:formula="of:=[.C14]-[.E14]" office:value-type="float" office:value="-1.5" calcext:value-type="float">
            <text:p>-1.5</text:p>
          </table:table-cell>
          <table:table-cell table:formula="of:=(([.B14]-[.D14])/2)+[.D14]" office:value-type="float" office:value="64" calcext:value-type="float">
            <text:p>64</text:p>
          </table:table-cell>
          <table:table-cell table:formula="of:=(([.C14]-[.E14])/2)+[.E14]" office:value-type="float" office:value="-2.5" calcext:value-type="float">
            <text:p>-2.5</text:p>
          </table:table-cell>
          <table:table-cell table:formula="of:=DEGREES(ATAN2([.B14]-[.D14];[.C14]-[.E14]))" office:value-type="float" office:value="-4.22599817795845" calcext:value-type="float">
            <text:p>-4.2259981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 table:formula="of:=[.M14]-[.O14]" office:value-type="float" office:value="18" calcext:value-type="float">
            <text:p>18</text:p>
          </table:table-cell>
          <table:table-cell table:formula="of:=[.N14]-[.P14]" office:value-type="float" office:value="9.7" calcext:value-type="float">
            <text:p>9.7</text:p>
          </table:table-cell>
          <table:table-cell table:formula="of:=(([.M14]-[.O14])/2)+[.O14]" office:value-type="float" office:value="59.6" calcext:value-type="float">
            <text:p>59.6</text:p>
          </table:table-cell>
          <table:table-cell table:formula="of:=(([.N14]-[.P14])/2)+[.P14]" office:value-type="float" office:value="12.25" calcext:value-type="float">
            <text:p>12.25</text:p>
          </table:table-cell>
          <table:table-cell table:formula="of:=DEGREES(ATAN2([.M14]-[.O14];[.N14]-[.P14]))" office:value-type="float" office:value="28.3197341619712" calcext:value-type="float">
            <text:p>28.3197341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formula="of:=[.X14]-[.Z14]" office:value-type="float" office:value="17.8" calcext:value-type="float">
            <text:p>17.8</text:p>
          </table:table-cell>
          <table:table-cell table:formula="of:=[.Y14]-[.AA14]" office:value-type="float" office:value="-11.5" calcext:value-type="float">
            <text:p>-11.5</text:p>
          </table:table-cell>
          <table:table-cell table:formula="of:=(([.X14]-[.Z14])/2)+[.Z14]" office:value-type="float" office:value="59.3" calcext:value-type="float">
            <text:p>59.3</text:p>
          </table:table-cell>
          <table:table-cell table:formula="of:=(([.Y14]-[.AA14])/2)+[.AA14]" office:value-type="float" office:value="-15.05" calcext:value-type="float">
            <text:p>-15.05</text:p>
          </table:table-cell>
          <table:table-cell table:formula="of:=DEGREES(ATAN2([.X14]-[.Z14];[.Y14]-[.AA14]))" office:value-type="float" office:value="-32.8651852882796" calcext:value-type="float">
            <text:p>-32.86518528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I14]-[.AK14]" office:value-type="float" office:value="-1.4" calcext:value-type="float">
            <text:p>-1.4</text:p>
          </table:table-cell>
          <table:table-cell table:formula="of:=[.AJ14]-[.AL14]" office:value-type="float" office:value="20.4" calcext:value-type="float">
            <text:p>20.4</text:p>
          </table:table-cell>
          <table:table-cell table:formula="of:=(([.AI14]-[.AK14])/2)+[.AK14]" office:value-type="float" office:value="25.4" calcext:value-type="float">
            <text:p>25.4</text:p>
          </table:table-cell>
          <table:table-cell table:formula="of:=(([.AJ14]-[.AL14])/2)+[.AL14]" office:value-type="float" office:value="15.6" calcext:value-type="float">
            <text:p>15.6</text:p>
          </table:table-cell>
          <table:table-cell table:formula="of:=DEGREES(ATAN2([.AI14]-[.AK14];[.AJ14]-[.AL14]))" office:value-type="float" office:value="93.925907703684" calcext:value-type="float">
            <text:p>93.92590770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  <table:table-cell table:formula="of:=[.AT14]-[.AV14]" office:value-type="float" office:value="-2.3" calcext:value-type="float">
            <text:p>-2.3</text:p>
          </table:table-cell>
          <table:table-cell table:formula="of:=[.AU14]-[.AW14]" office:value-type="float" office:value="-20.4" calcext:value-type="float">
            <text:p>-20.4</text:p>
          </table:table-cell>
          <table:table-cell table:formula="of:=(([.AT14]-[.AV14])/2)+[.AV14]" office:value-type="float" office:value="25.05" calcext:value-type="float">
            <text:p>25.05</text:p>
          </table:table-cell>
          <table:table-cell table:formula="of:=(([.AU14]-[.AW14])/2)+[.AW14]" office:value-type="float" office:value="-15.4" calcext:value-type="float">
            <text:p>-15.4</text:p>
          </table:table-cell>
          <table:table-cell table:formula="of:=DEGREES(ATAN2([.AT14]-[.AV14];[.AU14]-[.AW14]))" office:value-type="float" office:value="-96.4326539241383" calcext:value-type="float">
            <text:p>-96.43265392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 table:formula="of:=[.B15]-[.D15]" office:value-type="float" office:value="20.35" calcext:value-type="float">
            <text:p>20.35</text:p>
          </table:table-cell>
          <table:table-cell table:formula="of:=[.C15]-[.E15]" office:value-type="float" office:value="-1.45" calcext:value-type="float">
            <text:p>-1.45</text:p>
          </table:table-cell>
          <table:table-cell table:formula="of:=(([.B15]-[.D15])/2)+[.D15]" office:value-type="float" office:value="64.375" calcext:value-type="float">
            <text:p>64.375</text:p>
          </table:table-cell>
          <table:table-cell table:formula="of:=(([.C15]-[.E15])/2)+[.E15]" office:value-type="float" office:value="-1.825" calcext:value-type="float">
            <text:p>-1.825</text:p>
          </table:table-cell>
          <table:table-cell table:formula="of:=DEGREES(ATAN2([.B15]-[.D15];[.C15]-[.E15]))" office:value-type="float" office:value="-4.07561227867738" calcext:value-type="float">
            <text:p>-4.07561227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 table:formula="of:=[.M15]-[.O15]" office:value-type="float" office:value="18.1" calcext:value-type="float">
            <text:p>18.1</text:p>
          </table:table-cell>
          <table:table-cell table:formula="of:=[.N15]-[.P15]" office:value-type="float" office:value="9.5" calcext:value-type="float">
            <text:p>9.5</text:p>
          </table:table-cell>
          <table:table-cell table:formula="of:=(([.M15]-[.O15])/2)+[.O15]" office:value-type="float" office:value="59.75" calcext:value-type="float">
            <text:p>59.75</text:p>
          </table:table-cell>
          <table:table-cell table:formula="of:=(([.N15]-[.P15])/2)+[.P15]" office:value-type="float" office:value="11.5" calcext:value-type="float">
            <text:p>11.5</text:p>
          </table:table-cell>
          <table:table-cell table:formula="of:=DEGREES(ATAN2([.M15]-[.O15];[.N15]-[.P15]))" office:value-type="float" office:value="27.69326860889" calcext:value-type="float">
            <text:p>27.69326860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 table:formula="of:=[.X15]-[.Z15]" office:value-type="float" office:value="16.3" calcext:value-type="float">
            <text:p>16.3</text:p>
          </table:table-cell>
          <table:table-cell table:formula="of:=[.Y15]-[.AA15]" office:value-type="float" office:value="-11.6" calcext:value-type="float">
            <text:p>-11.6</text:p>
          </table:table-cell>
          <table:table-cell table:formula="of:=(([.X15]-[.Z15])/2)+[.Z15]" office:value-type="float" office:value="59.05" calcext:value-type="float">
            <text:p>59.05</text:p>
          </table:table-cell>
          <table:table-cell table:formula="of:=(([.Y15]-[.AA15])/2)+[.AA15]" office:value-type="float" office:value="-14.6" calcext:value-type="float">
            <text:p>-14.6</text:p>
          </table:table-cell>
          <table:table-cell table:formula="of:=DEGREES(ATAN2([.X15]-[.Z15];[.Y15]-[.AA15]))" office:value-type="float" office:value="-35.4378014616794" calcext:value-type="float">
            <text:p>-35.43780146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I15]-[.AK15]" office:value-type="float" office:value="-1.7" calcext:value-type="float">
            <text:p>-1.7</text:p>
          </table:table-cell>
          <table:table-cell table:formula="of:=[.AJ15]-[.AL15]" office:value-type="float" office:value="20.2" calcext:value-type="float">
            <text:p>20.2</text:p>
          </table:table-cell>
          <table:table-cell table:formula="of:=(([.AI15]-[.AK15])/2)+[.AK15]" office:value-type="float" office:value="25.55" calcext:value-type="float">
            <text:p>25.55</text:p>
          </table:table-cell>
          <table:table-cell table:formula="of:=(([.AJ15]-[.AL15])/2)+[.AL15]" office:value-type="float" office:value="15.5" calcext:value-type="float">
            <text:p>15.5</text:p>
          </table:table-cell>
          <table:table-cell table:formula="of:=DEGREES(ATAN2([.AI15]-[.AK15];[.AJ15]-[.AL15]))" office:value-type="float" office:value="94.8105861943656" calcext:value-type="float">
            <text:p>94.81058619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  <table:table-cell table:formula="of:=[.AT15]-[.AV15]" office:value-type="float" office:value="-3.5" calcext:value-type="float">
            <text:p>-3.5</text:p>
          </table:table-cell>
          <table:table-cell table:formula="of:=[.AU15]-[.AW15]" office:value-type="float" office:value="-20.3" calcext:value-type="float">
            <text:p>-20.3</text:p>
          </table:table-cell>
          <table:table-cell table:formula="of:=(([.AT15]-[.AV15])/2)+[.AV15]" office:value-type="float" office:value="24.35" calcext:value-type="float">
            <text:p>24.35</text:p>
          </table:table-cell>
          <table:table-cell table:formula="of:=(([.AU15]-[.AW15])/2)+[.AW15]" office:value-type="float" office:value="-16.55" calcext:value-type="float">
            <text:p>-16.55</text:p>
          </table:table-cell>
          <table:table-cell table:formula="of:=DEGREES(ATAN2([.AT15]-[.AV15];[.AU15]-[.AW15]))" office:value-type="float" office:value="-99.7824070318073" calcext:value-type="float">
            <text:p>-99.78240703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 table:formula="of:=[.B16]-[.D16]" office:value-type="float" office:value="20.3" calcext:value-type="float">
            <text:p>20.3</text:p>
          </table:table-cell>
          <table:table-cell table:formula="of:=[.C16]-[.E16]" office:value-type="float" office:value="-1.65" calcext:value-type="float">
            <text:p>-1.65</text:p>
          </table:table-cell>
          <table:table-cell table:formula="of:=(([.B16]-[.D16])/2)+[.D16]" office:value-type="float" office:value="64" calcext:value-type="float">
            <text:p>64</text:p>
          </table:table-cell>
          <table:table-cell table:formula="of:=(([.C16]-[.E16])/2)+[.E16]" office:value-type="float" office:value="-2.875" calcext:value-type="float">
            <text:p>-2.875</text:p>
          </table:table-cell>
          <table:table-cell table:formula="of:=DEGREES(ATAN2([.B16]-[.D16];[.C16]-[.E16]))" office:value-type="float" office:value="-4.64683088515831" calcext:value-type="float">
            <text:p>-4.64683088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 table:formula="of:=[.M16]-[.O16]" office:value-type="float" office:value="17.7" calcext:value-type="float">
            <text:p>17.7</text:p>
          </table:table-cell>
          <table:table-cell table:formula="of:=[.N16]-[.P16]" office:value-type="float" office:value="9.5" calcext:value-type="float">
            <text:p>9.5</text:p>
          </table:table-cell>
          <table:table-cell table:formula="of:=(([.M16]-[.O16])/2)+[.O16]" office:value-type="float" office:value="59.35" calcext:value-type="float">
            <text:p>59.35</text:p>
          </table:table-cell>
          <table:table-cell table:formula="of:=(([.N16]-[.P16])/2)+[.P16]" office:value-type="float" office:value="12.55" calcext:value-type="float">
            <text:p>12.55</text:p>
          </table:table-cell>
          <table:table-cell table:formula="of:=DEGREES(ATAN2([.M16]-[.O16];[.N16]-[.P16]))" office:value-type="float" office:value="28.2234857123622" calcext:value-type="float">
            <text:p>28.2234857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 table:formula="of:=[.X16]-[.Z16]" office:value-type="float" office:value="17" calcext:value-type="float">
            <text:p>17</text:p>
          </table:table-cell>
          <table:table-cell table:formula="of:=[.Y16]-[.AA16]" office:value-type="float" office:value="-11.3" calcext:value-type="float">
            <text:p>-11.3</text:p>
          </table:table-cell>
          <table:table-cell table:formula="of:=(([.X16]-[.Z16])/2)+[.Z16]" office:value-type="float" office:value="59" calcext:value-type="float">
            <text:p>59</text:p>
          </table:table-cell>
          <table:table-cell table:formula="of:=(([.Y16]-[.AA16])/2)+[.AA16]" office:value-type="float" office:value="-14.15" calcext:value-type="float">
            <text:p>-14.15</text:p>
          </table:table-cell>
          <table:table-cell table:formula="of:=DEGREES(ATAN2([.X16]-[.Z16];[.Y16]-[.AA16]))" office:value-type="float" office:value="-33.612220047371" calcext:value-type="float">
            <text:p>-33.61222004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 table:formula="of:=[.AI16]-[.AK16]" office:value-type="float" office:value="-1.2" calcext:value-type="float">
            <text:p>-1.2</text:p>
          </table:table-cell>
          <table:table-cell table:formula="of:=[.AJ16]-[.AL16]" office:value-type="float" office:value="20.1" calcext:value-type="float">
            <text:p>20.1</text:p>
          </table:table-cell>
          <table:table-cell table:formula="of:=(([.AI16]-[.AK16])/2)+[.AK16]" office:value-type="float" office:value="25.5" calcext:value-type="float">
            <text:p>25.5</text:p>
          </table:table-cell>
          <table:table-cell table:formula="of:=(([.AJ16]-[.AL16])/2)+[.AL16]" office:value-type="float" office:value="15.35" calcext:value-type="float">
            <text:p>15.35</text:p>
          </table:table-cell>
          <table:table-cell table:formula="of:=DEGREES(ATAN2([.AI16]-[.AK16];[.AJ16]-[.AL16]))" office:value-type="float" office:value="93.4165881917713" calcext:value-type="float">
            <text:p>93.41658819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  <table:table-cell table:formula="of:=[.AT16]-[.AV16]" office:value-type="float" office:value="-3.4" calcext:value-type="float">
            <text:p>-3.4</text:p>
          </table:table-cell>
          <table:table-cell table:formula="of:=[.AU16]-[.AW16]" office:value-type="float" office:value="-20.6" calcext:value-type="float">
            <text:p>-20.6</text:p>
          </table:table-cell>
          <table:table-cell table:formula="of:=(([.AT16]-[.AV16])/2)+[.AV16]" office:value-type="float" office:value="24.5" calcext:value-type="float">
            <text:p>24.5</text:p>
          </table:table-cell>
          <table:table-cell table:formula="of:=(([.AU16]-[.AW16])/2)+[.AW16]" office:value-type="float" office:value="-16.3" calcext:value-type="float">
            <text:p>-16.3</text:p>
          </table:table-cell>
          <table:table-cell table:formula="of:=DEGREES(ATAN2([.AT16]-[.AV16];[.AU16]-[.AW16]))" office:value-type="float" office:value="-99.3720927085791" calcext:value-type="float">
            <text:p>-99.37209270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 table:formula="of:=[.B17]-[.D17]" office:value-type="float" office:value="20.4" calcext:value-type="float">
            <text:p>20.4</text:p>
          </table:table-cell>
          <table:table-cell table:formula="of:=[.C17]-[.E17]" office:value-type="float" office:value="-1.65" calcext:value-type="float">
            <text:p>-1.65</text:p>
          </table:table-cell>
          <table:table-cell table:formula="of:=(([.B17]-[.D17])/2)+[.D17]" office:value-type="float" office:value="63.95" calcext:value-type="float">
            <text:p>63.95</text:p>
          </table:table-cell>
          <table:table-cell table:formula="of:=(([.C17]-[.E17])/2)+[.E17]" office:value-type="float" office:value="-2.675" calcext:value-type="float">
            <text:p>-2.675</text:p>
          </table:table-cell>
          <table:table-cell table:formula="of:=DEGREES(ATAN2([.B17]-[.D17];[.C17]-[.E17]))" office:value-type="float" office:value="-4.62415132842907" calcext:value-type="float">
            <text:p>-4.62415132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 table:formula="of:=[.M17]-[.O17]" office:value-type="float" office:value="18.2" calcext:value-type="float">
            <text:p>18.2</text:p>
          </table:table-cell>
          <table:table-cell table:formula="of:=[.N17]-[.P17]" office:value-type="float" office:value="8.9" calcext:value-type="float">
            <text:p>8.9</text:p>
          </table:table-cell>
          <table:table-cell table:formula="of:=(([.M17]-[.O17])/2)+[.O17]" office:value-type="float" office:value="59.7" calcext:value-type="float">
            <text:p>59.7</text:p>
          </table:table-cell>
          <table:table-cell table:formula="of:=(([.N17]-[.P17])/2)+[.P17]" office:value-type="float" office:value="11.35" calcext:value-type="float">
            <text:p>11.35</text:p>
          </table:table-cell>
          <table:table-cell table:formula="of:=DEGREES(ATAN2([.M17]-[.O17];[.N17]-[.P17]))" office:value-type="float" office:value="26.0591413273739" calcext:value-type="float">
            <text:p>26.05914132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 table:formula="of:=[.X17]-[.Z17]" office:value-type="float" office:value="16.8" calcext:value-type="float">
            <text:p>16.8</text:p>
          </table:table-cell>
          <table:table-cell table:formula="of:=[.Y17]-[.AA17]" office:value-type="float" office:value="-11.3" calcext:value-type="float">
            <text:p>-11.3</text:p>
          </table:table-cell>
          <table:table-cell table:formula="of:=(([.X17]-[.Z17])/2)+[.Z17]" office:value-type="float" office:value="58.8" calcext:value-type="float">
            <text:p>58.8</text:p>
          </table:table-cell>
          <table:table-cell table:formula="of:=(([.Y17]-[.AA17])/2)+[.AA17]" office:value-type="float" office:value="-14.85" calcext:value-type="float">
            <text:p>-14.85</text:p>
          </table:table-cell>
          <table:table-cell table:formula="of:=DEGREES(ATAN2([.X17]-[.Z17];[.Y17]-[.AA17]))" office:value-type="float" office:value="-33.9255283080299" calcext:value-type="float">
            <text:p>-33.925528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 table:formula="of:=[.AI17]-[.AK17]" office:value-type="float" office:value="-1.3" calcext:value-type="float">
            <text:p>-1.3</text:p>
          </table:table-cell>
          <table:table-cell table:formula="of:=[.AJ17]-[.AL17]" office:value-type="float" office:value="20.4" calcext:value-type="float">
            <text:p>20.4</text:p>
          </table:table-cell>
          <table:table-cell table:formula="of:=(([.AI17]-[.AK17])/2)+[.AK17]" office:value-type="float" office:value="25.75" calcext:value-type="float">
            <text:p>25.75</text:p>
          </table:table-cell>
          <table:table-cell table:formula="of:=(([.AJ17]-[.AL17])/2)+[.AL17]" office:value-type="float" office:value="15.3" calcext:value-type="float">
            <text:p>15.3</text:p>
          </table:table-cell>
          <table:table-cell table:formula="of:=DEGREES(ATAN2([.AI17]-[.AK17];[.AJ17]-[.AL17]))" office:value-type="float" office:value="93.6462712087569" calcext:value-type="float">
            <text:p>93.64627120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formula="of:=[.AT17]-[.AV17]" office:value-type="float" office:value="-3" calcext:value-type="float">
            <text:p>-3</text:p>
          </table:table-cell>
          <table:table-cell table:formula="of:=[.AU17]-[.AW17]" office:value-type="float" office:value="-21" calcext:value-type="float">
            <text:p>-21</text:p>
          </table:table-cell>
          <table:table-cell table:formula="of:=(([.AT17]-[.AV17])/2)+[.AV17]" office:value-type="float" office:value="24.7" calcext:value-type="float">
            <text:p>24.7</text:p>
          </table:table-cell>
          <table:table-cell table:formula="of:=(([.AU17]-[.AW17])/2)+[.AW17]" office:value-type="float" office:value="-16.4" calcext:value-type="float">
            <text:p>-16.4</text:p>
          </table:table-cell>
          <table:table-cell table:formula="of:=DEGREES(ATAN2([.AT17]-[.AV17];[.AU17]-[.AW17]))" office:value-type="float" office:value="-98.130102354156" calcext:value-type="float">
            <text:p>-98.130102354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 table:formula="of:=[.B18]-[.D18]" office:value-type="float" office:value="20.25" calcext:value-type="float">
            <text:p>20.25</text:p>
          </table:table-cell>
          <table:table-cell table:formula="of:=[.C18]-[.E18]" office:value-type="float" office:value="-1.5" calcext:value-type="float">
            <text:p>-1.5</text:p>
          </table:table-cell>
          <table:table-cell table:formula="of:=(([.B18]-[.D18])/2)+[.D18]" office:value-type="float" office:value="64.125" calcext:value-type="float">
            <text:p>64.125</text:p>
          </table:table-cell>
          <table:table-cell table:formula="of:=(([.C18]-[.E18])/2)+[.E18]" office:value-type="float" office:value="-2.25" calcext:value-type="float">
            <text:p>-2.25</text:p>
          </table:table-cell>
          <table:table-cell table:formula="of:=DEGREES(ATAN2([.B18]-[.D18];[.C18]-[.E18]))" office:value-type="float" office:value="-4.23639479905884" calcext:value-type="float">
            <text:p>-4.23639479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 table:formula="of:=[.M18]-[.O18]" office:value-type="float" office:value="18.05" calcext:value-type="float">
            <text:p>18.05</text:p>
          </table:table-cell>
          <table:table-cell table:formula="of:=[.N18]-[.P18]" office:value-type="float" office:value="9.65" calcext:value-type="float">
            <text:p>9.65</text:p>
          </table:table-cell>
          <table:table-cell table:formula="of:=(([.M18]-[.O18])/2)+[.O18]" office:value-type="float" office:value="59.675" calcext:value-type="float">
            <text:p>59.675</text:p>
          </table:table-cell>
          <table:table-cell table:formula="of:=(([.N18]-[.P18])/2)+[.P18]" office:value-type="float" office:value="11.925" calcext:value-type="float">
            <text:p>11.925</text:p>
          </table:table-cell>
          <table:table-cell table:formula="of:=DEGREES(ATAN2([.M18]-[.O18];[.N18]-[.P18]))" office:value-type="float" office:value="28.1301202626702" calcext:value-type="float">
            <text:p>28.13012026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 table:formula="of:=[.X18]-[.Z18]" office:value-type="float" office:value="16.6" calcext:value-type="float">
            <text:p>16.6</text:p>
          </table:table-cell>
          <table:table-cell table:formula="of:=[.Y18]-[.AA18]" office:value-type="float" office:value="-11.6" calcext:value-type="float">
            <text:p>-11.6</text:p>
          </table:table-cell>
          <table:table-cell table:formula="of:=(([.X18]-[.Z18])/2)+[.Z18]" office:value-type="float" office:value="58.7" calcext:value-type="float">
            <text:p>58.7</text:p>
          </table:table-cell>
          <table:table-cell table:formula="of:=(([.Y18]-[.AA18])/2)+[.AA18]" office:value-type="float" office:value="-15.6" calcext:value-type="float">
            <text:p>-15.6</text:p>
          </table:table-cell>
          <table:table-cell table:formula="of:=DEGREES(ATAN2([.X18]-[.Z18];[.Y18]-[.AA18]))" office:value-type="float" office:value="-34.9456644000056" calcext:value-type="float">
            <text:p>-34.94566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 table:formula="of:=[.AI18]-[.AK18]" office:value-type="float" office:value="-1.6" calcext:value-type="float">
            <text:p>-1.6</text:p>
          </table:table-cell>
          <table:table-cell table:formula="of:=[.AJ18]-[.AL18]" office:value-type="float" office:value="20.3" calcext:value-type="float">
            <text:p>20.3</text:p>
          </table:table-cell>
          <table:table-cell table:formula="of:=(([.AI18]-[.AK18])/2)+[.AK18]" office:value-type="float" office:value="25.5" calcext:value-type="float">
            <text:p>25.5</text:p>
          </table:table-cell>
          <table:table-cell table:formula="of:=(([.AJ18]-[.AL18])/2)+[.AL18]" office:value-type="float" office:value="15.65" calcext:value-type="float">
            <text:p>15.65</text:p>
          </table:table-cell>
          <table:table-cell table:formula="of:=DEGREES(ATAN2([.AI18]-[.AK18];[.AJ18]-[.AL18]))" office:value-type="float" office:value="94.5066068837683" calcext:value-type="float">
            <text:p>94.50660688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formula="of:=[.AT18]-[.AV18]" office:value-type="float" office:value="-3.5" calcext:value-type="float">
            <text:p>-3.5</text:p>
          </table:table-cell>
          <table:table-cell table:formula="of:=[.AU18]-[.AW18]" office:value-type="float" office:value="-20.4" calcext:value-type="float">
            <text:p>-20.4</text:p>
          </table:table-cell>
          <table:table-cell table:formula="of:=(([.AT18]-[.AV18])/2)+[.AV18]" office:value-type="float" office:value="24.45" calcext:value-type="float">
            <text:p>24.45</text:p>
          </table:table-cell>
          <table:table-cell table:formula="of:=(([.AU18]-[.AW18])/2)+[.AW18]" office:value-type="float" office:value="-16.6" calcext:value-type="float">
            <text:p>-16.6</text:p>
          </table:table-cell>
          <table:table-cell table:formula="of:=DEGREES(ATAN2([.AT18]-[.AV18];[.AU18]-[.AW18]))" office:value-type="float" office:value="-99.735373895505" calcext:value-type="float">
            <text:p>-99.735373895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 table:formula="of:=[.B19]-[.D19]" office:value-type="float" office:value="20.25" calcext:value-type="float">
            <text:p>20.25</text:p>
          </table:table-cell>
          <table:table-cell table:formula="of:=[.C19]-[.E19]" office:value-type="float" office:value="-1.4" calcext:value-type="float">
            <text:p>-1.4</text:p>
          </table:table-cell>
          <table:table-cell table:formula="of:=(([.B19]-[.D19])/2)+[.D19]" office:value-type="float" office:value="63.875" calcext:value-type="float">
            <text:p>63.875</text:p>
          </table:table-cell>
          <table:table-cell table:formula="of:=(([.C19]-[.E19])/2)+[.E19]" office:value-type="float" office:value="-1.8" calcext:value-type="float">
            <text:p>-1.8</text:p>
          </table:table-cell>
          <table:table-cell table:formula="of:=DEGREES(ATAN2([.B19]-[.D19];[.C19]-[.E19]))" office:value-type="float" office:value="-3.95489655510561" calcext:value-type="float">
            <text:p>-3.95489655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 table:formula="of:=[.M19]-[.O19]" office:value-type="float" office:value="17.95" calcext:value-type="float">
            <text:p>17.95</text:p>
          </table:table-cell>
          <table:table-cell table:formula="of:=[.N19]-[.P19]" office:value-type="float" office:value="9.8" calcext:value-type="float">
            <text:p>9.8</text:p>
          </table:table-cell>
          <table:table-cell table:formula="of:=(([.M19]-[.O19])/2)+[.O19]" office:value-type="float" office:value="59.525" calcext:value-type="float">
            <text:p>59.525</text:p>
          </table:table-cell>
          <table:table-cell table:formula="of:=(([.N19]-[.P19])/2)+[.P19]" office:value-type="float" office:value="12.55" calcext:value-type="float">
            <text:p>12.55</text:p>
          </table:table-cell>
          <table:table-cell table:formula="of:=DEGREES(ATAN2([.M19]-[.O19];[.N19]-[.P19]))" office:value-type="float" office:value="28.6328189934206" calcext:value-type="float">
            <text:p>28.63281899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 table:formula="of:=[.X19]-[.Z19]" office:value-type="float" office:value="16.8" calcext:value-type="float">
            <text:p>16.8</text:p>
          </table:table-cell>
          <table:table-cell table:formula="of:=[.Y19]-[.AA19]" office:value-type="float" office:value="-11.2" calcext:value-type="float">
            <text:p>-11.2</text:p>
          </table:table-cell>
          <table:table-cell table:formula="of:=(([.X19]-[.Z19])/2)+[.Z19]" office:value-type="float" office:value="58.8" calcext:value-type="float">
            <text:p>58.8</text:p>
          </table:table-cell>
          <table:table-cell table:formula="of:=(([.Y19]-[.AA19])/2)+[.AA19]" office:value-type="float" office:value="-13.9" calcext:value-type="float">
            <text:p>-13.9</text:p>
          </table:table-cell>
          <table:table-cell table:formula="of:=DEGREES(ATAN2([.X19]-[.Z19];[.Y19]-[.AA19]))" office:value-type="float" office:value="-33.6900675259798" calcext:value-type="float">
            <text:p>-33.6900675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 table:formula="of:=[.AI19]-[.AK19]" office:value-type="float" office:value="-1.5" calcext:value-type="float">
            <text:p>-1.5</text:p>
          </table:table-cell>
          <table:table-cell table:formula="of:=[.AJ19]-[.AL19]" office:value-type="float" office:value="20.4" calcext:value-type="float">
            <text:p>20.4</text:p>
          </table:table-cell>
          <table:table-cell table:formula="of:=(([.AI19]-[.AK19])/2)+[.AK19]" office:value-type="float" office:value="25.65" calcext:value-type="float">
            <text:p>25.65</text:p>
          </table:table-cell>
          <table:table-cell table:formula="of:=(([.AJ19]-[.AL19])/2)+[.AL19]" office:value-type="float" office:value="15.4" calcext:value-type="float">
            <text:p>15.4</text:p>
          </table:table-cell>
          <table:table-cell table:formula="of:=DEGREES(ATAN2([.AI19]-[.AK19];[.AJ19]-[.AL19]))" office:value-type="float" office:value="94.2053570017086" calcext:value-type="float">
            <text:p>94.20535700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formula="of:=[.AT19]-[.AV19]" office:value-type="float" office:value="-4" calcext:value-type="float">
            <text:p>-4</text:p>
          </table:table-cell>
          <table:table-cell table:formula="of:=[.AU19]-[.AW19]" office:value-type="float" office:value="-20.8" calcext:value-type="float">
            <text:p>-20.8</text:p>
          </table:table-cell>
          <table:table-cell table:formula="of:=(([.AT19]-[.AV19])/2)+[.AV19]" office:value-type="float" office:value="24.4" calcext:value-type="float">
            <text:p>24.4</text:p>
          </table:table-cell>
          <table:table-cell table:formula="of:=(([.AU19]-[.AW19])/2)+[.AW19]" office:value-type="float" office:value="-16.3" calcext:value-type="float">
            <text:p>-16.3</text:p>
          </table:table-cell>
          <table:table-cell table:formula="of:=DEGREES(ATAN2([.AT19]-[.AV19];[.AU19]-[.AW19]))" office:value-type="float" office:value="-100.885527054659" calcext:value-type="float">
            <text:p>-100.885527054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 table:formula="of:=[.B20]-[.D20]" office:value-type="float" office:value="20.3" calcext:value-type="float">
            <text:p>20.3</text:p>
          </table:table-cell>
          <table:table-cell table:formula="of:=[.C20]-[.E20]" office:value-type="float" office:value="-1.3" calcext:value-type="float">
            <text:p>-1.3</text:p>
          </table:table-cell>
          <table:table-cell table:formula="of:=(([.B20]-[.D20])/2)+[.D20]" office:value-type="float" office:value="64.05" calcext:value-type="float">
            <text:p>64.05</text:p>
          </table:table-cell>
          <table:table-cell table:formula="of:=(([.C20]-[.E20])/2)+[.E20]" office:value-type="float" office:value="-1.75" calcext:value-type="float">
            <text:p>-1.75</text:p>
          </table:table-cell>
          <table:table-cell table:formula="of:=DEGREES(ATAN2([.B20]-[.D20];[.C20]-[.E20]))" office:value-type="float" office:value="-3.66418432074072" calcext:value-type="float">
            <text:p>-3.66418432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table:formula="of:=[.M20]-[.O20]" office:value-type="float" office:value="18.2" calcext:value-type="float">
            <text:p>18.2</text:p>
          </table:table-cell>
          <table:table-cell table:formula="of:=[.N20]-[.P20]" office:value-type="float" office:value="9.6" calcext:value-type="float">
            <text:p>9.6</text:p>
          </table:table-cell>
          <table:table-cell table:formula="of:=(([.M20]-[.O20])/2)+[.O20]" office:value-type="float" office:value="59.6" calcext:value-type="float">
            <text:p>59.6</text:p>
          </table:table-cell>
          <table:table-cell table:formula="of:=(([.N20]-[.P20])/2)+[.P20]" office:value-type="float" office:value="11.8" calcext:value-type="float">
            <text:p>11.8</text:p>
          </table:table-cell>
          <table:table-cell table:formula="of:=DEGREES(ATAN2([.M20]-[.O20];[.N20]-[.P20]))" office:value-type="float" office:value="27.8104154438463" calcext:value-type="float">
            <text:p>27.81041544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 table:formula="of:=[.X20]-[.Z20]" office:value-type="float" office:value="17.3" calcext:value-type="float">
            <text:p>17.3</text:p>
          </table:table-cell>
          <table:table-cell table:formula="of:=[.Y20]-[.AA20]" office:value-type="float" office:value="-11.3" calcext:value-type="float">
            <text:p>-11.3</text:p>
          </table:table-cell>
          <table:table-cell table:formula="of:=(([.X20]-[.Z20])/2)+[.Z20]" office:value-type="float" office:value="59.25" calcext:value-type="float">
            <text:p>59.25</text:p>
          </table:table-cell>
          <table:table-cell table:formula="of:=(([.Y20]-[.AA20])/2)+[.AA20]" office:value-type="float" office:value="-14.55" calcext:value-type="float">
            <text:p>-14.55</text:p>
          </table:table-cell>
          <table:table-cell table:formula="of:=DEGREES(ATAN2([.X20]-[.Z20];[.Y20]-[.AA20]))" office:value-type="float" office:value="-33.1517337615856" calcext:value-type="float">
            <text:p>-33.15173376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formula="of:=[.AI20]-[.AK20]" office:value-type="float" office:value="-1.6" calcext:value-type="float">
            <text:p>-1.6</text:p>
          </table:table-cell>
          <table:table-cell table:formula="of:=[.AJ20]-[.AL20]" office:value-type="float" office:value="20.2" calcext:value-type="float">
            <text:p>20.2</text:p>
          </table:table-cell>
          <table:table-cell table:formula="of:=(([.AI20]-[.AK20])/2)+[.AK20]" office:value-type="float" office:value="25.2" calcext:value-type="float">
            <text:p>25.2</text:p>
          </table:table-cell>
          <table:table-cell table:formula="of:=(([.AJ20]-[.AL20])/2)+[.AL20]" office:value-type="float" office:value="15.6" calcext:value-type="float">
            <text:p>15.6</text:p>
          </table:table-cell>
          <table:table-cell table:formula="of:=DEGREES(ATAN2([.AI20]-[.AK20];[.AJ20]-[.AL20]))" office:value-type="float" office:value="94.5288242369326" calcext:value-type="float">
            <text:p>94.52882423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formula="of:=[.AT20]-[.AV20]" office:value-type="float" office:value="-3.9" calcext:value-type="float">
            <text:p>-3.9</text:p>
          </table:table-cell>
          <table:table-cell table:formula="of:=[.AU20]-[.AW20]" office:value-type="float" office:value="-20.3" calcext:value-type="float">
            <text:p>-20.3</text:p>
          </table:table-cell>
          <table:table-cell table:formula="of:=(([.AT20]-[.AV20])/2)+[.AV20]" office:value-type="float" office:value="24.15" calcext:value-type="float">
            <text:p>24.15</text:p>
          </table:table-cell>
          <table:table-cell table:formula="of:=(([.AU20]-[.AW20])/2)+[.AW20]" office:value-type="float" office:value="-16.75" calcext:value-type="float">
            <text:p>-16.75</text:p>
          </table:table-cell>
          <table:table-cell table:formula="of:=DEGREES(ATAN2([.AT20]-[.AV20];[.AU20]-[.AW20]))" office:value-type="float" office:value="-100.875058247994" calcext:value-type="float">
            <text:p>-100.87505824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 table:formula="of:=[.B21]-[.D21]" office:value-type="float" office:value="20.25" calcext:value-type="float">
            <text:p>20.25</text:p>
          </table:table-cell>
          <table:table-cell table:formula="of:=[.C21]-[.E21]" office:value-type="float" office:value="-1.65" calcext:value-type="float">
            <text:p>-1.65</text:p>
          </table:table-cell>
          <table:table-cell table:formula="of:=(([.B21]-[.D21])/2)+[.D21]" office:value-type="float" office:value="64.075" calcext:value-type="float">
            <text:p>64.075</text:p>
          </table:table-cell>
          <table:table-cell table:formula="of:=(([.C21]-[.E21])/2)+[.E21]" office:value-type="float" office:value="-2.575" calcext:value-type="float">
            <text:p>-2.575</text:p>
          </table:table-cell>
          <table:table-cell table:formula="of:=DEGREES(ATAN2([.B21]-[.D21];[.C21]-[.E21]))" office:value-type="float" office:value="-4.65825410967561" calcext:value-type="float">
            <text:p>-4.65825410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table:formula="of:=[.M21]-[.O21]" office:value-type="float" office:value="18.1" calcext:value-type="float">
            <text:p>18.1</text:p>
          </table:table-cell>
          <table:table-cell table:formula="of:=[.N21]-[.P21]" office:value-type="float" office:value="9.8" calcext:value-type="float">
            <text:p>9.8</text:p>
          </table:table-cell>
          <table:table-cell table:formula="of:=(([.M21]-[.O21])/2)+[.O21]" office:value-type="float" office:value="59.75" calcext:value-type="float">
            <text:p>59.75</text:p>
          </table:table-cell>
          <table:table-cell table:formula="of:=(([.N21]-[.P21])/2)+[.P21]" office:value-type="float" office:value="12.1" calcext:value-type="float">
            <text:p>12.1</text:p>
          </table:table-cell>
          <table:table-cell table:formula="of:=DEGREES(ATAN2([.M21]-[.O21];[.N21]-[.P21]))" office:value-type="float" office:value="28.4327300165122" calcext:value-type="float">
            <text:p>28.43273001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 table:formula="of:=[.X21]-[.Z21]" office:value-type="float" office:value="16.9" calcext:value-type="float">
            <text:p>16.9</text:p>
          </table:table-cell>
          <table:table-cell table:formula="of:=[.Y21]-[.AA21]" office:value-type="float" office:value="-11.3" calcext:value-type="float">
            <text:p>-11.3</text:p>
          </table:table-cell>
          <table:table-cell table:formula="of:=(([.X21]-[.Z21])/2)+[.Z21]" office:value-type="float" office:value="59.15" calcext:value-type="float">
            <text:p>59.15</text:p>
          </table:table-cell>
          <table:table-cell table:formula="of:=(([.Y21]-[.AA21])/2)+[.AA21]" office:value-type="float" office:value="-14.65" calcext:value-type="float">
            <text:p>-14.65</text:p>
          </table:table-cell>
          <table:table-cell table:formula="of:=DEGREES(ATAN2([.X21]-[.Z21];[.Y21]-[.AA21]))" office:value-type="float" office:value="-33.7682336159756" calcext:value-type="float">
            <text:p>-33.7682336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I21]-[.AK21]" office:value-type="float" office:value="-1.9" calcext:value-type="float">
            <text:p>-1.9</text:p>
          </table:table-cell>
          <table:table-cell table:formula="of:=[.AJ21]-[.AL21]" office:value-type="float" office:value="19.2" calcext:value-type="float">
            <text:p>19.2</text:p>
          </table:table-cell>
          <table:table-cell table:formula="of:=(([.AI21]-[.AK21])/2)+[.AK21]" office:value-type="float" office:value="25.45" calcext:value-type="float">
            <text:p>25.45</text:p>
          </table:table-cell>
          <table:table-cell table:formula="of:=(([.AJ21]-[.AL21])/2)+[.AL21]" office:value-type="float" office:value="15.2" calcext:value-type="float">
            <text:p>15.2</text:p>
          </table:table-cell>
          <table:table-cell table:formula="of:=DEGREES(ATAN2([.AI21]-[.AK21];[.AJ21]-[.AL21]))" office:value-type="float" office:value="95.6514948814977" calcext:value-type="float">
            <text:p>95.65149488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formula="of:=[.AT21]-[.AV21]" office:value-type="float" office:value="-3.6" calcext:value-type="float">
            <text:p>-3.6</text:p>
          </table:table-cell>
          <table:table-cell table:formula="of:=[.AU21]-[.AW21]" office:value-type="float" office:value="-20.3" calcext:value-type="float">
            <text:p>-20.3</text:p>
          </table:table-cell>
          <table:table-cell table:formula="of:=(([.AT21]-[.AV21])/2)+[.AV21]" office:value-type="float" office:value="24.3" calcext:value-type="float">
            <text:p>24.3</text:p>
          </table:table-cell>
          <table:table-cell table:formula="of:=(([.AU21]-[.AW21])/2)+[.AW21]" office:value-type="float" office:value="-16.75" calcext:value-type="float">
            <text:p>-16.75</text:p>
          </table:table-cell>
          <table:table-cell table:formula="of:=DEGREES(ATAN2([.AT21]-[.AV21];[.AU21]-[.AW21]))" office:value-type="float" office:value="-100.056276316706" calcext:value-type="float">
            <text:p>-100.05627631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 table:formula="of:=[.B22]-[.D22]" office:value-type="float" office:value="20.3" calcext:value-type="float">
            <text:p>20.3</text:p>
          </table:table-cell>
          <table:table-cell table:formula="of:=[.C22]-[.E22]" office:value-type="float" office:value="-1.3" calcext:value-type="float">
            <text:p>-1.3</text:p>
          </table:table-cell>
          <table:table-cell table:formula="of:=(([.B22]-[.D22])/2)+[.D22]" office:value-type="float" office:value="64.25" calcext:value-type="float">
            <text:p>64.25</text:p>
          </table:table-cell>
          <table:table-cell table:formula="of:=(([.C22]-[.E22])/2)+[.E22]" office:value-type="float" office:value="-1.65" calcext:value-type="float">
            <text:p>-1.65</text:p>
          </table:table-cell>
          <table:table-cell table:formula="of:=DEGREES(ATAN2([.B22]-[.D22];[.C22]-[.E22]))" office:value-type="float" office:value="-3.66418432074072" calcext:value-type="float">
            <text:p>-3.66418432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 table:formula="of:=[.M22]-[.O22]" office:value-type="float" office:value="18.3" calcext:value-type="float">
            <text:p>18.3</text:p>
          </table:table-cell>
          <table:table-cell table:formula="of:=[.N22]-[.P22]" office:value-type="float" office:value="9.35" calcext:value-type="float">
            <text:p>9.35</text:p>
          </table:table-cell>
          <table:table-cell table:formula="of:=(([.M22]-[.O22])/2)+[.O22]" office:value-type="float" office:value="59.85" calcext:value-type="float">
            <text:p>59.85</text:p>
          </table:table-cell>
          <table:table-cell table:formula="of:=(([.N22]-[.P22])/2)+[.P22]" office:value-type="float" office:value="11.225" calcext:value-type="float">
            <text:p>11.225</text:p>
          </table:table-cell>
          <table:table-cell table:formula="of:=DEGREES(ATAN2([.M22]-[.O22];[.N22]-[.P22]))" office:value-type="float" office:value="27.0638048859469" calcext:value-type="float">
            <text:p>27.06380488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formula="of:=[.X22]-[.Z22]" office:value-type="float" office:value="16.5" calcext:value-type="float">
            <text:p>16.5</text:p>
          </table:table-cell>
          <table:table-cell table:formula="of:=[.Y22]-[.AA22]" office:value-type="float" office:value="-11.6" calcext:value-type="float">
            <text:p>-11.6</text:p>
          </table:table-cell>
          <table:table-cell table:formula="of:=(([.X22]-[.Z22])/2)+[.Z22]" office:value-type="float" office:value="58.65" calcext:value-type="float">
            <text:p>58.65</text:p>
          </table:table-cell>
          <table:table-cell table:formula="of:=(([.Y22]-[.AA22])/2)+[.AA22]" office:value-type="float" office:value="-15.3" calcext:value-type="float">
            <text:p>-15.3</text:p>
          </table:table-cell>
          <table:table-cell table:formula="of:=DEGREES(ATAN2([.X22]-[.Z22];[.Y22]-[.AA22]))" office:value-type="float" office:value="-35.1083802731778" calcext:value-type="float">
            <text:p>-35.10838027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 table:formula="of:=[.AI22]-[.AK22]" office:value-type="float" office:value="-1.5" calcext:value-type="float">
            <text:p>-1.5</text:p>
          </table:table-cell>
          <table:table-cell table:formula="of:=[.AJ22]-[.AL22]" office:value-type="float" office:value="20.7" calcext:value-type="float">
            <text:p>20.7</text:p>
          </table:table-cell>
          <table:table-cell table:formula="of:=(([.AI22]-[.AK22])/2)+[.AK22]" office:value-type="float" office:value="25.55" calcext:value-type="float">
            <text:p>25.55</text:p>
          </table:table-cell>
          <table:table-cell table:formula="of:=(([.AJ22]-[.AL22])/2)+[.AL22]" office:value-type="float" office:value="15.65" calcext:value-type="float">
            <text:p>15.65</text:p>
          </table:table-cell>
          <table:table-cell table:formula="of:=DEGREES(ATAN2([.AI22]-[.AK22];[.AJ22]-[.AL22]))" office:value-type="float" office:value="94.1446237411043" calcext:value-type="float">
            <text:p>94.14462374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T22]-[.AV22]" office:value-type="float" office:value="-3.1" calcext:value-type="float">
            <text:p>-3.1</text:p>
          </table:table-cell>
          <table:table-cell table:formula="of:=[.AU22]-[.AW22]" office:value-type="float" office:value="-20.5" calcext:value-type="float">
            <text:p>-20.5</text:p>
          </table:table-cell>
          <table:table-cell table:formula="of:=(([.AT22]-[.AV22])/2)+[.AV22]" office:value-type="float" office:value="24.35" calcext:value-type="float">
            <text:p>24.35</text:p>
          </table:table-cell>
          <table:table-cell table:formula="of:=(([.AU22]-[.AW22])/2)+[.AW22]" office:value-type="float" office:value="-16.15" calcext:value-type="float">
            <text:p>-16.15</text:p>
          </table:table-cell>
          <table:table-cell table:formula="of:=DEGREES(ATAN2([.AT22]-[.AV22];[.AU22]-[.AW22]))" office:value-type="float" office:value="-98.5990887107775" calcext:value-type="float">
            <text:p>-98.59908871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 table:formula="of:=[.B23]-[.D23]" office:value-type="float" office:value="20.3" calcext:value-type="float">
            <text:p>20.3</text:p>
          </table:table-cell>
          <table:table-cell table:formula="of:=[.C23]-[.E23]" office:value-type="float" office:value="-1.55" calcext:value-type="float">
            <text:p>-1.55</text:p>
          </table:table-cell>
          <table:table-cell table:formula="of:=(([.B23]-[.D23])/2)+[.D23]" office:value-type="float" office:value="64.2" calcext:value-type="float">
            <text:p>64.2</text:p>
          </table:table-cell>
          <table:table-cell table:formula="of:=(([.C23]-[.E23])/2)+[.E23]" office:value-type="float" office:value="-2.725" calcext:value-type="float">
            <text:p>-2.725</text:p>
          </table:table-cell>
          <table:table-cell table:formula="of:=DEGREES(ATAN2([.B23]-[.D23];[.C23]-[.E23]))" office:value-type="float" office:value="-4.36632876425454" calcext:value-type="float">
            <text:p>-4.36632876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 table:formula="of:=[.M23]-[.O23]" office:value-type="float" office:value="18.1" calcext:value-type="float">
            <text:p>18.1</text:p>
          </table:table-cell>
          <table:table-cell table:formula="of:=[.N23]-[.P23]" office:value-type="float" office:value="9.6" calcext:value-type="float">
            <text:p>9.6</text:p>
          </table:table-cell>
          <table:table-cell table:formula="of:=(([.M23]-[.O23])/2)+[.O23]" office:value-type="float" office:value="59.55" calcext:value-type="float">
            <text:p>59.55</text:p>
          </table:table-cell>
          <table:table-cell table:formula="of:=(([.N23]-[.P23])/2)+[.P23]" office:value-type="float" office:value="12.2" calcext:value-type="float">
            <text:p>12.2</text:p>
          </table:table-cell>
          <table:table-cell table:formula="of:=DEGREES(ATAN2([.M23]-[.O23];[.N23]-[.P23]))" office:value-type="float" office:value="27.9408861807416" calcext:value-type="float">
            <text:p>27.94088618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 table:formula="of:=[.X23]-[.Z23]" office:value-type="float" office:value="17.8" calcext:value-type="float">
            <text:p>17.8</text:p>
          </table:table-cell>
          <table:table-cell table:formula="of:=[.Y23]-[.AA23]" office:value-type="float" office:value="-11.5" calcext:value-type="float">
            <text:p>-11.5</text:p>
          </table:table-cell>
          <table:table-cell table:formula="of:=(([.X23]-[.Z23])/2)+[.Z23]" office:value-type="float" office:value="59.1" calcext:value-type="float">
            <text:p>59.1</text:p>
          </table:table-cell>
          <table:table-cell table:formula="of:=(([.Y23]-[.AA23])/2)+[.AA23]" office:value-type="float" office:value="-14.55" calcext:value-type="float">
            <text:p>-14.55</text:p>
          </table:table-cell>
          <table:table-cell table:formula="of:=DEGREES(ATAN2([.X23]-[.Z23];[.Y23]-[.AA23]))" office:value-type="float" office:value="-32.8651852882796" calcext:value-type="float">
            <text:p>-32.865185288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I23]-[.AK23]" office:value-type="float" office:value="-1" calcext:value-type="float">
            <text:p>-1</text:p>
          </table:table-cell>
          <table:table-cell table:formula="of:=[.AJ23]-[.AL23]" office:value-type="float" office:value="20.2" calcext:value-type="float">
            <text:p>20.2</text:p>
          </table:table-cell>
          <table:table-cell table:formula="of:=(([.AI23]-[.AK23])/2)+[.AK23]" office:value-type="float" office:value="25.6" calcext:value-type="float">
            <text:p>25.6</text:p>
          </table:table-cell>
          <table:table-cell table:formula="of:=(([.AJ23]-[.AL23])/2)+[.AL23]" office:value-type="float" office:value="15.5" calcext:value-type="float">
            <text:p>15.5</text:p>
          </table:table-cell>
          <table:table-cell table:formula="of:=DEGREES(ATAN2([.AI23]-[.AK23];[.AJ23]-[.AL23]))" office:value-type="float" office:value="92.8341110163065" calcext:value-type="float">
            <text:p>92.83411101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  <table:table-cell table:formula="of:=[.AT23]-[.AV23]" office:value-type="float" office:value="-2.3" calcext:value-type="float">
            <text:p>-2.3</text:p>
          </table:table-cell>
          <table:table-cell table:formula="of:=[.AU23]-[.AW23]" office:value-type="float" office:value="-20.4" calcext:value-type="float">
            <text:p>-20.4</text:p>
          </table:table-cell>
          <table:table-cell table:formula="of:=(([.AT23]-[.AV23])/2)+[.AV23]" office:value-type="float" office:value="24.65" calcext:value-type="float">
            <text:p>24.65</text:p>
          </table:table-cell>
          <table:table-cell table:formula="of:=(([.AU23]-[.AW23])/2)+[.AW23]" office:value-type="float" office:value="-15.9" calcext:value-type="float">
            <text:p>-15.9</text:p>
          </table:table-cell>
          <table:table-cell table:formula="of:=DEGREES(ATAN2([.AT23]-[.AV23];[.AU23]-[.AW23]))" office:value-type="float" office:value="-96.4326539241383" calcext:value-type="float">
            <text:p>-96.43265392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 table:formula="of:=[.B24]-[.D24]" office:value-type="float" office:value="20.2" calcext:value-type="float">
            <text:p>20.2</text:p>
          </table:table-cell>
          <table:table-cell table:formula="of:=[.C24]-[.E24]" office:value-type="float" office:value="-1.6" calcext:value-type="float">
            <text:p>-1.6</text:p>
          </table:table-cell>
          <table:table-cell table:formula="of:=(([.B24]-[.D24])/2)+[.D24]" office:value-type="float" office:value="64.3" calcext:value-type="float">
            <text:p>64.3</text:p>
          </table:table-cell>
          <table:table-cell table:formula="of:=(([.C24]-[.E24])/2)+[.E24]" office:value-type="float" office:value="-2.9" calcext:value-type="float">
            <text:p>-2.9</text:p>
          </table:table-cell>
          <table:table-cell table:formula="of:=DEGREES(ATAN2([.B24]-[.D24];[.C24]-[.E24]))" office:value-type="float" office:value="-4.52882423693254" calcext:value-type="float">
            <text:p>-4.52882423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 table:formula="of:=[.M24]-[.O24]" office:value-type="float" office:value="17.9" calcext:value-type="float">
            <text:p>17.9</text:p>
          </table:table-cell>
          <table:table-cell table:formula="of:=[.N24]-[.P24]" office:value-type="float" office:value="9.7" calcext:value-type="float">
            <text:p>9.7</text:p>
          </table:table-cell>
          <table:table-cell table:formula="of:=(([.M24]-[.O24])/2)+[.O24]" office:value-type="float" office:value="59.45" calcext:value-type="float">
            <text:p>59.45</text:p>
          </table:table-cell>
          <table:table-cell table:formula="of:=(([.N24]-[.P24])/2)+[.P24]" office:value-type="float" office:value="12.75" calcext:value-type="float">
            <text:p>12.75</text:p>
          </table:table-cell>
          <table:table-cell table:formula="of:=DEGREES(ATAN2([.M24]-[.O24];[.N24]-[.P24]))" office:value-type="float" office:value="28.4532391838189" calcext:value-type="float">
            <text:p>28.45323918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formula="of:=[.X24]-[.Z24]" office:value-type="float" office:value="17.7" calcext:value-type="float">
            <text:p>17.7</text:p>
          </table:table-cell>
          <table:table-cell table:formula="of:=[.Y24]-[.AA24]" office:value-type="float" office:value="-11.4" calcext:value-type="float">
            <text:p>-11.4</text:p>
          </table:table-cell>
          <table:table-cell table:formula="of:=(([.X24]-[.Z24])/2)+[.Z24]" office:value-type="float" office:value="59.25" calcext:value-type="float">
            <text:p>59.25</text:p>
          </table:table-cell>
          <table:table-cell table:formula="of:=(([.Y24]-[.AA24])/2)+[.AA24]" office:value-type="float" office:value="-15.2" calcext:value-type="float">
            <text:p>-15.2</text:p>
          </table:table-cell>
          <table:table-cell table:formula="of:=DEGREES(ATAN2([.X24]-[.Z24];[.Y24]-[.AA24]))" office:value-type="float" office:value="-32.7842808658691" calcext:value-type="float">
            <text:p>-32.78428086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table:formula="of:=[.AI24]-[.AK24]" office:value-type="float" office:value="-1.3" calcext:value-type="float">
            <text:p>-1.3</text:p>
          </table:table-cell>
          <table:table-cell table:formula="of:=[.AJ24]-[.AL24]" office:value-type="float" office:value="20.4" calcext:value-type="float">
            <text:p>20.4</text:p>
          </table:table-cell>
          <table:table-cell table:formula="of:=(([.AI24]-[.AK24])/2)+[.AK24]" office:value-type="float" office:value="25.65" calcext:value-type="float">
            <text:p>25.65</text:p>
          </table:table-cell>
          <table:table-cell table:formula="of:=(([.AJ24]-[.AL24])/2)+[.AL24]" office:value-type="float" office:value="15.9" calcext:value-type="float">
            <text:p>15.9</text:p>
          </table:table-cell>
          <table:table-cell table:formula="of:=DEGREES(ATAN2([.AI24]-[.AK24];[.AJ24]-[.AL24]))" office:value-type="float" office:value="93.6462712087569" calcext:value-type="float">
            <text:p>93.64627120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  <table:table-cell table:formula="of:=[.AT24]-[.AV24]" office:value-type="float" office:value="-3" calcext:value-type="float">
            <text:p>-3</text:p>
          </table:table-cell>
          <table:table-cell table:formula="of:=[.AU24]-[.AW24]" office:value-type="float" office:value="-20.4" calcext:value-type="float">
            <text:p>-20.4</text:p>
          </table:table-cell>
          <table:table-cell table:formula="of:=(([.AT24]-[.AV24])/2)+[.AV24]" office:value-type="float" office:value="24.5" calcext:value-type="float">
            <text:p>24.5</text:p>
          </table:table-cell>
          <table:table-cell table:formula="of:=(([.AU24]-[.AW24])/2)+[.AW24]" office:value-type="float" office:value="-16" calcext:value-type="float">
            <text:p>-16</text:p>
          </table:table-cell>
          <table:table-cell table:formula="of:=DEGREES(ATAN2([.AT24]-[.AV24];[.AU24]-[.AW24]))" office:value-type="float" office:value="-98.3658861240326" calcext:value-type="float">
            <text:p>-98.36588612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 table:formula="of:=[.B25]-[.D25]" office:value-type="float" office:value="20.25" calcext:value-type="float">
            <text:p>20.25</text:p>
          </table:table-cell>
          <table:table-cell table:formula="of:=[.C25]-[.E25]" office:value-type="float" office:value="-1.4" calcext:value-type="float">
            <text:p>-1.4</text:p>
          </table:table-cell>
          <table:table-cell table:formula="of:=(([.B25]-[.D25])/2)+[.D25]" office:value-type="float" office:value="63.975" calcext:value-type="float">
            <text:p>63.975</text:p>
          </table:table-cell>
          <table:table-cell table:formula="of:=(([.C25]-[.E25])/2)+[.E25]" office:value-type="float" office:value="-2.6" calcext:value-type="float">
            <text:p>-2.6</text:p>
          </table:table-cell>
          <table:table-cell table:formula="of:=DEGREES(ATAN2([.B25]-[.D25];[.C25]-[.E25]))" office:value-type="float" office:value="-3.95489655510561" calcext:value-type="float">
            <text:p>-3.95489655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 table:formula="of:=[.M25]-[.O25]" office:value-type="float" office:value="18.05" calcext:value-type="float">
            <text:p>18.05</text:p>
          </table:table-cell>
          <table:table-cell table:formula="of:=[.N25]-[.P25]" office:value-type="float" office:value="9.6" calcext:value-type="float">
            <text:p>9.6</text:p>
          </table:table-cell>
          <table:table-cell table:formula="of:=(([.M25]-[.O25])/2)+[.O25]" office:value-type="float" office:value="59.625" calcext:value-type="float">
            <text:p>59.625</text:p>
          </table:table-cell>
          <table:table-cell table:formula="of:=(([.N25]-[.P25])/2)+[.P25]" office:value-type="float" office:value="11.85" calcext:value-type="float">
            <text:p>11.85</text:p>
          </table:table-cell>
          <table:table-cell table:formula="of:=DEGREES(ATAN2([.M25]-[.O25];[.N25]-[.P25]))" office:value-type="float" office:value="28.0065444766786" calcext:value-type="float">
            <text:p>28.00654447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 table:formula="of:=[.X25]-[.Z25]" office:value-type="float" office:value="17.8" calcext:value-type="float">
            <text:p>17.8</text:p>
          </table:table-cell>
          <table:table-cell table:formula="of:=[.Y25]-[.AA25]" office:value-type="float" office:value="-11.6" calcext:value-type="float">
            <text:p>-11.6</text:p>
          </table:table-cell>
          <table:table-cell table:formula="of:=(([.X25]-[.Z25])/2)+[.Z25]" office:value-type="float" office:value="59.3" calcext:value-type="float">
            <text:p>59.3</text:p>
          </table:table-cell>
          <table:table-cell table:formula="of:=(([.Y25]-[.AA25])/2)+[.AA25]" office:value-type="float" office:value="-14.7" calcext:value-type="float">
            <text:p>-14.7</text:p>
          </table:table-cell>
          <table:table-cell table:formula="of:=DEGREES(ATAN2([.X25]-[.Z25];[.Y25]-[.AA25]))" office:value-type="float" office:value="-33.0916999386824" calcext:value-type="float">
            <text:p>-33.09169993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 table:formula="of:=[.AI25]-[.AK25]" office:value-type="float" office:value="-1.1" calcext:value-type="float">
            <text:p>-1.1</text:p>
          </table:table-cell>
          <table:table-cell table:formula="of:=[.AJ25]-[.AL25]" office:value-type="float" office:value="20.2" calcext:value-type="float">
            <text:p>20.2</text:p>
          </table:table-cell>
          <table:table-cell table:formula="of:=(([.AI25]-[.AK25])/2)+[.AK25]" office:value-type="float" office:value="25.65" calcext:value-type="float">
            <text:p>25.65</text:p>
          </table:table-cell>
          <table:table-cell table:formula="of:=(([.AJ25]-[.AL25])/2)+[.AL25]" office:value-type="float" office:value="15.2" calcext:value-type="float">
            <text:p>15.2</text:p>
          </table:table-cell>
          <table:table-cell table:formula="of:=DEGREES(ATAN2([.AI25]-[.AK25];[.AJ25]-[.AL25]))" office:value-type="float" office:value="93.1169885991202" calcext:value-type="float">
            <text:p>93.11698859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formula="of:=[.AT25]-[.AV25]" office:value-type="float" office:value="-3.2" calcext:value-type="float">
            <text:p>-3.2</text:p>
          </table:table-cell>
          <table:table-cell table:formula="of:=[.AU25]-[.AW25]" office:value-type="float" office:value="-20.3" calcext:value-type="float">
            <text:p>-20.3</text:p>
          </table:table-cell>
          <table:table-cell table:formula="of:=(([.AT25]-[.AV25])/2)+[.AV25]" office:value-type="float" office:value="24.4" calcext:value-type="float">
            <text:p>24.4</text:p>
          </table:table-cell>
          <table:table-cell table:formula="of:=(([.AU25]-[.AW25])/2)+[.AW25]" office:value-type="float" office:value="-16.15" calcext:value-type="float">
            <text:p>-16.15</text:p>
          </table:table-cell>
          <table:table-cell table:formula="of:=DEGREES(ATAN2([.AT25]-[.AV25];[.AU25]-[.AW25]))" office:value-type="float" office:value="-98.9581323628623" calcext:value-type="float">
            <text:p>-98.95813236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 table:formula="of:=[.B26]-[.D26]" office:value-type="float" office:value="20.35" calcext:value-type="float">
            <text:p>20.35</text:p>
          </table:table-cell>
          <table:table-cell table:formula="of:=[.C26]-[.E26]" office:value-type="float" office:value="-1.7" calcext:value-type="float">
            <text:p>-1.7</text:p>
          </table:table-cell>
          <table:table-cell table:formula="of:=(([.B26]-[.D26])/2)+[.D26]" office:value-type="float" office:value="64.375" calcext:value-type="float">
            <text:p>64.375</text:p>
          </table:table-cell>
          <table:table-cell table:formula="of:=(([.C26]-[.E26])/2)+[.E26]" office:value-type="float" office:value="-2.8" calcext:value-type="float">
            <text:p>-2.8</text:p>
          </table:table-cell>
          <table:table-cell table:formula="of:=DEGREES(ATAN2([.B26]-[.D26];[.C26]-[.E26]))" office:value-type="float" office:value="-4.77529191006808" calcext:value-type="float">
            <text:p>-4.77529191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 table:formula="of:=[.M26]-[.O26]" office:value-type="float" office:value="18" calcext:value-type="float">
            <text:p>18</text:p>
          </table:table-cell>
          <table:table-cell table:formula="of:=[.N26]-[.P26]" office:value-type="float" office:value="9.8" calcext:value-type="float">
            <text:p>9.8</text:p>
          </table:table-cell>
          <table:table-cell table:formula="of:=(([.M26]-[.O26])/2)+[.O26]" office:value-type="float" office:value="59.8" calcext:value-type="float">
            <text:p>59.8</text:p>
          </table:table-cell>
          <table:table-cell table:formula="of:=(([.N26]-[.P26])/2)+[.P26]" office:value-type="float" office:value="11.9" calcext:value-type="float">
            <text:p>11.9</text:p>
          </table:table-cell>
          <table:table-cell table:formula="of:=DEGREES(ATAN2([.M26]-[.O26];[.N26]-[.P26]))" office:value-type="float" office:value="28.5658367937466" calcext:value-type="float">
            <text:p>28.56583679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 table:formula="of:=[.X26]-[.Z26]" office:value-type="float" office:value="17.5" calcext:value-type="float">
            <text:p>17.5</text:p>
          </table:table-cell>
          <table:table-cell table:formula="of:=[.Y26]-[.AA26]" office:value-type="float" office:value="-12" calcext:value-type="float">
            <text:p>-12</text:p>
          </table:table-cell>
          <table:table-cell table:formula="of:=(([.X26]-[.Z26])/2)+[.Z26]" office:value-type="float" office:value="58.95" calcext:value-type="float">
            <text:p>58.95</text:p>
          </table:table-cell>
          <table:table-cell table:formula="of:=(([.Y26]-[.AA26])/2)+[.AA26]" office:value-type="float" office:value="-16.1" calcext:value-type="float">
            <text:p>-16.1</text:p>
          </table:table-cell>
          <table:table-cell table:formula="of:=DEGREES(ATAN2([.X26]-[.Z26];[.Y26]-[.AA26]))" office:value-type="float" office:value="-34.4389893088036" calcext:value-type="float">
            <text:p>-34.43898930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I26]-[.AK26]" office:value-type="float" office:value="-1.4" calcext:value-type="float">
            <text:p>-1.4</text:p>
          </table:table-cell>
          <table:table-cell table:formula="of:=[.AJ26]-[.AL26]" office:value-type="float" office:value="20.4" calcext:value-type="float">
            <text:p>20.4</text:p>
          </table:table-cell>
          <table:table-cell table:formula="of:=(([.AI26]-[.AK26])/2)+[.AK26]" office:value-type="float" office:value="25.4" calcext:value-type="float">
            <text:p>25.4</text:p>
          </table:table-cell>
          <table:table-cell table:formula="of:=(([.AJ26]-[.AL26])/2)+[.AL26]" office:value-type="float" office:value="15.6" calcext:value-type="float">
            <text:p>15.6</text:p>
          </table:table-cell>
          <table:table-cell table:formula="of:=DEGREES(ATAN2([.AI26]-[.AK26];[.AJ26]-[.AL26]))" office:value-type="float" office:value="93.925907703684" calcext:value-type="float">
            <text:p>93.92590770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  <table:table-cell table:formula="of:=[.AT26]-[.AV26]" office:value-type="float" office:value="-3.6" calcext:value-type="float">
            <text:p>-3.6</text:p>
          </table:table-cell>
          <table:table-cell table:formula="of:=[.AU26]-[.AW26]" office:value-type="float" office:value="-20.3" calcext:value-type="float">
            <text:p>-20.3</text:p>
          </table:table-cell>
          <table:table-cell table:formula="of:=(([.AT26]-[.AV26])/2)+[.AV26]" office:value-type="float" office:value="24.3" calcext:value-type="float">
            <text:p>24.3</text:p>
          </table:table-cell>
          <table:table-cell table:formula="of:=(([.AU26]-[.AW26])/2)+[.AW26]" office:value-type="float" office:value="-16.25" calcext:value-type="float">
            <text:p>-16.25</text:p>
          </table:table-cell>
          <table:table-cell table:formula="of:=DEGREES(ATAN2([.AT26]-[.AV26];[.AU26]-[.AW26]))" office:value-type="float" office:value="-100.056276316706" calcext:value-type="float">
            <text:p>-100.056276316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table:formula="of:=[.B27]-[.D27]" office:value-type="float" office:value="20.3" calcext:value-type="float">
            <text:p>20.3</text:p>
          </table:table-cell>
          <table:table-cell table:formula="of:=[.C27]-[.E27]" office:value-type="float" office:value="-1.05" calcext:value-type="float">
            <text:p>-1.05</text:p>
          </table:table-cell>
          <table:table-cell table:formula="of:=(([.B27]-[.D27])/2)+[.D27]" office:value-type="float" office:value="64.15" calcext:value-type="float">
            <text:p>64.15</text:p>
          </table:table-cell>
          <table:table-cell table:formula="of:=(([.C27]-[.E27])/2)+[.E27]" office:value-type="float" office:value="-1.525" calcext:value-type="float">
            <text:p>-1.525</text:p>
          </table:table-cell>
          <table:table-cell table:formula="of:=DEGREES(ATAN2([.B27]-[.D27];[.C27]-[.E27]))" office:value-type="float" office:value="-2.96093613416375" calcext:value-type="float">
            <text:p>-2.96093613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 table:formula="of:=[.M27]-[.O27]" office:value-type="float" office:value="18.3" calcext:value-type="float">
            <text:p>18.3</text:p>
          </table:table-cell>
          <table:table-cell table:formula="of:=[.N27]-[.P27]" office:value-type="float" office:value="9.4" calcext:value-type="float">
            <text:p>9.4</text:p>
          </table:table-cell>
          <table:table-cell table:formula="of:=(([.M27]-[.O27])/2)+[.O27]" office:value-type="float" office:value="59.6" calcext:value-type="float">
            <text:p>59.6</text:p>
          </table:table-cell>
          <table:table-cell table:formula="of:=(([.N27]-[.P27])/2)+[.P27]" office:value-type="float" office:value="11.3" calcext:value-type="float">
            <text:p>11.3</text:p>
          </table:table-cell>
          <table:table-cell table:formula="of:=DEGREES(ATAN2([.M27]-[.O27];[.N27]-[.P27]))" office:value-type="float" office:value="27.1878068642843" calcext:value-type="float">
            <text:p>27.18780686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 table:formula="of:=[.X27]-[.Z27]" office:value-type="float" office:value="17.8" calcext:value-type="float">
            <text:p>17.8</text:p>
          </table:table-cell>
          <table:table-cell table:formula="of:=[.Y27]-[.AA27]" office:value-type="float" office:value="-11.4" calcext:value-type="float">
            <text:p>-11.4</text:p>
          </table:table-cell>
          <table:table-cell table:formula="of:=(([.X27]-[.Z27])/2)+[.Z27]" office:value-type="float" office:value="59.3" calcext:value-type="float">
            <text:p>59.3</text:p>
          </table:table-cell>
          <table:table-cell table:formula="of:=(([.Y27]-[.AA27])/2)+[.AA27]" office:value-type="float" office:value="-14.3" calcext:value-type="float">
            <text:p>-14.3</text:p>
          </table:table-cell>
          <table:table-cell table:formula="of:=DEGREES(ATAN2([.X27]-[.Z27];[.Y27]-[.AA27]))" office:value-type="float" office:value="-32.6375075842857" calcext:value-type="float">
            <text:p>-32.63750758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I27]-[.AK27]" office:value-type="float" office:value="-2" calcext:value-type="float">
            <text:p>-2</text:p>
          </table:table-cell>
          <table:table-cell table:formula="of:=[.AJ27]-[.AL27]" office:value-type="float" office:value="20.1" calcext:value-type="float">
            <text:p>20.1</text:p>
          </table:table-cell>
          <table:table-cell table:formula="of:=(([.AI27]-[.AK27])/2)+[.AK27]" office:value-type="float" office:value="25.4" calcext:value-type="float">
            <text:p>25.4</text:p>
          </table:table-cell>
          <table:table-cell table:formula="of:=(([.AJ27]-[.AL27])/2)+[.AL27]" office:value-type="float" office:value="15.65" calcext:value-type="float">
            <text:p>15.65</text:p>
          </table:table-cell>
          <table:table-cell table:formula="of:=DEGREES(ATAN2([.AI27]-[.AK27];[.AJ27]-[.AL27]))" office:value-type="float" office:value="95.682368617855" calcext:value-type="float">
            <text:p>95.6823686179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  <table:table-cell table:formula="of:=[.AT27]-[.AV27]" office:value-type="float" office:value="-3.1" calcext:value-type="float">
            <text:p>-3.1</text:p>
          </table:table-cell>
          <table:table-cell table:formula="of:=[.AU27]-[.AW27]" office:value-type="float" office:value="-20.3" calcext:value-type="float">
            <text:p>-20.3</text:p>
          </table:table-cell>
          <table:table-cell table:formula="of:=(([.AT27]-[.AV27])/2)+[.AV27]" office:value-type="float" office:value="24.55" calcext:value-type="float">
            <text:p>24.55</text:p>
          </table:table-cell>
          <table:table-cell table:formula="of:=(([.AU27]-[.AW27])/2)+[.AW27]" office:value-type="float" office:value="-15.95" calcext:value-type="float">
            <text:p>-15.95</text:p>
          </table:table-cell>
          <table:table-cell table:formula="of:=DEGREES(ATAN2([.AT27]-[.AV27];[.AU27]-[.AW27]))" office:value-type="float" office:value="-98.6825238812683" calcext:value-type="float">
            <text:p>-98.68252388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 table:formula="of:=[.B28]-[.D28]" office:value-type="float" office:value="20.25" calcext:value-type="float">
            <text:p>20.25</text:p>
          </table:table-cell>
          <table:table-cell table:formula="of:=[.C28]-[.E28]" office:value-type="float" office:value="-1.5" calcext:value-type="float">
            <text:p>-1.5</text:p>
          </table:table-cell>
          <table:table-cell table:formula="of:=(([.B28]-[.D28])/2)+[.D28]" office:value-type="float" office:value="63.975" calcext:value-type="float">
            <text:p>63.975</text:p>
          </table:table-cell>
          <table:table-cell table:formula="of:=(([.C28]-[.E28])/2)+[.E28]" office:value-type="float" office:value="-2.25" calcext:value-type="float">
            <text:p>-2.25</text:p>
          </table:table-cell>
          <table:table-cell table:formula="of:=DEGREES(ATAN2([.B28]-[.D28];[.C28]-[.E28]))" office:value-type="float" office:value="-4.23639479905884" calcext:value-type="float">
            <text:p>-4.23639479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 table:formula="of:=[.M28]-[.O28]" office:value-type="float" office:value="17.95" calcext:value-type="float">
            <text:p>17.95</text:p>
          </table:table-cell>
          <table:table-cell table:formula="of:=[.N28]-[.P28]" office:value-type="float" office:value="9.65" calcext:value-type="float">
            <text:p>9.65</text:p>
          </table:table-cell>
          <table:table-cell table:formula="of:=(([.M28]-[.O28])/2)+[.O28]" office:value-type="float" office:value="59.625" calcext:value-type="float">
            <text:p>59.625</text:p>
          </table:table-cell>
          <table:table-cell table:formula="of:=(([.N28]-[.P28])/2)+[.P28]" office:value-type="float" office:value="12.425" calcext:value-type="float">
            <text:p>12.425</text:p>
          </table:table-cell>
          <table:table-cell table:formula="of:=DEGREES(ATAN2([.M28]-[.O28];[.N28]-[.P28]))" office:value-type="float" office:value="28.2626728340851" calcext:value-type="float">
            <text:p>28.26267283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formula="of:=[.X28]-[.Z28]" office:value-type="float" office:value="17.9" calcext:value-type="float">
            <text:p>17.9</text:p>
          </table:table-cell>
          <table:table-cell table:formula="of:=[.Y28]-[.AA28]" office:value-type="float" office:value="-11.6" calcext:value-type="float">
            <text:p>-11.6</text:p>
          </table:table-cell>
          <table:table-cell table:formula="of:=(([.X28]-[.Z28])/2)+[.Z28]" office:value-type="float" office:value="59.45" calcext:value-type="float">
            <text:p>59.45</text:p>
          </table:table-cell>
          <table:table-cell table:formula="of:=(([.Y28]-[.AA28])/2)+[.AA28]" office:value-type="float" office:value="-14.8" calcext:value-type="float">
            <text:p>-14.8</text:p>
          </table:table-cell>
          <table:table-cell table:formula="of:=DEGREES(ATAN2([.X28]-[.Z28];[.Y28]-[.AA28]))" office:value-type="float" office:value="-32.9450408648484" calcext:value-type="float">
            <text:p>-32.94504086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 table:formula="of:=[.AI28]-[.AK28]" office:value-type="float" office:value="-1.1" calcext:value-type="float">
            <text:p>-1.1</text:p>
          </table:table-cell>
          <table:table-cell table:formula="of:=[.AJ28]-[.AL28]" office:value-type="float" office:value="20.5" calcext:value-type="float">
            <text:p>20.5</text:p>
          </table:table-cell>
          <table:table-cell table:formula="of:=(([.AI28]-[.AK28])/2)+[.AK28]" office:value-type="float" office:value="25.65" calcext:value-type="float">
            <text:p>25.65</text:p>
          </table:table-cell>
          <table:table-cell table:formula="of:=(([.AJ28]-[.AL28])/2)+[.AL28]" office:value-type="float" office:value="15.45" calcext:value-type="float">
            <text:p>15.45</text:p>
          </table:table-cell>
          <table:table-cell table:formula="of:=DEGREES(ATAN2([.AI28]-[.AK28];[.AJ28]-[.AL28]))" office:value-type="float" office:value="93.0714621170704" calcext:value-type="float">
            <text:p>93.07146211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  <table:table-cell table:formula="of:=[.AT28]-[.AV28]" office:value-type="float" office:value="-2.8" calcext:value-type="float">
            <text:p>-2.8</text:p>
          </table:table-cell>
          <table:table-cell table:formula="of:=[.AU28]-[.AW28]" office:value-type="float" office:value="-20.5" calcext:value-type="float">
            <text:p>-20.5</text:p>
          </table:table-cell>
          <table:table-cell table:formula="of:=(([.AT28]-[.AV28])/2)+[.AV28]" office:value-type="float" office:value="25" calcext:value-type="float">
            <text:p>25</text:p>
          </table:table-cell>
          <table:table-cell table:formula="of:=(([.AU28]-[.AW28])/2)+[.AW28]" office:value-type="float" office:value="-15.55" calcext:value-type="float">
            <text:p>-15.55</text:p>
          </table:table-cell>
          <table:table-cell table:formula="of:=DEGREES(ATAN2([.AT28]-[.AV28];[.AU28]-[.AW28]))" office:value-type="float" office:value="-97.7776378901293" calcext:value-type="float">
            <text:p>-97.77763789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 table:formula="of:=[.B29]-[.D29]" office:value-type="float" office:value="20.25" calcext:value-type="float">
            <text:p>20.25</text:p>
          </table:table-cell>
          <table:table-cell table:formula="of:=[.C29]-[.E29]" office:value-type="float" office:value="-0.95" calcext:value-type="float">
            <text:p>-0.95</text:p>
          </table:table-cell>
          <table:table-cell table:formula="of:=(([.B29]-[.D29])/2)+[.D29]" office:value-type="float" office:value="64.325" calcext:value-type="float">
            <text:p>64.325</text:p>
          </table:table-cell>
          <table:table-cell table:formula="of:=(([.C29]-[.E29])/2)+[.E29]" office:value-type="float" office:value="-1.975" calcext:value-type="float">
            <text:p>-1.975</text:p>
          </table:table-cell>
          <table:table-cell table:formula="of:=DEGREES(ATAN2([.B29]-[.D29];[.C29]-[.E29]))" office:value-type="float" office:value="-2.68598079443395" calcext:value-type="float">
            <text:p>-2.68598079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 table:formula="of:=[.M29]-[.O29]" office:value-type="float" office:value="18.2" calcext:value-type="float">
            <text:p>18.2</text:p>
          </table:table-cell>
          <table:table-cell table:formula="of:=[.N29]-[.P29]" office:value-type="float" office:value="9.4" calcext:value-type="float">
            <text:p>9.4</text:p>
          </table:table-cell>
          <table:table-cell table:formula="of:=(([.M29]-[.O29])/2)+[.O29]" office:value-type="float" office:value="59.7" calcext:value-type="float">
            <text:p>59.7</text:p>
          </table:table-cell>
          <table:table-cell table:formula="of:=(([.N29]-[.P29])/2)+[.P29]" office:value-type="float" office:value="11.4" calcext:value-type="float">
            <text:p>11.4</text:p>
          </table:table-cell>
          <table:table-cell table:formula="of:=DEGREES(ATAN2([.M29]-[.O29];[.N29]-[.P29]))" office:value-type="float" office:value="27.3156079734423" calcext:value-type="float">
            <text:p>27.31560797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 table:formula="of:=[.X29]-[.Z29]" office:value-type="float" office:value="17.6" calcext:value-type="float">
            <text:p>17.6</text:p>
          </table:table-cell>
          <table:table-cell table:formula="of:=[.Y29]-[.AA29]" office:value-type="float" office:value="-11.4" calcext:value-type="float">
            <text:p>-11.4</text:p>
          </table:table-cell>
          <table:table-cell table:formula="of:=(([.X29]-[.Z29])/2)+[.Z29]" office:value-type="float" office:value="59.4" calcext:value-type="float">
            <text:p>59.4</text:p>
          </table:table-cell>
          <table:table-cell table:formula="of:=(([.Y29]-[.AA29])/2)+[.AA29]" office:value-type="float" office:value="-15.1" calcext:value-type="float">
            <text:p>-15.1</text:p>
          </table:table-cell>
          <table:table-cell table:formula="of:=DEGREES(ATAN2([.X29]-[.Z29];[.Y29]-[.AA29]))" office:value-type="float" office:value="-32.9322310413467" calcext:value-type="float">
            <text:p>-32.93223104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formula="of:=[.AI29]-[.AK29]" office:value-type="float" office:value="-2.1" calcext:value-type="float">
            <text:p>-2.1</text:p>
          </table:table-cell>
          <table:table-cell table:formula="of:=[.AJ29]-[.AL29]" office:value-type="float" office:value="20.3" calcext:value-type="float">
            <text:p>20.3</text:p>
          </table:table-cell>
          <table:table-cell table:formula="of:=(([.AI29]-[.AK29])/2)+[.AK29]" office:value-type="float" office:value="25.15" calcext:value-type="float">
            <text:p>25.15</text:p>
          </table:table-cell>
          <table:table-cell table:formula="of:=(([.AJ29]-[.AL29])/2)+[.AL29]" office:value-type="float" office:value="16.05" calcext:value-type="float">
            <text:p>16.05</text:p>
          </table:table-cell>
          <table:table-cell table:formula="of:=DEGREES(ATAN2([.AI29]-[.AK29];[.AJ29]-[.AL29]))" office:value-type="float" office:value="95.9061411137705" calcext:value-type="float">
            <text:p>95.90614111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  <table:table-cell table:formula="of:=[.AT29]-[.AV29]" office:value-type="float" office:value="-3.1" calcext:value-type="float">
            <text:p>-3.1</text:p>
          </table:table-cell>
          <table:table-cell table:formula="of:=[.AU29]-[.AW29]" office:value-type="float" office:value="-20.3" calcext:value-type="float">
            <text:p>-20.3</text:p>
          </table:table-cell>
          <table:table-cell table:formula="of:=(([.AT29]-[.AV29])/2)+[.AV29]" office:value-type="float" office:value="24.85" calcext:value-type="float">
            <text:p>24.85</text:p>
          </table:table-cell>
          <table:table-cell table:formula="of:=(([.AU29]-[.AW29])/2)+[.AW29]" office:value-type="float" office:value="-15.95" calcext:value-type="float">
            <text:p>-15.95</text:p>
          </table:table-cell>
          <table:table-cell table:formula="of:=DEGREES(ATAN2([.AT29]-[.AV29];[.AU29]-[.AW29]))" office:value-type="float" office:value="-98.6825238812682" calcext:value-type="float">
            <text:p>-98.68252388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 table:formula="of:=[.B30]-[.D30]" office:value-type="float" office:value="20.25" calcext:value-type="float">
            <text:p>20.25</text:p>
          </table:table-cell>
          <table:table-cell table:formula="of:=[.C30]-[.E30]" office:value-type="float" office:value="-0.75" calcext:value-type="float">
            <text:p>-0.75</text:p>
          </table:table-cell>
          <table:table-cell table:formula="of:=(([.B30]-[.D30])/2)+[.D30]" office:value-type="float" office:value="64.325" calcext:value-type="float">
            <text:p>64.325</text:p>
          </table:table-cell>
          <table:table-cell table:formula="of:=(([.C30]-[.E30])/2)+[.E30]" office:value-type="float" office:value="-2.075" calcext:value-type="float">
            <text:p>-2.075</text:p>
          </table:table-cell>
          <table:table-cell table:formula="of:=DEGREES(ATAN2([.B30]-[.D30];[.C30]-[.E30]))" office:value-type="float" office:value="-2.12109639666145" calcext:value-type="float">
            <text:p>-2.12109639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 table:formula="of:=[.M30]-[.O30]" office:value-type="float" office:value="17.9" calcext:value-type="float">
            <text:p>17.9</text:p>
          </table:table-cell>
          <table:table-cell table:formula="of:=[.N30]-[.P30]" office:value-type="float" office:value="9.9" calcext:value-type="float">
            <text:p>9.9</text:p>
          </table:table-cell>
          <table:table-cell table:formula="of:=(([.M30]-[.O30])/2)+[.O30]" office:value-type="float" office:value="59.25" calcext:value-type="float">
            <text:p>59.25</text:p>
          </table:table-cell>
          <table:table-cell table:formula="of:=(([.N30]-[.P30])/2)+[.P30]" office:value-type="float" office:value="12.75" calcext:value-type="float">
            <text:p>12.75</text:p>
          </table:table-cell>
          <table:table-cell table:formula="of:=DEGREES(ATAN2([.M30]-[.O30];[.N30]-[.P30]))" office:value-type="float" office:value="28.9457803372242" calcext:value-type="float">
            <text:p>28.94578033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formula="of:=[.X30]-[.Z30]" office:value-type="float" office:value="17.6" calcext:value-type="float">
            <text:p>17.6</text:p>
          </table:table-cell>
          <table:table-cell table:formula="of:=[.Y30]-[.AA30]" office:value-type="float" office:value="-11.4" calcext:value-type="float">
            <text:p>-11.4</text:p>
          </table:table-cell>
          <table:table-cell table:formula="of:=(([.X30]-[.Z30])/2)+[.Z30]" office:value-type="float" office:value="59.3" calcext:value-type="float">
            <text:p>59.3</text:p>
          </table:table-cell>
          <table:table-cell table:formula="of:=(([.Y30]-[.AA30])/2)+[.AA30]" office:value-type="float" office:value="-14.7" calcext:value-type="float">
            <text:p>-14.7</text:p>
          </table:table-cell>
          <table:table-cell table:formula="of:=DEGREES(ATAN2([.X30]-[.Z30];[.Y30]-[.AA30]))" office:value-type="float" office:value="-32.9322310413467" calcext:value-type="float">
            <text:p>-32.93223104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 table:formula="of:=[.AI30]-[.AK30]" office:value-type="float" office:value="-1.7" calcext:value-type="float">
            <text:p>-1.7</text:p>
          </table:table-cell>
          <table:table-cell table:formula="of:=[.AJ30]-[.AL30]" office:value-type="float" office:value="20.6" calcext:value-type="float">
            <text:p>20.6</text:p>
          </table:table-cell>
          <table:table-cell table:formula="of:=(([.AI30]-[.AK30])/2)+[.AK30]" office:value-type="float" office:value="25.65" calcext:value-type="float">
            <text:p>25.65</text:p>
          </table:table-cell>
          <table:table-cell table:formula="of:=(([.AJ30]-[.AL30])/2)+[.AL30]" office:value-type="float" office:value="15.7" calcext:value-type="float">
            <text:p>15.7</text:p>
          </table:table-cell>
          <table:table-cell table:formula="of:=DEGREES(ATAN2([.AI30]-[.AK30];[.AJ30]-[.AL30]))" office:value-type="float" office:value="94.7176025045617" calcext:value-type="float">
            <text:p>94.71760250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  <table:table-cell table:formula="of:=[.AT30]-[.AV30]" office:value-type="float" office:value="-3.4" calcext:value-type="float">
            <text:p>-3.4</text:p>
          </table:table-cell>
          <table:table-cell table:formula="of:=[.AU30]-[.AW30]" office:value-type="float" office:value="-20.3" calcext:value-type="float">
            <text:p>-20.3</text:p>
          </table:table-cell>
          <table:table-cell table:formula="of:=(([.AT30]-[.AV30])/2)+[.AV30]" office:value-type="float" office:value="24.7" calcext:value-type="float">
            <text:p>24.7</text:p>
          </table:table-cell>
          <table:table-cell table:formula="of:=(([.AU30]-[.AW30])/2)+[.AW30]" office:value-type="float" office:value="-16.25" calcext:value-type="float">
            <text:p>-16.25</text:p>
          </table:table-cell>
          <table:table-cell table:formula="of:=DEGREES(ATAN2([.AT30]-[.AV30];[.AU30]-[.AW30]))" office:value-type="float" office:value="-99.508085600461" calcext:value-type="float">
            <text:p>-99.50808560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 table:formula="of:=[.B31]-[.D31]" office:value-type="float" office:value="20.3" calcext:value-type="float">
            <text:p>20.3</text:p>
          </table:table-cell>
          <table:table-cell table:formula="of:=[.C31]-[.E31]" office:value-type="float" office:value="-1.1" calcext:value-type="float">
            <text:p>-1.1</text:p>
          </table:table-cell>
          <table:table-cell table:formula="of:=(([.B31]-[.D31])/2)+[.D31]" office:value-type="float" office:value="64.15" calcext:value-type="float">
            <text:p>64.15</text:p>
          </table:table-cell>
          <table:table-cell table:formula="of:=(([.C31]-[.E31])/2)+[.E31]" office:value-type="float" office:value="-1.75" calcext:value-type="float">
            <text:p>-1.75</text:p>
          </table:table-cell>
          <table:table-cell table:formula="of:=DEGREES(ATAN2([.B31]-[.D31];[.C31]-[.E31]))" office:value-type="float" office:value="-3.10166402986846" calcext:value-type="float">
            <text:p>-3.10166402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 table:formula="of:=[.M31]-[.O31]" office:value-type="float" office:value="18.05" calcext:value-type="float">
            <text:p>18.05</text:p>
          </table:table-cell>
          <table:table-cell table:formula="of:=[.N31]-[.P31]" office:value-type="float" office:value="9.5" calcext:value-type="float">
            <text:p>9.5</text:p>
          </table:table-cell>
          <table:table-cell table:formula="of:=(([.M31]-[.O31])/2)+[.O31]" office:value-type="float" office:value="59.925" calcext:value-type="float">
            <text:p>59.925</text:p>
          </table:table-cell>
          <table:table-cell table:formula="of:=(([.N31]-[.P31])/2)+[.P31]" office:value-type="float" office:value="11.75" calcext:value-type="float">
            <text:p>11.75</text:p>
          </table:table-cell>
          <table:table-cell table:formula="of:=DEGREES(ATAN2([.M31]-[.O31];[.N31]-[.P31]))" office:value-type="float" office:value="27.75854060106" calcext:value-type="float">
            <text:p>27.7585406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 table:formula="of:=[.X31]-[.Z31]" office:value-type="float" office:value="17.8" calcext:value-type="float">
            <text:p>17.8</text:p>
          </table:table-cell>
          <table:table-cell table:formula="of:=[.Y31]-[.AA31]" office:value-type="float" office:value="-11.3" calcext:value-type="float">
            <text:p>-11.3</text:p>
          </table:table-cell>
          <table:table-cell table:formula="of:=(([.X31]-[.Z31])/2)+[.Z31]" office:value-type="float" office:value="59.6" calcext:value-type="float">
            <text:p>59.6</text:p>
          </table:table-cell>
          <table:table-cell table:formula="of:=(([.Y31]-[.AA31])/2)+[.AA31]" office:value-type="float" office:value="-14.55" calcext:value-type="float">
            <text:p>-14.55</text:p>
          </table:table-cell>
          <table:table-cell table:formula="of:=DEGREES(ATAN2([.X31]-[.Z31];[.Y31]-[.AA31]))" office:value-type="float" office:value="-32.4086650917568" calcext:value-type="float">
            <text:p>-32.4086650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 table:formula="of:=[.AI31]-[.AK31]" office:value-type="float" office:value="-2.1" calcext:value-type="float">
            <text:p>-2.1</text:p>
          </table:table-cell>
          <table:table-cell table:formula="of:=[.AJ31]-[.AL31]" office:value-type="float" office:value="20.7" calcext:value-type="float">
            <text:p>20.7</text:p>
          </table:table-cell>
          <table:table-cell table:formula="of:=(([.AI31]-[.AK31])/2)+[.AK31]" office:value-type="float" office:value="24.95" calcext:value-type="float">
            <text:p>24.95</text:p>
          </table:table-cell>
          <table:table-cell table:formula="of:=(([.AJ31]-[.AL31])/2)+[.AL31]" office:value-type="float" office:value="15.95" calcext:value-type="float">
            <text:p>15.95</text:p>
          </table:table-cell>
          <table:table-cell table:formula="of:=DEGREES(ATAN2([.AI31]-[.AK31];[.AJ31]-[.AL31]))" office:value-type="float" office:value="95.7927964950322" calcext:value-type="float">
            <text:p>95.7927964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formula="of:=[.AT31]-[.AV31]" office:value-type="float" office:value="-3.1" calcext:value-type="float">
            <text:p>-3.1</text:p>
          </table:table-cell>
          <table:table-cell table:formula="of:=[.AU31]-[.AW31]" office:value-type="float" office:value="-20.2" calcext:value-type="float">
            <text:p>-20.2</text:p>
          </table:table-cell>
          <table:table-cell table:formula="of:=(([.AT31]-[.AV31])/2)+[.AV31]" office:value-type="float" office:value="24.85" calcext:value-type="float">
            <text:p>24.85</text:p>
          </table:table-cell>
          <table:table-cell table:formula="of:=(([.AU31]-[.AW31])/2)+[.AW31]" office:value-type="float" office:value="-16" calcext:value-type="float">
            <text:p>-16</text:p>
          </table:table-cell>
          <table:table-cell table:formula="of:=DEGREES(ATAN2([.AT31]-[.AV31];[.AU31]-[.AW31]))" office:value-type="float" office:value="-98.7248468693745" calcext:value-type="float">
            <text:p>-98.724846869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 table:formula="of:=[.B32]-[.D32]" office:value-type="float" office:value="20.25" calcext:value-type="float">
            <text:p>20.25</text:p>
          </table:table-cell>
          <table:table-cell table:formula="of:=[.C32]-[.E32]" office:value-type="float" office:value="-1.1" calcext:value-type="float">
            <text:p>-1.1</text:p>
          </table:table-cell>
          <table:table-cell table:formula="of:=(([.B32]-[.D32])/2)+[.D32]" office:value-type="float" office:value="64.175" calcext:value-type="float">
            <text:p>64.175</text:p>
          </table:table-cell>
          <table:table-cell table:formula="of:=(([.C32]-[.E32])/2)+[.E32]" office:value-type="float" office:value="-1.55" calcext:value-type="float">
            <text:p>-1.55</text:p>
          </table:table-cell>
          <table:table-cell table:formula="of:=DEGREES(ATAN2([.B32]-[.D32];[.C32]-[.E32]))" office:value-type="float" office:value="-3.10930745093526" calcext:value-type="float">
            <text:p>-3.10930745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 table:formula="of:=[.M32]-[.O32]" office:value-type="float" office:value="18.25" calcext:value-type="float">
            <text:p>18.25</text:p>
          </table:table-cell>
          <table:table-cell table:formula="of:=[.N32]-[.P32]" office:value-type="float" office:value="9.55" calcext:value-type="float">
            <text:p>9.55</text:p>
          </table:table-cell>
          <table:table-cell table:formula="of:=(([.M32]-[.O32])/2)+[.O32]" office:value-type="float" office:value="59.625" calcext:value-type="float">
            <text:p>59.625</text:p>
          </table:table-cell>
          <table:table-cell table:formula="of:=(([.N32]-[.P32])/2)+[.P32]" office:value-type="float" office:value="11.725" calcext:value-type="float">
            <text:p>11.725</text:p>
          </table:table-cell>
          <table:table-cell table:formula="of:=DEGREES(ATAN2([.M32]-[.O32];[.N32]-[.P32]))" office:value-type="float" office:value="27.6225079149125" calcext:value-type="float">
            <text:p>27.622507914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 table:formula="of:=[.X32]-[.Z32]" office:value-type="float" office:value="17.7" calcext:value-type="float">
            <text:p>17.7</text:p>
          </table:table-cell>
          <table:table-cell table:formula="of:=[.Y32]-[.AA32]" office:value-type="float" office:value="-11.7" calcext:value-type="float">
            <text:p>-11.7</text:p>
          </table:table-cell>
          <table:table-cell table:formula="of:=(([.X32]-[.Z32])/2)+[.Z32]" office:value-type="float" office:value="59.05" calcext:value-type="float">
            <text:p>59.05</text:p>
          </table:table-cell>
          <table:table-cell table:formula="of:=(([.Y32]-[.AA32])/2)+[.AA32]" office:value-type="float" office:value="-15.25" calcext:value-type="float">
            <text:p>-15.25</text:p>
          </table:table-cell>
          <table:table-cell table:formula="of:=DEGREES(ATAN2([.X32]-[.Z32];[.Y32]-[.AA32]))" office:value-type="float" office:value="-33.4653793463553" calcext:value-type="float">
            <text:p>-33.46537934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table:formula="of:=[.AI32]-[.AK32]" office:value-type="float" office:value="-2.1" calcext:value-type="float">
            <text:p>-2.1</text:p>
          </table:table-cell>
          <table:table-cell table:formula="of:=[.AJ32]-[.AL32]" office:value-type="float" office:value="20.4" calcext:value-type="float">
            <text:p>20.4</text:p>
          </table:table-cell>
          <table:table-cell table:formula="of:=(([.AI32]-[.AK32])/2)+[.AK32]" office:value-type="float" office:value="24.85" calcext:value-type="float">
            <text:p>24.85</text:p>
          </table:table-cell>
          <table:table-cell table:formula="of:=(([.AJ32]-[.AL32])/2)+[.AL32]" office:value-type="float" office:value="16.2" calcext:value-type="float">
            <text:p>16.2</text:p>
          </table:table-cell>
          <table:table-cell table:formula="of:=DEGREES(ATAN2([.AI32]-[.AK32];[.AJ32]-[.AL32]))" office:value-type="float" office:value="95.8773926066431" calcext:value-type="float">
            <text:p>95.87739260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T32]-[.AV32]" office:value-type="float" office:value="-2.6" calcext:value-type="float">
            <text:p>-2.6</text:p>
          </table:table-cell>
          <table:table-cell table:formula="of:=[.AU32]-[.AW32]" office:value-type="float" office:value="-20.3" calcext:value-type="float">
            <text:p>-20.3</text:p>
          </table:table-cell>
          <table:table-cell table:formula="of:=(([.AT32]-[.AV32])/2)+[.AV32]" office:value-type="float" office:value="24.6" calcext:value-type="float">
            <text:p>24.6</text:p>
          </table:table-cell>
          <table:table-cell table:formula="of:=(([.AU32]-[.AW32])/2)+[.AW32]" office:value-type="float" office:value="-16.05" calcext:value-type="float">
            <text:p>-16.05</text:p>
          </table:table-cell>
          <table:table-cell table:formula="of:=DEGREES(ATAN2([.AT32]-[.AV32];[.AU32]-[.AW32]))" office:value-type="float" office:value="-97.2986393917403" calcext:value-type="float">
            <text:p>-97.29863939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 table:formula="of:=[.B33]-[.D33]" office:value-type="float" office:value="20.2" calcext:value-type="float">
            <text:p>20.2</text:p>
          </table:table-cell>
          <table:table-cell table:formula="of:=[.C33]-[.E33]" office:value-type="float" office:value="-1.5" calcext:value-type="float">
            <text:p>-1.5</text:p>
          </table:table-cell>
          <table:table-cell table:formula="of:=(([.B33]-[.D33])/2)+[.D33]" office:value-type="float" office:value="64.05" calcext:value-type="float">
            <text:p>64.05</text:p>
          </table:table-cell>
          <table:table-cell table:formula="of:=(([.C33]-[.E33])/2)+[.E33]" office:value-type="float" office:value="-2.45" calcext:value-type="float">
            <text:p>-2.45</text:p>
          </table:table-cell>
          <table:table-cell table:formula="of:=DEGREES(ATAN2([.B33]-[.D33];[.C33]-[.E33]))" office:value-type="float" office:value="-4.24684260702347" calcext:value-type="float">
            <text:p>-4.2468426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 table:formula="of:=[.M33]-[.O33]" office:value-type="float" office:value="17.9" calcext:value-type="float">
            <text:p>17.9</text:p>
          </table:table-cell>
          <table:table-cell table:formula="of:=[.N33]-[.P33]" office:value-type="float" office:value="9.7" calcext:value-type="float">
            <text:p>9.7</text:p>
          </table:table-cell>
          <table:table-cell table:formula="of:=(([.M33]-[.O33])/2)+[.O33]" office:value-type="float" office:value="59.65" calcext:value-type="float">
            <text:p>59.65</text:p>
          </table:table-cell>
          <table:table-cell table:formula="of:=(([.N33]-[.P33])/2)+[.P33]" office:value-type="float" office:value="11.55" calcext:value-type="float">
            <text:p>11.55</text:p>
          </table:table-cell>
          <table:table-cell table:formula="of:=DEGREES(ATAN2([.M33]-[.O33];[.N33]-[.P33]))" office:value-type="float" office:value="28.4532391838189" calcext:value-type="float">
            <text:p>28.45323918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formula="of:=[.X33]-[.Z33]" office:value-type="float" office:value="18" calcext:value-type="float">
            <text:p>18</text:p>
          </table:table-cell>
          <table:table-cell table:formula="of:=[.Y33]-[.AA33]" office:value-type="float" office:value="-10.9" calcext:value-type="float">
            <text:p>-10.9</text:p>
          </table:table-cell>
          <table:table-cell table:formula="of:=(([.X33]-[.Z33])/2)+[.Z33]" office:value-type="float" office:value="59.5" calcext:value-type="float">
            <text:p>59.5</text:p>
          </table:table-cell>
          <table:table-cell table:formula="of:=(([.Y33]-[.AA33])/2)+[.AA33]" office:value-type="float" office:value="-14.35" calcext:value-type="float">
            <text:p>-14.35</text:p>
          </table:table-cell>
          <table:table-cell table:formula="of:=DEGREES(ATAN2([.X33]-[.Z33];[.Y33]-[.AA33]))" office:value-type="float" office:value="-31.1972343738638" calcext:value-type="float">
            <text:p>-31.19723437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I33]-[.AK33]" office:value-type="float" office:value="-2" calcext:value-type="float">
            <text:p>-2</text:p>
          </table:table-cell>
          <table:table-cell table:formula="of:=[.AJ33]-[.AL33]" office:value-type="float" office:value="20.5" calcext:value-type="float">
            <text:p>20.5</text:p>
          </table:table-cell>
          <table:table-cell table:formula="of:=(([.AI33]-[.AK33])/2)+[.AK33]" office:value-type="float" office:value="25.1" calcext:value-type="float">
            <text:p>25.1</text:p>
          </table:table-cell>
          <table:table-cell table:formula="of:=(([.AJ33]-[.AL33])/2)+[.AL33]" office:value-type="float" office:value="15.65" calcext:value-type="float">
            <text:p>15.65</text:p>
          </table:table-cell>
          <table:table-cell table:formula="of:=DEGREES(ATAN2([.AI33]-[.AK33];[.AJ33]-[.AL33]))" office:value-type="float" office:value="95.5721978039638" calcext:value-type="float">
            <text:p>95.57219780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  <table:table-cell table:formula="of:=[.AT33]-[.AV33]" office:value-type="float" office:value="-2.4" calcext:value-type="float">
            <text:p>-2.4</text:p>
          </table:table-cell>
          <table:table-cell table:formula="of:=[.AU33]-[.AW33]" office:value-type="float" office:value="-20.4" calcext:value-type="float">
            <text:p>-20.4</text:p>
          </table:table-cell>
          <table:table-cell table:formula="of:=(([.AT33]-[.AV33])/2)+[.AV33]" office:value-type="float" office:value="24.9" calcext:value-type="float">
            <text:p>24.9</text:p>
          </table:table-cell>
          <table:table-cell table:formula="of:=(([.AU33]-[.AW33])/2)+[.AW33]" office:value-type="float" office:value="-15.7" calcext:value-type="float">
            <text:p>-15.7</text:p>
          </table:table-cell>
          <table:table-cell table:formula="of:=DEGREES(ATAN2([.AT33]-[.AV33];[.AU33]-[.AW33]))" office:value-type="float" office:value="-96.7098368077569" calcext:value-type="float">
            <text:p>-96.709836807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 table:formula="of:=[.B34]-[.D34]" office:value-type="float" office:value="20.35" calcext:value-type="float">
            <text:p>20.35</text:p>
          </table:table-cell>
          <table:table-cell table:formula="of:=[.C34]-[.E34]" office:value-type="float" office:value="-1.15" calcext:value-type="float">
            <text:p>-1.15</text:p>
          </table:table-cell>
          <table:table-cell table:formula="of:=(([.B34]-[.D34])/2)+[.D34]" office:value-type="float" office:value="64.175" calcext:value-type="float">
            <text:p>64.175</text:p>
          </table:table-cell>
          <table:table-cell table:formula="of:=(([.C34]-[.E34])/2)+[.E34]" office:value-type="float" office:value="-1.425" calcext:value-type="float">
            <text:p>-1.425</text:p>
          </table:table-cell>
          <table:table-cell table:formula="of:=DEGREES(ATAN2([.B34]-[.D34];[.C34]-[.E34]))" office:value-type="float" office:value="-3.23440493756702" calcext:value-type="float">
            <text:p>-3.23440493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 table:formula="of:=[.M34]-[.O34]" office:value-type="float" office:value="18" calcext:value-type="float">
            <text:p>18</text:p>
          </table:table-cell>
          <table:table-cell table:formula="of:=[.N34]-[.P34]" office:value-type="float" office:value="9.75" calcext:value-type="float">
            <text:p>9.75</text:p>
          </table:table-cell>
          <table:table-cell table:formula="of:=(([.M34]-[.O34])/2)+[.O34]" office:value-type="float" office:value="59.4" calcext:value-type="float">
            <text:p>59.4</text:p>
          </table:table-cell>
          <table:table-cell table:formula="of:=(([.N34]-[.P34])/2)+[.P34]" office:value-type="float" office:value="12.275" calcext:value-type="float">
            <text:p>12.275</text:p>
          </table:table-cell>
          <table:table-cell table:formula="of:=DEGREES(ATAN2([.M34]-[.O34];[.N34]-[.P34]))" office:value-type="float" office:value="28.4429286243633" calcext:value-type="float">
            <text:p>28.44292862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formula="of:=[.X34]-[.Z34]" office:value-type="float" office:value="17.7" calcext:value-type="float">
            <text:p>17.7</text:p>
          </table:table-cell>
          <table:table-cell table:formula="of:=[.Y34]-[.AA34]" office:value-type="float" office:value="-11.4" calcext:value-type="float">
            <text:p>-11.4</text:p>
          </table:table-cell>
          <table:table-cell table:formula="of:=(([.X34]-[.Z34])/2)+[.Z34]" office:value-type="float" office:value="59.25" calcext:value-type="float">
            <text:p>59.25</text:p>
          </table:table-cell>
          <table:table-cell table:formula="of:=(([.Y34]-[.AA34])/2)+[.AA34]" office:value-type="float" office:value="-15" calcext:value-type="float">
            <text:p>-15</text:p>
          </table:table-cell>
          <table:table-cell table:formula="of:=DEGREES(ATAN2([.X34]-[.Z34];[.Y34]-[.AA34]))" office:value-type="float" office:value="-32.7842808658691" calcext:value-type="float">
            <text:p>-32.78428086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 table:formula="of:=[.AI34]-[.AK34]" office:value-type="float" office:value="-1.8" calcext:value-type="float">
            <text:p>-1.8</text:p>
          </table:table-cell>
          <table:table-cell table:formula="of:=[.AJ34]-[.AL34]" office:value-type="float" office:value="20.3" calcext:value-type="float">
            <text:p>20.3</text:p>
          </table:table-cell>
          <table:table-cell table:formula="of:=(([.AI34]-[.AK34])/2)+[.AK34]" office:value-type="float" office:value="25.1" calcext:value-type="float">
            <text:p>25.1</text:p>
          </table:table-cell>
          <table:table-cell table:formula="of:=(([.AJ34]-[.AL34])/2)+[.AL34]" office:value-type="float" office:value="15.85" calcext:value-type="float">
            <text:p>15.85</text:p>
          </table:table-cell>
          <table:table-cell table:formula="of:=DEGREES(ATAN2([.AI34]-[.AK34];[.AJ34]-[.AL34]))" office:value-type="float" office:value="95.0671617258532" calcext:value-type="float">
            <text:p>95.06716172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  <table:table-cell table:formula="of:=[.AT34]-[.AV34]" office:value-type="float" office:value="-3.4" calcext:value-type="float">
            <text:p>-3.4</text:p>
          </table:table-cell>
          <table:table-cell table:formula="of:=[.AU34]-[.AW34]" office:value-type="float" office:value="-20.4" calcext:value-type="float">
            <text:p>-20.4</text:p>
          </table:table-cell>
          <table:table-cell table:formula="of:=(([.AT34]-[.AV34])/2)+[.AV34]" office:value-type="float" office:value="24.5" calcext:value-type="float">
            <text:p>24.5</text:p>
          </table:table-cell>
          <table:table-cell table:formula="of:=(([.AU34]-[.AW34])/2)+[.AW34]" office:value-type="float" office:value="-16.3" calcext:value-type="float">
            <text:p>-16.3</text:p>
          </table:table-cell>
          <table:table-cell table:formula="of:=DEGREES(ATAN2([.AT34]-[.AV34];[.AU34]-[.AW34]))" office:value-type="float" office:value="-99.4623222080256" calcext:value-type="float">
            <text:p>-99.46232220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 table:formula="of:=[.B35]-[.D35]" office:value-type="float" office:value="20.3" calcext:value-type="float">
            <text:p>20.3</text:p>
          </table:table-cell>
          <table:table-cell table:formula="of:=[.C35]-[.E35]" office:value-type="float" office:value="-1.3" calcext:value-type="float">
            <text:p>-1.3</text:p>
          </table:table-cell>
          <table:table-cell table:formula="of:=(([.B35]-[.D35])/2)+[.D35]" office:value-type="float" office:value="64.15" calcext:value-type="float">
            <text:p>64.15</text:p>
          </table:table-cell>
          <table:table-cell table:formula="of:=(([.C35]-[.E35])/2)+[.E35]" office:value-type="float" office:value="-1.95" calcext:value-type="float">
            <text:p>-1.95</text:p>
          </table:table-cell>
          <table:table-cell table:formula="of:=DEGREES(ATAN2([.B35]-[.D35];[.C35]-[.E35]))" office:value-type="float" office:value="-3.66418432074072" calcext:value-type="float">
            <text:p>-3.66418432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 table:formula="of:=[.M35]-[.O35]" office:value-type="float" office:value="18.05" calcext:value-type="float">
            <text:p>18.05</text:p>
          </table:table-cell>
          <table:table-cell table:formula="of:=[.N35]-[.P35]" office:value-type="float" office:value="9.6" calcext:value-type="float">
            <text:p>9.6</text:p>
          </table:table-cell>
          <table:table-cell table:formula="of:=(([.M35]-[.O35])/2)+[.O35]" office:value-type="float" office:value="59.725" calcext:value-type="float">
            <text:p>59.725</text:p>
          </table:table-cell>
          <table:table-cell table:formula="of:=(([.N35]-[.P35])/2)+[.P35]" office:value-type="float" office:value="11.7" calcext:value-type="float">
            <text:p>11.7</text:p>
          </table:table-cell>
          <table:table-cell table:formula="of:=DEGREES(ATAN2([.M35]-[.O35];[.N35]-[.P35]))" office:value-type="float" office:value="28.0065444766787" calcext:value-type="float">
            <text:p>28.00654447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 table:formula="of:=[.X35]-[.Z35]" office:value-type="float" office:value="17.8" calcext:value-type="float">
            <text:p>17.8</text:p>
          </table:table-cell>
          <table:table-cell table:formula="of:=[.Y35]-[.AA35]" office:value-type="float" office:value="-11.6" calcext:value-type="float">
            <text:p>-11.6</text:p>
          </table:table-cell>
          <table:table-cell table:formula="of:=(([.X35]-[.Z35])/2)+[.Z35]" office:value-type="float" office:value="59.1" calcext:value-type="float">
            <text:p>59.1</text:p>
          </table:table-cell>
          <table:table-cell table:formula="of:=(([.Y35]-[.AA35])/2)+[.AA35]" office:value-type="float" office:value="-14.8" calcext:value-type="float">
            <text:p>-14.8</text:p>
          </table:table-cell>
          <table:table-cell table:formula="of:=DEGREES(ATAN2([.X35]-[.Z35];[.Y35]-[.AA35]))" office:value-type="float" office:value="-33.0916999386824" calcext:value-type="float">
            <text:p>-33.09169993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 table:formula="of:=[.AI35]-[.AK35]" office:value-type="float" office:value="-1.8" calcext:value-type="float">
            <text:p>-1.8</text:p>
          </table:table-cell>
          <table:table-cell table:formula="of:=[.AJ35]-[.AL35]" office:value-type="float" office:value="20.3" calcext:value-type="float">
            <text:p>20.3</text:p>
          </table:table-cell>
          <table:table-cell table:formula="of:=(([.AI35]-[.AK35])/2)+[.AK35]" office:value-type="float" office:value="25.8" calcext:value-type="float">
            <text:p>25.8</text:p>
          </table:table-cell>
          <table:table-cell table:formula="of:=(([.AJ35]-[.AL35])/2)+[.AL35]" office:value-type="float" office:value="15.25" calcext:value-type="float">
            <text:p>15.25</text:p>
          </table:table-cell>
          <table:table-cell table:formula="of:=DEGREES(ATAN2([.AI35]-[.AK35];[.AJ35]-[.AL35]))" office:value-type="float" office:value="95.0671617258532" calcext:value-type="float">
            <text:p>95.06716172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  <table:table-cell table:formula="of:=[.AT35]-[.AV35]" office:value-type="float" office:value="-3.8" calcext:value-type="float">
            <text:p>-3.8</text:p>
          </table:table-cell>
          <table:table-cell table:formula="of:=[.AU35]-[.AW35]" office:value-type="float" office:value="-18.7" calcext:value-type="float">
            <text:p>-18.7</text:p>
          </table:table-cell>
          <table:table-cell table:formula="of:=(([.AT35]-[.AV35])/2)+[.AV35]" office:value-type="float" office:value="24" calcext:value-type="float">
            <text:p>24</text:p>
          </table:table-cell>
          <table:table-cell table:formula="of:=(([.AU35]-[.AW35])/2)+[.AW35]" office:value-type="float" office:value="-16.15" calcext:value-type="float">
            <text:p>-16.15</text:p>
          </table:table-cell>
          <table:table-cell table:formula="of:=DEGREES(ATAN2([.AT35]-[.AV35];[.AU35]-[.AW35]))" office:value-type="float" office:value="-101.486588993922" calcext:value-type="float">
            <text:p>-101.486588993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 table:formula="of:=[.B36]-[.D36]" office:value-type="float" office:value="20.25" calcext:value-type="float">
            <text:p>20.25</text:p>
          </table:table-cell>
          <table:table-cell table:formula="of:=[.C36]-[.E36]" office:value-type="float" office:value="-1.15" calcext:value-type="float">
            <text:p>-1.15</text:p>
          </table:table-cell>
          <table:table-cell table:formula="of:=(([.B36]-[.D36])/2)+[.D36]" office:value-type="float" office:value="63.975" calcext:value-type="float">
            <text:p>63.975</text:p>
          </table:table-cell>
          <table:table-cell table:formula="of:=(([.C36]-[.E36])/2)+[.E36]" office:value-type="float" office:value="-1.575" calcext:value-type="float">
            <text:p>-1.575</text:p>
          </table:table-cell>
          <table:table-cell table:formula="of:=DEGREES(ATAN2([.B36]-[.D36];[.C36]-[.E36]))" office:value-type="float" office:value="-3.25034314533666" calcext:value-type="float">
            <text:p>-3.25034314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 table:formula="of:=[.M36]-[.O36]" office:value-type="float" office:value="18" calcext:value-type="float">
            <text:p>18</text:p>
          </table:table-cell>
          <table:table-cell table:formula="of:=[.N36]-[.P36]" office:value-type="float" office:value="10.2" calcext:value-type="float">
            <text:p>10.2</text:p>
          </table:table-cell>
          <table:table-cell table:formula="of:=(([.M36]-[.O36])/2)+[.O36]" office:value-type="float" office:value="59.4" calcext:value-type="float">
            <text:p>59.4</text:p>
          </table:table-cell>
          <table:table-cell table:formula="of:=(([.N36]-[.P36])/2)+[.P36]" office:value-type="float" office:value="12.3" calcext:value-type="float">
            <text:p>12.3</text:p>
          </table:table-cell>
          <table:table-cell table:formula="of:=DEGREES(ATAN2([.M36]-[.O36];[.N36]-[.P36]))" office:value-type="float" office:value="29.5387822595581" calcext:value-type="float">
            <text:p>29.53878225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 table:formula="of:=[.X36]-[.Z36]" office:value-type="float" office:value="17.8" calcext:value-type="float">
            <text:p>17.8</text:p>
          </table:table-cell>
          <table:table-cell table:formula="of:=[.Y36]-[.AA36]" office:value-type="float" office:value="-11.7" calcext:value-type="float">
            <text:p>-11.7</text:p>
          </table:table-cell>
          <table:table-cell table:formula="of:=(([.X36]-[.Z36])/2)+[.Z36]" office:value-type="float" office:value="58.9" calcext:value-type="float">
            <text:p>58.9</text:p>
          </table:table-cell>
          <table:table-cell table:formula="of:=(([.Y36]-[.AA36])/2)+[.AA36]" office:value-type="float" office:value="-15.35" calcext:value-type="float">
            <text:p>-15.35</text:p>
          </table:table-cell>
          <table:table-cell table:formula="of:=DEGREES(ATAN2([.X36]-[.Z36];[.Y36]-[.AA36]))" office:value-type="float" office:value="-33.3170533981818" calcext:value-type="float">
            <text:p>-33.31705339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formula="of:=[.AI36]-[.AK36]" office:value-type="float" office:value="-2.2" calcext:value-type="float">
            <text:p>-2.2</text:p>
          </table:table-cell>
          <table:table-cell table:formula="of:=[.AJ36]-[.AL36]" office:value-type="float" office:value="20.1" calcext:value-type="float">
            <text:p>20.1</text:p>
          </table:table-cell>
          <table:table-cell table:formula="of:=(([.AI36]-[.AK36])/2)+[.AK36]" office:value-type="float" office:value="25.1" calcext:value-type="float">
            <text:p>25.1</text:p>
          </table:table-cell>
          <table:table-cell table:formula="of:=(([.AJ36]-[.AL36])/2)+[.AL36]" office:value-type="float" office:value="15.95" calcext:value-type="float">
            <text:p>15.95</text:p>
          </table:table-cell>
          <table:table-cell table:formula="of:=DEGREES(ATAN2([.AI36]-[.AK36];[.AJ36]-[.AL36]))" office:value-type="float" office:value="96.2463156209901" calcext:value-type="float">
            <text:p>96.2463156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  <table:table-cell table:formula="of:=[.AT36]-[.AV36]" office:value-type="float" office:value="-3.8" calcext:value-type="float">
            <text:p>-3.8</text:p>
          </table:table-cell>
          <table:table-cell table:formula="of:=[.AU36]-[.AW36]" office:value-type="float" office:value="-19.9" calcext:value-type="float">
            <text:p>-19.9</text:p>
          </table:table-cell>
          <table:table-cell table:formula="of:=(([.AT36]-[.AV36])/2)+[.AV36]" office:value-type="float" office:value="24.4" calcext:value-type="float">
            <text:p>24.4</text:p>
          </table:table-cell>
          <table:table-cell table:formula="of:=(([.AU36]-[.AW36])/2)+[.AW36]" office:value-type="float" office:value="-16.85" calcext:value-type="float">
            <text:p>-16.85</text:p>
          </table:table-cell>
          <table:table-cell table:formula="of:=DEGREES(ATAN2([.AT36]-[.AV36];[.AU36]-[.AW36]))" office:value-type="float" office:value="-100.81075631847" calcext:value-type="float">
            <text:p>-100.810756318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 table:formula="of:=[.B37]-[.D37]" office:value-type="float" office:value="20.3" calcext:value-type="float">
            <text:p>20.3</text:p>
          </table:table-cell>
          <table:table-cell table:formula="of:=[.C37]-[.E37]" office:value-type="float" office:value="-1.4" calcext:value-type="float">
            <text:p>-1.4</text:p>
          </table:table-cell>
          <table:table-cell table:formula="of:=(([.B37]-[.D37])/2)+[.D37]" office:value-type="float" office:value="64.25" calcext:value-type="float">
            <text:p>64.25</text:p>
          </table:table-cell>
          <table:table-cell table:formula="of:=(([.C37]-[.E37])/2)+[.E37]" office:value-type="float" office:value="-2.4" calcext:value-type="float">
            <text:p>-2.4</text:p>
          </table:table-cell>
          <table:table-cell table:formula="of:=DEGREES(ATAN2([.B37]-[.D37];[.C37]-[.E37]))" office:value-type="float" office:value="-3.94518622903756" calcext:value-type="float">
            <text:p>-3.9451862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 table:formula="of:=[.M37]-[.O37]" office:value-type="float" office:value="18" calcext:value-type="float">
            <text:p>18</text:p>
          </table:table-cell>
          <table:table-cell table:formula="of:=[.N37]-[.P37]" office:value-type="float" office:value="9.45" calcext:value-type="float">
            <text:p>9.45</text:p>
          </table:table-cell>
          <table:table-cell table:formula="of:=(([.M37]-[.O37])/2)+[.O37]" office:value-type="float" office:value="59.8" calcext:value-type="float">
            <text:p>59.8</text:p>
          </table:table-cell>
          <table:table-cell table:formula="of:=(([.N37]-[.P37])/2)+[.P37]" office:value-type="float" office:value="11.475" calcext:value-type="float">
            <text:p>11.475</text:p>
          </table:table-cell>
          <table:table-cell table:formula="of:=DEGREES(ATAN2([.M37]-[.O37];[.N37]-[.P37]))" office:value-type="float" office:value="27.699472808055" calcext:value-type="float">
            <text:p>27.69947280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 table:formula="of:=[.X37]-[.Z37]" office:value-type="float" office:value="17.6" calcext:value-type="float">
            <text:p>17.6</text:p>
          </table:table-cell>
          <table:table-cell table:formula="of:=[.Y37]-[.AA37]" office:value-type="float" office:value="-10.3" calcext:value-type="float">
            <text:p>-10.3</text:p>
          </table:table-cell>
          <table:table-cell table:formula="of:=(([.X37]-[.Z37])/2)+[.Z37]" office:value-type="float" office:value="58.9" calcext:value-type="float">
            <text:p>58.9</text:p>
          </table:table-cell>
          <table:table-cell table:formula="of:=(([.Y37]-[.AA37])/2)+[.AA37]" office:value-type="float" office:value="-14.85" calcext:value-type="float">
            <text:p>-14.85</text:p>
          </table:table-cell>
          <table:table-cell table:formula="of:=DEGREES(ATAN2([.X37]-[.Z37];[.Y37]-[.AA37]))" office:value-type="float" office:value="-30.3373347864578" calcext:value-type="float">
            <text:p>-30.33733478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I37]-[.AK37]" office:value-type="float" office:value="-1.9" calcext:value-type="float">
            <text:p>-1.9</text:p>
          </table:table-cell>
          <table:table-cell table:formula="of:=[.AJ37]-[.AL37]" office:value-type="float" office:value="20.3" calcext:value-type="float">
            <text:p>20.3</text:p>
          </table:table-cell>
          <table:table-cell table:formula="of:=(([.AI37]-[.AK37])/2)+[.AK37]" office:value-type="float" office:value="25.45" calcext:value-type="float">
            <text:p>25.45</text:p>
          </table:table-cell>
          <table:table-cell table:formula="of:=(([.AJ37]-[.AL37])/2)+[.AL37]" office:value-type="float" office:value="15.75" calcext:value-type="float">
            <text:p>15.75</text:p>
          </table:table-cell>
          <table:table-cell table:formula="of:=DEGREES(ATAN2([.AI37]-[.AK37];[.AJ37]-[.AL37]))" office:value-type="float" office:value="95.3470816002994" calcext:value-type="float">
            <text:p>95.34708160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  <table:table-cell table:formula="of:=[.AT37]-[.AV37]" office:value-type="float" office:value="-2.7" calcext:value-type="float">
            <text:p>-2.7</text:p>
          </table:table-cell>
          <table:table-cell table:formula="of:=[.AU37]-[.AW37]" office:value-type="float" office:value="-20.4" calcext:value-type="float">
            <text:p>-20.4</text:p>
          </table:table-cell>
          <table:table-cell table:formula="of:=(([.AT37]-[.AV37])/2)+[.AV37]" office:value-type="float" office:value="24.45" calcext:value-type="float">
            <text:p>24.45</text:p>
          </table:table-cell>
          <table:table-cell table:formula="of:=(([.AU37]-[.AW37])/2)+[.AW37]" office:value-type="float" office:value="-16" calcext:value-type="float">
            <text:p>-16</text:p>
          </table:table-cell>
          <table:table-cell table:formula="of:=DEGREES(ATAN2([.AT37]-[.AV37];[.AU37]-[.AW37]))" office:value-type="float" office:value="-97.5394451395093" calcext:value-type="float">
            <text:p>-97.539445139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 table:formula="of:=[.B38]-[.D38]" office:value-type="float" office:value="20.3" calcext:value-type="float">
            <text:p>20.3</text:p>
          </table:table-cell>
          <table:table-cell table:formula="of:=[.C38]-[.E38]" office:value-type="float" office:value="-1.3" calcext:value-type="float">
            <text:p>-1.3</text:p>
          </table:table-cell>
          <table:table-cell table:formula="of:=(([.B38]-[.D38])/2)+[.D38]" office:value-type="float" office:value="64.35" calcext:value-type="float">
            <text:p>64.35</text:p>
          </table:table-cell>
          <table:table-cell table:formula="of:=(([.C38]-[.E38])/2)+[.E38]" office:value-type="float" office:value="-1.85" calcext:value-type="float">
            <text:p>-1.85</text:p>
          </table:table-cell>
          <table:table-cell table:formula="of:=DEGREES(ATAN2([.B38]-[.D38];[.C38]-[.E38]))" office:value-type="float" office:value="-3.66418432074072" calcext:value-type="float">
            <text:p>-3.66418432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 table:formula="of:=[.M38]-[.O38]" office:value-type="float" office:value="18.05" calcext:value-type="float">
            <text:p>18.05</text:p>
          </table:table-cell>
          <table:table-cell table:formula="of:=[.N38]-[.P38]" office:value-type="float" office:value="9.65" calcext:value-type="float">
            <text:p>9.65</text:p>
          </table:table-cell>
          <table:table-cell table:formula="of:=(([.M38]-[.O38])/2)+[.O38]" office:value-type="float" office:value="59.775" calcext:value-type="float">
            <text:p>59.775</text:p>
          </table:table-cell>
          <table:table-cell table:formula="of:=(([.N38]-[.P38])/2)+[.P38]" office:value-type="float" office:value="12.025" calcext:value-type="float">
            <text:p>12.025</text:p>
          </table:table-cell>
          <table:table-cell table:formula="of:=DEGREES(ATAN2([.M38]-[.O38];[.N38]-[.P38]))" office:value-type="float" office:value="28.1301202626703" calcext:value-type="float">
            <text:p>28.13012026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 table:formula="of:=[.X38]-[.Z38]" office:value-type="float" office:value="18" calcext:value-type="float">
            <text:p>18</text:p>
          </table:table-cell>
          <table:table-cell table:formula="of:=[.Y38]-[.AA38]" office:value-type="float" office:value="-11.7" calcext:value-type="float">
            <text:p>-11.7</text:p>
          </table:table-cell>
          <table:table-cell table:formula="of:=(([.X38]-[.Z38])/2)+[.Z38]" office:value-type="float" office:value="59.5" calcext:value-type="float">
            <text:p>59.5</text:p>
          </table:table-cell>
          <table:table-cell table:formula="of:=(([.Y38]-[.AA38])/2)+[.AA38]" office:value-type="float" office:value="-14.25" calcext:value-type="float">
            <text:p>-14.25</text:p>
          </table:table-cell>
          <table:table-cell table:formula="of:=DEGREES(ATAN2([.X38]-[.Z38];[.Y38]-[.AA38]))" office:value-type="float" office:value="-33.0238675557966" calcext:value-type="float">
            <text:p>-33.02386755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 table:formula="of:=[.AI38]-[.AK38]" office:value-type="float" office:value="-1.4" calcext:value-type="float">
            <text:p>-1.4</text:p>
          </table:table-cell>
          <table:table-cell table:formula="of:=[.AJ38]-[.AL38]" office:value-type="float" office:value="20.3" calcext:value-type="float">
            <text:p>20.3</text:p>
          </table:table-cell>
          <table:table-cell table:formula="of:=(([.AI38]-[.AK38])/2)+[.AK38]" office:value-type="float" office:value="25.6" calcext:value-type="float">
            <text:p>25.6</text:p>
          </table:table-cell>
          <table:table-cell table:formula="of:=(([.AJ38]-[.AL38])/2)+[.AL38]" office:value-type="float" office:value="15.55" calcext:value-type="float">
            <text:p>15.55</text:p>
          </table:table-cell>
          <table:table-cell table:formula="of:=DEGREES(ATAN2([.AI38]-[.AK38];[.AJ38]-[.AL38]))" office:value-type="float" office:value="93.9451862290376" calcext:value-type="float">
            <text:p>93.9451862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  <table:table-cell table:formula="of:=[.AT38]-[.AV38]" office:value-type="float" office:value="-2.5" calcext:value-type="float">
            <text:p>-2.5</text:p>
          </table:table-cell>
          <table:table-cell table:formula="of:=[.AU38]-[.AW38]" office:value-type="float" office:value="-20.5" calcext:value-type="float">
            <text:p>-20.5</text:p>
          </table:table-cell>
          <table:table-cell table:formula="of:=(([.AT38]-[.AV38])/2)+[.AV38]" office:value-type="float" office:value="25.05" calcext:value-type="float">
            <text:p>25.05</text:p>
          </table:table-cell>
          <table:table-cell table:formula="of:=(([.AU38]-[.AW38])/2)+[.AW38]" office:value-type="float" office:value="-15.65" calcext:value-type="float">
            <text:p>-15.65</text:p>
          </table:table-cell>
          <table:table-cell table:formula="of:=DEGREES(ATAN2([.AT38]-[.AV38];[.AU38]-[.AW38]))" office:value-type="float" office:value="-96.9529574681739" calcext:value-type="float">
            <text:p>-96.95295746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 table:formula="of:=[.B39]-[.D39]" office:value-type="float" office:value="20.25" calcext:value-type="float">
            <text:p>20.25</text:p>
          </table:table-cell>
          <table:table-cell table:formula="of:=[.C39]-[.E39]" office:value-type="float" office:value="-1.4" calcext:value-type="float">
            <text:p>-1.4</text:p>
          </table:table-cell>
          <table:table-cell table:formula="of:=(([.B39]-[.D39])/2)+[.D39]" office:value-type="float" office:value="64.125" calcext:value-type="float">
            <text:p>64.125</text:p>
          </table:table-cell>
          <table:table-cell table:formula="of:=(([.C39]-[.E39])/2)+[.E39]" office:value-type="float" office:value="-2.3" calcext:value-type="float">
            <text:p>-2.3</text:p>
          </table:table-cell>
          <table:table-cell table:formula="of:=DEGREES(ATAN2([.B39]-[.D39];[.C39]-[.E39]))" office:value-type="float" office:value="-3.95489655510561" calcext:value-type="float">
            <text:p>-3.95489655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table:formula="of:=[.M39]-[.O39]" office:value-type="float" office:value="18.1" calcext:value-type="float">
            <text:p>18.1</text:p>
          </table:table-cell>
          <table:table-cell table:formula="of:=[.N39]-[.P39]" office:value-type="float" office:value="9.5" calcext:value-type="float">
            <text:p>9.5</text:p>
          </table:table-cell>
          <table:table-cell table:formula="of:=(([.M39]-[.O39])/2)+[.O39]" office:value-type="float" office:value="59.55" calcext:value-type="float">
            <text:p>59.55</text:p>
          </table:table-cell>
          <table:table-cell table:formula="of:=(([.N39]-[.P39])/2)+[.P39]" office:value-type="float" office:value="11.75" calcext:value-type="float">
            <text:p>11.75</text:p>
          </table:table-cell>
          <table:table-cell table:formula="of:=DEGREES(ATAN2([.M39]-[.O39];[.N39]-[.P39]))" office:value-type="float" office:value="27.69326860889" calcext:value-type="float">
            <text:p>27.69326860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 table:formula="of:=[.X39]-[.Z39]" office:value-type="float" office:value="18" calcext:value-type="float">
            <text:p>18</text:p>
          </table:table-cell>
          <table:table-cell table:formula="of:=[.Y39]-[.AA39]" office:value-type="float" office:value="-11.1" calcext:value-type="float">
            <text:p>-11.1</text:p>
          </table:table-cell>
          <table:table-cell table:formula="of:=(([.X39]-[.Z39])/2)+[.Z39]" office:value-type="float" office:value="59.6" calcext:value-type="float">
            <text:p>59.6</text:p>
          </table:table-cell>
          <table:table-cell table:formula="of:=(([.Y39]-[.AA39])/2)+[.AA39]" office:value-type="float" office:value="-13.45" calcext:value-type="float">
            <text:p>-13.45</text:p>
          </table:table-cell>
          <table:table-cell table:formula="of:=DEGREES(ATAN2([.X39]-[.Z39];[.Y39]-[.AA39]))" office:value-type="float" office:value="-31.6607510966366" calcext:value-type="float">
            <text:p>-31.66075109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 table:formula="of:=[.AI39]-[.AK39]" office:value-type="float" office:value="-1.7" calcext:value-type="float">
            <text:p>-1.7</text:p>
          </table:table-cell>
          <table:table-cell table:formula="of:=[.AJ39]-[.AL39]" office:value-type="float" office:value="20.3" calcext:value-type="float">
            <text:p>20.3</text:p>
          </table:table-cell>
          <table:table-cell table:formula="of:=(([.AI39]-[.AK39])/2)+[.AK39]" office:value-type="float" office:value="25.05" calcext:value-type="float">
            <text:p>25.05</text:p>
          </table:table-cell>
          <table:table-cell table:formula="of:=(([.AJ39]-[.AL39])/2)+[.AL39]" office:value-type="float" office:value="15.75" calcext:value-type="float">
            <text:p>15.75</text:p>
          </table:table-cell>
          <table:table-cell table:formula="of:=DEGREES(ATAN2([.AI39]-[.AK39];[.AJ39]-[.AL39]))" office:value-type="float" office:value="94.78699912095" calcext:value-type="float">
            <text:p>94.7869991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  <table:table-cell table:formula="of:=[.AT39]-[.AV39]" office:value-type="float" office:value="-3.9" calcext:value-type="float">
            <text:p>-3.9</text:p>
          </table:table-cell>
          <table:table-cell table:formula="of:=[.AU39]-[.AW39]" office:value-type="float" office:value="-20.2" calcext:value-type="float">
            <text:p>-20.2</text:p>
          </table:table-cell>
          <table:table-cell table:formula="of:=(([.AT39]-[.AV39])/2)+[.AV39]" office:value-type="float" office:value="24.15" calcext:value-type="float">
            <text:p>24.15</text:p>
          </table:table-cell>
          <table:table-cell table:formula="of:=(([.AU39]-[.AW39])/2)+[.AW39]" office:value-type="float" office:value="-16.4" calcext:value-type="float">
            <text:p>-16.4</text:p>
          </table:table-cell>
          <table:table-cell table:formula="of:=DEGREES(ATAN2([.AT39]-[.AV39];[.AU39]-[.AW39]))" office:value-type="float" office:value="-100.927602155972" calcext:value-type="float">
            <text:p>-100.92760215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 table:formula="of:=[.B40]-[.D40]" office:value-type="float" office:value="20.35" calcext:value-type="float">
            <text:p>20.35</text:p>
          </table:table-cell>
          <table:table-cell table:formula="of:=[.C40]-[.E40]" office:value-type="float" office:value="-1.2" calcext:value-type="float">
            <text:p>-1.2</text:p>
          </table:table-cell>
          <table:table-cell table:formula="of:=(([.B40]-[.D40])/2)+[.D40]" office:value-type="float" office:value="64.325" calcext:value-type="float">
            <text:p>64.325</text:p>
          </table:table-cell>
          <table:table-cell table:formula="of:=(([.C40]-[.E40])/2)+[.E40]" office:value-type="float" office:value="-1.5" calcext:value-type="float">
            <text:p>-1.5</text:p>
          </table:table-cell>
          <table:table-cell table:formula="of:=DEGREES(ATAN2([.B40]-[.D40];[.C40]-[.E40]))" office:value-type="float" office:value="-3.37471297210284" calcext:value-type="float">
            <text:p>-3.37471297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 table:formula="of:=[.M40]-[.O40]" office:value-type="float" office:value="18.15" calcext:value-type="float">
            <text:p>18.15</text:p>
          </table:table-cell>
          <table:table-cell table:formula="of:=[.N40]-[.P40]" office:value-type="float" office:value="9.45" calcext:value-type="float">
            <text:p>9.45</text:p>
          </table:table-cell>
          <table:table-cell table:formula="of:=(([.M40]-[.O40])/2)+[.O40]" office:value-type="float" office:value="59.525" calcext:value-type="float">
            <text:p>59.525</text:p>
          </table:table-cell>
          <table:table-cell table:formula="of:=(([.N40]-[.P40])/2)+[.P40]" office:value-type="float" office:value="11.475" calcext:value-type="float">
            <text:p>11.475</text:p>
          </table:table-cell>
          <table:table-cell table:formula="of:=DEGREES(ATAN2([.M40]-[.O40];[.N40]-[.P40]))" office:value-type="float" office:value="27.5042421228136" calcext:value-type="float">
            <text:p>27.50424212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 table:formula="of:=[.X40]-[.Z40]" office:value-type="float" office:value="18" calcext:value-type="float">
            <text:p>18</text:p>
          </table:table-cell>
          <table:table-cell table:formula="of:=[.Y40]-[.AA40]" office:value-type="float" office:value="-11.1" calcext:value-type="float">
            <text:p>-11.1</text:p>
          </table:table-cell>
          <table:table-cell table:formula="of:=(([.X40]-[.Z40])/2)+[.Z40]" office:value-type="float" office:value="59.4" calcext:value-type="float">
            <text:p>59.4</text:p>
          </table:table-cell>
          <table:table-cell table:formula="of:=(([.Y40]-[.AA40])/2)+[.AA40]" office:value-type="float" office:value="-13.65" calcext:value-type="float">
            <text:p>-13.65</text:p>
          </table:table-cell>
          <table:table-cell table:formula="of:=DEGREES(ATAN2([.X40]-[.Z40];[.Y40]-[.AA40]))" office:value-type="float" office:value="-31.6607510966366" calcext:value-type="float">
            <text:p>-31.66075109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 table:formula="of:=[.AI40]-[.AK40]" office:value-type="float" office:value="-1.9" calcext:value-type="float">
            <text:p>-1.9</text:p>
          </table:table-cell>
          <table:table-cell table:formula="of:=[.AJ40]-[.AL40]" office:value-type="float" office:value="20.3" calcext:value-type="float">
            <text:p>20.3</text:p>
          </table:table-cell>
          <table:table-cell table:formula="of:=(([.AI40]-[.AK40])/2)+[.AK40]" office:value-type="float" office:value="25.45" calcext:value-type="float">
            <text:p>25.45</text:p>
          </table:table-cell>
          <table:table-cell table:formula="of:=(([.AJ40]-[.AL40])/2)+[.AL40]" office:value-type="float" office:value="15.95" calcext:value-type="float">
            <text:p>15.95</text:p>
          </table:table-cell>
          <table:table-cell table:formula="of:=DEGREES(ATAN2([.AI40]-[.AK40];[.AJ40]-[.AL40]))" office:value-type="float" office:value="95.3470816002994" calcext:value-type="float">
            <text:p>95.34708160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formula="of:=[.AT40]-[.AV40]" office:value-type="float" office:value="-3.2" calcext:value-type="float">
            <text:p>-3.2</text:p>
          </table:table-cell>
          <table:table-cell table:formula="of:=[.AU40]-[.AW40]" office:value-type="float" office:value="-20.4" calcext:value-type="float">
            <text:p>-20.4</text:p>
          </table:table-cell>
          <table:table-cell table:formula="of:=(([.AT40]-[.AV40])/2)+[.AV40]" office:value-type="float" office:value="24.6" calcext:value-type="float">
            <text:p>24.6</text:p>
          </table:table-cell>
          <table:table-cell table:formula="of:=(([.AU40]-[.AW40])/2)+[.AW40]" office:value-type="float" office:value="-16.1" calcext:value-type="float">
            <text:p>-16.1</text:p>
          </table:table-cell>
          <table:table-cell table:formula="of:=DEGREES(ATAN2([.AT40]-[.AV40];[.AU40]-[.AW40]))" office:value-type="float" office:value="-98.9149269571479" calcext:value-type="float">
            <text:p>-98.914926957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 table:formula="of:=[.B41]-[.D41]" office:value-type="float" office:value="20.25" calcext:value-type="float">
            <text:p>20.25</text:p>
          </table:table-cell>
          <table:table-cell table:formula="of:=[.C41]-[.E41]" office:value-type="float" office:value="-1" calcext:value-type="float">
            <text:p>-1</text:p>
          </table:table-cell>
          <table:table-cell table:formula="of:=(([.B41]-[.D41])/2)+[.D41]" office:value-type="float" office:value="64.225" calcext:value-type="float">
            <text:p>64.225</text:p>
          </table:table-cell>
          <table:table-cell table:formula="of:=(([.C41]-[.E41])/2)+[.E41]" office:value-type="float" office:value="-1.25" calcext:value-type="float">
            <text:p>-1.25</text:p>
          </table:table-cell>
          <table:table-cell table:formula="of:=DEGREES(ATAN2([.B41]-[.D41];[.C41]-[.E41]))" office:value-type="float" office:value="-2.82712457816127" calcext:value-type="float">
            <text:p>-2.82712457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 table:formula="of:=[.M41]-[.O41]" office:value-type="float" office:value="18.05" calcext:value-type="float">
            <text:p>18.05</text:p>
          </table:table-cell>
          <table:table-cell table:formula="of:=[.N41]-[.P41]" office:value-type="float" office:value="9.7" calcext:value-type="float">
            <text:p>9.7</text:p>
          </table:table-cell>
          <table:table-cell table:formula="of:=(([.M41]-[.O41])/2)+[.O41]" office:value-type="float" office:value="59.675" calcext:value-type="float">
            <text:p>59.675</text:p>
          </table:table-cell>
          <table:table-cell table:formula="of:=(([.N41]-[.P41])/2)+[.P41]" office:value-type="float" office:value="12.65" calcext:value-type="float">
            <text:p>12.65</text:p>
          </table:table-cell>
          <table:table-cell table:formula="of:=DEGREES(ATAN2([.M41]-[.O41];[.N41]-[.P41]))" office:value-type="float" office:value="28.2534117183508" calcext:value-type="float">
            <text:p>28.25341171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 table:formula="of:=[.X41]-[.Z41]" office:value-type="float" office:value="17.8" calcext:value-type="float">
            <text:p>17.8</text:p>
          </table:table-cell>
          <table:table-cell table:formula="of:=[.Y41]-[.AA41]" office:value-type="float" office:value="-11.2" calcext:value-type="float">
            <text:p>-11.2</text:p>
          </table:table-cell>
          <table:table-cell table:formula="of:=(([.X41]-[.Z41])/2)+[.Z41]" office:value-type="float" office:value="59.6" calcext:value-type="float">
            <text:p>59.6</text:p>
          </table:table-cell>
          <table:table-cell table:formula="of:=(([.Y41]-[.AA41])/2)+[.AA41]" office:value-type="float" office:value="-14" calcext:value-type="float">
            <text:p>-14</text:p>
          </table:table-cell>
          <table:table-cell table:formula="of:=DEGREES(ATAN2([.X41]-[.Z41];[.Y41]-[.AA41]))" office:value-type="float" office:value="-32.1786562066011" calcext:value-type="float">
            <text:p>-32.17865620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 table:formula="of:=[.AI41]-[.AK41]" office:value-type="float" office:value="-2.2" calcext:value-type="float">
            <text:p>-2.2</text:p>
          </table:table-cell>
          <table:table-cell table:formula="of:=[.AJ41]-[.AL41]" office:value-type="float" office:value="20.6" calcext:value-type="float">
            <text:p>20.6</text:p>
          </table:table-cell>
          <table:table-cell table:formula="of:=(([.AI41]-[.AK41])/2)+[.AK41]" office:value-type="float" office:value="25.1" calcext:value-type="float">
            <text:p>25.1</text:p>
          </table:table-cell>
          <table:table-cell table:formula="of:=(([.AJ41]-[.AL41])/2)+[.AL41]" office:value-type="float" office:value="16" calcext:value-type="float">
            <text:p>16</text:p>
          </table:table-cell>
          <table:table-cell table:formula="of:=DEGREES(ATAN2([.AI41]-[.AK41];[.AJ41]-[.AL41]))" office:value-type="float" office:value="96.0958615445958" calcext:value-type="float">
            <text:p>96.09586154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  <table:table-cell table:formula="of:=[.AT41]-[.AV41]" office:value-type="float" office:value="-2.4" calcext:value-type="float">
            <text:p>-2.4</text:p>
          </table:table-cell>
          <table:table-cell table:formula="of:=[.AU41]-[.AW41]" office:value-type="float" office:value="-20.7" calcext:value-type="float">
            <text:p>-20.7</text:p>
          </table:table-cell>
          <table:table-cell table:formula="of:=(([.AT41]-[.AV41])/2)+[.AV41]" office:value-type="float" office:value="24.8" calcext:value-type="float">
            <text:p>24.8</text:p>
          </table:table-cell>
          <table:table-cell table:formula="of:=(([.AU41]-[.AW41])/2)+[.AW41]" office:value-type="float" office:value="-15.85" calcext:value-type="float">
            <text:p>-15.85</text:p>
          </table:table-cell>
          <table:table-cell table:formula="of:=DEGREES(ATAN2([.AT41]-[.AV41];[.AU41]-[.AW41]))" office:value-type="float" office:value="-96.6134604823148" calcext:value-type="float">
            <text:p>-96.613460482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 table:formula="of:=[.B42]-[.D42]" office:value-type="float" office:value="20.2" calcext:value-type="float">
            <text:p>20.2</text:p>
          </table:table-cell>
          <table:table-cell table:formula="of:=[.C42]-[.E42]" office:value-type="float" office:value="-1" calcext:value-type="float">
            <text:p>-1</text:p>
          </table:table-cell>
          <table:table-cell table:formula="of:=(([.B42]-[.D42])/2)+[.D42]" office:value-type="float" office:value="64" calcext:value-type="float">
            <text:p>64</text:p>
          </table:table-cell>
          <table:table-cell table:formula="of:=(([.C42]-[.E42])/2)+[.E42]" office:value-type="float" office:value="-1.8" calcext:value-type="float">
            <text:p>-1.8</text:p>
          </table:table-cell>
          <table:table-cell table:formula="of:=DEGREES(ATAN2([.B42]-[.D42];[.C42]-[.E42]))" office:value-type="float" office:value="-2.83411101630651" calcext:value-type="float">
            <text:p>-2.83411101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 table:formula="of:=[.M42]-[.O42]" office:value-type="float" office:value="17.95" calcext:value-type="float">
            <text:p>17.95</text:p>
          </table:table-cell>
          <table:table-cell table:formula="of:=[.N42]-[.P42]" office:value-type="float" office:value="9.85" calcext:value-type="float">
            <text:p>9.85</text:p>
          </table:table-cell>
          <table:table-cell table:formula="of:=(([.M42]-[.O42])/2)+[.O42]" office:value-type="float" office:value="59.325" calcext:value-type="float">
            <text:p>59.325</text:p>
          </table:table-cell>
          <table:table-cell table:formula="of:=(([.N42]-[.P42])/2)+[.P42]" office:value-type="float" office:value="12.225" calcext:value-type="float">
            <text:p>12.225</text:p>
          </table:table-cell>
          <table:table-cell table:formula="of:=DEGREES(ATAN2([.M42]-[.O42];[.N42]-[.P42]))" office:value-type="float" office:value="28.7556250411162" calcext:value-type="float">
            <text:p>28.75562504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 table:formula="of:=[.X42]-[.Z42]" office:value-type="float" office:value="18.6" calcext:value-type="float">
            <text:p>18.6</text:p>
          </table:table-cell>
          <table:table-cell table:formula="of:=[.Y42]-[.AA42]" office:value-type="float" office:value="-9.9" calcext:value-type="float">
            <text:p>-9.9</text:p>
          </table:table-cell>
          <table:table-cell table:formula="of:=(([.X42]-[.Z42])/2)+[.Z42]" office:value-type="float" office:value="59.5" calcext:value-type="float">
            <text:p>59.5</text:p>
          </table:table-cell>
          <table:table-cell table:formula="of:=(([.Y42]-[.AA42])/2)+[.AA42]" office:value-type="float" office:value="-14.15" calcext:value-type="float">
            <text:p>-14.15</text:p>
          </table:table-cell>
          <table:table-cell table:formula="of:=DEGREES(ATAN2([.X42]-[.Z42];[.Y42]-[.AA42]))" office:value-type="float" office:value="-28.0245005320703" calcext:value-type="float">
            <text:p>-28.02450053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 table:formula="of:=[.AI42]-[.AK42]" office:value-type="float" office:value="-2.1" calcext:value-type="float">
            <text:p>-2.1</text:p>
          </table:table-cell>
          <table:table-cell table:formula="of:=[.AJ42]-[.AL42]" office:value-type="float" office:value="20.3" calcext:value-type="float">
            <text:p>20.3</text:p>
          </table:table-cell>
          <table:table-cell table:formula="of:=(([.AI42]-[.AK42])/2)+[.AK42]" office:value-type="float" office:value="25.25" calcext:value-type="float">
            <text:p>25.25</text:p>
          </table:table-cell>
          <table:table-cell table:formula="of:=(([.AJ42]-[.AL42])/2)+[.AL42]" office:value-type="float" office:value="16.05" calcext:value-type="float">
            <text:p>16.05</text:p>
          </table:table-cell>
          <table:table-cell table:formula="of:=DEGREES(ATAN2([.AI42]-[.AK42];[.AJ42]-[.AL42]))" office:value-type="float" office:value="95.9061411137705" calcext:value-type="float">
            <text:p>95.90614111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  <table:table-cell table:formula="of:=[.AT42]-[.AV42]" office:value-type="float" office:value="-3.2" calcext:value-type="float">
            <text:p>-3.2</text:p>
          </table:table-cell>
          <table:table-cell table:formula="of:=[.AU42]-[.AW42]" office:value-type="float" office:value="-20.5" calcext:value-type="float">
            <text:p>-20.5</text:p>
          </table:table-cell>
          <table:table-cell table:formula="of:=(([.AT42]-[.AV42])/2)+[.AV42]" office:value-type="float" office:value="24.2" calcext:value-type="float">
            <text:p>24.2</text:p>
          </table:table-cell>
          <table:table-cell table:formula="of:=(([.AU42]-[.AW42])/2)+[.AW42]" office:value-type="float" office:value="-16.25" calcext:value-type="float">
            <text:p>-16.25</text:p>
          </table:table-cell>
          <table:table-cell table:formula="of:=DEGREES(ATAN2([.AT42]-[.AV42];[.AU42]-[.AW42]))" office:value-type="float" office:value="-98.8721329929176" calcext:value-type="float">
            <text:p>-98.87213299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 table:formula="of:=[.B43]-[.D43]" office:value-type="float" office:value="20" calcext:value-type="float">
            <text:p>20</text:p>
          </table:table-cell>
          <table:table-cell table:formula="of:=[.C43]-[.E43]" office:value-type="float" office:value="-1" calcext:value-type="float">
            <text:p>-1</text:p>
          </table:table-cell>
          <table:table-cell table:formula="of:=(([.B43]-[.D43])/2)+[.D43]" office:value-type="float" office:value="64.3" calcext:value-type="float">
            <text:p>64.3</text:p>
          </table:table-cell>
          <table:table-cell table:formula="of:=(([.C43]-[.E43])/2)+[.E43]" office:value-type="float" office:value="-1.5" calcext:value-type="float">
            <text:p>-1.5</text:p>
          </table:table-cell>
          <table:table-cell table:formula="of:=DEGREES(ATAN2([.B43]-[.D43];[.C43]-[.E43]))" office:value-type="float" office:value="-2.86240522611175" calcext:value-type="float">
            <text:p>-2.862405226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 table:formula="of:=[.M43]-[.O43]" office:value-type="float" office:value="18.35" calcext:value-type="float">
            <text:p>18.35</text:p>
          </table:table-cell>
          <table:table-cell table:formula="of:=[.N43]-[.P43]" office:value-type="float" office:value="9.15" calcext:value-type="float">
            <text:p>9.15</text:p>
          </table:table-cell>
          <table:table-cell table:formula="of:=(([.M43]-[.O43])/2)+[.O43]" office:value-type="float" office:value="60.025" calcext:value-type="float">
            <text:p>60.025</text:p>
          </table:table-cell>
          <table:table-cell table:formula="of:=(([.N43]-[.P43])/2)+[.P43]" office:value-type="float" office:value="10.675" calcext:value-type="float">
            <text:p>10.675</text:p>
          </table:table-cell>
          <table:table-cell table:formula="of:=DEGREES(ATAN2([.M43]-[.O43];[.N43]-[.P43]))" office:value-type="float" office:value="26.5025694357468" calcext:value-type="float">
            <text:p>26.50256943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formula="of:=[.X43]-[.Z43]" office:value-type="float" office:value="17.4" calcext:value-type="float">
            <text:p>17.4</text:p>
          </table:table-cell>
          <table:table-cell table:formula="of:=[.Y43]-[.AA43]" office:value-type="float" office:value="-11.2" calcext:value-type="float">
            <text:p>-11.2</text:p>
          </table:table-cell>
          <table:table-cell table:formula="of:=(([.X43]-[.Z43])/2)+[.Z43]" office:value-type="float" office:value="59.2" calcext:value-type="float">
            <text:p>59.2</text:p>
          </table:table-cell>
          <table:table-cell table:formula="of:=(([.Y43]-[.AA43])/2)+[.AA43]" office:value-type="float" office:value="-14.5" calcext:value-type="float">
            <text:p>-14.5</text:p>
          </table:table-cell>
          <table:table-cell table:formula="of:=DEGREES(ATAN2([.X43]-[.Z43];[.Y43]-[.AA43]))" office:value-type="float" office:value="-32.7684990787698" calcext:value-type="float">
            <text:p>-32.76849907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 table:formula="of:=[.AI43]-[.AK43]" office:value-type="float" office:value="-1.8" calcext:value-type="float">
            <text:p>-1.8</text:p>
          </table:table-cell>
          <table:table-cell table:formula="of:=[.AJ43]-[.AL43]" office:value-type="float" office:value="20.1" calcext:value-type="float">
            <text:p>20.1</text:p>
          </table:table-cell>
          <table:table-cell table:formula="of:=(([.AI43]-[.AK43])/2)+[.AK43]" office:value-type="float" office:value="25.2" calcext:value-type="float">
            <text:p>25.2</text:p>
          </table:table-cell>
          <table:table-cell table:formula="of:=(([.AJ43]-[.AL43])/2)+[.AL43]" office:value-type="float" office:value="15.85" calcext:value-type="float">
            <text:p>15.85</text:p>
          </table:table-cell>
          <table:table-cell table:formula="of:=DEGREES(ATAN2([.AI43]-[.AK43];[.AJ43]-[.AL43]))" office:value-type="float" office:value="95.1173148499727" calcext:value-type="float">
            <text:p>95.117314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  <table:table-cell table:formula="of:=[.AT43]-[.AV43]" office:value-type="float" office:value="-3.1" calcext:value-type="float">
            <text:p>-3.1</text:p>
          </table:table-cell>
          <table:table-cell table:formula="of:=[.AU43]-[.AW43]" office:value-type="float" office:value="-20.4" calcext:value-type="float">
            <text:p>-20.4</text:p>
          </table:table-cell>
          <table:table-cell table:formula="of:=(([.AT43]-[.AV43])/2)+[.AV43]" office:value-type="float" office:value="24.95" calcext:value-type="float">
            <text:p>24.95</text:p>
          </table:table-cell>
          <table:table-cell table:formula="of:=(([.AU43]-[.AW43])/2)+[.AW43]" office:value-type="float" office:value="-16" calcext:value-type="float">
            <text:p>-16</text:p>
          </table:table-cell>
          <table:table-cell table:formula="of:=DEGREES(ATAN2([.AT43]-[.AV43];[.AU43]-[.AW43]))" office:value-type="float" office:value="-98.640606413824" calcext:value-type="float">
            <text:p>-98.64060641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table:formula="of:=[.B44]-[.D44]" office:value-type="float" office:value="20.3" calcext:value-type="float">
            <text:p>20.3</text:p>
          </table:table-cell>
          <table:table-cell table:formula="of:=[.C44]-[.E44]" office:value-type="float" office:value="-1" calcext:value-type="float">
            <text:p>-1</text:p>
          </table:table-cell>
          <table:table-cell table:formula="of:=(([.B44]-[.D44])/2)+[.D44]" office:value-type="float" office:value="64.05" calcext:value-type="float">
            <text:p>64.05</text:p>
          </table:table-cell>
          <table:table-cell table:formula="of:=(([.C44]-[.E44])/2)+[.E44]" office:value-type="float" office:value="-1.5" calcext:value-type="float">
            <text:p>-1.5</text:p>
          </table:table-cell>
          <table:table-cell table:formula="of:=DEGREES(ATAN2([.B44]-[.D44];[.C44]-[.E44]))" office:value-type="float" office:value="-2.82017247244849" calcext:value-type="float">
            <text:p>-2.82017247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 table:formula="of:=[.M44]-[.O44]" office:value-type="float" office:value="18.1" calcext:value-type="float">
            <text:p>18.1</text:p>
          </table:table-cell>
          <table:table-cell table:formula="of:=[.N44]-[.P44]" office:value-type="float" office:value="9.45" calcext:value-type="float">
            <text:p>9.45</text:p>
          </table:table-cell>
          <table:table-cell table:formula="of:=(([.M44]-[.O44])/2)+[.O44]" office:value-type="float" office:value="59.45" calcext:value-type="float">
            <text:p>59.45</text:p>
          </table:table-cell>
          <table:table-cell table:formula="of:=(([.N44]-[.P44])/2)+[.P44]" office:value-type="float" office:value="11.825" calcext:value-type="float">
            <text:p>11.825</text:p>
          </table:table-cell>
          <table:table-cell table:formula="of:=DEGREES(ATAN2([.M44]-[.O44];[.N44]-[.P44]))" office:value-type="float" office:value="27.5690365468844" calcext:value-type="float">
            <text:p>27.56903654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 table:formula="of:=[.X44]-[.Z44]" office:value-type="float" office:value="17.7" calcext:value-type="float">
            <text:p>17.7</text:p>
          </table:table-cell>
          <table:table-cell table:formula="of:=[.Y44]-[.AA44]" office:value-type="float" office:value="-11.8" calcext:value-type="float">
            <text:p>-11.8</text:p>
          </table:table-cell>
          <table:table-cell table:formula="of:=(([.X44]-[.Z44])/2)+[.Z44]" office:value-type="float" office:value="58.95" calcext:value-type="float">
            <text:p>58.95</text:p>
          </table:table-cell>
          <table:table-cell table:formula="of:=(([.Y44]-[.AA44])/2)+[.AA44]" office:value-type="float" office:value="-15.7" calcext:value-type="float">
            <text:p>-15.7</text:p>
          </table:table-cell>
          <table:table-cell table:formula="of:=DEGREES(ATAN2([.X44]-[.Z44];[.Y44]-[.AA44]))" office:value-type="float" office:value="-33.6900675259798" calcext:value-type="float">
            <text:p>-33.6900675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formula="of:=[.AI44]-[.AK44]" office:value-type="float" office:value="-0.899999999999999" calcext:value-type="float">
            <text:p>-0.9</text:p>
          </table:table-cell>
          <table:table-cell table:formula="of:=[.AJ44]-[.AL44]" office:value-type="float" office:value="20.2" calcext:value-type="float">
            <text:p>20.2</text:p>
          </table:table-cell>
          <table:table-cell table:formula="of:=(([.AI44]-[.AK44])/2)+[.AK44]" office:value-type="float" office:value="25.55" calcext:value-type="float">
            <text:p>25.55</text:p>
          </table:table-cell>
          <table:table-cell table:formula="of:=(([.AJ44]-[.AL44])/2)+[.AL44]" office:value-type="float" office:value="15.9" calcext:value-type="float">
            <text:p>15.9</text:p>
          </table:table-cell>
          <table:table-cell table:formula="of:=DEGREES(ATAN2([.AI44]-[.AK44];[.AJ44]-[.AL44]))" office:value-type="float" office:value="92.5510950890009" calcext:value-type="float">
            <text:p>92.5510950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  <table:table-cell table:formula="of:=[.AT44]-[.AV44]" office:value-type="float" office:value="-2.8" calcext:value-type="float">
            <text:p>-2.8</text:p>
          </table:table-cell>
          <table:table-cell table:formula="of:=[.AU44]-[.AW44]" office:value-type="float" office:value="-20.3" calcext:value-type="float">
            <text:p>-20.3</text:p>
          </table:table-cell>
          <table:table-cell table:formula="of:=(([.AT44]-[.AV44])/2)+[.AV44]" office:value-type="float" office:value="24.6" calcext:value-type="float">
            <text:p>24.6</text:p>
          </table:table-cell>
          <table:table-cell table:formula="of:=(([.AU44]-[.AW44])/2)+[.AW44]" office:value-type="float" office:value="-15.85" calcext:value-type="float">
            <text:p>-15.85</text:p>
          </table:table-cell>
          <table:table-cell table:formula="of:=DEGREES(ATAN2([.AT44]-[.AV44];[.AU44]-[.AW44]))" office:value-type="float" office:value="-97.8533133019782" calcext:value-type="float">
            <text:p>-97.853313302</text:p>
          </table:table-cell>
          <table:table-cell table:number-columns-repeated="3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:.B44])" office:value-type="float" office:value="74.28" calcext:value-type="float">
            <text:p>74.28</text:p>
          </table:table-cell>
          <table:table-cell table:formula="of:=AVERAGE([.C5:.C44])" office:value-type="float" office:value="-2.71375" calcext:value-type="float">
            <text:p>-2.71375</text:p>
          </table:table-cell>
          <table:table-cell table:formula="of:=AVERAGE([.D5:.D44])" office:value-type="float" office:value="54.005" calcext:value-type="float">
            <text:p>54.005</text:p>
          </table:table-cell>
          <table:table-cell table:formula="of:=AVERAGE([.E5:.E44])" office:value-type="float" office:value="-1.37625" calcext:value-type="float">
            <text:p>-1.37625</text:p>
          </table:table-cell>
          <table:table-cell table:formula="of:=AVERAGE([.F5:.F44])" office:value-type="float" office:value="20.275" calcext:value-type="float">
            <text:p>20.275</text:p>
          </table:table-cell>
          <table:table-cell table:formula="of:=AVERAGE([.G5:.G44])" office:value-type="float" office:value="-1.3375" calcext:value-type="float">
            <text:p>-1.3375</text:p>
          </table:table-cell>
          <table:table-cell table:formula="of:=AVERAGE([.H5:.H44])" office:value-type="float" office:value="64.1425" calcext:value-type="float">
            <text:p>64.1425</text:p>
          </table:table-cell>
          <table:table-cell table:formula="of:=AVERAGE([.I5:.I44])" office:value-type="float" office:value="-2.045" calcext:value-type="float">
            <text:p>-2.045</text:p>
          </table:table-cell>
          <table:table-cell table:formula="of:=AVERAGE([.J5:.J44])" office:value-type="float" office:value="-3.77306637415331" calcext:value-type="float">
            <text:p>-3.7730663742</text:p>
          </table:table-cell>
          <table:table-cell/>
          <table:table-cell office:value-type="string" calcext:value-type="string">
            <text:p>M</text:p>
          </table:table-cell>
          <table:table-cell table:formula="of:=AVERAGE([.M5:.M44])" office:value-type="float" office:value="68.64375" calcext:value-type="float">
            <text:p>68.64375</text:p>
          </table:table-cell>
          <table:table-cell table:formula="of:=AVERAGE([.N5:.N44])" office:value-type="float" office:value="16.74875" calcext:value-type="float">
            <text:p>16.74875</text:p>
          </table:table-cell>
          <table:table-cell table:formula="of:=AVERAGE([.O5:.O44])" office:value-type="float" office:value="50.56875" calcext:value-type="float">
            <text:p>50.56875</text:p>
          </table:table-cell>
          <table:table-cell table:formula="of:=AVERAGE([.P5:.P44])" office:value-type="float" office:value="7.13" calcext:value-type="float">
            <text:p>7.13</text:p>
          </table:table-cell>
          <table:table-cell table:formula="of:=AVERAGE([.Q5:.Q44])" office:value-type="float" office:value="18.075" calcext:value-type="float">
            <text:p>18.075</text:p>
          </table:table-cell>
          <table:table-cell table:formula="of:=AVERAGE([.R5:.R44])" office:value-type="float" office:value="9.61875" calcext:value-type="float">
            <text:p>9.61875</text:p>
          </table:table-cell>
          <table:table-cell table:formula="of:=AVERAGE([.S5:.S44])" office:value-type="float" office:value="59.60625" calcext:value-type="float">
            <text:p>59.60625</text:p>
          </table:table-cell>
          <table:table-cell table:formula="of:=AVERAGE([.T5:.T44])" office:value-type="float" office:value="11.939375" calcext:value-type="float">
            <text:p>11.939375</text:p>
          </table:table-cell>
          <table:table-cell table:formula="of:=AVERAGE([.U5:.U44])" office:value-type="float" office:value="28.0193870449476" calcext:value-type="float">
            <text:p>28.0193870449</text:p>
          </table:table-cell>
          <table:table-cell/>
          <table:table-cell office:value-type="string" calcext:value-type="string">
            <text:p>M</text:p>
          </table:table-cell>
          <table:table-cell table:formula="of:=AVERAGE([.X5:.X44])" office:value-type="float" office:value="67.87725" calcext:value-type="float">
            <text:p>67.87725</text:p>
          </table:table-cell>
          <table:table-cell table:formula="of:=AVERAGE([.Y5:.Y44])" office:value-type="float" office:value="-20.3775" calcext:value-type="float">
            <text:p>-20.3775</text:p>
          </table:table-cell>
          <table:table-cell table:formula="of:=AVERAGE([.Z5:.Z44])" office:value-type="float" office:value="50.3925" calcext:value-type="float">
            <text:p>50.3925</text:p>
          </table:table-cell>
          <table:table-cell table:formula="of:=AVERAGE([.AA5:.AA44])" office:value-type="float" office:value="-9.005" calcext:value-type="float">
            <text:p>-9.005</text:p>
          </table:table-cell>
          <table:table-cell table:formula="of:=AVERAGE([.AB5:.AB44])" office:value-type="float" office:value="17.48475" calcext:value-type="float">
            <text:p>17.48475</text:p>
          </table:table-cell>
          <table:table-cell table:formula="of:=AVERAGE([.AC5:.AC44])" office:value-type="float" office:value="-11.3725" calcext:value-type="float">
            <text:p>-11.3725</text:p>
          </table:table-cell>
          <table:table-cell table:formula="of:=AVERAGE([.AD5:.AD44])" office:value-type="float" office:value="59.134875" calcext:value-type="float">
            <text:p>59.134875</text:p>
          </table:table-cell>
          <table:table-cell table:formula="of:=AVERAGE([.AE5:.AE44])" office:value-type="float" office:value="-14.69125" calcext:value-type="float">
            <text:p>-14.69125</text:p>
          </table:table-cell>
          <table:table-cell table:formula="of:=AVERAGE([.AF5:.AF44])" office:value-type="float" office:value="-33.0508091912886" calcext:value-type="float">
            <text:p>-33.0508091913</text:p>
          </table:table-cell>
          <table:table-cell/>
          <table:table-cell office:value-type="string" calcext:value-type="string">
            <text:p>M</text:p>
          </table:table-cell>
          <table:table-cell table:formula="of:=AVERAGE([.AI5:.AI44])" office:value-type="float" office:value="24.5825" calcext:value-type="float">
            <text:p>24.5825</text:p>
          </table:table-cell>
          <table:table-cell table:formula="of:=AVERAGE([.AJ5:.AJ44])" office:value-type="float" office:value="25.8275" calcext:value-type="float">
            <text:p>25.8275</text:p>
          </table:table-cell>
          <table:table-cell table:formula="of:=AVERAGE([.AK5:.AK44])" office:value-type="float" office:value="26.165" calcext:value-type="float">
            <text:p>26.165</text:p>
          </table:table-cell>
          <table:table-cell table:formula="of:=AVERAGE([.AL5:.AL44])" office:value-type="float" office:value="5.5325" calcext:value-type="float">
            <text:p>5.5325</text:p>
          </table:table-cell>
          <table:table-cell table:formula="of:=AVERAGE([.AM5:.AM44])" office:value-type="float" office:value="-1.5825" calcext:value-type="float">
            <text:p>-1.5825</text:p>
          </table:table-cell>
          <table:table-cell table:formula="of:=AVERAGE([.AN5:.AN44])" office:value-type="float" office:value="20.295" calcext:value-type="float">
            <text:p>20.295</text:p>
          </table:table-cell>
          <table:table-cell table:formula="of:=AVERAGE([.AO5:.AO44])" office:value-type="float" office:value="25.37375" calcext:value-type="float">
            <text:p>25.37375</text:p>
          </table:table-cell>
          <table:table-cell table:formula="of:=AVERAGE([.AP5:.AP44])" office:value-type="float" office:value="15.68" calcext:value-type="float">
            <text:p>15.68</text:p>
          </table:table-cell>
          <table:table-cell table:formula="of:=AVERAGE([.AQ5:.AQ44])" office:value-type="float" office:value="94.4570824201296" calcext:value-type="float">
            <text:p>94.4570824201</text:p>
          </table:table-cell>
          <table:table-cell/>
          <table:table-cell office:value-type="string" calcext:value-type="string">
            <text:p>M</text:p>
          </table:table-cell>
          <table:table-cell table:formula="of:=AVERAGE([.AT5:.AT44])" office:value-type="float" office:value="23" calcext:value-type="float">
            <text:p>23</text:p>
          </table:table-cell>
          <table:table-cell table:formula="of:=AVERAGE([.AU5:.AU44])" office:value-type="float" office:value="-26.3325" calcext:value-type="float">
            <text:p>-26.3325</text:p>
          </table:table-cell>
          <table:table-cell table:formula="of:=AVERAGE([.AV5:.AV44])" office:value-type="float" office:value="26.0925" calcext:value-type="float">
            <text:p>26.0925</text:p>
          </table:table-cell>
          <table:table-cell table:formula="of:=AVERAGE([.AW5:.AW44])" office:value-type="float" office:value="-5.9575" calcext:value-type="float">
            <text:p>-5.9575</text:p>
          </table:table-cell>
          <table:table-cell table:formula="of:=AVERAGE([.AX5:.AX44])" office:value-type="float" office:value="-3.0925" calcext:value-type="float">
            <text:p>-3.0925</text:p>
          </table:table-cell>
          <table:table-cell table:formula="of:=AVERAGE([.AY5:.AY44])" office:value-type="float" office:value="-20.375" calcext:value-type="float">
            <text:p>-20.375</text:p>
          </table:table-cell>
          <table:table-cell table:formula="of:=AVERAGE([.AZ5:.AZ44])" office:value-type="float" office:value="24.54625" calcext:value-type="float">
            <text:p>24.54625</text:p>
          </table:table-cell>
          <table:table-cell table:formula="of:=AVERAGE([.BA5:.BA44])" office:value-type="float" office:value="-16.145" calcext:value-type="float">
            <text:p>-16.145</text:p>
          </table:table-cell>
          <table:table-cell table:formula="of:=AVERAGE([.BB5:.BB44])" office:value-type="float" office:value="-98.635030355579" calcext:value-type="float">
            <text:p>-98.6350303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VAR([.B5:.B44])" office:value-type="float" office:value="0.0213846153846157" calcext:value-type="float">
            <text:p>0.0213846154</text:p>
          </table:table-cell>
          <table:table-cell table:formula="of:=VAR([.C5:.C44])" office:value-type="float" office:value="0.404485576923077" calcext:value-type="float">
            <text:p>0.4044855769</text:p>
          </table:table-cell>
          <table:table-cell table:formula="of:=VAR([.D5:.D44])" office:value-type="float" office:value="0.0231794871794872" calcext:value-type="float">
            <text:p>0.0231794872</text:p>
          </table:table-cell>
          <table:table-cell table:formula="of:=VAR([.E5:.E44])" office:value-type="float" office:value="0.191665064102564" calcext:value-type="float">
            <text:p>0.1916650641</text:p>
          </table:table-cell>
          <table:table-cell table:formula="of:=VAR([.F5:.F44])" office:value-type="float" office:value="0.00500000000000001" calcext:value-type="float">
            <text:p>0.005</text:p>
          </table:table-cell>
          <table:table-cell table:formula="of:=VAR([.G5:.G44])" office:value-type="float" office:value="0.0744551282051282" calcext:value-type="float">
            <text:p>0.0744551282</text:p>
          </table:table-cell>
          <table:table-cell table:formula="of:=VAR([.H5:.H44])" office:value-type="float" office:value="0.0210320512820515" calcext:value-type="float">
            <text:p>0.0210320513</text:p>
          </table:table-cell>
          <table:table-cell table:formula="of:=VAR([.I5:.I44])" office:value-type="float" office:value="0.279461538461538" calcext:value-type="float">
            <text:p>0.2794615385</text:p>
          </table:table-cell>
          <table:table-cell table:formula="of:=VAR([.J5:.J44])" office:value-type="float" office:value="0.585522195695428" calcext:value-type="float">
            <text:p>0.5855221957</text:p>
          </table:table-cell>
          <table:table-cell/>
          <table:table-cell office:value-type="string" calcext:value-type="string">
            <text:p>V</text:p>
          </table:table-cell>
          <table:table-cell table:formula="of:=VAR([.M5:.M44])" office:value-type="float" office:value="0.0446394230769227" calcext:value-type="float">
            <text:p>0.0446394231</text:p>
          </table:table-cell>
          <table:table-cell table:formula="of:=VAR([.N5:.N44])" office:value-type="float" office:value="0.338395833333333" calcext:value-type="float">
            <text:p>0.3383958333</text:p>
          </table:table-cell>
          <table:table-cell table:formula="of:=VAR([.O5:.O44])" office:value-type="float" office:value="0.0230368589743591" calcext:value-type="float">
            <text:p>0.023036859</text:p>
          </table:table-cell>
          <table:table-cell table:formula="of:=VAR([.P5:.P44])" office:value-type="float" office:value="0.171897435897436" calcext:value-type="float">
            <text:p>0.1718974359</text:p>
          </table:table-cell>
          <table:table-cell table:formula="of:=VAR([.Q5:.Q44])" office:value-type="float" office:value="0.0183333333333329" calcext:value-type="float">
            <text:p>0.0183333333</text:p>
          </table:table-cell>
          <table:table-cell table:formula="of:=VAR([.R5:.R44])" office:value-type="float" office:value="0.0536778846153845" calcext:value-type="float">
            <text:p>0.0536778846</text:p>
          </table:table-cell>
          <table:table-cell table:formula="of:=VAR([.S5:.S44])" office:value-type="float" office:value="0.0292548076923076" calcext:value-type="float">
            <text:p>0.0292548077</text:p>
          </table:table-cell>
          <table:table-cell table:formula="of:=VAR([.T5:.T44])" office:value-type="float" office:value="0.241727163461538" calcext:value-type="float">
            <text:p>0.2417271635</text:p>
          </table:table-cell>
          <table:table-cell table:formula="of:=VAR([.U5:.U44])" office:value-type="float" office:value="0.47358679745062" calcext:value-type="float">
            <text:p>0.4735867975</text:p>
          </table:table-cell>
          <table:table-cell/>
          <table:table-cell office:value-type="string" calcext:value-type="string">
            <text:p>V</text:p>
          </table:table-cell>
          <table:table-cell table:formula="of:=VAR([.X5:.X44])" office:value-type="float" office:value="0.271292243589742" calcext:value-type="float">
            <text:p>0.2712922436</text:p>
          </table:table-cell>
          <table:table-cell table:formula="of:=VAR([.Y5:.Y44])" office:value-type="float" office:value="0.585378205128205" calcext:value-type="float">
            <text:p>0.5853782051</text:p>
          </table:table-cell>
          <table:table-cell table:formula="of:=VAR([.Z5:.Z44])" office:value-type="float" office:value="0.0530192307692307" calcext:value-type="float">
            <text:p>0.0530192308</text:p>
          </table:table-cell>
          <table:table-cell table:formula="of:=VAR([.AA5:.AA44])" office:value-type="float" office:value="0.296384615384615" calcext:value-type="float">
            <text:p>0.2963846154</text:p>
          </table:table-cell>
          <table:table-cell table:formula="of:=VAR([.AB5:.AB44])" office:value-type="float" office:value="0.26484096153846" calcext:value-type="float">
            <text:p>0.2648409615</text:p>
          </table:table-cell>
          <table:table-cell table:formula="of:=VAR([.AC5:.AC44])" office:value-type="float" office:value="0.149737179487179" calcext:value-type="float">
            <text:p>0.1497371795</text:p>
          </table:table-cell>
          <table:table-cell table:formula="of:=VAR([.AD5:.AD44])" office:value-type="float" office:value="0.0959454967948715" calcext:value-type="float">
            <text:p>0.0959454968</text:p>
          </table:table-cell>
          <table:table-cell table:formula="of:=VAR([.AE5:.AE44])" office:value-type="float" office:value="0.403447115384616" calcext:value-type="float">
            <text:p>0.4034471154</text:p>
          </table:table-cell>
          <table:table-cell table:formula="of:=VAR([.AF5:.AF44])" office:value-type="float" office:value="1.74888755906214" calcext:value-type="float">
            <text:p>1.7488875591</text:p>
          </table:table-cell>
          <table:table-cell/>
          <table:table-cell office:value-type="string" calcext:value-type="string">
            <text:p>V</text:p>
          </table:table-cell>
          <table:table-cell table:formula="of:=VAR([.AI5:.AI44])" office:value-type="float" office:value="0.200455128205128" calcext:value-type="float">
            <text:p>0.2004551282</text:p>
          </table:table-cell>
          <table:table-cell table:formula="of:=VAR([.AJ5:.AJ44])" office:value-type="float" office:value="0.122044871794872" calcext:value-type="float">
            <text:p>0.1220448718</text:p>
          </table:table-cell>
          <table:table-cell table:formula="of:=VAR([.AK5:.AK44])" office:value-type="float" office:value="0.167461538461538" calcext:value-type="float">
            <text:p>0.1674615385</text:p>
          </table:table-cell>
          <table:table-cell table:formula="of:=VAR([.AL5:.AL44])" office:value-type="float" office:value="0.0894294871794872" calcext:value-type="float">
            <text:p>0.0894294872</text:p>
          </table:table-cell>
          <table:table-cell table:formula="of:=VAR([.AM5:.AM44])" office:value-type="float" office:value="0.480455128205128" calcext:value-type="float">
            <text:p>0.4804551282</text:p>
          </table:table-cell>
          <table:table-cell table:formula="of:=VAR([.AN5:.AN44])" office:value-type="float" office:value="0.0538205128205127" calcext:value-type="float">
            <text:p>0.0538205128</text:p>
          </table:table-cell>
          <table:table-cell table:formula="of:=VAR([.AO5:.AO44])" office:value-type="float" office:value="0.0638445512820512" calcext:value-type="float">
            <text:p>0.0638445513</text:p>
          </table:table-cell>
          <table:table-cell table:formula="of:=VAR([.AP5:.AP44])" office:value-type="float" office:value="0.0922820512820512" calcext:value-type="float">
            <text:p>0.0922820513</text:p>
          </table:table-cell>
          <table:table-cell table:formula="of:=VAR([.AQ5:.AQ44])" office:value-type="float" office:value="3.80514522822577" calcext:value-type="float">
            <text:p>3.8051452282</text:p>
          </table:table-cell>
          <table:table-cell/>
          <table:table-cell office:value-type="string" calcext:value-type="string">
            <text:p>V</text:p>
          </table:table-cell>
          <table:table-cell table:formula="of:=VAR([.AT5:.AT44])" office:value-type="float" office:value="0.24051282051282" calcext:value-type="float">
            <text:p>0.2405128205</text:p>
          </table:table-cell>
          <table:table-cell table:formula="of:=VAR([.AU5:.AU44])" office:value-type="float" office:value="0.133532051282051" calcext:value-type="float">
            <text:p>0.1335320513</text:p>
          </table:table-cell>
          <table:table-cell table:formula="of:=VAR([.AV5:.AV44])" office:value-type="float" office:value="0.047378205128205" calcext:value-type="float">
            <text:p>0.0473782051</text:p>
          </table:table-cell>
          <table:table-cell table:formula="of:=VAR([.AW5:.AW44])" office:value-type="float" office:value="0.163532051282051" calcext:value-type="float">
            <text:p>0.1635320513</text:p>
          </table:table-cell>
          <table:table-cell table:formula="of:=VAR([.AX5:.AX44])" office:value-type="float" office:value="0.277121794871795" calcext:value-type="float">
            <text:p>0.2771217949</text:p>
          </table:table-cell>
          <table:table-cell table:formula="of:=VAR([.AY5:.AY44])" office:value-type="float" office:value="0.107051282051282" calcext:value-type="float">
            <text:p>0.1070512821</text:p>
          </table:table-cell>
          <table:table-cell table:formula="of:=VAR([.AZ5:.AZ44])" office:value-type="float" office:value="0.074665064102564" calcext:value-type="float">
            <text:p>0.0746650641</text:p>
          </table:table-cell>
          <table:table-cell table:formula="of:=VAR([.BA5:.BA44])" office:value-type="float" office:value="0.121769230769231" calcext:value-type="float">
            <text:p>0.1217692308</text:p>
          </table:table-cell>
          <table:table-cell table:formula="of:=VAR([.BB5:.BB44])" office:value-type="float" office:value="2.26852328712073" calcext:value-type="float">
            <text:p>2.2685232871</text:p>
          </table:table-cell>
          <table:table-cell table:number-columns-repeated="3"/>
        </table:table-row>
      </table:table>
      <table:table table:name="Pool" table:style-name="ta1">
        <table:table-column table:style-name="co18" table:number-columns-repeated="2" table:default-cell-style-name="ce2"/>
        <table:table-column table:style-name="co18" table:number-columns-repeated="23" table:default-cell-style-name="Default"/>
        <table:table-row table:style-name="ro1">
          <table:table-cell table:style-name="Default" office:value-type="string" calcext:value-type="string">
            <text:p>All x</text:p>
          </table:table-cell>
          <table:table-cell table:style-name="Default" office:value-type="string" calcext:value-type="string">
            <text:p>All y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Straight Pose</text:p>
          </table:table-cell>
          <table:table-cell table:number-columns-repeated="3"/>
          <table:table-cell office:value-type="string" calcext:value-type="string">
            <text:p>Slight Right</text:p>
          </table:table-cell>
          <table:table-cell table:number-columns-repeated="3"/>
          <table:table-cell office:value-type="string" calcext:value-type="string">
            <text:p>Slight Left</text:p>
          </table:table-cell>
          <table:table-cell table:number-columns-repeated="3"/>
          <table:table-cell office:value-type="string" calcext:value-type="string">
            <text:p>Sharp Right</text:p>
          </table:table-cell>
          <table:table-cell table:number-columns-repeated="3"/>
          <table:table-cell office:value-type="string" calcext:value-type="string">
            <text:p>Sharp Left</text:p>
          </table:table-cell>
          <table:table-cell table:number-columns-repeated="2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/>
          <table:table-cell office:value-type="float" office:value="64.25" calcext:value-type="float">
            <text:p>64.25</text:p>
          </table:table-cell>
          <table:table-cell office:value-type="float" office:value="-2.15" calcext:value-type="float">
            <text:p>-2.15</text:p>
          </table:table-cell>
          <table:table-cell/>
          <table:table-cell table:style-name="ce2" table:formula="of:=(([.A2]-[.C2])/2)+[.C2]" office:value-type="float" office:value="37.2" calcext:value-type="float">
            <text:p>37.2</text:p>
          </table:table-cell>
          <table:table-cell table:style-name="ce2" table:formula="of:=(([.B2]-[.D2])/2)+[.D2]" office:value-type="float" office:value="30.65" calcext:value-type="float">
            <text:p>30.65</text:p>
          </table:table-cell>
          <table:table-cell table:style-name="ce2" table:formula="of:=DEGREES(ATAN2([.A2]-[.C2];[.B2]-[.D2]))" office:value-type="float" office:value="-42.0891621738322" calcext:value-type="float">
            <text:p>-42.0891621738</text:p>
          </table:table-cell>
          <table:table-cell/>
          <table:table-cell table:style-name="ce2" table:formula="of:=(([.E2]-[.G2])/2)+[.G2]" office:value-type="float" office:value="17.525" calcext:value-type="float">
            <text:p>17.525</text:p>
          </table:table-cell>
          <table:table-cell table:style-name="ce2" table:formula="of:=(([.F2]-[.H2])/2)+[.H2]" office:value-type="float" office:value="15.325" calcext:value-type="float">
            <text:p>15.325</text:p>
          </table:table-cell>
          <table:table-cell table:style-name="ce2" table:formula="of:=DEGREES(ATAN2([.E2]-[.G2];[.F2]-[.H2]))" office:value-type="float" office:value="-142.084716879892" calcext:value-type="float">
            <text:p>-142.0847168799</text:p>
          </table:table-cell>
          <table:table-cell/>
          <table:table-cell table:style-name="ce2" table:formula="of:=(([.I2]-[.K2])/2)+[.K2]" office:value-type="float" office:value="-12.2820810869161" calcext:value-type="float">
            <text:p>-12.2820810869</text:p>
          </table:table-cell>
          <table:table-cell table:style-name="ce2" table:formula="of:=(([.J2]-[.L2])/2)+[.L2]" office:value-type="float" office:value="7.6625" calcext:value-type="float">
            <text:p>7.6625</text:p>
          </table:table-cell>
          <table:table-cell table:style-name="ce2" table:formula="of:=DEGREES(ATAN2([.I2]-[.K2];[.J2]-[.L2]))" office:value-type="float" office:value="-165.583153867806" calcext:value-type="float">
            <text:p>-165.5831538678</text:p>
          </table:table-cell>
          <table:table-cell/>
          <table:table-cell table:style-name="ce2" table:formula="of:=(([.M2]-[.O2])/2)+[.O2]" office:value-type="float" office:value="-77.183398983404" calcext:value-type="float">
            <text:p>-77.1833989834</text:p>
          </table:table-cell>
          <table:table-cell table:style-name="ce2" table:formula="of:=(([.N2]-[.P2])/2)+[.P2]" office:value-type="float" office:value="3.83125" calcext:value-type="float">
            <text:p>3.83125</text:p>
          </table:table-cell>
          <table:table-cell table:style-name="ce2" table:formula="of:=DEGREES(ATAN2([.M2]-[.O2];[.N2]-[.P2]))" office:value-type="float" office:value="-176.621640230366" calcext:value-type="float">
            <text:p>-176.6216402304</text:p>
          </table:table-cell>
          <table:table-cell/>
          <table:table-cell table:style-name="ce2" table:formula="of:=(([.Q2]-[.S2])/2)+[.S2]" office:value-type="float" office:value="-121.383276425605" calcext:value-type="float">
            <text:p>-121.3832764256</text:p>
          </table:table-cell>
          <table:table-cell table:style-name="ce2" table:formula="of:=(([.R2]-[.T2])/2)+[.T2]" office:value-type="float" office:value="1.915625" calcext:value-type="float">
            <text:p>1.915625</text:p>
          </table:table-cell>
          <table:table-cell table:style-name="ce2" table:formula="of:=DEGREES(ATAN2([.Q2]-[.S2];[.R2]-[.T2]))" office:value-type="float" office:value="-177.518350952012" calcext:value-type="float">
            <text:p>-177.518350952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64.275" calcext:value-type="float">
            <text:p>64.275</text:p>
          </table:table-cell>
          <table:table-cell office:value-type="float" office:value="-1.45" calcext:value-type="float">
            <text:p>-1.45</text:p>
          </table:table-cell>
          <table:table-cell/>
          <table:table-cell table:style-name="ce2" table:formula="of:=(([.A3]-[.C3])/2)+[.C3]" office:value-type="float" office:value="37.2" calcext:value-type="float">
            <text:p>37.2</text:p>
          </table:table-cell>
          <table:table-cell table:style-name="ce2" table:formula="of:=(([.B3]-[.D3])/2)+[.D3]" office:value-type="float" office:value="31.0875" calcext:value-type="float">
            <text:p>31.0875</text:p>
          </table:table-cell>
          <table:table-cell table:style-name="ce2" table:formula="of:=DEGREES(ATAN2([.A3]-[.C3];[.B3]-[.D3]))" office:value-type="float" office:value="-41.7373359250377" calcext:value-type="float">
            <text:p>-41.737335925</text:p>
          </table:table-cell>
          <table:table-cell/>
          <table:table-cell table:style-name="ce2" table:formula="of:=(([.E3]-[.G3])/2)+[.G3]" office:value-type="float" office:value="17.875" calcext:value-type="float">
            <text:p>17.875</text:p>
          </table:table-cell>
          <table:table-cell table:style-name="ce2" table:formula="of:=(([.F3]-[.H3])/2)+[.H3]" office:value-type="float" office:value="15.54375" calcext:value-type="float">
            <text:p>15.54375</text:p>
          </table:table-cell>
          <table:table-cell table:style-name="ce2" table:formula="of:=DEGREES(ATAN2([.E3]-[.G3];[.F3]-[.H3]))" office:value-type="float" office:value="-141.189105146037" calcext:value-type="float">
            <text:p>-141.189105146</text:p>
          </table:table-cell>
          <table:table-cell/>
          <table:table-cell table:style-name="ce2" table:formula="of:=(([.I3]-[.K3])/2)+[.K3]" office:value-type="float" office:value="-11.9311679625188" calcext:value-type="float">
            <text:p>-11.9311679625</text:p>
          </table:table-cell>
          <table:table-cell table:style-name="ce2" table:formula="of:=(([.J3]-[.L3])/2)+[.L3]" office:value-type="float" office:value="7.771875" calcext:value-type="float">
            <text:p>7.771875</text:p>
          </table:table-cell>
          <table:table-cell table:style-name="ce2" table:formula="of:=DEGREES(ATAN2([.I3]-[.K3];[.J3]-[.L3]))" office:value-type="float" office:value="-165.385690208934" calcext:value-type="float">
            <text:p>-165.3856902089</text:p>
          </table:table-cell>
          <table:table-cell/>
          <table:table-cell table:style-name="ce2" table:formula="of:=(([.M3]-[.O3])/2)+[.O3]" office:value-type="float" office:value="-76.5601365542779" calcext:value-type="float">
            <text:p>-76.5601365543</text:p>
          </table:table-cell>
          <table:table-cell table:style-name="ce2" table:formula="of:=(([.N3]-[.P3])/2)+[.P3]" office:value-type="float" office:value="3.8859375" calcext:value-type="float">
            <text:p>3.8859375</text:p>
          </table:table-cell>
          <table:table-cell table:style-name="ce2" table:formula="of:=DEGREES(ATAN2([.M3]-[.O3];[.N3]-[.P3]))" office:value-type="float" office:value="-176.559126733855" calcext:value-type="float">
            <text:p>-176.5591267339</text:p>
          </table:table-cell>
          <table:table-cell/>
          <table:table-cell table:style-name="ce2" table:formula="of:=(([.Q3]-[.S3])/2)+[.S3]" office:value-type="float" office:value="-120.972913381606" calcext:value-type="float">
            <text:p>-120.9729133816</text:p>
          </table:table-cell>
          <table:table-cell table:style-name="ce2" table:formula="of:=(([.R3]-[.T3])/2)+[.T3]" office:value-type="float" office:value="1.94296875" calcext:value-type="float">
            <text:p>1.94296875</text:p>
          </table:table-cell>
          <table:table-cell table:style-name="ce2" table:formula="of:=DEGREES(ATAN2([.Q3]-[.S3];[.R3]-[.T3]))" office:value-type="float" office:value="-177.495023321768" calcext:value-type="float">
            <text:p>-177.4950233218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/>
          <table:table-cell office:value-type="float" office:value="64.2" calcext:value-type="float">
            <text:p>64.2</text:p>
          </table:table-cell>
          <table:table-cell office:value-type="float" office:value="-2.525" calcext:value-type="float">
            <text:p>-2.525</text:p>
          </table:table-cell>
          <table:table-cell/>
          <table:table-cell table:style-name="ce2" table:formula="of:=(([.A4]-[.C4])/2)+[.C4]" office:value-type="float" office:value="37.125" calcext:value-type="float">
            <text:p>37.125</text:p>
          </table:table-cell>
          <table:table-cell table:style-name="ce2" table:formula="of:=(([.B4]-[.D4])/2)+[.D4]" office:value-type="float" office:value="30.525" calcext:value-type="float">
            <text:p>30.525</text:p>
          </table:table-cell>
          <table:table-cell table:style-name="ce2" table:formula="of:=DEGREES(ATAN2([.A4]-[.C4];[.B4]-[.D4]))" office:value-type="float" office:value="-42.2102513294853" calcext:value-type="float">
            <text:p>-42.2102513295</text:p>
          </table:table-cell>
          <table:table-cell/>
          <table:table-cell table:style-name="ce2" table:formula="of:=(([.E4]-[.G4])/2)+[.G4]" office:value-type="float" office:value="17.3" calcext:value-type="float">
            <text:p>17.3</text:p>
          </table:table-cell>
          <table:table-cell table:style-name="ce2" table:formula="of:=(([.F4]-[.H4])/2)+[.H4]" office:value-type="float" office:value="15.2625" calcext:value-type="float">
            <text:p>15.2625</text:p>
          </table:table-cell>
          <table:table-cell table:style-name="ce2" table:formula="of:=DEGREES(ATAN2([.E4]-[.G4];[.F4]-[.H4]))" office:value-type="float" office:value="-142.408718648194" calcext:value-type="float">
            <text:p>-142.4087186482</text:p>
          </table:table-cell>
          <table:table-cell/>
          <table:table-cell table:style-name="ce2" table:formula="of:=(([.I4]-[.K4])/2)+[.K4]" office:value-type="float" office:value="-12.4551256647427" calcext:value-type="float">
            <text:p>-12.4551256647</text:p>
          </table:table-cell>
          <table:table-cell table:style-name="ce2" table:formula="of:=(([.J4]-[.L4])/2)+[.L4]" office:value-type="float" office:value="7.63125" calcext:value-type="float">
            <text:p>7.63125</text:p>
          </table:table-cell>
          <table:table-cell table:style-name="ce2" table:formula="of:=DEGREES(ATAN2([.I4]-[.K4];[.J4]-[.L4]))" office:value-type="float" office:value="-165.615478628664" calcext:value-type="float">
            <text:p>-165.6154786287</text:p>
          </table:table-cell>
          <table:table-cell/>
          <table:table-cell table:style-name="ce2" table:formula="of:=(([.M4]-[.O4])/2)+[.O4]" office:value-type="float" office:value="-77.4319221564684" calcext:value-type="float">
            <text:p>-77.4319221565</text:p>
          </table:table-cell>
          <table:table-cell table:style-name="ce2" table:formula="of:=(([.N4]-[.P4])/2)+[.P4]" office:value-type="float" office:value="3.815625" calcext:value-type="float">
            <text:p>3.815625</text:p>
          </table:table-cell>
          <table:table-cell table:style-name="ce2" table:formula="of:=DEGREES(ATAN2([.M4]-[.O4];[.N4]-[.P4]))" office:value-type="float" office:value="-176.639285940348" calcext:value-type="float">
            <text:p>-176.6392859403</text:p>
          </table:table-cell>
          <table:table-cell/>
          <table:table-cell table:style-name="ce2" table:formula="of:=(([.Q4]-[.S4])/2)+[.S4]" office:value-type="float" office:value="-121.523700392566" calcext:value-type="float">
            <text:p>-121.5237003926</text:p>
          </table:table-cell>
          <table:table-cell table:style-name="ce2" table:formula="of:=(([.R4]-[.T4])/2)+[.T4]" office:value-type="float" office:value="1.9078125" calcext:value-type="float">
            <text:p>1.9078125</text:p>
          </table:table-cell>
          <table:table-cell table:style-name="ce2" table:formula="of:=DEGREES(ATAN2([.Q4]-[.S4];[.R4]-[.T4]))" office:value-type="float" office:value="-177.522407393035" calcext:value-type="float">
            <text:p>-177.522407393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64.225" calcext:value-type="float">
            <text:p>64.225</text:p>
          </table:table-cell>
          <table:table-cell office:value-type="float" office:value="-1.5" calcext:value-type="float">
            <text:p>-1.5</text:p>
          </table:table-cell>
          <table:table-cell/>
          <table:table-cell table:style-name="ce2" table:formula="of:=(([.A5]-[.C5])/2)+[.C5]" office:value-type="float" office:value="37.2" calcext:value-type="float">
            <text:p>37.2</text:p>
          </table:table-cell>
          <table:table-cell table:style-name="ce2" table:formula="of:=(([.B5]-[.D5])/2)+[.D5]" office:value-type="float" office:value="31.0875" calcext:value-type="float">
            <text:p>31.0875</text:p>
          </table:table-cell>
          <table:table-cell table:style-name="ce2" table:formula="of:=DEGREES(ATAN2([.A5]-[.C5];[.B5]-[.D5]))" office:value-type="float" office:value="-41.6944262272023" calcext:value-type="float">
            <text:p>-41.6944262272</text:p>
          </table:table-cell>
          <table:table-cell/>
          <table:table-cell table:style-name="ce2" table:formula="of:=(([.E5]-[.G5])/2)+[.G5]" office:value-type="float" office:value="17.85" calcext:value-type="float">
            <text:p>17.85</text:p>
          </table:table-cell>
          <table:table-cell table:style-name="ce2" table:formula="of:=(([.F5]-[.H5])/2)+[.H5]" office:value-type="float" office:value="15.54375" calcext:value-type="float">
            <text:p>15.54375</text:p>
          </table:table-cell>
          <table:table-cell table:style-name="ce2" table:formula="of:=DEGREES(ATAN2([.E5]-[.G5];[.F5]-[.H5]))" office:value-type="float" office:value="-141.225275872189" calcext:value-type="float">
            <text:p>-141.2252758722</text:p>
          </table:table-cell>
          <table:table-cell/>
          <table:table-cell table:style-name="ce2" table:formula="of:=(([.I5]-[.K5])/2)+[.K5]" office:value-type="float" office:value="-11.9222131136011" calcext:value-type="float">
            <text:p>-11.9222131136</text:p>
          </table:table-cell>
          <table:table-cell table:style-name="ce2" table:formula="of:=(([.J5]-[.L5])/2)+[.L5]" office:value-type="float" office:value="7.771875" calcext:value-type="float">
            <text:p>7.771875</text:p>
          </table:table-cell>
          <table:table-cell table:style-name="ce2" table:formula="of:=DEGREES(ATAN2([.I5]-[.K5];[.J5]-[.L5]))" office:value-type="float" office:value="-165.369737493652" calcext:value-type="float">
            <text:p>-165.3697374937</text:p>
          </table:table-cell>
          <table:table-cell/>
          <table:table-cell table:style-name="ce2" table:formula="of:=(([.M5]-[.O5])/2)+[.O5]" office:value-type="float" office:value="-76.5737444928952" calcext:value-type="float">
            <text:p>-76.5737444929</text:p>
          </table:table-cell>
          <table:table-cell table:style-name="ce2" table:formula="of:=(([.N5]-[.P5])/2)+[.P5]" office:value-type="float" office:value="3.8859375" calcext:value-type="float">
            <text:p>3.8859375</text:p>
          </table:table-cell>
          <table:table-cell table:style-name="ce2" table:formula="of:=DEGREES(ATAN2([.M5]-[.O5];[.N5]-[.P5]))" office:value-type="float" office:value="-176.5603246832" calcext:value-type="float">
            <text:p>-176.5603246832</text:p>
          </table:table-cell>
          <table:table-cell/>
          <table:table-cell table:style-name="ce2" table:formula="of:=(([.Q5]-[.S5])/2)+[.S5]" office:value-type="float" office:value="-120.971740993274" calcext:value-type="float">
            <text:p>-120.9717409933</text:p>
          </table:table-cell>
          <table:table-cell table:style-name="ce2" table:formula="of:=(([.R5]-[.T5])/2)+[.T5]" office:value-type="float" office:value="1.94296875" calcext:value-type="float">
            <text:p>1.94296875</text:p>
          </table:table-cell>
          <table:table-cell table:style-name="ce2" table:formula="of:=DEGREES(ATAN2([.Q5]-[.S5];[.R5]-[.T5]))" office:value-type="float" office:value="-177.49419046462" calcext:value-type="float">
            <text:p>-177.4941904646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/>
          <table:table-cell office:value-type="float" office:value="63.975" calcext:value-type="float">
            <text:p>63.975</text:p>
          </table:table-cell>
          <table:table-cell office:value-type="float" office:value="-2.175" calcext:value-type="float">
            <text:p>-2.175</text:p>
          </table:table-cell>
          <table:table-cell/>
          <table:table-cell table:style-name="ce2" table:formula="of:=(([.A6]-[.C6])/2)+[.C6]" office:value-type="float" office:value="37.05" calcext:value-type="float">
            <text:p>37.05</text:p>
          </table:table-cell>
          <table:table-cell table:style-name="ce2" table:formula="of:=(([.B6]-[.D6])/2)+[.D6]" office:value-type="float" office:value="30.4125" calcext:value-type="float">
            <text:p>30.4125</text:p>
          </table:table-cell>
          <table:table-cell table:style-name="ce2" table:formula="of:=DEGREES(ATAN2([.A6]-[.C6];[.B6]-[.D6]))" office:value-type="float" office:value="-42.1725006824456" calcext:value-type="float">
            <text:p>-42.1725006824</text:p>
          </table:table-cell>
          <table:table-cell/>
          <table:table-cell table:style-name="ce2" table:formula="of:=(([.E6]-[.G6])/2)+[.G6]" office:value-type="float" office:value="17.4375" calcext:value-type="float">
            <text:p>17.4375</text:p>
          </table:table-cell>
          <table:table-cell table:style-name="ce2" table:formula="of:=(([.F6]-[.H6])/2)+[.H6]" office:value-type="float" office:value="15.20625" calcext:value-type="float">
            <text:p>15.20625</text:p>
          </table:table-cell>
          <table:table-cell table:style-name="ce2" table:formula="of:=DEGREES(ATAN2([.E6]-[.G6];[.F6]-[.H6]))" office:value-type="float" office:value="-142.212340045705" calcext:value-type="float">
            <text:p>-142.2123400457</text:p>
          </table:table-cell>
          <table:table-cell/>
          <table:table-cell table:style-name="ce2" table:formula="of:=(([.I6]-[.K6])/2)+[.K6]" office:value-type="float" office:value="-12.3675003412228" calcext:value-type="float">
            <text:p>-12.3675003412</text:p>
          </table:table-cell>
          <table:table-cell table:style-name="ce2" table:formula="of:=(([.J6]-[.L6])/2)+[.L6]" office:value-type="float" office:value="7.603125" calcext:value-type="float">
            <text:p>7.603125</text:p>
          </table:table-cell>
          <table:table-cell table:style-name="ce2" table:formula="of:=DEGREES(ATAN2([.I6]-[.K6];[.J6]-[.L6]))" office:value-type="float" office:value="-165.689304219757" calcext:value-type="float">
            <text:p>-165.6893042198</text:p>
          </table:table-cell>
          <table:table-cell/>
          <table:table-cell table:style-name="ce2" table:formula="of:=(([.M6]-[.O6])/2)+[.O6]" office:value-type="float" office:value="-77.2899201934638" calcext:value-type="float">
            <text:p>-77.2899201935</text:p>
          </table:table-cell>
          <table:table-cell table:style-name="ce2" table:formula="of:=(([.N6]-[.P6])/2)+[.P6]" office:value-type="float" office:value="3.8015625" calcext:value-type="float">
            <text:p>3.8015625</text:p>
          </table:table-cell>
          <table:table-cell table:style-name="ce2" table:formula="of:=DEGREES(ATAN2([.M6]-[.O6];[.N6]-[.P6]))" office:value-type="float" office:value="-176.648845559609" calcext:value-type="float">
            <text:p>-176.6488455596</text:p>
          </table:table-cell>
          <table:table-cell/>
          <table:table-cell table:style-name="ce2" table:formula="of:=(([.Q6]-[.S6])/2)+[.S6]" office:value-type="float" office:value="-121.48961220661" calcext:value-type="float">
            <text:p>-121.4896122066</text:p>
          </table:table-cell>
          <table:table-cell table:style-name="ce2" table:formula="of:=(([.R6]-[.T6])/2)+[.T6]" office:value-type="float" office:value="1.90078125" calcext:value-type="float">
            <text:p>1.90078125</text:p>
          </table:table-cell>
          <table:table-cell table:style-name="ce2" table:formula="of:=DEGREES(ATAN2([.Q6]-[.S6];[.R6]-[.T6]))" office:value-type="float" office:value="-177.53754661517" calcext:value-type="float">
            <text:p>-177.5375466152</text:p>
          </table:table-cell>
        </table:table-row>
        <table:table-row table:style-name="ro1"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/>
          <table:table-cell office:value-type="float" office:value="63.875" calcext:value-type="float">
            <text:p>63.875</text:p>
          </table:table-cell>
          <table:table-cell office:value-type="float" office:value="-2.45" calcext:value-type="float">
            <text:p>-2.45</text:p>
          </table:table-cell>
          <table:table-cell/>
          <table:table-cell table:style-name="ce2" table:formula="of:=(([.A7]-[.C7])/2)+[.C7]" office:value-type="float" office:value="37.025" calcext:value-type="float">
            <text:p>37.025</text:p>
          </table:table-cell>
          <table:table-cell table:style-name="ce2" table:formula="of:=(([.B7]-[.D7])/2)+[.D7]" office:value-type="float" office:value="30.3625" calcext:value-type="float">
            <text:p>30.3625</text:p>
          </table:table-cell>
          <table:table-cell table:style-name="ce2" table:formula="of:=DEGREES(ATAN2([.A7]-[.C7];[.B7]-[.D7]))" office:value-type="float" office:value="-42.1492422130186" calcext:value-type="float">
            <text:p>-42.149242213</text:p>
          </table:table-cell>
          <table:table-cell/>
          <table:table-cell table:style-name="ce2" table:formula="of:=(([.E7]-[.G7])/2)+[.G7]" office:value-type="float" office:value="17.2875" calcext:value-type="float">
            <text:p>17.2875</text:p>
          </table:table-cell>
          <table:table-cell table:style-name="ce2" table:formula="of:=(([.F7]-[.H7])/2)+[.H7]" office:value-type="float" office:value="15.18125" calcext:value-type="float">
            <text:p>15.18125</text:p>
          </table:table-cell>
          <table:table-cell table:style-name="ce2" table:formula="of:=DEGREES(ATAN2([.E7]-[.G7];[.F7]-[.H7]))" office:value-type="float" office:value="-142.434038470353" calcext:value-type="float">
            <text:p>-142.4340384704</text:p>
          </table:table-cell>
          <table:table-cell/>
          <table:table-cell table:style-name="ce2" table:formula="of:=(([.I7]-[.K7])/2)+[.K7]" office:value-type="float" office:value="-12.4308711065093" calcext:value-type="float">
            <text:p>-12.4308711065</text:p>
          </table:table-cell>
          <table:table-cell table:style-name="ce2" table:formula="of:=(([.J7]-[.L7])/2)+[.L7]" office:value-type="float" office:value="7.590625" calcext:value-type="float">
            <text:p>7.590625</text:p>
          </table:table-cell>
          <table:table-cell table:style-name="ce2" table:formula="of:=DEGREES(ATAN2([.I7]-[.K7];[.J7]-[.L7]))" office:value-type="float" office:value="-165.671930273311" calcext:value-type="float">
            <text:p>-165.6719302733</text:p>
          </table:table-cell>
          <table:table-cell/>
          <table:table-cell table:style-name="ce2" table:formula="of:=(([.M7]-[.O7])/2)+[.O7]" office:value-type="float" office:value="-77.4324547884309" calcext:value-type="float">
            <text:p>-77.4324547884</text:p>
          </table:table-cell>
          <table:table-cell table:style-name="ce2" table:formula="of:=(([.N7]-[.P7])/2)+[.P7]" office:value-type="float" office:value="3.7953125" calcext:value-type="float">
            <text:p>3.7953125</text:p>
          </table:table-cell>
          <table:table-cell table:style-name="ce2" table:formula="of:=DEGREES(ATAN2([.M7]-[.O7];[.N7]-[.P7]))" office:value-type="float" office:value="-176.658407890718" calcext:value-type="float">
            <text:p>-176.6584078907</text:p>
          </table:table-cell>
          <table:table-cell/>
          <table:table-cell table:style-name="ce2" table:formula="of:=(([.Q7]-[.S7])/2)+[.S7]" office:value-type="float" office:value="-121.552192530871" calcext:value-type="float">
            <text:p>-121.5521925309</text:p>
          </table:table-cell>
          <table:table-cell table:style-name="ce2" table:formula="of:=(([.R7]-[.T7])/2)+[.T7]" office:value-type="float" office:value="1.89765625" calcext:value-type="float">
            <text:p>1.89765625</text:p>
          </table:table-cell>
          <table:table-cell table:style-name="ce2" table:formula="of:=DEGREES(ATAN2([.Q7]-[.S7];[.R7]-[.T7]))" office:value-type="float" office:value="-177.53714039078" calcext:value-type="float">
            <text:p>-177.5371403908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64.1" calcext:value-type="float">
            <text:p>64.1</text:p>
          </table:table-cell>
          <table:table-cell office:value-type="float" office:value="-3.3" calcext:value-type="float">
            <text:p>-3.3</text:p>
          </table:table-cell>
          <table:table-cell/>
          <table:table-cell table:style-name="ce2" table:formula="of:=(([.A8]-[.C8])/2)+[.C8]" office:value-type="float" office:value="37.125" calcext:value-type="float">
            <text:p>37.125</text:p>
          </table:table-cell>
          <table:table-cell table:style-name="ce2" table:formula="of:=(([.B8]-[.D8])/2)+[.D8]" office:value-type="float" office:value="29.9" calcext:value-type="float">
            <text:p>29.9</text:p>
          </table:table-cell>
          <table:table-cell table:style-name="ce2" table:formula="of:=DEGREES(ATAN2([.A8]-[.C8];[.B8]-[.D8]))" office:value-type="float" office:value="-42.6516466869004" calcext:value-type="float">
            <text:p>-42.6516466869</text:p>
          </table:table-cell>
          <table:table-cell/>
          <table:table-cell table:style-name="ce2" table:formula="of:=(([.E8]-[.G8])/2)+[.G8]" office:value-type="float" office:value="16.9125" calcext:value-type="float">
            <text:p>16.9125</text:p>
          </table:table-cell>
          <table:table-cell table:style-name="ce2" table:formula="of:=(([.F8]-[.H8])/2)+[.H8]" office:value-type="float" office:value="14.95" calcext:value-type="float">
            <text:p>14.95</text:p>
          </table:table-cell>
          <table:table-cell table:style-name="ce2" table:formula="of:=DEGREES(ATAN2([.E8]-[.G8];[.F8]-[.H8]))" office:value-type="float" office:value="-143.511840662168" calcext:value-type="float">
            <text:p>-143.5118406622</text:p>
          </table:table-cell>
          <table:table-cell/>
          <table:table-cell table:style-name="ce2" table:formula="of:=(([.I8]-[.K8])/2)+[.K8]" office:value-type="float" office:value="-12.8695733434502" calcext:value-type="float">
            <text:p>-12.8695733435</text:p>
          </table:table-cell>
          <table:table-cell table:style-name="ce2" table:formula="of:=(([.J8]-[.L8])/2)+[.L8]" office:value-type="float" office:value="7.475" calcext:value-type="float">
            <text:p>7.475</text:p>
          </table:table-cell>
          <table:table-cell table:style-name="ce2" table:formula="of:=DEGREES(ATAN2([.I8]-[.K8];[.J8]-[.L8]))" office:value-type="float" office:value="-165.910387479988" calcext:value-type="float">
            <text:p>-165.91038748</text:p>
          </table:table-cell>
          <table:table-cell/>
          <table:table-cell table:style-name="ce2" table:formula="of:=(([.M8]-[.O8])/2)+[.O8]" office:value-type="float" office:value="-78.1907070028091" calcext:value-type="float">
            <text:p>-78.1907070028</text:p>
          </table:table-cell>
          <table:table-cell table:style-name="ce2" table:formula="of:=(([.N8]-[.P8])/2)+[.P8]" office:value-type="float" office:value="3.7375" calcext:value-type="float">
            <text:p>3.7375</text:p>
          </table:table-cell>
          <table:table-cell table:style-name="ce2" table:formula="of:=DEGREES(ATAN2([.M8]-[.O8];[.N8]-[.P8]))" office:value-type="float" office:value="-176.725259754482" calcext:value-type="float">
            <text:p>-176.7252597545</text:p>
          </table:table-cell>
          <table:table-cell/>
          <table:table-cell table:style-name="ce2" table:formula="of:=(([.Q8]-[.S8])/2)+[.S8]" office:value-type="float" office:value="-122.050547241398" calcext:value-type="float">
            <text:p>-122.0505472414</text:p>
          </table:table-cell>
          <table:table-cell table:style-name="ce2" table:formula="of:=(([.R8]-[.T8])/2)+[.T8]" office:value-type="float" office:value="1.86875" calcext:value-type="float">
            <text:p>1.86875</text:p>
          </table:table-cell>
          <table:table-cell table:style-name="ce2" table:formula="of:=DEGREES(ATAN2([.Q8]-[.S8];[.R8]-[.T8]))" office:value-type="float" office:value="-177.560256354405" calcext:value-type="float">
            <text:p>-177.5602563544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3.925" calcext:value-type="float">
            <text:p>63.925</text:p>
          </table:table-cell>
          <table:table-cell office:value-type="float" office:value="-1.4" calcext:value-type="float">
            <text:p>-1.4</text:p>
          </table:table-cell>
          <table:table-cell/>
          <table:table-cell table:style-name="ce2" table:formula="of:=(([.A9]-[.C9])/2)+[.C9]" office:value-type="float" office:value="37.05" calcext:value-type="float">
            <text:p>37.05</text:p>
          </table:table-cell>
          <table:table-cell table:style-name="ce2" table:formula="of:=(([.B9]-[.D9])/2)+[.D9]" office:value-type="float" office:value="30.9625" calcext:value-type="float">
            <text:p>30.9625</text:p>
          </table:table-cell>
          <table:table-cell table:style-name="ce2" table:formula="of:=DEGREES(ATAN2([.A9]-[.C9];[.B9]-[.D9]))" office:value-type="float" office:value="-41.6587258745479" calcext:value-type="float">
            <text:p>-41.6587258745</text:p>
          </table:table-cell>
          <table:table-cell/>
          <table:table-cell table:style-name="ce2" table:formula="of:=(([.E9]-[.G9])/2)+[.G9]" office:value-type="float" office:value="17.825" calcext:value-type="float">
            <text:p>17.825</text:p>
          </table:table-cell>
          <table:table-cell table:style-name="ce2" table:formula="of:=(([.F9]-[.H9])/2)+[.H9]" office:value-type="float" office:value="15.48125" calcext:value-type="float">
            <text:p>15.48125</text:p>
          </table:table-cell>
          <table:table-cell table:style-name="ce2" table:formula="of:=DEGREES(ATAN2([.E9]-[.G9];[.F9]-[.H9]))" office:value-type="float" office:value="-141.156668245878" calcext:value-type="float">
            <text:p>-141.1566682459</text:p>
          </table:table-cell>
          <table:table-cell/>
          <table:table-cell table:style-name="ce2" table:formula="of:=(([.I9]-[.K9])/2)+[.K9]" office:value-type="float" office:value="-11.916862937274" calcext:value-type="float">
            <text:p>-11.9168629373</text:p>
          </table:table-cell>
          <table:table-cell table:style-name="ce2" table:formula="of:=(([.J9]-[.L9])/2)+[.L9]" office:value-type="float" office:value="7.740625" calcext:value-type="float">
            <text:p>7.740625</text:p>
          </table:table-cell>
          <table:table-cell table:style-name="ce2" table:formula="of:=DEGREES(ATAN2([.I9]-[.K9];[.J9]-[.L9]))" office:value-type="float" office:value="-165.411817062638" calcext:value-type="float">
            <text:p>-165.4118170626</text:p>
          </table:table-cell>
          <table:table-cell/>
          <table:table-cell table:style-name="ce2" table:formula="of:=(([.M9]-[.O9])/2)+[.O9]" office:value-type="float" office:value="-76.5367655915759" calcext:value-type="float">
            <text:p>-76.5367655916</text:p>
          </table:table-cell>
          <table:table-cell table:style-name="ce2" table:formula="of:=(([.N9]-[.P9])/2)+[.P9]" office:value-type="float" office:value="3.8703125" calcext:value-type="float">
            <text:p>3.8703125</text:p>
          </table:table-cell>
          <table:table-cell table:style-name="ce2" table:formula="of:=DEGREES(ATAN2([.M9]-[.O9];[.N9]-[.P9]))" office:value-type="float" office:value="-176.572449469967" calcext:value-type="float">
            <text:p>-176.57244947</text:p>
          </table:table-cell>
          <table:table-cell/>
          <table:table-cell table:style-name="ce2" table:formula="of:=(([.Q9]-[.S9])/2)+[.S9]" office:value-type="float" office:value="-120.974291327107" calcext:value-type="float">
            <text:p>-120.9742913271</text:p>
          </table:table-cell>
          <table:table-cell table:style-name="ce2" table:formula="of:=(([.R9]-[.T9])/2)+[.T9]" office:value-type="float" office:value="1.93515625" calcext:value-type="float">
            <text:p>1.93515625</text:p>
          </table:table-cell>
          <table:table-cell table:style-name="ce2" table:formula="of:=DEGREES(ATAN2([.Q9]-[.S9];[.R9]-[.T9]))" office:value-type="float" office:value="-177.50647060901" calcext:value-type="float">
            <text:p>-177.506470609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64.25" calcext:value-type="float">
            <text:p>64.25</text:p>
          </table:table-cell>
          <table:table-cell office:value-type="float" office:value="-1.3" calcext:value-type="float">
            <text:p>-1.3</text:p>
          </table:table-cell>
          <table:table-cell/>
          <table:table-cell table:style-name="ce2" table:formula="of:=(([.A10]-[.C10])/2)+[.C10]" office:value-type="float" office:value="37.2" calcext:value-type="float">
            <text:p>37.2</text:p>
          </table:table-cell>
          <table:table-cell table:style-name="ce2" table:formula="of:=(([.B10]-[.D10])/2)+[.D10]" office:value-type="float" office:value="31.175" calcext:value-type="float">
            <text:p>31.175</text:p>
          </table:table-cell>
          <table:table-cell table:style-name="ce2" table:formula="of:=DEGREES(ATAN2([.A10]-[.C10];[.B10]-[.D10]))" office:value-type="float" office:value="-41.6407084781135" calcext:value-type="float">
            <text:p>-41.6407084781</text:p>
          </table:table-cell>
          <table:table-cell/>
          <table:table-cell table:style-name="ce2" table:formula="of:=(([.E10]-[.G10])/2)+[.G10]" office:value-type="float" office:value="17.95" calcext:value-type="float">
            <text:p>17.95</text:p>
          </table:table-cell>
          <table:table-cell table:style-name="ce2" table:formula="of:=(([.F10]-[.H10])/2)+[.H10]" office:value-type="float" office:value="15.5875" calcext:value-type="float">
            <text:p>15.5875</text:p>
          </table:table-cell>
          <table:table-cell table:style-name="ce2" table:formula="of:=DEGREES(ATAN2([.E10]-[.G10];[.F10]-[.H10]))" office:value-type="float" office:value="-141.001514774351" calcext:value-type="float">
            <text:p>-141.0015147744</text:p>
          </table:table-cell>
          <table:table-cell/>
          <table:table-cell table:style-name="ce2" table:formula="of:=(([.I10]-[.K10])/2)+[.K10]" office:value-type="float" office:value="-11.8453542390568" calcext:value-type="float">
            <text:p>-11.8453542391</text:p>
          </table:table-cell>
          <table:table-cell table:style-name="ce2" table:formula="of:=(([.J10]-[.L10])/2)+[.L10]" office:value-type="float" office:value="7.79375" calcext:value-type="float">
            <text:p>7.79375</text:p>
          </table:table-cell>
          <table:table-cell table:style-name="ce2" table:formula="of:=DEGREES(ATAN2([.I10]-[.K10];[.J10]-[.L10]))" office:value-type="float" office:value="-165.341235052639" calcext:value-type="float">
            <text:p>-165.3412350526</text:p>
          </table:table-cell>
          <table:table-cell/>
          <table:table-cell table:style-name="ce2" table:formula="of:=(([.M10]-[.O10])/2)+[.O10]" office:value-type="float" office:value="-76.423434506704" calcext:value-type="float">
            <text:p>-76.4234345067</text:p>
          </table:table-cell>
          <table:table-cell table:style-name="ce2" table:formula="of:=(([.N10]-[.P10])/2)+[.P10]" office:value-type="float" office:value="3.896875" calcext:value-type="float">
            <text:p>3.896875</text:p>
          </table:table-cell>
          <table:table-cell table:style-name="ce2" table:formula="of:=DEGREES(ATAN2([.M10]-[.O10];[.N10]-[.P10]))" office:value-type="float" office:value="-176.546752808254" calcext:value-type="float">
            <text:p>-176.5467528083</text:p>
          </table:table-cell>
          <table:table-cell/>
          <table:table-cell table:style-name="ce2" table:formula="of:=(([.Q10]-[.S10])/2)+[.S10]" office:value-type="float" office:value="-120.882334779671" calcext:value-type="float">
            <text:p>-120.8823347797</text:p>
          </table:table-cell>
          <table:table-cell table:style-name="ce2" table:formula="of:=(([.R10]-[.T10])/2)+[.T10]" office:value-type="float" office:value="1.9484375" calcext:value-type="float">
            <text:p>1.9484375</text:p>
          </table:table-cell>
          <table:table-cell table:style-name="ce2" table:formula="of:=DEGREES(ATAN2([.Q10]-[.S10];[.R10]-[.T10]))" office:value-type="float" office:value="-177.490584478301" calcext:value-type="float">
            <text:p>-177.4905844783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2.5" calcext:value-type="float">
            <text:p>-2.5</text:p>
          </table:table-cell>
          <table:table-cell/>
          <table:table-cell table:style-name="ce2" table:formula="of:=(([.A11]-[.C11])/2)+[.C11]" office:value-type="float" office:value="37.075" calcext:value-type="float">
            <text:p>37.075</text:p>
          </table:table-cell>
          <table:table-cell table:style-name="ce2" table:formula="of:=(([.B11]-[.D11])/2)+[.D11]" office:value-type="float" office:value="30.375" calcext:value-type="float">
            <text:p>30.375</text:p>
          </table:table-cell>
          <table:table-cell table:style-name="ce2" table:formula="of:=DEGREES(ATAN2([.A11]-[.C11];[.B11]-[.D11]))" office:value-type="float" office:value="-42.2063116799312" calcext:value-type="float">
            <text:p>-42.2063116799</text:p>
          </table:table-cell>
          <table:table-cell/>
          <table:table-cell table:style-name="ce2" table:formula="of:=(([.E11]-[.G11])/2)+[.G11]" office:value-type="float" office:value="17.2875" calcext:value-type="float">
            <text:p>17.2875</text:p>
          </table:table-cell>
          <table:table-cell table:style-name="ce2" table:formula="of:=(([.F11]-[.H11])/2)+[.H11]" office:value-type="float" office:value="15.1875" calcext:value-type="float">
            <text:p>15.1875</text:p>
          </table:table-cell>
          <table:table-cell table:style-name="ce2" table:formula="of:=DEGREES(ATAN2([.E11]-[.G11];[.F11]-[.H11]))" office:value-type="float" office:value="-142.492679367137" calcext:value-type="float">
            <text:p>-142.4926793671</text:p>
          </table:table-cell>
          <table:table-cell/>
          <table:table-cell table:style-name="ce2" table:formula="of:=(([.I11]-[.K11])/2)+[.K11]" office:value-type="float" office:value="-12.4594058399656" calcext:value-type="float">
            <text:p>-12.45940584</text:p>
          </table:table-cell>
          <table:table-cell table:style-name="ce2" table:formula="of:=(([.J11]-[.L11])/2)+[.L11]" office:value-type="float" office:value="7.59375" calcext:value-type="float">
            <text:p>7.59375</text:p>
          </table:table-cell>
          <table:table-cell table:style-name="ce2" table:formula="of:=DEGREES(ATAN2([.I11]-[.K11];[.J11]-[.L11]))" office:value-type="float" office:value="-165.679458390834" calcext:value-type="float">
            <text:p>-165.6794583908</text:p>
          </table:table-cell>
          <table:table-cell/>
          <table:table-cell table:style-name="ce2" table:formula="of:=(([.M11]-[.O11])/2)+[.O11]" office:value-type="float" office:value="-77.4760426035514" calcext:value-type="float">
            <text:p>-77.4760426036</text:p>
          </table:table-cell>
          <table:table-cell table:style-name="ce2" table:formula="of:=(([.N11]-[.P11])/2)+[.P11]" office:value-type="float" office:value="3.796875" calcext:value-type="float">
            <text:p>3.796875</text:p>
          </table:table-cell>
          <table:table-cell table:style-name="ce2" table:formula="of:=DEGREES(ATAN2([.M11]-[.O11];[.N11]-[.P11]))" office:value-type="float" office:value="-176.657807533726" calcext:value-type="float">
            <text:p>-176.6578075337</text:p>
          </table:table-cell>
          <table:table-cell/>
          <table:table-cell table:style-name="ce2" table:formula="of:=(([.Q11]-[.S11])/2)+[.S11]" office:value-type="float" office:value="-121.577750497193" calcext:value-type="float">
            <text:p>-121.5777504972</text:p>
          </table:table-cell>
          <table:table-cell table:style-name="ce2" table:formula="of:=(([.R11]-[.T11])/2)+[.T11]" office:value-type="float" office:value="1.8984375" calcext:value-type="float">
            <text:p>1.8984375</text:p>
          </table:table-cell>
          <table:table-cell table:style-name="ce2" table:formula="of:=DEGREES(ATAN2([.Q11]-[.S11];[.R11]-[.T11]))" office:value-type="float" office:value="-177.535121651635" calcext:value-type="float">
            <text:p>-177.5351216516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/>
          <table:table-cell office:value-type="float" office:value="64.375" calcext:value-type="float">
            <text:p>64.375</text:p>
          </table:table-cell>
          <table:table-cell office:value-type="float" office:value="-1.825" calcext:value-type="float">
            <text:p>-1.825</text:p>
          </table:table-cell>
          <table:table-cell/>
          <table:table-cell table:style-name="ce2" table:formula="of:=(([.A12]-[.C12])/2)+[.C12]" office:value-type="float" office:value="37.275" calcext:value-type="float">
            <text:p>37.275</text:p>
          </table:table-cell>
          <table:table-cell table:style-name="ce2" table:formula="of:=(([.B12]-[.D12])/2)+[.D12]" office:value-type="float" office:value="30.9125" calcext:value-type="float">
            <text:p>30.9125</text:p>
          </table:table-cell>
          <table:table-cell table:style-name="ce2" table:formula="of:=DEGREES(ATAN2([.A12]-[.C12];[.B12]-[.D12]))" office:value-type="float" office:value="-41.9149458636344" calcext:value-type="float">
            <text:p>-41.9149458636</text:p>
          </table:table-cell>
          <table:table-cell/>
          <table:table-cell table:style-name="ce2" table:formula="of:=(([.E12]-[.G12])/2)+[.G12]" office:value-type="float" office:value="17.725" calcext:value-type="float">
            <text:p>17.725</text:p>
          </table:table-cell>
          <table:table-cell table:style-name="ce2" table:formula="of:=(([.F12]-[.H12])/2)+[.H12]" office:value-type="float" office:value="15.45625" calcext:value-type="float">
            <text:p>15.45625</text:p>
          </table:table-cell>
          <table:table-cell table:style-name="ce2" table:formula="of:=DEGREES(ATAN2([.E12]-[.G12];[.F12]-[.H12]))" office:value-type="float" office:value="-141.67006745192" calcext:value-type="float">
            <text:p>-141.6700674519</text:p>
          </table:table-cell>
          <table:table-cell/>
          <table:table-cell table:style-name="ce2" table:formula="of:=(([.I12]-[.K12])/2)+[.K12]" office:value-type="float" office:value="-12.0949729318172" calcext:value-type="float">
            <text:p>-12.0949729318</text:p>
          </table:table-cell>
          <table:table-cell table:style-name="ce2" table:formula="of:=(([.J12]-[.L12])/2)+[.L12]" office:value-type="float" office:value="7.728125" calcext:value-type="float">
            <text:p>7.728125</text:p>
          </table:table-cell>
          <table:table-cell table:style-name="ce2" table:formula="of:=DEGREES(ATAN2([.I12]-[.K12];[.J12]-[.L12]))" office:value-type="float" office:value="-165.47090853922" calcext:value-type="float">
            <text:p>-165.4709085392</text:p>
          </table:table-cell>
          <table:table-cell/>
          <table:table-cell table:style-name="ce2" table:formula="of:=(([.M12]-[.O12])/2)+[.O12]" office:value-type="float" office:value="-76.8825201918686" calcext:value-type="float">
            <text:p>-76.8825201919</text:p>
          </table:table-cell>
          <table:table-cell table:style-name="ce2" table:formula="of:=(([.N12]-[.P12])/2)+[.P12]" office:value-type="float" office:value="3.8640625" calcext:value-type="float">
            <text:p>3.8640625</text:p>
          </table:table-cell>
          <table:table-cell table:style-name="ce2" table:formula="of:=DEGREES(ATAN2([.M12]-[.O12];[.N12]-[.P12]))" office:value-type="float" office:value="-176.586805207286" calcext:value-type="float">
            <text:p>-176.5868052073</text:p>
          </table:table-cell>
          <table:table-cell/>
          <table:table-cell table:style-name="ce2" table:formula="of:=(([.Q12]-[.S12])/2)+[.S12]" office:value-type="float" office:value="-121.176714365544" calcext:value-type="float">
            <text:p>-121.1767143655</text:p>
          </table:table-cell>
          <table:table-cell table:style-name="ce2" table:formula="of:=(([.R12]-[.T12])/2)+[.T12]" office:value-type="float" office:value="1.93203125" calcext:value-type="float">
            <text:p>1.93203125</text:p>
          </table:table-cell>
          <table:table-cell table:style-name="ce2" table:formula="of:=DEGREES(ATAN2([.Q12]-[.S12];[.R12]-[.T12]))" office:value-type="float" office:value="-177.502446618836" calcext:value-type="float">
            <text:p>-177.5024466188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2.875" calcext:value-type="float">
            <text:p>-2.875</text:p>
          </table:table-cell>
          <table:table-cell/>
          <table:table-cell table:style-name="ce2" table:formula="of:=(([.A13]-[.C13])/2)+[.C13]" office:value-type="float" office:value="37.075" calcext:value-type="float">
            <text:p>37.075</text:p>
          </table:table-cell>
          <table:table-cell table:style-name="ce2" table:formula="of:=(([.B13]-[.D13])/2)+[.D13]" office:value-type="float" office:value="30.15" calcext:value-type="float">
            <text:p>30.15</text:p>
          </table:table-cell>
          <table:table-cell table:style-name="ce2" table:formula="of:=DEGREES(ATAN2([.A13]-[.C13];[.B13]-[.D13]))" office:value-type="float" office:value="-42.3965216953064" calcext:value-type="float">
            <text:p>-42.3965216953</text:p>
          </table:table-cell>
          <table:table-cell/>
          <table:table-cell table:style-name="ce2" table:formula="of:=(([.E13]-[.G13])/2)+[.G13]" office:value-type="float" office:value="17.1" calcext:value-type="float">
            <text:p>17.1</text:p>
          </table:table-cell>
          <table:table-cell table:style-name="ce2" table:formula="of:=(([.F13]-[.H13])/2)+[.H13]" office:value-type="float" office:value="15.075" calcext:value-type="float">
            <text:p>15.075</text:p>
          </table:table-cell>
          <table:table-cell table:style-name="ce2" table:formula="of:=DEGREES(ATAN2([.E13]-[.G13];[.F13]-[.H13]))" office:value-type="float" office:value="-142.958387245355" calcext:value-type="float">
            <text:p>-142.9583872454</text:p>
          </table:table-cell>
          <table:table-cell/>
          <table:table-cell table:style-name="ce2" table:formula="of:=(([.I13]-[.K13])/2)+[.K13]" office:value-type="float" office:value="-12.6482608476532" calcext:value-type="float">
            <text:p>-12.6482608477</text:p>
          </table:table-cell>
          <table:table-cell table:style-name="ce2" table:formula="of:=(([.J13]-[.L13])/2)+[.L13]" office:value-type="float" office:value="7.5375" calcext:value-type="float">
            <text:p>7.5375</text:p>
          </table:table-cell>
          <table:table-cell table:style-name="ce2" table:formula="of:=DEGREES(ATAN2([.I13]-[.K13];[.J13]-[.L13]))" office:value-type="float" office:value="-165.781840925522" calcext:value-type="float">
            <text:p>-165.7818409255</text:p>
          </table:table-cell>
          <table:table-cell/>
          <table:table-cell table:style-name="ce2" table:formula="of:=(([.M13]-[.O13])/2)+[.O13]" office:value-type="float" office:value="-77.8033240465041" calcext:value-type="float">
            <text:p>-77.8033240465</text:p>
          </table:table-cell>
          <table:table-cell table:style-name="ce2" table:formula="of:=(([.N13]-[.P13])/2)+[.P13]" office:value-type="float" office:value="3.76875" calcext:value-type="float">
            <text:p>3.76875</text:p>
          </table:table-cell>
          <table:table-cell table:style-name="ce2" table:formula="of:=DEGREES(ATAN2([.M13]-[.O13];[.N13]-[.P13]))" office:value-type="float" office:value="-176.689541560366" calcext:value-type="float">
            <text:p>-176.6895415604</text:p>
          </table:table-cell>
          <table:table-cell/>
          <table:table-cell table:style-name="ce2" table:formula="of:=(([.Q13]-[.S13])/2)+[.S13]" office:value-type="float" office:value="-121.792582486013" calcext:value-type="float">
            <text:p>-121.792582486</text:p>
          </table:table-cell>
          <table:table-cell table:style-name="ce2" table:formula="of:=(([.R13]-[.T13])/2)+[.T13]" office:value-type="float" office:value="1.884375" calcext:value-type="float">
            <text:p>1.884375</text:p>
          </table:table-cell>
          <table:table-cell table:style-name="ce2" table:formula="of:=DEGREES(ATAN2([.Q13]-[.S13];[.R13]-[.T13]))" office:value-type="float" office:value="-177.547111033404" calcext:value-type="float">
            <text:p>-177.5471110334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float" office:value="63.95" calcext:value-type="float">
            <text:p>63.95</text:p>
          </table:table-cell>
          <table:table-cell office:value-type="float" office:value="-2.675" calcext:value-type="float">
            <text:p>-2.675</text:p>
          </table:table-cell>
          <table:table-cell/>
          <table:table-cell table:style-name="ce2" table:formula="of:=(([.A14]-[.C14])/2)+[.C14]" office:value-type="float" office:value="37.075" calcext:value-type="float">
            <text:p>37.075</text:p>
          </table:table-cell>
          <table:table-cell table:style-name="ce2" table:formula="of:=(([.B14]-[.D14])/2)+[.D14]" office:value-type="float" office:value="30.225" calcext:value-type="float">
            <text:p>30.225</text:p>
          </table:table-cell>
          <table:table-cell table:style-name="ce2" table:formula="of:=DEGREES(ATAN2([.A14]-[.C14];[.B14]-[.D14]))" office:value-type="float" office:value="-42.290991358204" calcext:value-type="float">
            <text:p>-42.2909913582</text:p>
          </table:table-cell>
          <table:table-cell/>
          <table:table-cell table:style-name="ce2" table:formula="of:=(([.E14]-[.G14])/2)+[.G14]" office:value-type="float" office:value="17.2" calcext:value-type="float">
            <text:p>17.2</text:p>
          </table:table-cell>
          <table:table-cell table:style-name="ce2" table:formula="of:=(([.F14]-[.H14])/2)+[.H14]" office:value-type="float" office:value="15.1125" calcext:value-type="float">
            <text:p>15.1125</text:p>
          </table:table-cell>
          <table:table-cell table:style-name="ce2" table:formula="of:=DEGREES(ATAN2([.E14]-[.G14];[.F14]-[.H14]))" office:value-type="float" office:value="-142.751463483767" calcext:value-type="float">
            <text:p>-142.7514634838</text:p>
          </table:table-cell>
          <table:table-cell/>
          <table:table-cell table:style-name="ce2" table:formula="of:=(([.I14]-[.K14])/2)+[.K14]" office:value-type="float" office:value="-12.545495679102" calcext:value-type="float">
            <text:p>-12.5454956791</text:p>
          </table:table-cell>
          <table:table-cell table:style-name="ce2" table:formula="of:=(([.J14]-[.L14])/2)+[.L14]" office:value-type="float" office:value="7.55625" calcext:value-type="float">
            <text:p>7.55625</text:p>
          </table:table-cell>
          <table:table-cell table:style-name="ce2" table:formula="of:=DEGREES(ATAN2([.I14]-[.K14];[.J14]-[.L14]))" office:value-type="float" office:value="-165.746640789628" calcext:value-type="float">
            <text:p>-165.7466407896</text:p>
          </table:table-cell>
          <table:table-cell/>
          <table:table-cell table:style-name="ce2" table:formula="of:=(([.M14]-[.O14])/2)+[.O14]" office:value-type="float" office:value="-77.6484795814345" calcext:value-type="float">
            <text:p>-77.6484795814</text:p>
          </table:table-cell>
          <table:table-cell table:style-name="ce2" table:formula="of:=(([.N14]-[.P14])/2)+[.P14]" office:value-type="float" office:value="3.778125" calcext:value-type="float">
            <text:p>3.778125</text:p>
          </table:table-cell>
          <table:table-cell table:style-name="ce2" table:formula="of:=DEGREES(ATAN2([.M14]-[.O14];[.N14]-[.P14]))" office:value-type="float" office:value="-176.678676130939" calcext:value-type="float">
            <text:p>-176.6786761309</text:p>
          </table:table-cell>
          <table:table-cell/>
          <table:table-cell table:style-name="ce2" table:formula="of:=(([.Q14]-[.S14])/2)+[.S14]" office:value-type="float" office:value="-121.697560185531" calcext:value-type="float">
            <text:p>-121.6975601855</text:p>
          </table:table-cell>
          <table:table-cell table:style-name="ce2" table:formula="of:=(([.R14]-[.T14])/2)+[.T14]" office:value-type="float" office:value="1.8890625" calcext:value-type="float">
            <text:p>1.8890625</text:p>
          </table:table-cell>
          <table:table-cell table:style-name="ce2" table:formula="of:=DEGREES(ATAN2([.Q14]-[.S14];[.R14]-[.T14]))" office:value-type="float" office:value="-177.544352204487" calcext:value-type="float">
            <text:p>-177.5443522045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64.125" calcext:value-type="float">
            <text:p>64.125</text:p>
          </table:table-cell>
          <table:table-cell office:value-type="float" office:value="-2.25" calcext:value-type="float">
            <text:p>-2.25</text:p>
          </table:table-cell>
          <table:table-cell/>
          <table:table-cell table:style-name="ce2" table:formula="of:=(([.A15]-[.C15])/2)+[.C15]" office:value-type="float" office:value="37.125" calcext:value-type="float">
            <text:p>37.125</text:p>
          </table:table-cell>
          <table:table-cell table:style-name="ce2" table:formula="of:=(([.B15]-[.D15])/2)+[.D15]" office:value-type="float" office:value="30.5625" calcext:value-type="float">
            <text:p>30.5625</text:p>
          </table:table-cell>
          <table:table-cell table:style-name="ce2" table:formula="of:=DEGREES(ATAN2([.A15]-[.C15];[.B15]-[.D15]))" office:value-type="float" office:value="-42.1148553467796" calcext:value-type="float">
            <text:p>-42.1148553468</text:p>
          </table:table-cell>
          <table:table-cell/>
          <table:table-cell table:style-name="ce2" table:formula="of:=(([.E15]-[.G15])/2)+[.G15]" office:value-type="float" office:value="17.4375" calcext:value-type="float">
            <text:p>17.4375</text:p>
          </table:table-cell>
          <table:table-cell table:style-name="ce2" table:formula="of:=(([.F15]-[.H15])/2)+[.H15]" office:value-type="float" office:value="15.28125" calcext:value-type="float">
            <text:p>15.28125</text:p>
          </table:table-cell>
          <table:table-cell table:style-name="ce2" table:formula="of:=DEGREES(ATAN2([.E15]-[.G15];[.F15]-[.H15]))" office:value-type="float" office:value="-142.181726108852" calcext:value-type="float">
            <text:p>-142.1817261089</text:p>
          </table:table-cell>
          <table:table-cell/>
          <table:table-cell table:style-name="ce2" table:formula="of:=(([.I15]-[.K15])/2)+[.K15]" office:value-type="float" office:value="-12.3386776733898" calcext:value-type="float">
            <text:p>-12.3386776734</text:p>
          </table:table-cell>
          <table:table-cell table:style-name="ce2" table:formula="of:=(([.J15]-[.L15])/2)+[.L15]" office:value-type="float" office:value="7.640625" calcext:value-type="float">
            <text:p>7.640625</text:p>
          </table:table-cell>
          <table:table-cell table:style-name="ce2" table:formula="of:=DEGREES(ATAN2([.I15]-[.K15];[.J15]-[.L15]))" office:value-type="float" office:value="-165.608300669313" calcext:value-type="float">
            <text:p>-165.6083006693</text:p>
          </table:table-cell>
          <table:table-cell/>
          <table:table-cell table:style-name="ce2" table:formula="of:=(([.M15]-[.O15])/2)+[.O15]" office:value-type="float" office:value="-77.260201891121" calcext:value-type="float">
            <text:p>-77.2602018911</text:p>
          </table:table-cell>
          <table:table-cell table:style-name="ce2" table:formula="of:=(([.N15]-[.P15])/2)+[.P15]" office:value-type="float" office:value="3.8203125" calcext:value-type="float">
            <text:p>3.8203125</text:p>
          </table:table-cell>
          <table:table-cell table:style-name="ce2" table:formula="of:=DEGREES(ATAN2([.M15]-[.O15];[.N15]-[.P15]))" office:value-type="float" office:value="-176.632308650223" calcext:value-type="float">
            <text:p>-176.6323086502</text:p>
          </table:table-cell>
          <table:table-cell/>
          <table:table-cell table:style-name="ce2" table:formula="of:=(([.Q15]-[.S15])/2)+[.S15]" office:value-type="float" office:value="-121.434251280217" calcext:value-type="float">
            <text:p>-121.4342512802</text:p>
          </table:table-cell>
          <table:table-cell table:style-name="ce2" table:formula="of:=(([.R15]-[.T15])/2)+[.T15]" office:value-type="float" office:value="1.91015625" calcext:value-type="float">
            <text:p>1.91015625</text:p>
          </table:table-cell>
          <table:table-cell table:style-name="ce2" table:formula="of:=DEGREES(ATAN2([.Q15]-[.S15];[.R15]-[.T15]))" office:value-type="float" office:value="-177.52398172101" calcext:value-type="float">
            <text:p>-177.5239817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63.875" calcext:value-type="float">
            <text:p>63.875</text:p>
          </table:table-cell>
          <table:table-cell office:value-type="float" office:value="-1.8" calcext:value-type="float">
            <text:p>-1.8</text:p>
          </table:table-cell>
          <table:table-cell/>
          <table:table-cell table:style-name="ce2" table:formula="of:=(([.A16]-[.C16])/2)+[.C16]" office:value-type="float" office:value="37" calcext:value-type="float">
            <text:p>37</text:p>
          </table:table-cell>
          <table:table-cell table:style-name="ce2" table:formula="of:=(([.B16]-[.D16])/2)+[.D16]" office:value-type="float" office:value="30.6875" calcext:value-type="float">
            <text:p>30.6875</text:p>
          </table:table-cell>
          <table:table-cell table:style-name="ce2" table:formula="of:=DEGREES(ATAN2([.A16]-[.C16];[.B16]-[.D16]))" office:value-type="float" office:value="-41.8908181544583" calcext:value-type="float">
            <text:p>-41.8908181545</text:p>
          </table:table-cell>
          <table:table-cell/>
          <table:table-cell table:style-name="ce2" table:formula="of:=(([.E16]-[.G16])/2)+[.G16]" office:value-type="float" office:value="17.6" calcext:value-type="float">
            <text:p>17.6</text:p>
          </table:table-cell>
          <table:table-cell table:style-name="ce2" table:formula="of:=(([.F16]-[.H16])/2)+[.H16]" office:value-type="float" office:value="15.34375" calcext:value-type="float">
            <text:p>15.34375</text:p>
          </table:table-cell>
          <table:table-cell table:style-name="ce2" table:formula="of:=DEGREES(ATAN2([.E16]-[.G16];[.F16]-[.H16]))" office:value-type="float" office:value="-141.659000804159" calcext:value-type="float">
            <text:p>-141.6590008042</text:p>
          </table:table-cell>
          <table:table-cell/>
          <table:table-cell table:style-name="ce2" table:formula="of:=(([.I16]-[.K16])/2)+[.K16]" office:value-type="float" office:value="-12.1454090772292" calcext:value-type="float">
            <text:p>-12.1454090772</text:p>
          </table:table-cell>
          <table:table-cell table:style-name="ce2" table:formula="of:=(([.J16]-[.L16])/2)+[.L16]" office:value-type="float" office:value="7.671875" calcext:value-type="float">
            <text:p>7.671875</text:p>
          </table:table-cell>
          <table:table-cell table:style-name="ce2" table:formula="of:=DEGREES(ATAN2([.I16]-[.K16];[.J16]-[.L16]))" office:value-type="float" office:value="-165.537579336051" calcext:value-type="float">
            <text:p>-165.5375793361</text:p>
          </table:table-cell>
          <table:table-cell/>
          <table:table-cell table:style-name="ce2" table:formula="of:=(([.M16]-[.O16])/2)+[.O16]" office:value-type="float" office:value="-76.9022049406942" calcext:value-type="float">
            <text:p>-76.9022049407</text:p>
          </table:table-cell>
          <table:table-cell table:style-name="ce2" table:formula="of:=(([.N16]-[.P16])/2)+[.P16]" office:value-type="float" office:value="3.8359375" calcext:value-type="float">
            <text:p>3.8359375</text:p>
          </table:table-cell>
          <table:table-cell table:style-name="ce2" table:formula="of:=DEGREES(ATAN2([.M16]-[.O16];[.N16]-[.P16]))" office:value-type="float" office:value="-176.609985101891" calcext:value-type="float">
            <text:p>-176.6099851019</text:p>
          </table:table-cell>
          <table:table-cell/>
          <table:table-cell table:style-name="ce2" table:formula="of:=(([.Q16]-[.S16])/2)+[.S16]" office:value-type="float" office:value="-121.219892138373" calcext:value-type="float">
            <text:p>-121.2198921384</text:p>
          </table:table-cell>
          <table:table-cell table:style-name="ce2" table:formula="of:=(([.R16]-[.T16])/2)+[.T16]" office:value-type="float" office:value="1.91796875" calcext:value-type="float">
            <text:p>1.91796875</text:p>
          </table:table-cell>
          <table:table-cell table:style-name="ce2" table:formula="of:=DEGREES(ATAN2([.Q16]-[.S16];[.R16]-[.T16]))" office:value-type="float" office:value="-177.521915266247" calcext:value-type="float">
            <text:p>-177.5219152662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/>
          <table:table-cell office:value-type="float" office:value="64.05" calcext:value-type="float">
            <text:p>64.05</text:p>
          </table:table-cell>
          <table:table-cell office:value-type="float" office:value="-1.75" calcext:value-type="float">
            <text:p>-1.75</text:p>
          </table:table-cell>
          <table:table-cell/>
          <table:table-cell table:style-name="ce2" table:formula="of:=(([.A17]-[.C17])/2)+[.C17]" office:value-type="float" office:value="37.1" calcext:value-type="float">
            <text:p>37.1</text:p>
          </table:table-cell>
          <table:table-cell table:style-name="ce2" table:formula="of:=(([.B17]-[.D17])/2)+[.D17]" office:value-type="float" office:value="30.825" calcext:value-type="float">
            <text:p>30.825</text:p>
          </table:table-cell>
          <table:table-cell table:style-name="ce2" table:formula="of:=DEGREES(ATAN2([.A17]-[.C17];[.B17]-[.D17]))" office:value-type="float" office:value="-41.8461164992603" calcext:value-type="float">
            <text:p>-41.8461164993</text:p>
          </table:table-cell>
          <table:table-cell/>
          <table:table-cell table:style-name="ce2" table:formula="of:=(([.E17]-[.G17])/2)+[.G17]" office:value-type="float" office:value="17.675" calcext:value-type="float">
            <text:p>17.675</text:p>
          </table:table-cell>
          <table:table-cell table:style-name="ce2" table:formula="of:=(([.F17]-[.H17])/2)+[.H17]" office:value-type="float" office:value="15.4125" calcext:value-type="float">
            <text:p>15.4125</text:p>
          </table:table-cell>
          <table:table-cell table:style-name="ce2" table:formula="of:=DEGREES(ATAN2([.E17]-[.G17];[.F17]-[.H17]))" office:value-type="float" office:value="-141.570239695277" calcext:value-type="float">
            <text:p>-141.5702396953</text:p>
          </table:table-cell>
          <table:table-cell/>
          <table:table-cell table:style-name="ce2" table:formula="of:=(([.I17]-[.K17])/2)+[.K17]" office:value-type="float" office:value="-12.0855582496302" calcext:value-type="float">
            <text:p>-12.0855582496</text:p>
          </table:table-cell>
          <table:table-cell table:style-name="ce2" table:formula="of:=(([.J17]-[.L17])/2)+[.L17]" office:value-type="float" office:value="7.70625" calcext:value-type="float">
            <text:p>7.70625</text:p>
          </table:table-cell>
          <table:table-cell table:style-name="ce2" table:formula="of:=DEGREES(ATAN2([.I17]-[.K17];[.J17]-[.L17]))" office:value-type="float" office:value="-165.482594275336" calcext:value-type="float">
            <text:p>-165.4825942753</text:p>
          </table:table-cell>
          <table:table-cell/>
          <table:table-cell table:style-name="ce2" table:formula="of:=(([.M17]-[.O17])/2)+[.O17]" office:value-type="float" office:value="-76.8278989724535" calcext:value-type="float">
            <text:p>-76.8278989725</text:p>
          </table:table-cell>
          <table:table-cell table:style-name="ce2" table:formula="of:=(([.N17]-[.P17])/2)+[.P17]" office:value-type="float" office:value="3.853125" calcext:value-type="float">
            <text:p>3.853125</text:p>
          </table:table-cell>
          <table:table-cell table:style-name="ce2" table:formula="of:=DEGREES(ATAN2([.M17]-[.O17];[.N17]-[.P17]))" office:value-type="float" office:value="-176.594072799523" calcext:value-type="float">
            <text:p>-176.5940727995</text:p>
          </table:table-cell>
          <table:table-cell/>
          <table:table-cell table:style-name="ce2" table:formula="of:=(([.Q17]-[.S17])/2)+[.S17]" office:value-type="float" office:value="-121.155246623895" calcext:value-type="float">
            <text:p>-121.1552466239</text:p>
          </table:table-cell>
          <table:table-cell table:style-name="ce2" table:formula="of:=(([.R17]-[.T17])/2)+[.T17]" office:value-type="float" office:value="1.9265625" calcext:value-type="float">
            <text:p>1.9265625</text:p>
          </table:table-cell>
          <table:table-cell table:style-name="ce2" table:formula="of:=DEGREES(ATAN2([.Q17]-[.S17];[.R17]-[.T17]))" office:value-type="float" office:value="-177.511367560944" calcext:value-type="float">
            <text:p>-177.5113675609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64.075" calcext:value-type="float">
            <text:p>64.075</text:p>
          </table:table-cell>
          <table:table-cell office:value-type="float" office:value="-2.575" calcext:value-type="float">
            <text:p>-2.575</text:p>
          </table:table-cell>
          <table:table-cell/>
          <table:table-cell table:style-name="ce2" table:formula="of:=(([.A18]-[.C18])/2)+[.C18]" office:value-type="float" office:value="37.1" calcext:value-type="float">
            <text:p>37.1</text:p>
          </table:table-cell>
          <table:table-cell table:style-name="ce2" table:formula="of:=(([.B18]-[.D18])/2)+[.D18]" office:value-type="float" office:value="30.3375" calcext:value-type="float">
            <text:p>30.3375</text:p>
          </table:table-cell>
          <table:table-cell table:style-name="ce2" table:formula="of:=DEGREES(ATAN2([.A18]-[.C18];[.B18]-[.D18]))" office:value-type="float" office:value="-42.282335540379" calcext:value-type="float">
            <text:p>-42.2823355404</text:p>
          </table:table-cell>
          <table:table-cell/>
          <table:table-cell table:style-name="ce2" table:formula="of:=(([.E18]-[.G18])/2)+[.G18]" office:value-type="float" office:value="17.2625" calcext:value-type="float">
            <text:p>17.2625</text:p>
          </table:table-cell>
          <table:table-cell table:style-name="ce2" table:formula="of:=(([.F18]-[.H18])/2)+[.H18]" office:value-type="float" office:value="15.16875" calcext:value-type="float">
            <text:p>15.16875</text:p>
          </table:table-cell>
          <table:table-cell table:style-name="ce2" table:formula="of:=DEGREES(ATAN2([.E18]-[.G18];[.F18]-[.H18]))" office:value-type="float" office:value="-142.596653535223" calcext:value-type="float">
            <text:p>-142.5966535352</text:p>
          </table:table-cell>
          <table:table-cell/>
          <table:table-cell table:style-name="ce2" table:formula="of:=(([.I18]-[.K18])/2)+[.K18]" office:value-type="float" office:value="-12.5099177701895" calcext:value-type="float">
            <text:p>-12.5099177702</text:p>
          </table:table-cell>
          <table:table-cell table:style-name="ce2" table:formula="of:=(([.J18]-[.L18])/2)+[.L18]" office:value-type="float" office:value="7.584375" calcext:value-type="float">
            <text:p>7.584375</text:p>
          </table:table-cell>
          <table:table-cell table:style-name="ce2" table:formula="of:=DEGREES(ATAN2([.I18]-[.K18];[.J18]-[.L18]))" office:value-type="float" office:value="-165.70816659012" calcext:value-type="float">
            <text:p>-165.7081665901</text:p>
          </table:table-cell>
          <table:table-cell/>
          <table:table-cell table:style-name="ce2" table:formula="of:=(([.M18]-[.O18])/2)+[.O18]" office:value-type="float" office:value="-77.5532856527061" calcext:value-type="float">
            <text:p>-77.5532856527</text:p>
          </table:table-cell>
          <table:table-cell table:style-name="ce2" table:formula="of:=(([.N18]-[.P18])/2)+[.P18]" office:value-type="float" office:value="3.7921875" calcext:value-type="float">
            <text:p>3.7921875</text:p>
          </table:table-cell>
          <table:table-cell table:style-name="ce2" table:formula="of:=DEGREES(ATAN2([.M18]-[.O18];[.N18]-[.P18]))" office:value-type="float" office:value="-176.663293122233" calcext:value-type="float">
            <text:p>-176.6632931222</text:p>
          </table:table-cell>
          <table:table-cell/>
          <table:table-cell table:style-name="ce2" table:formula="of:=(([.Q18]-[.S18])/2)+[.S18]" office:value-type="float" office:value="-121.630726121413" calcext:value-type="float">
            <text:p>-121.6307261214</text:p>
          </table:table-cell>
          <table:table-cell table:style-name="ce2" table:formula="of:=(([.R18]-[.T18])/2)+[.T18]" office:value-type="float" office:value="1.89609375" calcext:value-type="float">
            <text:p>1.89609375</text:p>
          </table:table-cell>
          <table:table-cell table:style-name="ce2" table:formula="of:=DEGREES(ATAN2([.Q18]-[.S18];[.R18]-[.T18]))" office:value-type="float" office:value="-177.536807235568" calcext:value-type="float">
            <text:p>-177.5368072356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64.25" calcext:value-type="float">
            <text:p>64.25</text:p>
          </table:table-cell>
          <table:table-cell office:value-type="float" office:value="-1.65" calcext:value-type="float">
            <text:p>-1.65</text:p>
          </table:table-cell>
          <table:table-cell/>
          <table:table-cell table:style-name="ce2" table:formula="of:=(([.A19]-[.C19])/2)+[.C19]" office:value-type="float" office:value="37.2" calcext:value-type="float">
            <text:p>37.2</text:p>
          </table:table-cell>
          <table:table-cell table:style-name="ce2" table:formula="of:=(([.B19]-[.D19])/2)+[.D19]" office:value-type="float" office:value="30.975" calcext:value-type="float">
            <text:p>30.975</text:p>
          </table:table-cell>
          <table:table-cell table:style-name="ce2" table:formula="of:=DEGREES(ATAN2([.A19]-[.C19];[.B19]-[.D19]))" office:value-type="float" office:value="-41.812290148627" calcext:value-type="float">
            <text:p>-41.8122901486</text:p>
          </table:table-cell>
          <table:table-cell/>
          <table:table-cell table:style-name="ce2" table:formula="of:=(([.E19]-[.G19])/2)+[.G19]" office:value-type="float" office:value="17.775" calcext:value-type="float">
            <text:p>17.775</text:p>
          </table:table-cell>
          <table:table-cell table:style-name="ce2" table:formula="of:=(([.F19]-[.H19])/2)+[.H19]" office:value-type="float" office:value="15.4875" calcext:value-type="float">
            <text:p>15.4875</text:p>
          </table:table-cell>
          <table:table-cell table:style-name="ce2" table:formula="of:=DEGREES(ATAN2([.E19]-[.G19];[.F19]-[.H19]))" office:value-type="float" office:value="-141.434739151037" calcext:value-type="float">
            <text:p>-141.434739151</text:p>
          </table:table-cell>
          <table:table-cell/>
          <table:table-cell table:style-name="ce2" table:formula="of:=(([.I19]-[.K19])/2)+[.K19]" office:value-type="float" office:value="-12.0186450743135" calcext:value-type="float">
            <text:p>-12.0186450743</text:p>
          </table:table-cell>
          <table:table-cell table:style-name="ce2" table:formula="of:=(([.J19]-[.L19])/2)+[.L19]" office:value-type="float" office:value="7.74375" calcext:value-type="float">
            <text:p>7.74375</text:p>
          </table:table-cell>
          <table:table-cell table:style-name="ce2" table:formula="of:=DEGREES(ATAN2([.I19]-[.K19];[.J19]-[.L19]))" office:value-type="float" office:value="-165.430463220304" calcext:value-type="float">
            <text:p>-165.4304632203</text:p>
          </table:table-cell>
          <table:table-cell/>
          <table:table-cell table:style-name="ce2" table:formula="of:=(([.M19]-[.O19])/2)+[.O19]" office:value-type="float" office:value="-76.7266921126751" calcext:value-type="float">
            <text:p>-76.7266921127</text:p>
          </table:table-cell>
          <table:table-cell table:style-name="ce2" table:formula="of:=(([.N19]-[.P19])/2)+[.P19]" office:value-type="float" office:value="3.871875" calcext:value-type="float">
            <text:p>3.871875</text:p>
          </table:table-cell>
          <table:table-cell table:style-name="ce2" table:formula="of:=DEGREES(ATAN2([.M19]-[.O19];[.N19]-[.P19]))" office:value-type="float" office:value="-176.575728739449" calcext:value-type="float">
            <text:p>-176.5757287394</text:p>
          </table:table-cell>
          <table:table-cell/>
          <table:table-cell table:style-name="ce2" table:formula="of:=(([.Q19]-[.S19])/2)+[.S19]" office:value-type="float" office:value="-121.078577666489" calcext:value-type="float">
            <text:p>-121.0785776665</text:p>
          </table:table-cell>
          <table:table-cell table:style-name="ce2" table:formula="of:=(([.R19]-[.T19])/2)+[.T19]" office:value-type="float" office:value="1.9359375" calcext:value-type="float">
            <text:p>1.9359375</text:p>
          </table:table-cell>
          <table:table-cell table:style-name="ce2" table:formula="of:=DEGREES(ATAN2([.Q19]-[.S19];[.R19]-[.T19]))" office:value-type="float" office:value="-177.500654548916" calcext:value-type="float">
            <text:p>-177.5006545489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float" office:value="64.2" calcext:value-type="float">
            <text:p>64.2</text:p>
          </table:table-cell>
          <table:table-cell office:value-type="float" office:value="-2.725" calcext:value-type="float">
            <text:p>-2.725</text:p>
          </table:table-cell>
          <table:table-cell/>
          <table:table-cell table:style-name="ce2" table:formula="of:=(([.A20]-[.C20])/2)+[.C20]" office:value-type="float" office:value="37.175" calcext:value-type="float">
            <text:p>37.175</text:p>
          </table:table-cell>
          <table:table-cell table:style-name="ce2" table:formula="of:=(([.B20]-[.D20])/2)+[.D20]" office:value-type="float" office:value="30.35" calcext:value-type="float">
            <text:p>30.35</text:p>
          </table:table-cell>
          <table:table-cell table:style-name="ce2" table:formula="of:=DEGREES(ATAN2([.A20]-[.C20];[.B20]-[.D20]))" office:value-type="float" office:value="-42.3196835344054" calcext:value-type="float">
            <text:p>-42.3196835344</text:p>
          </table:table-cell>
          <table:table-cell/>
          <table:table-cell table:style-name="ce2" table:formula="of:=(([.E20]-[.G20])/2)+[.G20]" office:value-type="float" office:value="17.225" calcext:value-type="float">
            <text:p>17.225</text:p>
          </table:table-cell>
          <table:table-cell table:style-name="ce2" table:formula="of:=(([.F20]-[.H20])/2)+[.H20]" office:value-type="float" office:value="15.175" calcext:value-type="float">
            <text:p>15.175</text:p>
          </table:table-cell>
          <table:table-cell table:style-name="ce2" table:formula="of:=DEGREES(ATAN2([.E20]-[.G20];[.F20]-[.H20]))" office:value-type="float" office:value="-142.741507374353" calcext:value-type="float">
            <text:p>-142.7415073744</text:p>
          </table:table-cell>
          <table:table-cell/>
          <table:table-cell table:style-name="ce2" table:formula="of:=(([.I20]-[.K20])/2)+[.K20]" office:value-type="float" office:value="-12.5473417672027" calcext:value-type="float">
            <text:p>-12.5473417672</text:p>
          </table:table-cell>
          <table:table-cell table:style-name="ce2" table:formula="of:=(([.J20]-[.L20])/2)+[.L20]" office:value-type="float" office:value="7.5875" calcext:value-type="float">
            <text:p>7.5875</text:p>
          </table:table-cell>
          <table:table-cell table:style-name="ce2" table:formula="of:=DEGREES(ATAN2([.I20]-[.K20];[.J20]-[.L20]))" office:value-type="float" office:value="-165.702484288016" calcext:value-type="float">
            <text:p>-165.702484288</text:p>
          </table:table-cell>
          <table:table-cell/>
          <table:table-cell table:style-name="ce2" table:formula="of:=(([.M20]-[.O20])/2)+[.O20]" office:value-type="float" office:value="-77.6444245707778" calcext:value-type="float">
            <text:p>-77.6444245708</text:p>
          </table:table-cell>
          <table:table-cell table:style-name="ce2" table:formula="of:=(([.N20]-[.P20])/2)+[.P20]" office:value-type="float" office:value="3.79375" calcext:value-type="float">
            <text:p>3.79375</text:p>
          </table:table-cell>
          <table:table-cell table:style-name="ce2" table:formula="of:=DEGREES(ATAN2([.M20]-[.O20];[.N20]-[.P20]))" office:value-type="float" office:value="-176.66466960066" calcext:value-type="float">
            <text:p>-176.6646696007</text:p>
          </table:table-cell>
          <table:table-cell/>
          <table:table-cell table:style-name="ce2" table:formula="of:=(([.Q20]-[.S20])/2)+[.S20]" office:value-type="float" office:value="-121.673454429397" calcext:value-type="float">
            <text:p>-121.6734544294</text:p>
          </table:table-cell>
          <table:table-cell table:style-name="ce2" table:formula="of:=(([.R20]-[.T20])/2)+[.T20]" office:value-type="float" office:value="1.896875" calcext:value-type="float">
            <text:p>1.896875</text:p>
          </table:table-cell>
          <table:table-cell table:style-name="ce2" table:formula="of:=DEGREES(ATAN2([.Q20]-[.S20];[.R20]-[.T20]))" office:value-type="float" office:value="-177.533087485576" calcext:value-type="float">
            <text:p>-177.5330874856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/>
          <table:table-cell office:value-type="float" office:value="64.3" calcext:value-type="float">
            <text:p>64.3</text:p>
          </table:table-cell>
          <table:table-cell office:value-type="float" office:value="-2.9" calcext:value-type="float">
            <text:p>-2.9</text:p>
          </table:table-cell>
          <table:table-cell/>
          <table:table-cell table:style-name="ce2" table:formula="of:=(([.A21]-[.C21])/2)+[.C21]" office:value-type="float" office:value="37.2" calcext:value-type="float">
            <text:p>37.2</text:p>
          </table:table-cell>
          <table:table-cell table:style-name="ce2" table:formula="of:=(([.B21]-[.D21])/2)+[.D21]" office:value-type="float" office:value="30.3" calcext:value-type="float">
            <text:p>30.3</text:p>
          </table:table-cell>
          <table:table-cell table:style-name="ce2" table:formula="of:=DEGREES(ATAN2([.A21]-[.C21];[.B21]-[.D21]))" office:value-type="float" office:value="-42.4266405368232" calcext:value-type="float">
            <text:p>-42.4266405368</text:p>
          </table:table-cell>
          <table:table-cell/>
          <table:table-cell table:style-name="ce2" table:formula="of:=(([.E21]-[.G21])/2)+[.G21]" office:value-type="float" office:value="17.15" calcext:value-type="float">
            <text:p>17.15</text:p>
          </table:table-cell>
          <table:table-cell table:style-name="ce2" table:formula="of:=(([.F21]-[.H21])/2)+[.H21]" office:value-type="float" office:value="15.15" calcext:value-type="float">
            <text:p>15.15</text:p>
          </table:table-cell>
          <table:table-cell table:style-name="ce2" table:formula="of:=DEGREES(ATAN2([.E21]-[.G21];[.F21]-[.H21]))" office:value-type="float" office:value="-142.924905453653" calcext:value-type="float">
            <text:p>-142.9249054537</text:p>
          </table:table-cell>
          <table:table-cell/>
          <table:table-cell table:style-name="ce2" table:formula="of:=(([.I21]-[.K21])/2)+[.K21]" office:value-type="float" office:value="-12.6383202684116" calcext:value-type="float">
            <text:p>-12.6383202684</text:p>
          </table:table-cell>
          <table:table-cell table:style-name="ce2" table:formula="of:=(([.J21]-[.L21])/2)+[.L21]" office:value-type="float" office:value="7.575" calcext:value-type="float">
            <text:p>7.575</text:p>
          </table:table-cell>
          <table:table-cell table:style-name="ce2" table:formula="of:=DEGREES(ATAN2([.I21]-[.K21];[.J21]-[.L21]))" office:value-type="float" office:value="-165.732419615614" calcext:value-type="float">
            <text:p>-165.7324196156</text:p>
          </table:table-cell>
          <table:table-cell/>
          <table:table-cell table:style-name="ce2" table:formula="of:=(([.M21]-[.O21])/2)+[.O21]" office:value-type="float" office:value="-77.7816128610325" calcext:value-type="float">
            <text:p>-77.781612861</text:p>
          </table:table-cell>
          <table:table-cell table:style-name="ce2" table:formula="of:=(([.N21]-[.P21])/2)+[.P21]" office:value-type="float" office:value="3.7875" calcext:value-type="float">
            <text:p>3.7875</text:p>
          </table:table-cell>
          <table:table-cell table:style-name="ce2" table:formula="of:=DEGREES(ATAN2([.M21]-[.O21];[.N21]-[.P21]))" office:value-type="float" office:value="-176.672508742884" calcext:value-type="float">
            <text:p>-176.6725087429</text:p>
          </table:table-cell>
          <table:table-cell/>
          <table:table-cell table:style-name="ce2" table:formula="of:=(([.Q21]-[.S21])/2)+[.S21]" office:value-type="float" office:value="-121.757016238323" calcext:value-type="float">
            <text:p>-121.7570162383</text:p>
          </table:table-cell>
          <table:table-cell table:style-name="ce2" table:formula="of:=(([.R21]-[.T21])/2)+[.T21]" office:value-type="float" office:value="1.89375" calcext:value-type="float">
            <text:p>1.89375</text:p>
          </table:table-cell>
          <table:table-cell table:style-name="ce2" table:formula="of:=DEGREES(ATAN2([.Q21]-[.S21];[.R21]-[.T21]))" office:value-type="float" office:value="-177.534146923916" calcext:value-type="float">
            <text:p>-177.5341469239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63.975" calcext:value-type="float">
            <text:p>63.975</text:p>
          </table:table-cell>
          <table:table-cell office:value-type="float" office:value="-2.6" calcext:value-type="float">
            <text:p>-2.6</text:p>
          </table:table-cell>
          <table:table-cell/>
          <table:table-cell table:style-name="ce2" table:formula="of:=(([.A22]-[.C22])/2)+[.C22]" office:value-type="float" office:value="37.05" calcext:value-type="float">
            <text:p>37.05</text:p>
          </table:table-cell>
          <table:table-cell table:style-name="ce2" table:formula="of:=(([.B22]-[.D22])/2)+[.D22]" office:value-type="float" office:value="30.3375" calcext:value-type="float">
            <text:p>30.3375</text:p>
          </table:table-cell>
          <table:table-cell table:style-name="ce2" table:formula="of:=DEGREES(ATAN2([.A22]-[.C22];[.B22]-[.D22]))" office:value-type="float" office:value="-42.2361426290875" calcext:value-type="float">
            <text:p>-42.2361426291</text:p>
          </table:table-cell>
          <table:table-cell/>
          <table:table-cell table:style-name="ce2" table:formula="of:=(([.E22]-[.G22])/2)+[.G22]" office:value-type="float" office:value="17.225" calcext:value-type="float">
            <text:p>17.225</text:p>
          </table:table-cell>
          <table:table-cell table:style-name="ce2" table:formula="of:=(([.F22]-[.H22])/2)+[.H22]" office:value-type="float" office:value="15.16875" calcext:value-type="float">
            <text:p>15.16875</text:p>
          </table:table-cell>
          <table:table-cell table:style-name="ce2" table:formula="of:=DEGREES(ATAN2([.E22]-[.G22];[.F22]-[.H22]))" office:value-type="float" office:value="-142.579225961198" calcext:value-type="float">
            <text:p>-142.5792259612</text:p>
          </table:table-cell>
          <table:table-cell/>
          <table:table-cell table:style-name="ce2" table:formula="of:=(([.I22]-[.K22])/2)+[.K22]" office:value-type="float" office:value="-12.5055713145437" calcext:value-type="float">
            <text:p>-12.5055713145</text:p>
          </table:table-cell>
          <table:table-cell table:style-name="ce2" table:formula="of:=(([.J22]-[.L22])/2)+[.L22]" office:value-type="float" office:value="7.584375" calcext:value-type="float">
            <text:p>7.584375</text:p>
          </table:table-cell>
          <table:table-cell table:style-name="ce2" table:formula="of:=DEGREES(ATAN2([.I22]-[.K22];[.J22]-[.L22]))" office:value-type="float" office:value="-165.688876258784" calcext:value-type="float">
            <text:p>-165.6888762588</text:p>
          </table:table-cell>
          <table:table-cell/>
          <table:table-cell table:style-name="ce2" table:formula="of:=(([.M22]-[.O22])/2)+[.O22]" office:value-type="float" office:value="-77.5423986378707" calcext:value-type="float">
            <text:p>-77.5423986379</text:p>
          </table:table-cell>
          <table:table-cell table:style-name="ce2" table:formula="of:=(([.N22]-[.P22])/2)+[.P22]" office:value-type="float" office:value="3.7921875" calcext:value-type="float">
            <text:p>3.7921875</text:p>
          </table:table-cell>
          <table:table-cell table:style-name="ce2" table:formula="of:=DEGREES(ATAN2([.M22]-[.O22];[.N22]-[.P22]))" office:value-type="float" office:value="-176.662958317908" calcext:value-type="float">
            <text:p>-176.6629583179</text:p>
          </table:table-cell>
          <table:table-cell/>
          <table:table-cell table:style-name="ce2" table:formula="of:=(([.Q22]-[.S22])/2)+[.S22]" office:value-type="float" office:value="-121.615637448328" calcext:value-type="float">
            <text:p>-121.6156374483</text:p>
          </table:table-cell>
          <table:table-cell table:style-name="ce2" table:formula="of:=(([.R22]-[.T22])/2)+[.T22]" office:value-type="float" office:value="1.89609375" calcext:value-type="float">
            <text:p>1.89609375</text:p>
          </table:table-cell>
          <table:table-cell table:style-name="ce2" table:formula="of:=DEGREES(ATAN2([.Q22]-[.S22];[.R22]-[.T22]))" office:value-type="float" office:value="-177.536572699933" calcext:value-type="float">
            <text:p>-177.5365726999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/>
          <table:table-cell office:value-type="float" office:value="64.375" calcext:value-type="float">
            <text:p>64.375</text:p>
          </table:table-cell>
          <table:table-cell office:value-type="float" office:value="-2.8" calcext:value-type="float">
            <text:p>-2.8</text:p>
          </table:table-cell>
          <table:table-cell/>
          <table:table-cell table:style-name="ce2" table:formula="of:=(([.A23]-[.C23])/2)+[.C23]" office:value-type="float" office:value="37.275" calcext:value-type="float">
            <text:p>37.275</text:p>
          </table:table-cell>
          <table:table-cell table:style-name="ce2" table:formula="of:=(([.B23]-[.D23])/2)+[.D23]" office:value-type="float" office:value="30.3625" calcext:value-type="float">
            <text:p>30.3625</text:p>
          </table:table-cell>
          <table:table-cell table:style-name="ce2" table:formula="of:=DEGREES(ATAN2([.A23]-[.C23];[.B23]-[.D23]))" office:value-type="float" office:value="-42.3796648821412" calcext:value-type="float">
            <text:p>-42.3796648821</text:p>
          </table:table-cell>
          <table:table-cell/>
          <table:table-cell table:style-name="ce2" table:formula="of:=(([.E23]-[.G23])/2)+[.G23]" office:value-type="float" office:value="17.2375" calcext:value-type="float">
            <text:p>17.2375</text:p>
          </table:table-cell>
          <table:table-cell table:style-name="ce2" table:formula="of:=(([.F23]-[.H23])/2)+[.H23]" office:value-type="float" office:value="15.18125" calcext:value-type="float">
            <text:p>15.18125</text:p>
          </table:table-cell>
          <table:table-cell table:style-name="ce2" table:formula="of:=DEGREES(ATAN2([.E23]-[.G23];[.F23]-[.H23]))" office:value-type="float" office:value="-142.850904803114" calcext:value-type="float">
            <text:p>-142.8509048031</text:p>
          </table:table-cell>
          <table:table-cell/>
          <table:table-cell table:style-name="ce2" table:formula="of:=(([.I23]-[.K23])/2)+[.K23]" office:value-type="float" office:value="-12.5710824410706" calcext:value-type="float">
            <text:p>-12.5710824411</text:p>
          </table:table-cell>
          <table:table-cell table:style-name="ce2" table:formula="of:=(([.J23]-[.L23])/2)+[.L23]" office:value-type="float" office:value="7.590625" calcext:value-type="float">
            <text:p>7.590625</text:p>
          </table:table-cell>
          <table:table-cell table:style-name="ce2" table:formula="of:=DEGREES(ATAN2([.I23]-[.K23];[.J23]-[.L23]))" office:value-type="float" office:value="-165.713514483233" calcext:value-type="float">
            <text:p>-165.7135144832</text:p>
          </table:table-cell>
          <table:table-cell/>
          <table:table-cell table:style-name="ce2" table:formula="of:=(([.M23]-[.O23])/2)+[.O23]" office:value-type="float" office:value="-77.7109936220923" calcext:value-type="float">
            <text:p>-77.7109936221</text:p>
          </table:table-cell>
          <table:table-cell table:style-name="ce2" table:formula="of:=(([.N23]-[.P23])/2)+[.P23]" office:value-type="float" office:value="3.7953125" calcext:value-type="float">
            <text:p>3.7953125</text:p>
          </table:table-cell>
          <table:table-cell table:style-name="ce2" table:formula="of:=DEGREES(ATAN2([.M23]-[.O23];[.N23]-[.P23]))" office:value-type="float" office:value="-176.665487881121" calcext:value-type="float">
            <text:p>-176.6654878811</text:p>
          </table:table-cell>
          <table:table-cell/>
          <table:table-cell table:style-name="ce2" table:formula="of:=(([.Q23]-[.S23])/2)+[.S23]" office:value-type="float" office:value="-121.712254052663" calcext:value-type="float">
            <text:p>-121.7122540527</text:p>
          </table:table-cell>
          <table:table-cell table:style-name="ce2" table:formula="of:=(([.R23]-[.T23])/2)+[.T23]" office:value-type="float" office:value="1.89765625" calcext:value-type="float">
            <text:p>1.89765625</text:p>
          </table:table-cell>
          <table:table-cell table:style-name="ce2" table:formula="of:=DEGREES(ATAN2([.Q23]-[.S23];[.R23]-[.T23]))" office:value-type="float" office:value="-177.530517120607" calcext:value-type="float">
            <text:p>-177.5305171206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64.15" calcext:value-type="float">
            <text:p>64.15</text:p>
          </table:table-cell>
          <table:table-cell office:value-type="float" office:value="-1.525" calcext:value-type="float">
            <text:p>-1.525</text:p>
          </table:table-cell>
          <table:table-cell/>
          <table:table-cell table:style-name="ce2" table:formula="of:=(([.A24]-[.C24])/2)+[.C24]" office:value-type="float" office:value="37.15" calcext:value-type="float">
            <text:p>37.15</text:p>
          </table:table-cell>
          <table:table-cell table:style-name="ce2" table:formula="of:=(([.B24]-[.D24])/2)+[.D24]" office:value-type="float" office:value="31.05" calcext:value-type="float">
            <text:p>31.05</text:p>
          </table:table-cell>
          <table:table-cell table:style-name="ce2" table:formula="of:=DEGREES(ATAN2([.A24]-[.C24];[.B24]-[.D24]))" office:value-type="float" office:value="-41.7004792137475" calcext:value-type="float">
            <text:p>-41.7004792137</text:p>
          </table:table-cell>
          <table:table-cell/>
          <table:table-cell table:style-name="ce2" table:formula="of:=(([.E24]-[.G24])/2)+[.G24]" office:value-type="float" office:value="17.8125" calcext:value-type="float">
            <text:p>17.8125</text:p>
          </table:table-cell>
          <table:table-cell table:style-name="ce2" table:formula="of:=(([.F24]-[.H24])/2)+[.H24]" office:value-type="float" office:value="15.525" calcext:value-type="float">
            <text:p>15.525</text:p>
          </table:table-cell>
          <table:table-cell table:style-name="ce2" table:formula="of:=DEGREES(ATAN2([.E24]-[.G24];[.F24]-[.H24]))" office:value-type="float" office:value="-141.240962753621" calcext:value-type="float">
            <text:p>-141.2409627536</text:p>
          </table:table-cell>
          <table:table-cell/>
          <table:table-cell table:style-name="ce2" table:formula="of:=(([.I24]-[.K24])/2)+[.K24]" office:value-type="float" office:value="-11.9439896068738" calcext:value-type="float">
            <text:p>-11.9439896069</text:p>
          </table:table-cell>
          <table:table-cell table:style-name="ce2" table:formula="of:=(([.J24]-[.L24])/2)+[.L24]" office:value-type="float" office:value="7.7625" calcext:value-type="float">
            <text:p>7.7625</text:p>
          </table:table-cell>
          <table:table-cell table:style-name="ce2" table:formula="of:=DEGREES(ATAN2([.I24]-[.K24];[.J24]-[.L24]))" office:value-type="float" office:value="-165.379238697656" calcext:value-type="float">
            <text:p>-165.3792386977</text:p>
          </table:table-cell>
          <table:table-cell/>
          <table:table-cell table:style-name="ce2" table:formula="of:=(([.M24]-[.O24])/2)+[.O24]" office:value-type="float" office:value="-76.5924761802476" calcext:value-type="float">
            <text:p>-76.5924761802</text:p>
          </table:table-cell>
          <table:table-cell table:style-name="ce2" table:formula="of:=(([.N24]-[.P24])/2)+[.P24]" office:value-type="float" office:value="3.88125" calcext:value-type="float">
            <text:p>3.88125</text:p>
          </table:table-cell>
          <table:table-cell table:style-name="ce2" table:formula="of:=DEGREES(ATAN2([.M24]-[.O24];[.N24]-[.P24]))" office:value-type="float" office:value="-176.564302506434" calcext:value-type="float">
            <text:p>-176.5643025064</text:p>
          </table:table-cell>
          <table:table-cell/>
          <table:table-cell table:style-name="ce2" table:formula="of:=(([.Q24]-[.S24])/2)+[.S24]" office:value-type="float" office:value="-120.985857438952" calcext:value-type="float">
            <text:p>-120.985857439</text:p>
          </table:table-cell>
          <table:table-cell table:style-name="ce2" table:formula="of:=(([.R24]-[.T24])/2)+[.T24]" office:value-type="float" office:value="1.940625" calcext:value-type="float">
            <text:p>1.940625</text:p>
          </table:table-cell>
          <table:table-cell table:style-name="ce2" table:formula="of:=DEGREES(ATAN2([.Q24]-[.S24];[.R24]-[.T24]))" office:value-type="float" office:value="-177.496949442943" calcext:value-type="float">
            <text:p>-177.4969494429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63.975" calcext:value-type="float">
            <text:p>63.975</text:p>
          </table:table-cell>
          <table:table-cell office:value-type="float" office:value="-2.25" calcext:value-type="float">
            <text:p>-2.25</text:p>
          </table:table-cell>
          <table:table-cell/>
          <table:table-cell table:style-name="ce2" table:formula="of:=(([.A25]-[.C25])/2)+[.C25]" office:value-type="float" office:value="37.05" calcext:value-type="float">
            <text:p>37.05</text:p>
          </table:table-cell>
          <table:table-cell table:style-name="ce2" table:formula="of:=(([.B25]-[.D25])/2)+[.D25]" office:value-type="float" office:value="30.4875" calcext:value-type="float">
            <text:p>30.4875</text:p>
          </table:table-cell>
          <table:table-cell table:style-name="ce2" table:formula="of:=DEGREES(ATAN2([.A25]-[.C25];[.B25]-[.D25]))" office:value-type="float" office:value="-42.1087304037794" calcext:value-type="float">
            <text:p>-42.1087304038</text:p>
          </table:table-cell>
          <table:table-cell/>
          <table:table-cell table:style-name="ce2" table:formula="of:=(([.E25]-[.G25])/2)+[.G25]" office:value-type="float" office:value="17.4" calcext:value-type="float">
            <text:p>17.4</text:p>
          </table:table-cell>
          <table:table-cell table:style-name="ce2" table:formula="of:=(([.F25]-[.H25])/2)+[.H25]" office:value-type="float" office:value="15.24375" calcext:value-type="float">
            <text:p>15.24375</text:p>
          </table:table-cell>
          <table:table-cell table:style-name="ce2" table:formula="of:=DEGREES(ATAN2([.E25]-[.G25];[.F25]-[.H25]))" office:value-type="float" office:value="-142.197000693144" calcext:value-type="float">
            <text:p>-142.1970006931</text:p>
          </table:table-cell>
          <table:table-cell/>
          <table:table-cell table:style-name="ce2" table:formula="of:=(([.I25]-[.K25])/2)+[.K25]" office:value-type="float" office:value="-12.3543652018897" calcext:value-type="float">
            <text:p>-12.3543652019</text:p>
          </table:table-cell>
          <table:table-cell table:style-name="ce2" table:formula="of:=(([.J25]-[.L25])/2)+[.L25]" office:value-type="float" office:value="7.621875" calcext:value-type="float">
            <text:p>7.621875</text:p>
          </table:table-cell>
          <table:table-cell table:style-name="ce2" table:formula="of:=DEGREES(ATAN2([.I25]-[.K25];[.J25]-[.L25]))" office:value-type="float" office:value="-165.632066064612" calcext:value-type="float">
            <text:p>-165.6320660646</text:p>
          </table:table-cell>
          <table:table-cell/>
          <table:table-cell table:style-name="ce2" table:formula="of:=(([.M25]-[.O25])/2)+[.O25]" office:value-type="float" office:value="-77.2756829475167" calcext:value-type="float">
            <text:p>-77.2756829475</text:p>
          </table:table-cell>
          <table:table-cell table:style-name="ce2" table:formula="of:=(([.N25]-[.P25])/2)+[.P25]" office:value-type="float" office:value="3.8109375" calcext:value-type="float">
            <text:p>3.8109375</text:p>
          </table:table-cell>
          <table:table-cell table:style-name="ce2" table:formula="of:=DEGREES(ATAN2([.M25]-[.O25];[.N25]-[.P25]))" office:value-type="float" office:value="-176.640543312549" calcext:value-type="float">
            <text:p>-176.6405433126</text:p>
          </table:table-cell>
          <table:table-cell/>
          <table:table-cell table:style-name="ce2" table:formula="of:=(([.Q25]-[.S25])/2)+[.S25]" office:value-type="float" office:value="-121.453874506064" calcext:value-type="float">
            <text:p>-121.4538745061</text:p>
          </table:table-cell>
          <table:table-cell table:style-name="ce2" table:formula="of:=(([.R25]-[.T25])/2)+[.T25]" office:value-type="float" office:value="1.90546875" calcext:value-type="float">
            <text:p>1.90546875</text:p>
          </table:table-cell>
          <table:table-cell table:style-name="ce2" table:formula="of:=DEGREES(ATAN2([.Q25]-[.S25];[.R25]-[.T25]))" office:value-type="float" office:value="-177.530281602244" calcext:value-type="float">
            <text:p>-177.5302816022</text:p>
          </table:table-cell>
        </table:table-row>
        <table:table-row table:style-name="ro1"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/>
          <table:table-cell office:value-type="float" office:value="64.325" calcext:value-type="float">
            <text:p>64.325</text:p>
          </table:table-cell>
          <table:table-cell office:value-type="float" office:value="-1.975" calcext:value-type="float">
            <text:p>-1.975</text:p>
          </table:table-cell>
          <table:table-cell/>
          <table:table-cell table:style-name="ce2" table:formula="of:=(([.A26]-[.C26])/2)+[.C26]" office:value-type="float" office:value="37.225" calcext:value-type="float">
            <text:p>37.225</text:p>
          </table:table-cell>
          <table:table-cell table:style-name="ce2" table:formula="of:=(([.B26]-[.D26])/2)+[.D26]" office:value-type="float" office:value="30.9375" calcext:value-type="float">
            <text:p>30.9375</text:p>
          </table:table-cell>
          <table:table-cell table:style-name="ce2" table:formula="of:=DEGREES(ATAN2([.A26]-[.C26];[.B26]-[.D26]))" office:value-type="float" office:value="-41.8892692679461" calcext:value-type="float">
            <text:p>-41.8892692679</text:p>
          </table:table-cell>
          <table:table-cell/>
          <table:table-cell table:style-name="ce2" table:formula="of:=(([.E26]-[.G26])/2)+[.G26]" office:value-type="float" office:value="17.625" calcext:value-type="float">
            <text:p>17.625</text:p>
          </table:table-cell>
          <table:table-cell table:style-name="ce2" table:formula="of:=(([.F26]-[.H26])/2)+[.H26]" office:value-type="float" office:value="15.46875" calcext:value-type="float">
            <text:p>15.46875</text:p>
          </table:table-cell>
          <table:table-cell table:style-name="ce2" table:formula="of:=DEGREES(ATAN2([.E26]-[.G26];[.F26]-[.H26]))" office:value-type="float" office:value="-141.718723640273" calcext:value-type="float">
            <text:p>-141.7187236403</text:p>
          </table:table-cell>
          <table:table-cell/>
          <table:table-cell table:style-name="ce2" table:formula="of:=(([.I26]-[.K26])/2)+[.K26]" office:value-type="float" office:value="-12.132134633973" calcext:value-type="float">
            <text:p>-12.132134634</text:p>
          </table:table-cell>
          <table:table-cell table:style-name="ce2" table:formula="of:=(([.J26]-[.L26])/2)+[.L26]" office:value-type="float" office:value="7.734375" calcext:value-type="float">
            <text:p>7.734375</text:p>
          </table:table-cell>
          <table:table-cell table:style-name="ce2" table:formula="of:=DEGREES(ATAN2([.I26]-[.K26];[.J26]-[.L26]))" office:value-type="float" office:value="-165.430256651595" calcext:value-type="float">
            <text:p>-165.4302566516</text:p>
          </table:table-cell>
          <table:table-cell/>
          <table:table-cell table:style-name="ce2" table:formula="of:=(([.M26]-[.O26])/2)+[.O26]" office:value-type="float" office:value="-76.9254291371231" calcext:value-type="float">
            <text:p>-76.9254291371</text:p>
          </table:table-cell>
          <table:table-cell table:style-name="ce2" table:formula="of:=(([.N26]-[.P26])/2)+[.P26]" office:value-type="float" office:value="3.8671875" calcext:value-type="float">
            <text:p>3.8671875</text:p>
          </table:table-cell>
          <table:table-cell table:style-name="ce2" table:formula="of:=DEGREES(ATAN2([.M26]-[.O26];[.N26]-[.P26]))" office:value-type="float" office:value="-176.584353654685" calcext:value-type="float">
            <text:p>-176.5843536547</text:p>
          </table:table-cell>
          <table:table-cell/>
          <table:table-cell table:style-name="ce2" table:formula="of:=(([.Q26]-[.S26])/2)+[.S26]" office:value-type="float" office:value="-121.177842894359" calcext:value-type="float">
            <text:p>-121.1778428944</text:p>
          </table:table-cell>
          <table:table-cell table:style-name="ce2" table:formula="of:=(([.R26]-[.T26])/2)+[.T26]" office:value-type="float" office:value="1.93359375" calcext:value-type="float">
            <text:p>1.93359375</text:p>
          </table:table-cell>
          <table:table-cell table:style-name="ce2" table:formula="of:=DEGREES(ATAN2([.Q26]-[.S26];[.R26]-[.T26]))" office:value-type="float" office:value="-177.49807237845" calcext:value-type="float">
            <text:p>-177.4980723785</text:p>
          </table:table-cell>
        </table:table-row>
        <table:table-row table:style-name="ro1"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/>
          <table:table-cell office:value-type="float" office:value="64.325" calcext:value-type="float">
            <text:p>64.325</text:p>
          </table:table-cell>
          <table:table-cell office:value-type="float" office:value="-2.075" calcext:value-type="float">
            <text:p>-2.075</text:p>
          </table:table-cell>
          <table:table-cell/>
          <table:table-cell table:style-name="ce2" table:formula="of:=(([.A27]-[.C27])/2)+[.C27]" office:value-type="float" office:value="37.225" calcext:value-type="float">
            <text:p>37.225</text:p>
          </table:table-cell>
          <table:table-cell table:style-name="ce2" table:formula="of:=(([.B27]-[.D27])/2)+[.D27]" office:value-type="float" office:value="30.9375" calcext:value-type="float">
            <text:p>30.9375</text:p>
          </table:table-cell>
          <table:table-cell table:style-name="ce2" table:formula="of:=DEGREES(ATAN2([.A27]-[.C27];[.B27]-[.D27]))" office:value-type="float" office:value="-41.8892692679461" calcext:value-type="float">
            <text:p>-41.8892692679</text:p>
          </table:table-cell>
          <table:table-cell/>
          <table:table-cell table:style-name="ce2" table:formula="of:=(([.E27]-[.G27])/2)+[.G27]" office:value-type="float" office:value="17.575" calcext:value-type="float">
            <text:p>17.575</text:p>
          </table:table-cell>
          <table:table-cell table:style-name="ce2" table:formula="of:=(([.F27]-[.H27])/2)+[.H27]" office:value-type="float" office:value="15.46875" calcext:value-type="float">
            <text:p>15.46875</text:p>
          </table:table-cell>
          <table:table-cell table:style-name="ce2" table:formula="of:=DEGREES(ATAN2([.E27]-[.G27];[.F27]-[.H27]))" office:value-type="float" office:value="-141.789692737655" calcext:value-type="float">
            <text:p>-141.7896927377</text:p>
          </table:table-cell>
          <table:table-cell/>
          <table:table-cell table:style-name="ce2" table:formula="of:=(([.I27]-[.K27])/2)+[.K27]" office:value-type="float" office:value="-12.157134633973" calcext:value-type="float">
            <text:p>-12.157134634</text:p>
          </table:table-cell>
          <table:table-cell table:style-name="ce2" table:formula="of:=(([.J27]-[.L27])/2)+[.L27]" office:value-type="float" office:value="7.734375" calcext:value-type="float">
            <text:p>7.734375</text:p>
          </table:table-cell>
          <table:table-cell table:style-name="ce2" table:formula="of:=DEGREES(ATAN2([.I27]-[.K27];[.J27]-[.L27]))" office:value-type="float" office:value="-165.418527769699" calcext:value-type="float">
            <text:p>-165.4185277697</text:p>
          </table:table-cell>
          <table:table-cell/>
          <table:table-cell table:style-name="ce2" table:formula="of:=(([.M27]-[.O27])/2)+[.O27]" office:value-type="float" office:value="-76.9734136858138" calcext:value-type="float">
            <text:p>-76.9734136858</text:p>
          </table:table-cell>
          <table:table-cell table:style-name="ce2" table:formula="of:=(([.N27]-[.P27])/2)+[.P27]" office:value-type="float" office:value="3.8671875" calcext:value-type="float">
            <text:p>3.8671875</text:p>
          </table:table-cell>
          <table:table-cell table:style-name="ce2" table:formula="of:=DEGREES(ATAN2([.M27]-[.O27];[.N27]-[.P27]))" office:value-type="float" office:value="-176.585562013439" calcext:value-type="float">
            <text:p>-176.5855620134</text:p>
          </table:table-cell>
          <table:table-cell/>
          <table:table-cell table:style-name="ce2" table:formula="of:=(([.Q27]-[.S27])/2)+[.S27]" office:value-type="float" office:value="-121.195970727757" calcext:value-type="float">
            <text:p>-121.1959707278</text:p>
          </table:table-cell>
          <table:table-cell table:style-name="ce2" table:formula="of:=(([.R27]-[.T27])/2)+[.T27]" office:value-type="float" office:value="1.93359375" calcext:value-type="float">
            <text:p>1.93359375</text:p>
          </table:table-cell>
          <table:table-cell table:style-name="ce2" table:formula="of:=DEGREES(ATAN2([.Q27]-[.S27];[.R27]-[.T27]))" office:value-type="float" office:value="-177.496385358787" calcext:value-type="float">
            <text:p>-177.4963853588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64.15" calcext:value-type="float">
            <text:p>64.15</text:p>
          </table:table-cell>
          <table:table-cell office:value-type="float" office:value="-1.75" calcext:value-type="float">
            <text:p>-1.75</text:p>
          </table:table-cell>
          <table:table-cell/>
          <table:table-cell table:style-name="ce2" table:formula="of:=(([.A28]-[.C28])/2)+[.C28]" office:value-type="float" office:value="37.15" calcext:value-type="float">
            <text:p>37.15</text:p>
          </table:table-cell>
          <table:table-cell table:style-name="ce2" table:formula="of:=(([.B28]-[.D28])/2)+[.D28]" office:value-type="float" office:value="30.925" calcext:value-type="float">
            <text:p>30.925</text:p>
          </table:table-cell>
          <table:table-cell table:style-name="ce2" table:formula="of:=DEGREES(ATAN2([.A28]-[.C28];[.B28]-[.D28]))" office:value-type="float" office:value="-41.8077699044377" calcext:value-type="float">
            <text:p>-41.8077699044</text:p>
          </table:table-cell>
          <table:table-cell/>
          <table:table-cell table:style-name="ce2" table:formula="of:=(([.E28]-[.G28])/2)+[.G28]" office:value-type="float" office:value="17.7" calcext:value-type="float">
            <text:p>17.7</text:p>
          </table:table-cell>
          <table:table-cell table:style-name="ce2" table:formula="of:=(([.F28]-[.H28])/2)+[.H28]" office:value-type="float" office:value="15.4625" calcext:value-type="float">
            <text:p>15.4625</text:p>
          </table:table-cell>
          <table:table-cell table:style-name="ce2" table:formula="of:=DEGREES(ATAN2([.E28]-[.G28];[.F28]-[.H28]))" office:value-type="float" office:value="-141.515751803096" calcext:value-type="float">
            <text:p>-141.5157518031</text:p>
          </table:table-cell>
          <table:table-cell/>
          <table:table-cell table:style-name="ce2" table:formula="of:=(([.I28]-[.K28])/2)+[.K28]" office:value-type="float" office:value="-12.0538849522189" calcext:value-type="float">
            <text:p>-12.0538849522</text:p>
          </table:table-cell>
          <table:table-cell table:style-name="ce2" table:formula="of:=(([.J28]-[.L28])/2)+[.L28]" office:value-type="float" office:value="7.73125" calcext:value-type="float">
            <text:p>7.73125</text:p>
          </table:table-cell>
          <table:table-cell table:style-name="ce2" table:formula="of:=DEGREES(ATAN2([.I28]-[.K28];[.J28]-[.L28]))" office:value-type="float" office:value="-165.434370026643" calcext:value-type="float">
            <text:p>-165.4343700266</text:p>
          </table:table-cell>
          <table:table-cell/>
          <table:table-cell table:style-name="ce2" table:formula="of:=(([.M28]-[.O28])/2)+[.O28]" office:value-type="float" office:value="-76.7848183776575" calcext:value-type="float">
            <text:p>-76.7848183777</text:p>
          </table:table-cell>
          <table:table-cell table:style-name="ce2" table:formula="of:=(([.N28]-[.P28])/2)+[.P28]" office:value-type="float" office:value="3.865625" calcext:value-type="float">
            <text:p>3.865625</text:p>
          </table:table-cell>
          <table:table-cell table:style-name="ce2" table:formula="of:=DEGREES(ATAN2([.M28]-[.O28];[.N28]-[.P28]))" office:value-type="float" office:value="-176.582448970723" calcext:value-type="float">
            <text:p>-176.5824489707</text:p>
          </table:table-cell>
          <table:table-cell/>
          <table:table-cell table:style-name="ce2" table:formula="of:=(([.Q28]-[.S28])/2)+[.S28]" office:value-type="float" office:value="-121.10959420215" calcext:value-type="float">
            <text:p>-121.1095942022</text:p>
          </table:table-cell>
          <table:table-cell table:style-name="ce2" table:formula="of:=(([.R28]-[.T28])/2)+[.T28]" office:value-type="float" office:value="1.9328125" calcext:value-type="float">
            <text:p>1.9328125</text:p>
          </table:table-cell>
          <table:table-cell table:style-name="ce2" table:formula="of:=DEGREES(ATAN2([.Q28]-[.S28];[.R28]-[.T28]))" office:value-type="float" office:value="-177.503159657483" calcext:value-type="float">
            <text:p>-177.503159657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64.175" calcext:value-type="float">
            <text:p>64.175</text:p>
          </table:table-cell>
          <table:table-cell office:value-type="float" office:value="-1.55" calcext:value-type="float">
            <text:p>-1.55</text:p>
          </table:table-cell>
          <table:table-cell/>
          <table:table-cell table:style-name="ce2" table:formula="of:=(([.A29]-[.C29])/2)+[.C29]" office:value-type="float" office:value="37.15" calcext:value-type="float">
            <text:p>37.15</text:p>
          </table:table-cell>
          <table:table-cell table:style-name="ce2" table:formula="of:=(([.B29]-[.D29])/2)+[.D29]" office:value-type="float" office:value="31.0375" calcext:value-type="float">
            <text:p>31.0375</text:p>
          </table:table-cell>
          <table:table-cell table:style-name="ce2" table:formula="of:=DEGREES(ATAN2([.A29]-[.C29];[.B29]-[.D29]))" office:value-type="float" office:value="-41.7327040907442" calcext:value-type="float">
            <text:p>-41.7327040907</text:p>
          </table:table-cell>
          <table:table-cell/>
          <table:table-cell table:style-name="ce2" table:formula="of:=(([.E29]-[.G29])/2)+[.G29]" office:value-type="float" office:value="17.8" calcext:value-type="float">
            <text:p>17.8</text:p>
          </table:table-cell>
          <table:table-cell table:style-name="ce2" table:formula="of:=(([.F29]-[.H29])/2)+[.H29]" office:value-type="float" office:value="15.51875" calcext:value-type="float">
            <text:p>15.51875</text:p>
          </table:table-cell>
          <table:table-cell table:style-name="ce2" table:formula="of:=DEGREES(ATAN2([.E29]-[.G29];[.F29]-[.H29]))" office:value-type="float" office:value="-141.270296881915" calcext:value-type="float">
            <text:p>-141.2702968819</text:p>
          </table:table-cell>
          <table:table-cell/>
          <table:table-cell table:style-name="ce2" table:formula="of:=(([.I29]-[.K29])/2)+[.K29]" office:value-type="float" office:value="-11.9663520453721" calcext:value-type="float">
            <text:p>-11.9663520454</text:p>
          </table:table-cell>
          <table:table-cell table:style-name="ce2" table:formula="of:=(([.J29]-[.L29])/2)+[.L29]" office:value-type="float" office:value="7.759375" calcext:value-type="float">
            <text:p>7.759375</text:p>
          </table:table-cell>
          <table:table-cell table:style-name="ce2" table:formula="of:=DEGREES(ATAN2([.I29]-[.K29];[.J29]-[.L29]))" office:value-type="float" office:value="-165.389507773846" calcext:value-type="float">
            <text:p>-165.3895077738</text:p>
          </table:table-cell>
          <table:table-cell/>
          <table:table-cell table:style-name="ce2" table:formula="of:=(([.M29]-[.O29])/2)+[.O29]" office:value-type="float" office:value="-76.6183244636435" calcext:value-type="float">
            <text:p>-76.6183244636</text:p>
          </table:table-cell>
          <table:table-cell table:style-name="ce2" table:formula="of:=(([.N29]-[.P29])/2)+[.P29]" office:value-type="float" office:value="3.8796875" calcext:value-type="float">
            <text:p>3.8796875</text:p>
          </table:table-cell>
          <table:table-cell table:style-name="ce2" table:formula="of:=DEGREES(ATAN2([.M29]-[.O29];[.N29]-[.P29]))" office:value-type="float" office:value="-176.565867051471" calcext:value-type="float">
            <text:p>-176.5658670515</text:p>
          </table:table-cell>
          <table:table-cell/>
          <table:table-cell table:style-name="ce2" table:formula="of:=(([.Q29]-[.S29])/2)+[.S29]" office:value-type="float" office:value="-121.003916118745" calcext:value-type="float">
            <text:p>-121.0039161187</text:p>
          </table:table-cell>
          <table:table-cell table:style-name="ce2" table:formula="of:=(([.R29]-[.T29])/2)+[.T29]" office:value-type="float" office:value="1.93984375" calcext:value-type="float">
            <text:p>1.93984375</text:p>
          </table:table-cell>
          <table:table-cell table:style-name="ce2" table:formula="of:=DEGREES(ATAN2([.Q29]-[.S29];[.R29]-[.T29]))" office:value-type="float" office:value="-177.497517284656" calcext:value-type="float">
            <text:p>-177.4975172847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64.05" calcext:value-type="float">
            <text:p>64.05</text:p>
          </table:table-cell>
          <table:table-cell office:value-type="float" office:value="-2.45" calcext:value-type="float">
            <text:p>-2.45</text:p>
          </table:table-cell>
          <table:table-cell/>
          <table:table-cell table:style-name="ce2" table:formula="of:=(([.A30]-[.C30])/2)+[.C30]" office:value-type="float" office:value="37.075" calcext:value-type="float">
            <text:p>37.075</text:p>
          </table:table-cell>
          <table:table-cell table:style-name="ce2" table:formula="of:=(([.B30]-[.D30])/2)+[.D30]" office:value-type="float" office:value="30.425" calcext:value-type="float">
            <text:p>30.425</text:p>
          </table:table-cell>
          <table:table-cell table:style-name="ce2" table:formula="of:=DEGREES(ATAN2([.A30]-[.C30];[.B30]-[.D30]))" office:value-type="float" office:value="-42.2063116799312" calcext:value-type="float">
            <text:p>-42.2063116799</text:p>
          </table:table-cell>
          <table:table-cell/>
          <table:table-cell table:style-name="ce2" table:formula="of:=(([.E30]-[.G30])/2)+[.G30]" office:value-type="float" office:value="17.3125" calcext:value-type="float">
            <text:p>17.3125</text:p>
          </table:table-cell>
          <table:table-cell table:style-name="ce2" table:formula="of:=(([.F30]-[.H30])/2)+[.H30]" office:value-type="float" office:value="15.2125" calcext:value-type="float">
            <text:p>15.2125</text:p>
          </table:table-cell>
          <table:table-cell table:style-name="ce2" table:formula="of:=DEGREES(ATAN2([.E30]-[.G30];[.F30]-[.H30]))" office:value-type="float" office:value="-142.41214770925" calcext:value-type="float">
            <text:p>-142.4121477093</text:p>
          </table:table-cell>
          <table:table-cell/>
          <table:table-cell table:style-name="ce2" table:formula="of:=(([.I30]-[.K30])/2)+[.K30]" office:value-type="float" office:value="-12.4469058399656" calcext:value-type="float">
            <text:p>-12.44690584</text:p>
          </table:table-cell>
          <table:table-cell table:style-name="ce2" table:formula="of:=(([.J30]-[.L30])/2)+[.L30]" office:value-type="float" office:value="7.60625" calcext:value-type="float">
            <text:p>7.60625</text:p>
          </table:table-cell>
          <table:table-cell table:style-name="ce2" table:formula="of:=DEGREES(ATAN2([.I30]-[.K30];[.J30]-[.L30]))" office:value-type="float" office:value="-165.662633515951" calcext:value-type="float">
            <text:p>-165.662633516</text:p>
          </table:table-cell>
          <table:table-cell/>
          <table:table-cell table:style-name="ce2" table:formula="of:=(([.M30]-[.O30])/2)+[.O30]" office:value-type="float" office:value="-77.4295267746076" calcext:value-type="float">
            <text:p>-77.4295267746</text:p>
          </table:table-cell>
          <table:table-cell table:style-name="ce2" table:formula="of:=(([.N30]-[.P30])/2)+[.P30]" office:value-type="float" office:value="3.803125" calcext:value-type="float">
            <text:p>3.803125</text:p>
          </table:table-cell>
          <table:table-cell table:style-name="ce2" table:formula="of:=DEGREES(ATAN2([.M30]-[.O30];[.N30]-[.P30]))" office:value-type="float" office:value="-176.6505700944" calcext:value-type="float">
            <text:p>-176.6505700944</text:p>
          </table:table-cell>
          <table:table-cell/>
          <table:table-cell table:style-name="ce2" table:formula="of:=(([.Q30]-[.S30])/2)+[.S30]" office:value-type="float" office:value="-121.546080145279" calcext:value-type="float">
            <text:p>-121.5460801453</text:p>
          </table:table-cell>
          <table:table-cell table:style-name="ce2" table:formula="of:=(([.R30]-[.T30])/2)+[.T30]" office:value-type="float" office:value="1.9015625" calcext:value-type="float">
            <text:p>1.9015625</text:p>
          </table:table-cell>
          <table:table-cell table:style-name="ce2" table:formula="of:=DEGREES(ATAN2([.Q30]-[.S30];[.R30]-[.T30]))" office:value-type="float" office:value="-177.531899037375" calcext:value-type="float">
            <text:p>-177.5318990374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4.175" calcext:value-type="float">
            <text:p>64.175</text:p>
          </table:table-cell>
          <table:table-cell office:value-type="float" office:value="-1.425" calcext:value-type="float">
            <text:p>-1.425</text:p>
          </table:table-cell>
          <table:table-cell/>
          <table:table-cell table:style-name="ce2" table:formula="of:=(([.A31]-[.C31])/2)+[.C31]" office:value-type="float" office:value="37.175" calcext:value-type="float">
            <text:p>37.175</text:p>
          </table:table-cell>
          <table:table-cell table:style-name="ce2" table:formula="of:=(([.B31]-[.D31])/2)+[.D31]" office:value-type="float" office:value="31.0875" calcext:value-type="float">
            <text:p>31.0875</text:p>
          </table:table-cell>
          <table:table-cell table:style-name="ce2" table:formula="of:=DEGREES(ATAN2([.A31]-[.C31];[.B31]-[.D31]))" office:value-type="float" office:value="-41.6705876223605" calcext:value-type="float">
            <text:p>-41.6705876224</text:p>
          </table:table-cell>
          <table:table-cell/>
          <table:table-cell table:style-name="ce2" table:formula="of:=(([.E31]-[.G31])/2)+[.G31]" office:value-type="float" office:value="17.875" calcext:value-type="float">
            <text:p>17.875</text:p>
          </table:table-cell>
          <table:table-cell table:style-name="ce2" table:formula="of:=(([.F31]-[.H31])/2)+[.H31]" office:value-type="float" office:value="15.54375" calcext:value-type="float">
            <text:p>15.54375</text:p>
          </table:table-cell>
          <table:table-cell table:style-name="ce2" table:formula="of:=DEGREES(ATAN2([.E31]-[.G31];[.F31]-[.H31]))" office:value-type="float" office:value="-141.152877551915" calcext:value-type="float">
            <text:p>-141.1528775519</text:p>
          </table:table-cell>
          <table:table-cell/>
          <table:table-cell table:style-name="ce2" table:formula="of:=(([.I31]-[.K31])/2)+[.K31]" office:value-type="float" office:value="-11.8977938111803" calcext:value-type="float">
            <text:p>-11.8977938112</text:p>
          </table:table-cell>
          <table:table-cell table:style-name="ce2" table:formula="of:=(([.J31]-[.L31])/2)+[.L31]" office:value-type="float" office:value="7.771875" calcext:value-type="float">
            <text:p>7.771875</text:p>
          </table:table-cell>
          <table:table-cell table:style-name="ce2" table:formula="of:=DEGREES(ATAN2([.I31]-[.K31];[.J31]-[.L31]))" office:value-type="float" office:value="-165.370010604135" calcext:value-type="float">
            <text:p>-165.3700106041</text:p>
          </table:table-cell>
          <table:table-cell/>
          <table:table-cell table:style-name="ce2" table:formula="of:=(([.M31]-[.O31])/2)+[.O31]" office:value-type="float" office:value="-76.5253356815475" calcext:value-type="float">
            <text:p>-76.5253356815</text:p>
          </table:table-cell>
          <table:table-cell table:style-name="ce2" table:formula="of:=(([.N31]-[.P31])/2)+[.P31]" office:value-type="float" office:value="3.8859375" calcext:value-type="float">
            <text:p>3.8859375</text:p>
          </table:table-cell>
          <table:table-cell table:style-name="ce2" table:formula="of:=DEGREES(ATAN2([.M31]-[.O31];[.N31]-[.P31]))" office:value-type="float" office:value="-176.559050955448" calcext:value-type="float">
            <text:p>-176.5590509554</text:p>
          </table:table-cell>
          <table:table-cell/>
          <table:table-cell table:style-name="ce2" table:formula="of:=(([.Q31]-[.S31])/2)+[.S31]" office:value-type="float" office:value="-120.947673142841" calcext:value-type="float">
            <text:p>-120.9476731428</text:p>
          </table:table-cell>
          <table:table-cell table:style-name="ce2" table:formula="of:=(([.R31]-[.T31])/2)+[.T31]" office:value-type="float" office:value="1.94296875" calcext:value-type="float">
            <text:p>1.94296875</text:p>
          </table:table-cell>
          <table:table-cell table:style-name="ce2" table:formula="of:=DEGREES(ATAN2([.Q31]-[.S31];[.R31]-[.T31]))" office:value-type="float" office:value="-177.495561759626" calcext:value-type="float">
            <text:p>-177.4955617596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/>
          <table:table-cell office:value-type="float" office:value="64.15" calcext:value-type="float">
            <text:p>64.15</text:p>
          </table:table-cell>
          <table:table-cell office:value-type="float" office:value="-1.95" calcext:value-type="float">
            <text:p>-1.95</text:p>
          </table:table-cell>
          <table:table-cell/>
          <table:table-cell table:style-name="ce2" table:formula="of:=(([.A32]-[.C32])/2)+[.C32]" office:value-type="float" office:value="37.15" calcext:value-type="float">
            <text:p>37.15</text:p>
          </table:table-cell>
          <table:table-cell table:style-name="ce2" table:formula="of:=(([.B32]-[.D32])/2)+[.D32]" office:value-type="float" office:value="30.775" calcext:value-type="float">
            <text:p>30.775</text:p>
          </table:table-cell>
          <table:table-cell table:style-name="ce2" table:formula="of:=DEGREES(ATAN2([.A32]-[.C32];[.B32]-[.D32]))" office:value-type="float" office:value="-41.9360460458531" calcext:value-type="float">
            <text:p>-41.9360460459</text:p>
          </table:table-cell>
          <table:table-cell/>
          <table:table-cell table:style-name="ce2" table:formula="of:=(([.E32]-[.G32])/2)+[.G32]" office:value-type="float" office:value="17.6" calcext:value-type="float">
            <text:p>17.6</text:p>
          </table:table-cell>
          <table:table-cell table:style-name="ce2" table:formula="of:=(([.F32]-[.H32])/2)+[.H32]" office:value-type="float" office:value="15.3875" calcext:value-type="float">
            <text:p>15.3875</text:p>
          </table:table-cell>
          <table:table-cell table:style-name="ce2" table:formula="of:=DEGREES(ATAN2([.E32]-[.G32];[.F32]-[.H32]))" office:value-type="float" office:value="-141.794268376235" calcext:value-type="float">
            <text:p>-141.7942683762</text:p>
          </table:table-cell>
          <table:table-cell/>
          <table:table-cell table:style-name="ce2" table:formula="of:=(([.I32]-[.K32])/2)+[.K32]" office:value-type="float" office:value="-12.1680230229265" calcext:value-type="float">
            <text:p>-12.1680230229</text:p>
          </table:table-cell>
          <table:table-cell table:style-name="ce2" table:formula="of:=(([.J32]-[.L32])/2)+[.L32]" office:value-type="float" office:value="7.69375" calcext:value-type="float">
            <text:p>7.69375</text:p>
          </table:table-cell>
          <table:table-cell table:style-name="ce2" table:formula="of:=DEGREES(ATAN2([.I32]-[.K32];[.J32]-[.L32]))" office:value-type="float" office:value="-165.50863142579" calcext:value-type="float">
            <text:p>-165.5086314258</text:p>
          </table:table-cell>
          <table:table-cell/>
          <table:table-cell table:style-name="ce2" table:formula="of:=(([.M32]-[.O32])/2)+[.O32]" office:value-type="float" office:value="-76.9811456995808" calcext:value-type="float">
            <text:p>-76.9811456996</text:p>
          </table:table-cell>
          <table:table-cell table:style-name="ce2" table:formula="of:=(([.N32]-[.P32])/2)+[.P32]" office:value-type="float" office:value="3.846875" calcext:value-type="float">
            <text:p>3.846875</text:p>
          </table:table-cell>
          <table:table-cell table:style-name="ce2" table:formula="of:=DEGREES(ATAN2([.M32]-[.O32];[.N32]-[.P32]))" office:value-type="float" office:value="-176.603289313963" calcext:value-type="float">
            <text:p>-176.603289314</text:p>
          </table:table-cell>
          <table:table-cell/>
          <table:table-cell table:style-name="ce2" table:formula="of:=(([.Q32]-[.S32])/2)+[.S32]" office:value-type="float" office:value="-121.244888562685" calcext:value-type="float">
            <text:p>-121.2448885627</text:p>
          </table:table-cell>
          <table:table-cell table:style-name="ce2" table:formula="of:=(([.R32]-[.T32])/2)+[.T32]" office:value-type="float" office:value="1.9234375" calcext:value-type="float">
            <text:p>1.9234375</text:p>
          </table:table-cell>
          <table:table-cell table:style-name="ce2" table:formula="of:=DEGREES(ATAN2([.Q32]-[.S32];[.R32]-[.T32]))" office:value-type="float" office:value="-177.511833445812" calcext:value-type="float">
            <text:p>-177.5118334458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/>
          <table:table-cell office:value-type="float" office:value="63.975" calcext:value-type="float">
            <text:p>63.975</text:p>
          </table:table-cell>
          <table:table-cell office:value-type="float" office:value="-1.575" calcext:value-type="float">
            <text:p>-1.575</text:p>
          </table:table-cell>
          <table:table-cell/>
          <table:table-cell table:style-name="ce2" table:formula="of:=(([.A33]-[.C33])/2)+[.C33]" office:value-type="float" office:value="37.05" calcext:value-type="float">
            <text:p>37.05</text:p>
          </table:table-cell>
          <table:table-cell table:style-name="ce2" table:formula="of:=(([.B33]-[.D33])/2)+[.D33]" office:value-type="float" office:value="30.9125" calcext:value-type="float">
            <text:p>30.9125</text:p>
          </table:table-cell>
          <table:table-cell table:style-name="ce2" table:formula="of:=DEGREES(ATAN2([.A33]-[.C33];[.B33]-[.D33]))" office:value-type="float" office:value="-41.7449303554966" calcext:value-type="float">
            <text:p>-41.7449303555</text:p>
          </table:table-cell>
          <table:table-cell/>
          <table:table-cell table:style-name="ce2" table:formula="of:=(([.E33]-[.G33])/2)+[.G33]" office:value-type="float" office:value="17.7375" calcext:value-type="float">
            <text:p>17.7375</text:p>
          </table:table-cell>
          <table:table-cell table:style-name="ce2" table:formula="of:=(([.F33]-[.H33])/2)+[.H33]" office:value-type="float" office:value="15.45625" calcext:value-type="float">
            <text:p>15.45625</text:p>
          </table:table-cell>
          <table:table-cell table:style-name="ce2" table:formula="of:=DEGREES(ATAN2([.E33]-[.G33];[.F33]-[.H33]))" office:value-type="float" office:value="-141.328887235854" calcext:value-type="float">
            <text:p>-141.3288872359</text:p>
          </table:table-cell>
          <table:table-cell/>
          <table:table-cell table:style-name="ce2" table:formula="of:=(([.I33]-[.K33])/2)+[.K33]" office:value-type="float" office:value="-12.0037151777483" calcext:value-type="float">
            <text:p>-12.0037151777</text:p>
          </table:table-cell>
          <table:table-cell table:style-name="ce2" table:formula="of:=(([.J33]-[.L33])/2)+[.L33]" office:value-type="float" office:value="7.728125" calcext:value-type="float">
            <text:p>7.728125</text:p>
          </table:table-cell>
          <table:table-cell table:style-name="ce2" table:formula="of:=DEGREES(ATAN2([.I33]-[.K33];[.J33]-[.L33]))" office:value-type="float" office:value="-165.434068446642" calcext:value-type="float">
            <text:p>-165.4340684466</text:p>
          </table:table-cell>
          <table:table-cell/>
          <table:table-cell table:style-name="ce2" table:formula="of:=(([.M33]-[.O33])/2)+[.O33]" office:value-type="float" office:value="-76.6663012068009" calcext:value-type="float">
            <text:p>-76.6663012068</text:p>
          </table:table-cell>
          <table:table-cell table:style-name="ce2" table:formula="of:=(([.N33]-[.P33])/2)+[.P33]" office:value-type="float" office:value="3.8640625" calcext:value-type="float">
            <text:p>3.8640625</text:p>
          </table:table-cell>
          <table:table-cell table:style-name="ce2" table:formula="of:=DEGREES(ATAN2([.M33]-[.O33];[.N33]-[.P33]))" office:value-type="float" office:value="-176.58022480621" calcext:value-type="float">
            <text:p>-176.5802248062</text:p>
          </table:table-cell>
          <table:table-cell/>
          <table:table-cell table:style-name="ce2" table:formula="of:=(([.Q33]-[.S33])/2)+[.S33]" office:value-type="float" office:value="-121.050184826721" calcext:value-type="float">
            <text:p>-121.0501848267</text:p>
          </table:table-cell>
          <table:table-cell table:style-name="ce2" table:formula="of:=(([.R33]-[.T33])/2)+[.T33]" office:value-type="float" office:value="1.93203125" calcext:value-type="float">
            <text:p>1.93203125</text:p>
          </table:table-cell>
          <table:table-cell table:style-name="ce2" table:formula="of:=DEGREES(ATAN2([.Q33]-[.S33];[.R33]-[.T33]))" office:value-type="float" office:value="-177.507487218452" calcext:value-type="float">
            <text:p>-177.507487218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64.25" calcext:value-type="float">
            <text:p>64.25</text:p>
          </table:table-cell>
          <table:table-cell office:value-type="float" office:value="-2.4" calcext:value-type="float">
            <text:p>-2.4</text:p>
          </table:table-cell>
          <table:table-cell/>
          <table:table-cell table:style-name="ce2" table:formula="of:=(([.A34]-[.C34])/2)+[.C34]" office:value-type="float" office:value="37.2" calcext:value-type="float">
            <text:p>37.2</text:p>
          </table:table-cell>
          <table:table-cell table:style-name="ce2" table:formula="of:=(([.B34]-[.D34])/2)+[.D34]" office:value-type="float" office:value="30.575" calcext:value-type="float">
            <text:p>30.575</text:p>
          </table:table-cell>
          <table:table-cell table:style-name="ce2" table:formula="of:=DEGREES(ATAN2([.A34]-[.C34];[.B34]-[.D34]))" office:value-type="float" office:value="-42.1527147871313" calcext:value-type="float">
            <text:p>-42.1527147871</text:p>
          </table:table-cell>
          <table:table-cell/>
          <table:table-cell table:style-name="ce2" table:formula="of:=(([.E34]-[.G34])/2)+[.G34]" office:value-type="float" office:value="17.4" calcext:value-type="float">
            <text:p>17.4</text:p>
          </table:table-cell>
          <table:table-cell table:style-name="ce2" table:formula="of:=(([.F34]-[.H34])/2)+[.H34]" office:value-type="float" office:value="15.2875" calcext:value-type="float">
            <text:p>15.2875</text:p>
          </table:table-cell>
          <table:table-cell table:style-name="ce2" table:formula="of:=DEGREES(ATAN2([.E34]-[.G34];[.F34]-[.H34]))" office:value-type="float" office:value="-142.328414632856" calcext:value-type="float">
            <text:p>-142.3284146329</text:p>
          </table:table-cell>
          <table:table-cell/>
          <table:table-cell table:style-name="ce2" table:formula="of:=(([.I34]-[.K34])/2)+[.K34]" office:value-type="float" office:value="-12.3763573935656" calcext:value-type="float">
            <text:p>-12.3763573936</text:p>
          </table:table-cell>
          <table:table-cell table:style-name="ce2" table:formula="of:=(([.J34]-[.L34])/2)+[.L34]" office:value-type="float" office:value="7.64375" calcext:value-type="float">
            <text:p>7.64375</text:p>
          </table:table-cell>
          <table:table-cell table:style-name="ce2" table:formula="of:=DEGREES(ATAN2([.I34]-[.K34];[.J34]-[.L34]))" office:value-type="float" office:value="-165.602742399435" calcext:value-type="float">
            <text:p>-165.6027423994</text:p>
          </table:table-cell>
          <table:table-cell/>
          <table:table-cell table:style-name="ce2" table:formula="of:=(([.M34]-[.O34])/2)+[.O34]" office:value-type="float" office:value="-77.3523860132108" calcext:value-type="float">
            <text:p>-77.3523860132</text:p>
          </table:table-cell>
          <table:table-cell table:style-name="ce2" table:formula="of:=(([.N34]-[.P34])/2)+[.P34]" office:value-type="float" office:value="3.821875" calcext:value-type="float">
            <text:p>3.821875</text:p>
          </table:table-cell>
          <table:table-cell table:style-name="ce2" table:formula="of:=DEGREES(ATAN2([.M34]-[.O34];[.N34]-[.P34]))" office:value-type="float" office:value="-176.633754044069" calcext:value-type="float">
            <text:p>-176.6337540441</text:p>
          </table:table-cell>
          <table:table-cell/>
          <table:table-cell table:style-name="ce2" table:formula="of:=(([.Q34]-[.S34])/2)+[.S34]" office:value-type="float" office:value="-121.477564206323" calcext:value-type="float">
            <text:p>-121.4775642063</text:p>
          </table:table-cell>
          <table:table-cell table:style-name="ce2" table:formula="of:=(([.R34]-[.T34])/2)+[.T34]" office:value-type="float" office:value="1.9109375" calcext:value-type="float">
            <text:p>1.9109375</text:p>
          </table:table-cell>
          <table:table-cell table:style-name="ce2" table:formula="of:=DEGREES(ATAN2([.Q34]-[.S34];[.R34]-[.T34]))" office:value-type="float" office:value="-177.520230264327" calcext:value-type="float">
            <text:p>-177.520230264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64.35" calcext:value-type="float">
            <text:p>64.35</text:p>
          </table:table-cell>
          <table:table-cell office:value-type="float" office:value="-1.85" calcext:value-type="float">
            <text:p>-1.85</text:p>
          </table:table-cell>
          <table:table-cell/>
          <table:table-cell table:style-name="ce2" table:formula="of:=(([.A35]-[.C35])/2)+[.C35]" office:value-type="float" office:value="37.25" calcext:value-type="float">
            <text:p>37.25</text:p>
          </table:table-cell>
          <table:table-cell table:style-name="ce2" table:formula="of:=(([.B35]-[.D35])/2)+[.D35]" office:value-type="float" office:value="30.925" calcext:value-type="float">
            <text:p>30.925</text:p>
          </table:table-cell>
          <table:table-cell table:style-name="ce2" table:formula="of:=DEGREES(ATAN2([.A35]-[.C35];[.B35]-[.D35]))" office:value-type="float" office:value="-41.9021187633888" calcext:value-type="float">
            <text:p>-41.9021187634</text:p>
          </table:table-cell>
          <table:table-cell/>
          <table:table-cell table:style-name="ce2" table:formula="of:=(([.E35]-[.G35])/2)+[.G35]" office:value-type="float" office:value="17.7" calcext:value-type="float">
            <text:p>17.7</text:p>
          </table:table-cell>
          <table:table-cell table:style-name="ce2" table:formula="of:=(([.F35]-[.H35])/2)+[.H35]" office:value-type="float" office:value="15.4625" calcext:value-type="float">
            <text:p>15.4625</text:p>
          </table:table-cell>
          <table:table-cell table:style-name="ce2" table:formula="of:=DEGREES(ATAN2([.E35]-[.G35];[.F35]-[.H35]))" office:value-type="float" office:value="-141.658797511546" calcext:value-type="float">
            <text:p>-141.6587975115</text:p>
          </table:table-cell>
          <table:table-cell/>
          <table:table-cell table:style-name="ce2" table:formula="of:=(([.I35]-[.K35])/2)+[.K35]" office:value-type="float" office:value="-12.1010593816944" calcext:value-type="float">
            <text:p>-12.1010593817</text:p>
          </table:table-cell>
          <table:table-cell table:style-name="ce2" table:formula="of:=(([.J35]-[.L35])/2)+[.L35]" office:value-type="float" office:value="7.73125" calcext:value-type="float">
            <text:p>7.73125</text:p>
          </table:table-cell>
          <table:table-cell table:style-name="ce2" table:formula="of:=DEGREES(ATAN2([.I35]-[.K35];[.J35]-[.L35]))" office:value-type="float" office:value="-165.45644866838" calcext:value-type="float">
            <text:p>-165.4564486684</text:p>
          </table:table-cell>
          <table:table-cell/>
          <table:table-cell table:style-name="ce2" table:formula="of:=(([.M35]-[.O35])/2)+[.O35]" office:value-type="float" office:value="-76.8799284466204" calcext:value-type="float">
            <text:p>-76.8799284466</text:p>
          </table:table-cell>
          <table:table-cell table:style-name="ce2" table:formula="of:=(([.N35]-[.P35])/2)+[.P35]" office:value-type="float" office:value="3.865625" calcext:value-type="float">
            <text:p>3.865625</text:p>
          </table:table-cell>
          <table:table-cell table:style-name="ce2" table:formula="of:=DEGREES(ATAN2([.M35]-[.O35];[.N35]-[.P35]))" office:value-type="float" office:value="-176.584971932832" calcext:value-type="float">
            <text:p>-176.5849719328</text:p>
          </table:table-cell>
          <table:table-cell/>
          <table:table-cell table:style-name="ce2" table:formula="of:=(([.Q35]-[.S35])/2)+[.S35]" office:value-type="float" office:value="-121.1681885575" calcext:value-type="float">
            <text:p>-121.1681885575</text:p>
          </table:table-cell>
          <table:table-cell table:style-name="ce2" table:formula="of:=(([.R35]-[.T35])/2)+[.T35]" office:value-type="float" office:value="1.9328125" calcext:value-type="float">
            <text:p>1.9328125</text:p>
          </table:table-cell>
          <table:table-cell table:style-name="ce2" table:formula="of:=DEGREES(ATAN2([.Q35]-[.S35];[.R35]-[.T35]))" office:value-type="float" office:value="-177.501103618731" calcext:value-type="float">
            <text:p>-177.5011036187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64.125" calcext:value-type="float">
            <text:p>64.125</text:p>
          </table:table-cell>
          <table:table-cell office:value-type="float" office:value="-2.3" calcext:value-type="float">
            <text:p>-2.3</text:p>
          </table:table-cell>
          <table:table-cell/>
          <table:table-cell table:style-name="ce2" table:formula="of:=(([.A36]-[.C36])/2)+[.C36]" office:value-type="float" office:value="37.125" calcext:value-type="float">
            <text:p>37.125</text:p>
          </table:table-cell>
          <table:table-cell table:style-name="ce2" table:formula="of:=(([.B36]-[.D36])/2)+[.D36]" office:value-type="float" office:value="30.5625" calcext:value-type="float">
            <text:p>30.5625</text:p>
          </table:table-cell>
          <table:table-cell table:style-name="ce2" table:formula="of:=DEGREES(ATAN2([.A36]-[.C36];[.B36]-[.D36]))" office:value-type="float" office:value="-42.1148553467796" calcext:value-type="float">
            <text:p>-42.1148553468</text:p>
          </table:table-cell>
          <table:table-cell/>
          <table:table-cell table:style-name="ce2" table:formula="of:=(([.E36]-[.G36])/2)+[.G36]" office:value-type="float" office:value="17.4125" calcext:value-type="float">
            <text:p>17.4125</text:p>
          </table:table-cell>
          <table:table-cell table:style-name="ce2" table:formula="of:=(([.F36]-[.H36])/2)+[.H36]" office:value-type="float" office:value="15.28125" calcext:value-type="float">
            <text:p>15.28125</text:p>
          </table:table-cell>
          <table:table-cell table:style-name="ce2" table:formula="of:=DEGREES(ATAN2([.E36]-[.G36];[.F36]-[.H36]))" office:value-type="float" office:value="-142.216939346547" calcext:value-type="float">
            <text:p>-142.2169393465</text:p>
          </table:table-cell>
          <table:table-cell/>
          <table:table-cell table:style-name="ce2" table:formula="of:=(([.I36]-[.K36])/2)+[.K36]" office:value-type="float" office:value="-12.3511776733898" calcext:value-type="float">
            <text:p>-12.3511776734</text:p>
          </table:table-cell>
          <table:table-cell table:style-name="ce2" table:formula="of:=(([.J36]-[.L36])/2)+[.L36]" office:value-type="float" office:value="7.640625" calcext:value-type="float">
            <text:p>7.640625</text:p>
          </table:table-cell>
          <table:table-cell table:style-name="ce2" table:formula="of:=DEGREES(ATAN2([.I36]-[.K36];[.J36]-[.L36]))" office:value-type="float" office:value="-165.602507705038" calcext:value-type="float">
            <text:p>-165.602507705</text:p>
          </table:table-cell>
          <table:table-cell/>
          <table:table-cell table:style-name="ce2" table:formula="of:=(([.M36]-[.O36])/2)+[.O36]" office:value-type="float" office:value="-77.2840585099682" calcext:value-type="float">
            <text:p>-77.28405851</text:p>
          </table:table-cell>
          <table:table-cell table:style-name="ce2" table:formula="of:=(([.N36]-[.P36])/2)+[.P36]" office:value-type="float" office:value="3.8203125" calcext:value-type="float">
            <text:p>3.8203125</text:p>
          </table:table-cell>
          <table:table-cell table:style-name="ce2" table:formula="of:=DEGREES(ATAN2([.M36]-[.O36];[.N36]-[.P36]))" office:value-type="float" office:value="-176.632896296789" calcext:value-type="float">
            <text:p>-176.6328962968</text:p>
          </table:table-cell>
          <table:table-cell/>
          <table:table-cell table:style-name="ce2" table:formula="of:=(([.Q36]-[.S36])/2)+[.S36]" office:value-type="float" office:value="-121.443283107503" calcext:value-type="float">
            <text:p>-121.4432831075</text:p>
          </table:table-cell>
          <table:table-cell table:style-name="ce2" table:formula="of:=(([.R36]-[.T36])/2)+[.T36]" office:value-type="float" office:value="1.91015625" calcext:value-type="float">
            <text:p>1.91015625</text:p>
          </table:table-cell>
          <table:table-cell table:style-name="ce2" table:formula="of:=DEGREES(ATAN2([.Q36]-[.S36];[.R36]-[.T36]))" office:value-type="float" office:value="-177.523151526422" calcext:value-type="float">
            <text:p>-177.5231515264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64.325" calcext:value-type="float">
            <text:p>64.325</text:p>
          </table:table-cell>
          <table:table-cell office:value-type="float" office:value="-1.5" calcext:value-type="float">
            <text:p>-1.5</text:p>
          </table:table-cell>
          <table:table-cell/>
          <table:table-cell table:style-name="ce2" table:formula="of:=(([.A37]-[.C37])/2)+[.C37]" office:value-type="float" office:value="37.25" calcext:value-type="float">
            <text:p>37.25</text:p>
          </table:table-cell>
          <table:table-cell table:style-name="ce2" table:formula="of:=(([.B37]-[.D37])/2)+[.D37]" office:value-type="float" office:value="31.1125" calcext:value-type="float">
            <text:p>31.1125</text:p>
          </table:table-cell>
          <table:table-cell table:style-name="ce2" table:formula="of:=DEGREES(ATAN2([.A37]-[.C37];[.B37]-[.D37]))" office:value-type="float" office:value="-41.7205388517121" calcext:value-type="float">
            <text:p>-41.7205388517</text:p>
          </table:table-cell>
          <table:table-cell/>
          <table:table-cell table:style-name="ce2" table:formula="of:=(([.E37]-[.G37])/2)+[.G37]" office:value-type="float" office:value="17.875" calcext:value-type="float">
            <text:p>17.875</text:p>
          </table:table-cell>
          <table:table-cell table:style-name="ce2" table:formula="of:=(([.F37]-[.H37])/2)+[.H37]" office:value-type="float" office:value="15.55625" calcext:value-type="float">
            <text:p>15.55625</text:p>
          </table:table-cell>
          <table:table-cell table:style-name="ce2" table:formula="of:=DEGREES(ATAN2([.E37]-[.G37];[.F37]-[.H37]))" office:value-type="float" office:value="-141.238906886058" calcext:value-type="float">
            <text:p>-141.2389068861</text:p>
          </table:table-cell>
          <table:table-cell/>
          <table:table-cell table:style-name="ce2" table:formula="of:=(([.I37]-[.K37])/2)+[.K37]" office:value-type="float" office:value="-11.922769425856" calcext:value-type="float">
            <text:p>-11.9227694259</text:p>
          </table:table-cell>
          <table:table-cell table:style-name="ce2" table:formula="of:=(([.J37]-[.L37])/2)+[.L37]" office:value-type="float" office:value="7.778125" calcext:value-type="float">
            <text:p>7.778125</text:p>
          </table:table-cell>
          <table:table-cell table:style-name="ce2" table:formula="of:=DEGREES(ATAN2([.I37]-[.K37];[.J37]-[.L37]))" office:value-type="float" office:value="-165.370495966379" calcext:value-type="float">
            <text:p>-165.3704959664</text:p>
          </table:table-cell>
          <table:table-cell/>
          <table:table-cell table:style-name="ce2" table:formula="of:=(([.M37]-[.O37])/2)+[.O37]" office:value-type="float" office:value="-76.5808381559571" calcext:value-type="float">
            <text:p>-76.580838156</text:p>
          </table:table-cell>
          <table:table-cell table:style-name="ce2" table:formula="of:=(([.N37]-[.P37])/2)+[.P37]" office:value-type="float" office:value="3.8890625" calcext:value-type="float">
            <text:p>3.8890625</text:p>
          </table:table-cell>
          <table:table-cell table:style-name="ce2" table:formula="of:=DEGREES(ATAN2([.M37]-[.O37];[.N37]-[.P37]))" office:value-type="float" office:value="-176.557912424098" calcext:value-type="float">
            <text:p>-176.5579124241</text:p>
          </table:table-cell>
          <table:table-cell/>
          <table:table-cell table:style-name="ce2" table:formula="of:=(([.Q37]-[.S37])/2)+[.S37]" office:value-type="float" office:value="-120.975667061168" calcext:value-type="float">
            <text:p>-120.9756670612</text:p>
          </table:table-cell>
          <table:table-cell table:style-name="ce2" table:formula="of:=(([.R37]-[.T37])/2)+[.T37]" office:value-type="float" office:value="1.94453125" calcext:value-type="float">
            <text:p>1.94453125</text:p>
          </table:table-cell>
          <table:table-cell table:style-name="ce2" table:formula="of:=DEGREES(ATAN2([.Q37]-[.S37];[.R37]-[.T37]))" office:value-type="float" office:value="-177.491999204027" calcext:value-type="float">
            <text:p>-177.491999204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4.225" calcext:value-type="float">
            <text:p>64.225</text:p>
          </table:table-cell>
          <table:table-cell office:value-type="float" office:value="-1.25" calcext:value-type="float">
            <text:p>-1.25</text:p>
          </table:table-cell>
          <table:table-cell/>
          <table:table-cell table:style-name="ce2" table:formula="of:=(([.A38]-[.C38])/2)+[.C38]" office:value-type="float" office:value="37.175" calcext:value-type="float">
            <text:p>37.175</text:p>
          </table:table-cell>
          <table:table-cell table:style-name="ce2" table:formula="of:=(([.B38]-[.D38])/2)+[.D38]" office:value-type="float" office:value="31.2375" calcext:value-type="float">
            <text:p>31.2375</text:p>
          </table:table-cell>
          <table:table-cell table:style-name="ce2" table:formula="of:=DEGREES(ATAN2([.A38]-[.C38];[.B38]-[.D38]))" office:value-type="float" office:value="-41.5844744970654" calcext:value-type="float">
            <text:p>-41.5844744971</text:p>
          </table:table-cell>
          <table:table-cell/>
          <table:table-cell table:style-name="ce2" table:formula="of:=(([.E38]-[.G38])/2)+[.G38]" office:value-type="float" office:value="17.9625" calcext:value-type="float">
            <text:p>17.9625</text:p>
          </table:table-cell>
          <table:table-cell table:style-name="ce2" table:formula="of:=(([.F38]-[.H38])/2)+[.H38]" office:value-type="float" office:value="15.61875" calcext:value-type="float">
            <text:p>15.61875</text:p>
          </table:table-cell>
          <table:table-cell table:style-name="ce2" table:formula="of:=DEGREES(ATAN2([.E38]-[.G38];[.F38]-[.H38]))" office:value-type="float" office:value="-140.890707151669" calcext:value-type="float">
            <text:p>-140.8907071517</text:p>
          </table:table-cell>
          <table:table-cell/>
          <table:table-cell table:style-name="ce2" table:formula="of:=(([.I38]-[.K38])/2)+[.K38]" office:value-type="float" office:value="-11.8109872485327" calcext:value-type="float">
            <text:p>-11.8109872485</text:p>
          </table:table-cell>
          <table:table-cell table:style-name="ce2" table:formula="of:=(([.J38]-[.L38])/2)+[.L38]" office:value-type="float" office:value="7.809375" calcext:value-type="float">
            <text:p>7.809375</text:p>
          </table:table-cell>
          <table:table-cell table:style-name="ce2" table:formula="of:=DEGREES(ATAN2([.I38]-[.K38];[.J38]-[.L38]))" office:value-type="float" office:value="-165.302796454669" calcext:value-type="float">
            <text:p>-165.3027964547</text:p>
          </table:table-cell>
          <table:table-cell/>
          <table:table-cell table:style-name="ce2" table:formula="of:=(([.M38]-[.O38])/2)+[.O38]" office:value-type="float" office:value="-76.3508472001008" calcext:value-type="float">
            <text:p>-76.3508472001</text:p>
          </table:table-cell>
          <table:table-cell table:style-name="ce2" table:formula="of:=(([.N38]-[.P38])/2)+[.P38]" office:value-type="float" office:value="3.9046875" calcext:value-type="float">
            <text:p>3.9046875</text:p>
          </table:table-cell>
          <table:table-cell table:style-name="ce2" table:formula="of:=DEGREES(ATAN2([.M38]-[.O38];[.N38]-[.P38]))" office:value-type="float" office:value="-176.537802392281" calcext:value-type="float">
            <text:p>-176.5378023923</text:p>
          </table:table-cell>
          <table:table-cell/>
          <table:table-cell table:style-name="ce2" table:formula="of:=(([.Q38]-[.S38])/2)+[.S38]" office:value-type="float" office:value="-120.826821827385" calcext:value-type="float">
            <text:p>-120.8268218274</text:p>
          </table:table-cell>
          <table:table-cell table:style-name="ce2" table:formula="of:=(([.R38]-[.T38])/2)+[.T38]" office:value-type="float" office:value="1.95234375" calcext:value-type="float">
            <text:p>1.95234375</text:p>
          </table:table-cell>
          <table:table-cell table:style-name="ce2" table:formula="of:=DEGREES(ATAN2([.Q38]-[.S38];[.R38]-[.T38]))" office:value-type="float" office:value="-177.486524080426" calcext:value-type="float">
            <text:p>-177.4865240804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.8" calcext:value-type="float">
            <text:p>-1.8</text:p>
          </table:table-cell>
          <table:table-cell/>
          <table:table-cell table:style-name="ce2" table:formula="of:=(([.A39]-[.C39])/2)+[.C39]" office:value-type="float" office:value="37.05" calcext:value-type="float">
            <text:p>37.05</text:p>
          </table:table-cell>
          <table:table-cell table:style-name="ce2" table:formula="of:=(([.B39]-[.D39])/2)+[.D39]" office:value-type="float" office:value="30.85" calcext:value-type="float">
            <text:p>30.85</text:p>
          </table:table-cell>
          <table:table-cell table:style-name="ce2" table:formula="of:=DEGREES(ATAN2([.A39]-[.C39];[.B39]-[.D39]))" office:value-type="float" office:value="-41.8201698801358" calcext:value-type="float">
            <text:p>-41.8201698801</text:p>
          </table:table-cell>
          <table:table-cell/>
          <table:table-cell table:style-name="ce2" table:formula="of:=(([.E39]-[.G39])/2)+[.G39]" office:value-type="float" office:value="17.625" calcext:value-type="float">
            <text:p>17.625</text:p>
          </table:table-cell>
          <table:table-cell table:style-name="ce2" table:formula="of:=(([.F39]-[.H39])/2)+[.H39]" office:value-type="float" office:value="15.425" calcext:value-type="float">
            <text:p>15.425</text:p>
          </table:table-cell>
          <table:table-cell table:style-name="ce2" table:formula="of:=DEGREES(ATAN2([.E39]-[.G39];[.F39]-[.H39]))" office:value-type="float" office:value="-141.547620861514" calcext:value-type="float">
            <text:p>-141.5476208615</text:p>
          </table:table-cell>
          <table:table-cell/>
          <table:table-cell table:style-name="ce2" table:formula="of:=(([.I39]-[.K39])/2)+[.K39]" office:value-type="float" office:value="-12.0975849400679" calcext:value-type="float">
            <text:p>-12.0975849401</text:p>
          </table:table-cell>
          <table:table-cell table:style-name="ce2" table:formula="of:=(([.J39]-[.L39])/2)+[.L39]" office:value-type="float" office:value="7.7125" calcext:value-type="float">
            <text:p>7.7125</text:p>
          </table:table-cell>
          <table:table-cell table:style-name="ce2" table:formula="of:=DEGREES(ATAN2([.I39]-[.K39];[.J39]-[.L39]))" office:value-type="float" office:value="-165.453543511762" calcext:value-type="float">
            <text:p>-165.4535435118</text:p>
          </table:table-cell>
          <table:table-cell/>
          <table:table-cell table:style-name="ce2" table:formula="of:=(([.M39]-[.O39])/2)+[.O39]" office:value-type="float" office:value="-76.8226029007912" calcext:value-type="float">
            <text:p>-76.8226029008</text:p>
          </table:table-cell>
          <table:table-cell table:style-name="ce2" table:formula="of:=(([.N39]-[.P39])/2)+[.P39]" office:value-type="float" office:value="3.85625" calcext:value-type="float">
            <text:p>3.85625</text:p>
          </table:table-cell>
          <table:table-cell table:style-name="ce2" table:formula="of:=DEGREES(ATAN2([.M39]-[.O39];[.N39]-[.P39]))" office:value-type="float" office:value="-176.59040686581" calcext:value-type="float">
            <text:p>-176.5904068658</text:p>
          </table:table-cell>
          <table:table-cell/>
          <table:table-cell table:style-name="ce2" table:formula="of:=(([.Q39]-[.S39])/2)+[.S39]" office:value-type="float" office:value="-121.138073206276" calcext:value-type="float">
            <text:p>-121.1380732063</text:p>
          </table:table-cell>
          <table:table-cell table:style-name="ce2" table:formula="of:=(([.R39]-[.T39])/2)+[.T39]" office:value-type="float" office:value="1.928125" calcext:value-type="float">
            <text:p>1.928125</text:p>
          </table:table-cell>
          <table:table-cell table:style-name="ce2" table:formula="of:=DEGREES(ATAN2([.Q39]-[.S39];[.R39]-[.T39]))" office:value-type="float" office:value="-177.508685048284" calcext:value-type="float">
            <text:p>-177.5086850483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4.3" calcext:value-type="float">
            <text:p>64.3</text:p>
          </table:table-cell>
          <table:table-cell office:value-type="float" office:value="-1.5" calcext:value-type="float">
            <text:p>-1.5</text:p>
          </table:table-cell>
          <table:table-cell/>
          <table:table-cell table:style-name="ce2" table:formula="of:=(([.A40]-[.C40])/2)+[.C40]" office:value-type="float" office:value="37.15" calcext:value-type="float">
            <text:p>37.15</text:p>
          </table:table-cell>
          <table:table-cell table:style-name="ce2" table:formula="of:=(([.B40]-[.D40])/2)+[.D40]" office:value-type="float" office:value="31.15" calcext:value-type="float">
            <text:p>31.15</text:p>
          </table:table-cell>
          <table:table-cell table:style-name="ce2" table:formula="of:=DEGREES(ATAN2([.A40]-[.C40];[.B40]-[.D40]))" office:value-type="float" office:value="-41.7434385370274" calcext:value-type="float">
            <text:p>-41.743438537</text:p>
          </table:table-cell>
          <table:table-cell/>
          <table:table-cell table:style-name="ce2" table:formula="of:=(([.E40]-[.G40])/2)+[.G40]" office:value-type="float" office:value="17.825" calcext:value-type="float">
            <text:p>17.825</text:p>
          </table:table-cell>
          <table:table-cell table:style-name="ce2" table:formula="of:=(([.F40]-[.H40])/2)+[.H40]" office:value-type="float" office:value="15.575" calcext:value-type="float">
            <text:p>15.575</text:p>
          </table:table-cell>
          <table:table-cell table:style-name="ce2" table:formula="of:=DEGREES(ATAN2([.E40]-[.G40];[.F40]-[.H40]))" office:value-type="float" office:value="-141.132893149295" calcext:value-type="float">
            <text:p>-141.1328931493</text:p>
          </table:table-cell>
          <table:table-cell/>
          <table:table-cell table:style-name="ce2" table:formula="of:=(([.I40]-[.K40])/2)+[.K40]" office:value-type="float" office:value="-11.9592192685137" calcext:value-type="float">
            <text:p>-11.9592192685</text:p>
          </table:table-cell>
          <table:table-cell table:style-name="ce2" table:formula="of:=(([.J40]-[.L40])/2)+[.L40]" office:value-type="float" office:value="7.7875" calcext:value-type="float">
            <text:p>7.7875</text:p>
          </table:table-cell>
          <table:table-cell table:style-name="ce2" table:formula="of:=DEGREES(ATAN2([.I40]-[.K40];[.J40]-[.L40]))" office:value-type="float" office:value="-165.347244138322" calcext:value-type="float">
            <text:p>-165.3472441383</text:p>
          </table:table-cell>
          <table:table-cell/>
          <table:table-cell table:style-name="ce2" table:formula="of:=(([.M40]-[.O40])/2)+[.O40]" office:value-type="float" office:value="-76.5460562089045" calcext:value-type="float">
            <text:p>-76.5460562089</text:p>
          </table:table-cell>
          <table:table-cell table:style-name="ce2" table:formula="of:=(([.N40]-[.P40])/2)+[.P40]" office:value-type="float" office:value="3.89375" calcext:value-type="float">
            <text:p>3.89375</text:p>
          </table:table-cell>
          <table:table-cell table:style-name="ce2" table:formula="of:=DEGREES(ATAN2([.M40]-[.O40];[.N40]-[.P40]))" office:value-type="float" office:value="-176.54998204494" calcext:value-type="float">
            <text:p>-176.5499820449</text:p>
          </table:table-cell>
          <table:table-cell/>
          <table:table-cell table:style-name="ce2" table:formula="of:=(([.Q40]-[.S40])/2)+[.S40]" office:value-type="float" office:value="-120.946650173613" calcext:value-type="float">
            <text:p>-120.9466501736</text:p>
          </table:table-cell>
          <table:table-cell table:style-name="ce2" table:formula="of:=(([.R40]-[.T40])/2)+[.T40]" office:value-type="float" office:value="1.946875" calcext:value-type="float">
            <text:p>1.946875</text:p>
          </table:table-cell>
          <table:table-cell table:style-name="ce2" table:formula="of:=DEGREES(ATAN2([.Q40]-[.S40];[.R40]-[.T40]))" office:value-type="float" office:value="-177.489305787646" calcext:value-type="float">
            <text:p>-177.4893057876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4.05" calcext:value-type="float">
            <text:p>64.05</text:p>
          </table:table-cell>
          <table:table-cell office:value-type="float" office:value="-1.5" calcext:value-type="float">
            <text:p>-1.5</text:p>
          </table:table-cell>
          <table:table-cell/>
          <table:table-cell table:style-name="ce2" table:formula="of:=(([.A41]-[.C41])/2)+[.C41]" office:value-type="float" office:value="37.1" calcext:value-type="float">
            <text:p>37.1</text:p>
          </table:table-cell>
          <table:table-cell table:style-name="ce2" table:formula="of:=(([.B41]-[.D41])/2)+[.D41]" office:value-type="float" office:value="31.025" calcext:value-type="float">
            <text:p>31.025</text:p>
          </table:table-cell>
          <table:table-cell table:style-name="ce2" table:formula="of:=DEGREES(ATAN2([.A41]-[.C41];[.B41]-[.D41]))" office:value-type="float" office:value="-41.674252766088" calcext:value-type="float">
            <text:p>-41.6742527661</text:p>
          </table:table-cell>
          <table:table-cell/>
          <table:table-cell table:style-name="ce2" table:formula="of:=(([.E41]-[.G41])/2)+[.G41]" office:value-type="float" office:value="17.8" calcext:value-type="float">
            <text:p>17.8</text:p>
          </table:table-cell>
          <table:table-cell table:style-name="ce2" table:formula="of:=(([.F41]-[.H41])/2)+[.H41]" office:value-type="float" office:value="15.5125" calcext:value-type="float">
            <text:p>15.5125</text:p>
          </table:table-cell>
          <table:table-cell table:style-name="ce2" table:formula="of:=DEGREES(ATAN2([.E41]-[.G41];[.F41]-[.H41]))" office:value-type="float" office:value="-141.209194055066" calcext:value-type="float">
            <text:p>-141.2091940551</text:p>
          </table:table-cell>
          <table:table-cell/>
          <table:table-cell table:style-name="ce2" table:formula="of:=(([.I41]-[.K41])/2)+[.K41]" office:value-type="float" office:value="-11.937126383044" calcext:value-type="float">
            <text:p>-11.937126383</text:p>
          </table:table-cell>
          <table:table-cell table:style-name="ce2" table:formula="of:=(([.J41]-[.L41])/2)+[.L41]" office:value-type="float" office:value="7.75625" calcext:value-type="float">
            <text:p>7.75625</text:p>
          </table:table-cell>
          <table:table-cell table:style-name="ce2" table:formula="of:=DEGREES(ATAN2([.I41]-[.K41];[.J41]-[.L41]))" office:value-type="float" office:value="-165.381401264773" calcext:value-type="float">
            <text:p>-165.3814012648</text:p>
          </table:table-cell>
          <table:table-cell/>
          <table:table-cell table:style-name="ce2" table:formula="of:=(([.M41]-[.O41])/2)+[.O41]" office:value-type="float" office:value="-76.5731602190552" calcext:value-type="float">
            <text:p>-76.5731602191</text:p>
          </table:table-cell>
          <table:table-cell table:style-name="ce2" table:formula="of:=(([.N41]-[.P41])/2)+[.P41]" office:value-type="float" office:value="3.878125" calcext:value-type="float">
            <text:p>3.878125</text:p>
          </table:table-cell>
          <table:table-cell table:style-name="ce2" table:formula="of:=DEGREES(ATAN2([.M41]-[.O41];[.N41]-[.P41]))" office:value-type="float" office:value="-176.566402344714" calcext:value-type="float">
            <text:p>-176.5664023447</text:p>
          </table:table-cell>
          <table:table-cell/>
          <table:table-cell table:style-name="ce2" table:formula="of:=(([.Q41]-[.S41])/2)+[.S41]" office:value-type="float" office:value="-120.977280741914" calcext:value-type="float">
            <text:p>-120.9772807419</text:p>
          </table:table-cell>
          <table:table-cell table:style-name="ce2" table:formula="of:=(([.R41]-[.T41])/2)+[.T41]" office:value-type="float" office:value="1.9390625" calcext:value-type="float">
            <text:p>1.9390625</text:p>
          </table:table-cell>
          <table:table-cell table:style-name="ce2" table:formula="of:=DEGREES(ATAN2([.Q41]-[.S41];[.R41]-[.T41]))" office:value-type="float" office:value="-177.499566336797" calcext:value-type="float">
            <text:p>-177.4995663368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1.925" calcext:value-type="float">
            <text:p>11.925</text:p>
          </table:table-cell>
          <table:table-cell table:number-columns-repeated="20"/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59.425" calcext:value-type="float">
            <text:p>59.425</text:p>
          </table:table-cell>
          <table:table-cell office:value-type="float" office:value="12.45" calcext:value-type="float">
            <text:p>12.45</text:p>
          </table:table-cell>
          <table:table-cell table:number-columns-repeated="20"/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2.425" calcext:value-type="float">
            <text:p>12.425</text:p>
          </table:table-cell>
          <table:table-cell table:number-columns-repeated="20"/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/>
          <table:table-cell office:value-type="float" office:value="59.475" calcext:value-type="float">
            <text:p>59.475</text:p>
          </table:table-cell>
          <table:table-cell office:value-type="float" office:value="12.2" calcext:value-type="float">
            <text:p>12.2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59.425" calcext:value-type="float">
            <text:p>59.425</text:p>
          </table:table-cell>
          <table:table-cell office:value-type="float" office:value="11.575" calcext:value-type="float">
            <text:p>11.575</text:p>
          </table:table-cell>
          <table:table-cell table:number-columns-repeated="20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1.2" calcext:value-type="float">
            <text:p>11.2</text:p>
          </table:table-cell>
          <table:table-cell table:number-columns-repeated="20"/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59.725" calcext:value-type="float">
            <text:p>59.725</text:p>
          </table:table-cell>
          <table:table-cell office:value-type="float" office:value="11.75" calcext:value-type="float">
            <text:p>11.75</text:p>
          </table:table-cell>
          <table:table-cell table:number-columns-repeated="20"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12.075" calcext:value-type="float">
            <text:p>12.075</text:p>
          </table:table-cell>
          <table:table-cell table:number-columns-repeated="2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12.75" calcext:value-type="float">
            <text:p>12.75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12.25" calcext:value-type="float">
            <text:p>12.25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59.75" calcext:value-type="float">
            <text:p>59.75</text:p>
          </table:table-cell>
          <table:table-cell office:value-type="float" office:value="11.5" calcext:value-type="float">
            <text:p>11.5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59.35" calcext:value-type="float">
            <text:p>59.35</text:p>
          </table:table-cell>
          <table:table-cell office:value-type="float" office:value="12.55" calcext:value-type="float">
            <text:p>12.55</text:p>
          </table:table-cell>
          <table:table-cell table:number-columns-repeated="20"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1.35" calcext:value-type="float">
            <text:p>11.35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59.675" calcext:value-type="float">
            <text:p>59.675</text:p>
          </table:table-cell>
          <table:table-cell office:value-type="float" office:value="11.925" calcext:value-type="float">
            <text:p>11.925</text:p>
          </table:table-cell>
          <table:table-cell table:number-columns-repeated="20"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59.525" calcext:value-type="float">
            <text:p>59.525</text:p>
          </table:table-cell>
          <table:table-cell office:value-type="float" office:value="12.55" calcext:value-type="float">
            <text:p>12.55</text:p>
          </table:table-cell>
          <table:table-cell table:number-columns-repeated="2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11.8" calcext:value-type="float">
            <text:p>11.8</text:p>
          </table:table-cell>
          <table:table-cell table:number-columns-repeated="20"/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59.75" calcext:value-type="float">
            <text:p>59.75</text:p>
          </table:table-cell>
          <table:table-cell office:value-type="float" office:value="12.1" calcext:value-type="float">
            <text:p>12.1</text:p>
          </table:table-cell>
          <table:table-cell table:number-columns-repeated="2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9.85" calcext:value-type="float">
            <text:p>59.85</text:p>
          </table:table-cell>
          <table:table-cell office:value-type="float" office:value="11.225" calcext:value-type="float">
            <text:p>11.225</text:p>
          </table:table-cell>
          <table:table-cell table:number-columns-repeated="20"/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59.55" calcext:value-type="float">
            <text:p>59.55</text:p>
          </table:table-cell>
          <table:table-cell office:value-type="float" office:value="12.2" calcext:value-type="float">
            <text:p>12.2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12.75" calcext:value-type="float">
            <text:p>12.75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59.625" calcext:value-type="float">
            <text:p>59.625</text:p>
          </table:table-cell>
          <table:table-cell office:value-type="float" office:value="11.85" calcext:value-type="float">
            <text:p>11.85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float" office:value="11.9" calcext:value-type="float">
            <text:p>11.9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11.3" calcext:value-type="float">
            <text:p>11.3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59.625" calcext:value-type="float">
            <text:p>59.625</text:p>
          </table:table-cell>
          <table:table-cell office:value-type="float" office:value="12.425" calcext:value-type="float">
            <text:p>12.425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float" office:value="11.4" calcext:value-type="float">
            <text:p>11.4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12.75" calcext:value-type="float">
            <text:p>12.75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59.925" calcext:value-type="float">
            <text:p>59.925</text:p>
          </table:table-cell>
          <table:table-cell office:value-type="float" office:value="11.75" calcext:value-type="float">
            <text:p>11.75</text:p>
          </table:table-cell>
          <table:table-cell table:number-columns-repeated="20"/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9.625" calcext:value-type="float">
            <text:p>59.625</text:p>
          </table:table-cell>
          <table:table-cell office:value-type="float" office:value="11.725" calcext:value-type="float">
            <text:p>11.725</text:p>
          </table:table-cell>
          <table:table-cell table:number-columns-repeated="20"/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59.65" calcext:value-type="float">
            <text:p>59.65</text:p>
          </table:table-cell>
          <table:table-cell office:value-type="float" office:value="11.55" calcext:value-type="float">
            <text:p>11.55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12.275" calcext:value-type="float">
            <text:p>12.275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59.725" calcext:value-type="float">
            <text:p>59.725</text:p>
          </table:table-cell>
          <table:table-cell office:value-type="float" office:value="11.7" calcext:value-type="float">
            <text:p>11.7</text:p>
          </table:table-cell>
          <table:table-cell table:number-columns-repeated="20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12.3" calcext:value-type="float">
            <text:p>12.3</text:p>
          </table:table-cell>
          <table:table-cell table:number-columns-repeated="2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float" office:value="11.475" calcext:value-type="float">
            <text:p>11.475</text:p>
          </table:table-cell>
          <table:table-cell table:number-columns-repeated="2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59.775" calcext:value-type="float">
            <text:p>59.775</text:p>
          </table:table-cell>
          <table:table-cell office:value-type="float" office:value="12.025" calcext:value-type="float">
            <text:p>12.025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59.55" calcext:value-type="float">
            <text:p>59.55</text:p>
          </table:table-cell>
          <table:table-cell office:value-type="float" office:value="11.75" calcext:value-type="float">
            <text:p>11.75</text:p>
          </table:table-cell>
          <table:table-cell table:number-columns-repeated="20"/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59.525" calcext:value-type="float">
            <text:p>59.525</text:p>
          </table:table-cell>
          <table:table-cell office:value-type="float" office:value="11.475" calcext:value-type="float">
            <text:p>11.475</text:p>
          </table:table-cell>
          <table:table-cell table:number-columns-repeated="2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59.675" calcext:value-type="float">
            <text:p>59.675</text:p>
          </table:table-cell>
          <table:table-cell office:value-type="float" office:value="12.65" calcext:value-type="float">
            <text:p>12.65</text:p>
          </table:table-cell>
          <table:table-cell table:number-columns-repeated="2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59.325" calcext:value-type="float">
            <text:p>59.325</text:p>
          </table:table-cell>
          <table:table-cell office:value-type="float" office:value="12.225" calcext:value-type="float">
            <text:p>12.225</text:p>
          </table:table-cell>
          <table:table-cell table:number-columns-repeated="20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0.025" calcext:value-type="float">
            <text:p>60.025</text:p>
          </table:table-cell>
          <table:table-cell office:value-type="float" office:value="10.675" calcext:value-type="float">
            <text:p>10.675</text:p>
          </table:table-cell>
          <table:table-cell table:number-columns-repeated="2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11.825" calcext:value-type="float">
            <text:p>11.82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58.225" calcext:value-type="float">
            <text:p>58.225</text:p>
          </table:table-cell>
          <table:table-cell office:value-type="float" office:value="-15.65" calcext:value-type="float">
            <text:p>-15.65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58.9" calcext:value-type="float">
            <text:p>58.9</text:p>
          </table:table-cell>
          <table:table-cell office:value-type="float" office:value="-13.8" calcext:value-type="float">
            <text:p>-13.8</text:p>
          </table:table-cell>
          <table:table-cell table:number-columns-repeated="2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/>
          <table:table-cell office:value-type="float" office:value="58.675" calcext:value-type="float">
            <text:p>58.675</text:p>
          </table:table-cell>
          <table:table-cell office:value-type="float" office:value="-14.95" calcext:value-type="float">
            <text:p>-14.95</text:p>
          </table:table-cell>
          <table:table-cell table:number-columns-repeated="20"/>
        </table:table-row>
        <table:table-row table:style-name="ro1"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59.075" calcext:value-type="float">
            <text:p>59.075</text:p>
          </table:table-cell>
          <table:table-cell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/>
          <table:table-cell office:value-type="float" office:value="58.625" calcext:value-type="float">
            <text:p>58.625</text:p>
          </table:table-cell>
          <table:table-cell office:value-type="float" office:value="-14.85" calcext:value-type="float">
            <text:p>-14.8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-14.75" calcext:value-type="float">
            <text:p>-14.75</text:p>
          </table:table-cell>
          <table:table-cell table:number-columns-repeated="20"/>
        </table:table-row>
        <table:table-row table:style-name="ro1"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-14.4" calcext:value-type="float">
            <text:p>-14.4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-15.2" calcext:value-type="float">
            <text:p>-15.2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59.295" calcext:value-type="float">
            <text:p>59.295</text:p>
          </table:table-cell>
          <table:table-cell office:value-type="float" office:value="-15.1" calcext:value-type="float">
            <text:p>-15.1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-15.05" calcext:value-type="float">
            <text:p>-15.0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float" office:value="59.05" calcext:value-type="float">
            <text:p>59.05</text:p>
          </table:table-cell>
          <table:table-cell office:value-type="float" office:value="-14.6" calcext:value-type="float">
            <text:p>-14.6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4.15" calcext:value-type="float">
            <text:p>-14.1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-14.85" calcext:value-type="float">
            <text:p>-14.85</text:p>
          </table:table-cell>
          <table:table-cell table:number-columns-repeated="2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-15.6" calcext:value-type="float">
            <text:p>-15.6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-13.9" calcext:value-type="float">
            <text:p>-13.9</text:p>
          </table:table-cell>
          <table:table-cell table:number-columns-repeated="2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-14.55" calcext:value-type="float">
            <text:p>-14.5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9.15" calcext:value-type="float">
            <text:p>59.15</text:p>
          </table:table-cell>
          <table:table-cell office:value-type="float" office:value="-14.65" calcext:value-type="float">
            <text:p>-14.65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58.65" calcext:value-type="float">
            <text:p>58.65</text:p>
          </table:table-cell>
          <table:table-cell office:value-type="float" office:value="-15.3" calcext:value-type="float">
            <text:p>-15.3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-14.55" calcext:value-type="float">
            <text:p>-14.55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-15.2" calcext:value-type="float">
            <text:p>-15.2</text:p>
          </table:table-cell>
          <table:table-cell table:number-columns-repeated="20"/>
        </table:table-row>
        <table:table-row table:style-name="ro1"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-14.7" calcext:value-type="float">
            <text:p>-14.7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float" office:value="-16.1" calcext:value-type="float">
            <text:p>-16.1</text:p>
          </table:table-cell>
          <table:table-cell table:number-columns-repeated="20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-14.3" calcext:value-type="float">
            <text:p>-14.3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-14.8" calcext:value-type="float">
            <text:p>-14.8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-15.1" calcext:value-type="float">
            <text:p>-15.1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-14.7" calcext:value-type="float">
            <text:p>-14.7</text:p>
          </table:table-cell>
          <table:table-cell table:number-columns-repeated="20"/>
        </table:table-row>
        <table:table-row table:style-name="ro1"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-14.55" calcext:value-type="float">
            <text:p>-14.55</text:p>
          </table:table-cell>
          <table:table-cell table:number-columns-repeated="20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59.05" calcext:value-type="float">
            <text:p>59.05</text:p>
          </table:table-cell>
          <table:table-cell office:value-type="float" office:value="-15.25" calcext:value-type="float">
            <text:p>-15.25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-14.35" calcext:value-type="float">
            <text:p>-14.35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/>
          <table:table-cell office:value-type="float" office:value="59.25" calcext:value-type="float">
            <text:p>59.25</text:p>
          </table:table-cell>
          <table:table-cell office:value-type="float" office:value="-15" calcext:value-type="float">
            <text:p>-15</text:p>
          </table:table-cell>
          <table:table-cell table:number-columns-repeated="20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-14.8" calcext:value-type="float">
            <text:p>-14.8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58.9" calcext:value-type="float">
            <text:p>58.9</text:p>
          </table:table-cell>
          <table:table-cell office:value-type="float" office:value="-15.35" calcext:value-type="float">
            <text:p>-15.3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58.9" calcext:value-type="float">
            <text:p>58.9</text:p>
          </table:table-cell>
          <table:table-cell office:value-type="float" office:value="-14.85" calcext:value-type="float">
            <text:p>-14.8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-14.25" calcext:value-type="float">
            <text:p>-14.25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-13.45" calcext:value-type="float">
            <text:p>-13.45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-13.65" calcext:value-type="float">
            <text:p>-13.65</text:p>
          </table:table-cell>
          <table:table-cell table:number-columns-repeated="2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-14.15" calcext:value-type="float">
            <text:p>-14.15</text:p>
          </table:table-cell>
          <table:table-cell table:number-columns-repeated="20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-14.5" calcext:value-type="float">
            <text:p>-14.5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float" office:value="-15.7" calcext:value-type="float">
            <text:p>-15.7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/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4.95" calcext:value-type="float">
            <text:p>14.95</text:p>
          </table:table-cell>
          <table:table-cell table:number-columns-repeated="20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2" office:value-type="float" office:value="25.35" calcext:value-type="float">
            <text:p>25.35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5.75" calcext:value-type="float">
            <text:p>15.75</text:p>
          </table:table-cell>
          <table:table-cell table:number-columns-repeated="20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15.9" calcext:value-type="float">
            <text:p>15.9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5.4" calcext:value-type="float">
            <text:p>15.4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5.65" calcext:value-type="float">
            <text:p>15.65</text:p>
          </table:table-cell>
          <table:table-cell table:number-columns-repeated="20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/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5.55" calcext:value-type="float">
            <text:p>15.5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/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5.35" calcext:value-type="float">
            <text:p>15.35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2" office:value-type="float" office:value="25.75" calcext:value-type="float">
            <text:p>25.75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20"/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5.65" calcext:value-type="float">
            <text:p>15.65</text:p>
          </table:table-cell>
          <table:table-cell table:number-columns-repeated="20"/>
        </table:table-row>
        <table:table-row table:style-name="ro1"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/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15.4" calcext:value-type="float">
            <text:p>15.4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/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/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15.65" calcext:value-type="float">
            <text:p>15.6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15.9" calcext:value-type="float">
            <text:p>15.9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/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0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0"/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/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5.65" calcext:value-type="float">
            <text:p>15.65</text:p>
          </table:table-cell>
          <table:table-cell table:number-columns-repeated="20"/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15.45" calcext:value-type="float">
            <text:p>15.45</text:p>
          </table:table-cell>
          <table:table-cell table:number-columns-repeated="2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2" office:value-type="float" office:value="25.15" calcext:value-type="float">
            <text:p>25.15</text:p>
          </table:table-cell>
          <table:table-cell table:style-name="ce2" office:value-type="float" office:value="16.05" calcext:value-type="float">
            <text:p>16.05</text:p>
          </table:table-cell>
          <table:table-cell table:number-columns-repeated="20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0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24.95" calcext:value-type="float">
            <text:p>24.95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/>
          <table:table-cell table:style-name="ce2" office:value-type="float" office:value="24.85" calcext:value-type="float">
            <text:p>24.85</text:p>
          </table:table-cell>
          <table:table-cell table:style-name="ce2" office:value-type="float" office:value="16.2" calcext:value-type="float">
            <text:p>16.2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5.65" calcext:value-type="float">
            <text:p>15.65</text:p>
          </table:table-cell>
          <table:table-cell table:number-columns-repeated="2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5.85" calcext:value-type="float">
            <text:p>15.85</text:p>
          </table:table-cell>
          <table:table-cell table:number-columns-repeated="2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5.25" calcext:value-type="float">
            <text:p>15.25</text:p>
          </table:table-cell>
          <table:table-cell table:number-columns-repeated="2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/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20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/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15.75" calcext:value-type="float">
            <text:p>15.75</text:p>
          </table:table-cell>
          <table:table-cell table:number-columns-repeated="20"/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/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5.55" calcext:value-type="float">
            <text:p>15.55</text:p>
          </table:table-cell>
          <table:table-cell table:number-columns-repeated="2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25.05" calcext:value-type="float">
            <text:p>25.05</text:p>
          </table:table-cell>
          <table:table-cell table:style-name="ce2" office:value-type="float" office:value="15.75" calcext:value-type="float">
            <text:p>15.75</text:p>
          </table:table-cell>
          <table:table-cell table:number-columns-repeated="20"/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/>
          <table:table-cell table:style-name="ce2" office:value-type="float" office:value="25.45" calcext:value-type="float">
            <text:p>25.45</text:p>
          </table:table-cell>
          <table:table-cell table:style-name="ce2" office:value-type="float" office:value="15.95" calcext:value-type="float">
            <text:p>15.95</text:p>
          </table:table-cell>
          <table:table-cell table:number-columns-repeated="20"/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16.05" calcext:value-type="float">
            <text:p>16.05</text:p>
          </table:table-cell>
          <table:table-cell table:number-columns-repeated="20"/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5.85" calcext:value-type="float">
            <text:p>15.85</text:p>
          </table:table-cell>
          <table:table-cell table:number-columns-repeated="2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15.9" calcext:value-type="float">
            <text:p>15.9</text:p>
          </table:table-cell>
          <table:table-cell table:number-columns-repeated="20"/>
        </table:table-row>
        <table:table-row table:style-name="ro1"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-15.7" calcext:value-type="float">
            <text:p>-15.7</text:p>
          </table:table-cell>
          <table:table-cell table:number-columns-repeated="20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-16.55" calcext:value-type="float">
            <text:p>-16.55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/>
          <table:table-cell office:value-type="float" office:value="24.85" calcext:value-type="float">
            <text:p>24.85</text:p>
          </table:table-cell>
          <table:table-cell office:value-type="float" office:value="-15.7" calcext:value-type="float">
            <text:p>-15.7</text:p>
          </table:table-cell>
          <table:table-cell table:number-columns-repeated="2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/>
          <table:table-cell office:value-type="float" office:value="24.55" calcext:value-type="float">
            <text:p>24.55</text:p>
          </table:table-cell>
          <table:table-cell office:value-type="float" office:value="-16.5" calcext:value-type="float">
            <text:p>-16.5</text:p>
          </table:table-cell>
          <table:table-cell table:number-columns-repeated="20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/>
          <table:table-cell office:value-type="float" office:value="24.15" calcext:value-type="float">
            <text:p>24.15</text:p>
          </table:table-cell>
          <table:table-cell office:value-type="float" office:value="-16.6" calcext:value-type="float">
            <text:p>-16.6</text:p>
          </table:table-cell>
          <table:table-cell table:number-columns-repeated="2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-16.15" calcext:value-type="float">
            <text:p>-16.15</text:p>
          </table:table-cell>
          <table:table-cell table:number-columns-repeated="20"/>
        </table:table-row>
        <table:table-row table:style-name="ro1"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-15.7" calcext:value-type="float">
            <text:p>-15.7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-16.15" calcext:value-type="float">
            <text:p>-16.15</text:p>
          </table:table-cell>
          <table:table-cell table:number-columns-repeated="20"/>
        </table:table-row>
        <table:table-row table:style-name="ro1"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/>
          <table:table-cell office:value-type="float" office:value="24.45" calcext:value-type="float">
            <text:p>24.45</text:p>
          </table:table-cell>
          <table:table-cell office:value-type="float" office:value="-16.4" calcext:value-type="float">
            <text:p>-16.4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/>
          <table:table-cell office:value-type="float" office:value="25.05" calcext:value-type="float">
            <text:p>25.05</text:p>
          </table:table-cell>
          <table:table-cell office:value-type="float" office:value="-15.4" calcext:value-type="float">
            <text:p>-15.4</text:p>
          </table:table-cell>
          <table:table-cell table:number-columns-repeated="2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/>
          <table:table-cell office:value-type="float" office:value="24.35" calcext:value-type="float">
            <text:p>24.35</text:p>
          </table:table-cell>
          <table:table-cell office:value-type="float" office:value="-16.55" calcext:value-type="float">
            <text:p>-16.55</text:p>
          </table:table-cell>
          <table:table-cell table:number-columns-repeated="2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-16.3" calcext:value-type="float">
            <text:p>-16.3</text:p>
          </table:table-cell>
          <table:table-cell table:number-columns-repeated="2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-16.4" calcext:value-type="float">
            <text:p>-16.4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/>
          <table:table-cell office:value-type="float" office:value="24.45" calcext:value-type="float">
            <text:p>24.45</text:p>
          </table:table-cell>
          <table:table-cell office:value-type="float" office:value="-16.6" calcext:value-type="float">
            <text:p>-16.6</text:p>
          </table:table-cell>
          <table:table-cell table:number-columns-repeated="2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-16.3" calcext:value-type="float">
            <text:p>-16.3</text:p>
          </table:table-cell>
          <table:table-cell table:number-columns-repeated="2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/>
          <table:table-cell office:value-type="float" office:value="24.15" calcext:value-type="float">
            <text:p>24.15</text:p>
          </table:table-cell>
          <table:table-cell office:value-type="float" office:value="-16.75" calcext:value-type="float">
            <text:p>-16.75</text:p>
          </table:table-cell>
          <table:table-cell table:number-columns-repeated="20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-16.75" calcext:value-type="float">
            <text:p>-16.75</text:p>
          </table:table-cell>
          <table:table-cell table:number-columns-repeated="20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/>
          <table:table-cell office:value-type="float" office:value="24.35" calcext:value-type="float">
            <text:p>24.35</text:p>
          </table:table-cell>
          <table:table-cell office:value-type="float" office:value="-16.15" calcext:value-type="float">
            <text:p>-16.15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/>
          <table:table-cell office:value-type="float" office:value="24.65" calcext:value-type="float">
            <text:p>24.65</text:p>
          </table:table-cell>
          <table:table-cell office:value-type="float" office:value="-15.9" calcext:value-type="float">
            <text:p>-15.9</text:p>
          </table:table-cell>
          <table:table-cell table:number-columns-repeated="2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-16" calcext:value-type="float">
            <text:p>-16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-16.15" calcext:value-type="float">
            <text:p>-16.15</text:p>
          </table:table-cell>
          <table:table-cell table:number-columns-repeated="2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-16.25" calcext:value-type="float">
            <text:p>-16.25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.55" calcext:value-type="float">
            <text:p>24.55</text:p>
          </table:table-cell>
          <table:table-cell office:value-type="float" office:value="-15.95" calcext:value-type="float">
            <text:p>-15.95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5.55" calcext:value-type="float">
            <text:p>-15.55</text:p>
          </table:table-cell>
          <table:table-cell table:number-columns-repeated="2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/>
          <table:table-cell office:value-type="float" office:value="24.85" calcext:value-type="float">
            <text:p>24.85</text:p>
          </table:table-cell>
          <table:table-cell office:value-type="float" office:value="-15.95" calcext:value-type="float">
            <text:p>-15.95</text:p>
          </table:table-cell>
          <table:table-cell table:number-columns-repeated="2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-16.25" calcext:value-type="float">
            <text:p>-16.25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/>
          <table:table-cell office:value-type="float" office:value="24.85" calcext:value-type="float">
            <text:p>24.85</text:p>
          </table:table-cell>
          <table:table-cell office:value-type="float" office:value="-16" calcext:value-type="float">
            <text:p>-16</text:p>
          </table:table-cell>
          <table:table-cell table:number-columns-repeated="2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-16.05" calcext:value-type="float">
            <text:p>-16.05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-15.7" calcext:value-type="float">
            <text:p>-15.7</text:p>
          </table:table-cell>
          <table:table-cell table:number-columns-repeated="2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-16.3" calcext:value-type="float">
            <text:p>-16.3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6.15" calcext:value-type="float">
            <text:p>-16.15</text:p>
          </table:table-cell>
          <table:table-cell table:number-columns-repeated="2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-16.85" calcext:value-type="float">
            <text:p>-16.85</text:p>
          </table:table-cell>
          <table:table-cell table:number-columns-repeated="2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.45" calcext:value-type="float">
            <text:p>24.45</text:p>
          </table:table-cell>
          <table:table-cell office:value-type="float" office:value="-16" calcext:value-type="float">
            <text:p>-16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/>
          <table:table-cell office:value-type="float" office:value="25.05" calcext:value-type="float">
            <text:p>25.05</text:p>
          </table:table-cell>
          <table:table-cell office:value-type="float" office:value="-15.65" calcext:value-type="float">
            <text:p>-15.65</text:p>
          </table:table-cell>
          <table:table-cell table:number-columns-repeated="2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4.15" calcext:value-type="float">
            <text:p>24.15</text:p>
          </table:table-cell>
          <table:table-cell office:value-type="float" office:value="-16.4" calcext:value-type="float">
            <text:p>-16.4</text:p>
          </table:table-cell>
          <table:table-cell table:number-columns-repeated="2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-16.1" calcext:value-type="float">
            <text:p>-16.1</text:p>
          </table:table-cell>
          <table:table-cell table:number-columns-repeated="2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-15.85" calcext:value-type="float">
            <text:p>-15.85</text:p>
          </table:table-cell>
          <table:table-cell table:number-columns-repeated="2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-16.25" calcext:value-type="float">
            <text:p>-16.25</text:p>
          </table:table-cell>
          <table:table-cell table:number-columns-repeated="2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-16" calcext:value-type="float">
            <text:p>-16</text:p>
          </table:table-cell>
          <table:table-cell table:number-columns-repeated="2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-15.85" calcext:value-type="float">
            <text:p>-15.85</text:p>
          </table:table-cell>
          <table:table-cell table:number-columns-repeated="20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 table:number-columns-repeated="23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 table:number-columns-repeated="23"/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 table:number-columns-repeated="23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 table:number-columns-repeated="23"/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number-columns-repeated="23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 table:number-columns-repeated="2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 table:number-columns-repeated="23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number-columns-repeated="2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number-columns-repeated="23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 table:number-columns-repeated="23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 table:number-columns-repeated="2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 table:number-columns-repeated="2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 table:number-columns-repeated="23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 table:number-columns-repeated="2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 table:number-columns-repeated="23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number-columns-repeated="23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table:number-columns-repeated="2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table:number-columns-repeated="2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table:number-columns-repeated="2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table:number-columns-repeated="2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table:number-columns-repeated="2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table:number-columns-repeated="2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table:number-columns-repeated="2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table:number-columns-repeated="2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table:number-columns-repeated="2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table:number-columns-repeated="2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table:number-columns-repeated="2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table:number-columns-repeated="23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table:number-columns-repeated="2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table:number-columns-repeated="23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6.2" calcext:value-type="float">
            <text:p>26.2</text:p>
          </table:table-cell>
          <table:table-cell table:number-columns-repeated="2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table:number-columns-repeated="2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table:number-columns-repeated="23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table:number-columns-repeated="2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table:number-columns-repeated="23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table:number-columns-repeated="2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.9" calcext:value-type="float">
            <text:p>25.9</text:p>
          </table:table-cell>
          <table:table-cell table:number-columns-repeated="23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table:number-columns-repeated="2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table:number-columns-repeated="2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table:number-columns-repeated="23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number-columns-repeated="2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number-columns-repeated="2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table:number-columns-repeated="23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table:number-columns-repeated="2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table:number-columns-repeated="23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table:number-columns-repeated="2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table:number-columns-repeated="23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table:number-columns-repeated="23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table:number-columns-repeated="2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table:number-columns-repeated="23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table:number-columns-repeated="2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table:number-columns-repeated="2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table:number-columns-repeated="2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table:number-columns-repeated="23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table:number-columns-repeated="2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table:number-columns-repeated="2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table:number-columns-repeated="2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table:number-columns-repeated="2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table:number-columns-repeated="23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table:number-columns-repeated="2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table:number-columns-repeated="2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table:number-columns-repeated="2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table:number-columns-repeated="2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table:number-columns-repeated="2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table:number-columns-repeated="23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table:number-columns-repeated="23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table:number-columns-repeated="2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table:number-columns-repeated="23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table:number-columns-repeated="23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table:number-columns-repeated="23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table:number-columns-repeated="2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table:number-columns-repeated="2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table:number-columns-repeated="2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table:number-columns-repeated="2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table:number-columns-repeated="2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table:number-columns-repeated="2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table:number-columns-repeated="2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  <table:table-cell table:number-columns-repeated="2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  <table:table-cell table:number-columns-repeated="2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  <table:table-cell table:number-columns-repeated="23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  <table:table-cell table:number-columns-repeated="2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  <table:table-cell table:number-columns-repeated="23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  <table:table-cell table:number-columns-repeated="23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  <table:table-cell table:number-columns-repeated="2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  <table:table-cell table:number-columns-repeated="2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  <table:table-cell table:number-columns-repeated="23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  <table:table-cell table:number-columns-repeated="23"/>
        </table:table-row>
      </table:table>
      <table:named-expressions/>
      <table:database-ranges>
        <table:database-range table:name="Graph" table:target-range-address="Pool.A2:Pool.B40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6:01:47.950127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2:38:11.945374142</meta:creation-date>
    <dc:date>2016-10-16T17:11:04.808235262</dc:date>
    <meta:editing-duration>PT6H36M7S</meta:editing-duration>
    <meta:editing-cycles>541</meta:editing-cycles>
    <meta:generator>LibreOffice/4.2.8.2$Linux_X86_64 LibreOffice_project/420m0$Build-2</meta:generator>
    <meta:document-statistic meta:table-count="3" meta:cell-count="5110" meta:object-count="0"/>
  </office:meta>
</office:document-meta>
</file>